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Verdana" svg:font-family="Verdana"/>
    <style:font-face style:name="Source Sans Pro" svg:font-family="&quot;Source Sans Pro&quot;"/>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C5E0B3"/>
      <style:text-properties style:font-name="Verdana" style:font-name-asian="Verdana" style:font-name-complex="Verdana"/>
    </style:style>
    <style:style style:name="ce3" style:family="table-cell" style:parent-style-name="Default" style:data-style-name="N0">
      <style:table-cell-properties style:vertical-align="middle" fo:wrap-option="wrap"/>
      <style:text-properties style:font-name="Verdana" style:font-name-asian="Verdana" style:font-name-complex="Verdana"/>
    </style:style>
    <style:style style:name="ce4" style:family="table-cell" style:parent-style-name="Default" style:data-style-name="N0">
      <style:table-cell-properties style:vertical-align="middle" fo:wrap-option="wrap" fo:background-color="#00FFFF"/>
      <style:text-properties style:font-name="Verdana" style:font-name-asian="Verdana" style:font-name-complex="Verdana"/>
    </style:style>
    <style:style style:name="ce5" style:family="table-cell" style:parent-style-name="Default" style:data-style-name="N0">
      <style:table-cell-properties style:vertical-align="automatic" fo:wrap-option="wrap"/>
      <style:text-properties style:font-name="Verdana" style:font-name-asian="Verdana" style:font-name-complex="Verdana"/>
    </style:style>
    <style:style style:name="ce6" style:family="table-cell" style:parent-style-name="Default" style:data-style-name="N0">
      <style:table-cell-properties style:vertical-align="automatic" fo:wrap-option="wrap" fo:background-color="#BFBFBF"/>
      <style:text-properties style:font-name="Verdana" style:font-name-asian="Verdana" style:font-name-complex="Verdana"/>
    </style:style>
    <style:style style:name="ce7" style:family="table-cell" style:parent-style-name="Default" style:data-style-name="N0">
      <style:table-cell-properties style:vertical-align="top" fo:wrap-option="wrap"/>
      <style:text-properties style:font-name="Verdana" style:font-name-asian="Verdana" style:font-name-complex="Verdana"/>
    </style:style>
    <style:style style:name="ce8" style:family="table-cell" style:parent-style-name="Default" style:data-style-name="N0">
      <style:table-cell-properties style:vertical-align="automatic" fo:wrap-option="wrap"/>
      <style:text-properties fo:color="#1155CC" style:font-name="Verdana" style:font-name-asian="Verdana" style:font-name-complex="Verdana" style:text-underline-style="solid" style:text-underline-type="single"/>
    </style:style>
    <style:style style:name="ce9" style:family="table-cell" style:parent-style-name="Default" style:data-style-name="N0">
      <style:table-cell-properties style:vertical-align="automatic" fo:wrap-option="wrap"/>
      <style:text-properties fo:color="#0563C1" style:font-name="Verdana" style:font-name-asian="Verdana" style:font-name-complex="Verdana" style:text-underline-style="solid" style:text-underline-type="single"/>
    </style:style>
    <style:style style:name="ce10" style:family="table-cell" style:parent-style-name="Default" style:data-style-name="N0">
      <style:table-cell-properties style:vertical-align="automatic" fo:wrap-option="wrap" fo:background-color="#FFFF00"/>
      <style:text-properties style:font-name="Verdana" style:font-name-asian="Verdana" style:font-name-complex="Verdana"/>
    </style:style>
    <style:style style:name="ce11" style:family="table-cell" style:parent-style-name="Default" style:data-style-name="N0">
      <style:text-properties style:font-name="Verdana" style:font-name-asian="Verdana" style:font-name-complex="Verdana"/>
    </style:style>
    <style:style style:name="ce12" style:family="table-cell" style:parent-style-name="Default" style:data-style-name="N0">
      <style:table-cell-properties style:vertical-align="automatic" fo:wrap-option="wrap" fo:background-color="#FFFFFF"/>
      <style:text-properties style:font-name="Verdana" style:font-name-asian="Verdana" style:font-name-complex="Verdana"/>
    </style:style>
    <style:style style:name="ce13" style:family="table-cell" style:parent-style-name="Default" style:data-style-name="N0">
      <style:table-cell-properties style:vertical-align="top" fo:wrap-option="wrap" fo:background-color="#FFFFFF"/>
      <style:text-properties style:font-name="Verdana" style:font-name-asian="Verdana" style:font-name-complex="Verdana"/>
    </style:style>
    <style:style style:name="ce14" style:family="table-cell" style:parent-style-name="Default" style:data-style-name="N0">
      <style:table-cell-properties style:vertical-align="automatic" fo:wrap-option="wrap" fo:background-color="#D9D9D9"/>
      <style:text-properties style:font-name="Verdana" style:font-name-asian="Verdana" style:font-name-complex="Verdana"/>
    </style:style>
    <style:style style:name="ce15" style:family="table-cell" style:parent-style-name="Default" style:data-style-name="N0">
      <style:table-cell-properties style:vertical-align="automatic" fo:wrap-option="wrap" fo:background-color="#FFFFFF"/>
      <style:text-properties fo:color="#1155CC" style:font-name="Verdana" style:font-name-asian="Verdana" style:font-name-complex="Verdana" style:text-underline-style="solid" style:text-underline-type="single"/>
    </style:style>
    <style:style style:name="ce16" style:family="table-cell" style:parent-style-name="Default" style:data-style-name="N0">
      <style:table-cell-properties style:vertical-align="automatic" fo:wrap-option="wrap" fo:background-color="#FFFFFF"/>
      <style:text-properties style:font-name="Verdana" style:font-name-asian="Verdana" style:font-name-complex="Verdana" style:text-underline-style="solid" style:text-underline-type="single"/>
    </style:style>
    <style:style style:name="ce17" style:family="table-cell" style:parent-style-name="Default" style:data-style-name="N0">
      <style:table-cell-properties style:vertical-align="automatic" fo:wrap-option="wrap" fo:background-color="#FF00FF"/>
      <style:text-properties style:font-name="Verdana" style:font-name-asian="Verdana" style:font-name-complex="Verdana"/>
    </style:style>
    <style:style style:name="ce18" style:family="table-cell" style:parent-style-name="Default" style:data-style-name="N0">
      <style:table-cell-properties style:vertical-align="automatic" fo:wrap-option="wrap"/>
    </style:style>
    <style:style style:name="ce19" style:family="table-cell" style:parent-style-name="Default" style:data-style-name="N0">
      <style:table-cell-properties style:vertical-align="automatic" fo:wrap-option="wrap" style:repeat-content="false"/>
      <style:paragraph-properties fo:text-align="center"/>
      <style:text-properties fo:font-weight="bold" style:font-weight-asian="bold" style:font-weight-complex="bold"/>
    </style:style>
    <style:style style:name="ce20" style:family="table-cell" style:parent-style-name="Default" style:data-style-name="N0">
      <style:table-cell-properties style:vertical-align="automatic" fo:wrap-option="wrap"/>
      <style:text-properties fo:color="#0563C1" style:text-underline-style="solid" style:text-underline-type="single"/>
    </style:style>
    <style:style style:name="ce21" style:family="table-cell" style:parent-style-name="Default" style:data-style-name="N0">
      <style:table-cell-properties style:vertical-align="automatic" fo:background-color="#FFFFFF" style:repeat-content="false"/>
      <style:paragraph-properties fo:text-align="start" fo:margin-left="0cm"/>
      <style:text-properties style:font-name="Verdana" style:font-name-asian="Verdana" style:font-name-complex="Verdana" fo:font-size="8pt" style:font-size-asian="8pt" style:font-size-complex="8pt"/>
    </style:style>
    <style:style style:name="ce22" style:family="table-cell" style:parent-style-name="Default" style:data-style-name="N0">
      <style:table-cell-properties fo:background-color="#FFFFFF"/>
      <style:text-properties fo:color="#1D1D1C" style:font-name="Source Sans Pro" style:font-name-asian="Source Sans Pro" style:font-name-complex="Source Sans Pro" fo:font-size="12pt" style:font-size-asian="12pt" style:font-size-complex="12pt"/>
    </style:style>
    <style:style style:name="ce23" style:family="table-cell" style:parent-style-name="Default" style:data-style-name="N0">
      <style:table-cell-properties style:vertical-align="top" fo:wrap-option="wrap" style:repeat-content="false"/>
      <style:paragraph-properties fo:text-align="start" fo:margin-left="0cm"/>
    </style:style>
    <style:style style:name="ce24" style:family="table-cell" style:parent-style-name="Default" style:data-style-name="N0">
      <style:table-cell-properties style:vertical-align="middle" fo:wrap-option="wrap" style:repeat-content="false"/>
      <style:paragraph-properties fo:text-align="start" fo:margin-left="0cm"/>
    </style:style>
    <style:style style:name="ce25" style:family="table-cell" style:parent-style-name="Default" style:data-style-name="N0">
      <style:table-cell-properties style:vertical-align="top" fo:wrap-option="wrap" style:repeat-content="false"/>
      <style:paragraph-properties fo:text-align="start" fo:margin-left="0cm"/>
      <style:text-properties style:font-name="Verdana" style:font-name-asian="Verdana" style:font-name-complex="Verdana"/>
    </style:style>
    <style:style style:name="ce26" style:family="table-cell" style:parent-style-name="Default" style:data-style-name="N0">
      <style:table-cell-properties style:vertical-align="automatic" fo:wrap-option="wrap"/>
      <style:text-properties fo:color="#1155CC" style:text-underline-style="solid" style:text-underline-type="single"/>
    </style:style>
    <style:style style:name="ce27" style:family="table-cell" style:parent-style-name="Default" style:data-style-name="N0">
      <style:table-cell-properties style:vertical-align="automatic" fo:wrap-option="wrap" style:repeat-content="false"/>
      <style:paragraph-properties fo:text-align="start" fo:margin-left="0cm"/>
      <style:text-properties style:font-name="Verdana" style:font-name-asian="Verdana" style:font-name-complex="Verdana"/>
    </style:style>
    <style:style style:name="ce28" style:family="table-cell" style:parent-style-name="Default" style:data-style-name="N0">
      <style:table-cell-properties style:vertical-align="top" fo:wrap-option="wrap" fo:background-color="#FFFFFF" style:repeat-content="false"/>
      <style:paragraph-properties fo:text-align="center"/>
    </style:style>
    <style:style style:name="ce29" style:family="table-cell" style:parent-style-name="Default" style:data-style-name="N0">
      <style:table-cell-properties style:vertical-align="automatic" fo:wrap-option="wrap" fo:background-color="#FFFFFF"/>
      <style:text-properties fo:color="#0563C1" style:text-underline-style="solid" style:text-underline-type="single"/>
    </style:style>
    <style:style style:name="ce30" style:family="table-cell" style:parent-style-name="Default" style:data-style-name="N0">
      <style:table-cell-properties style:vertical-align="automatic" fo:wrap-option="wrap"/>
      <style:text-properties style:font-name="Verdana" style:font-name-asian="Verdana" style:font-name-complex="Verdana" fo:font-size="12pt" style:font-size-asian="12pt" style:font-size-complex="12pt"/>
    </style:style>
    <style:style style:name="ce31" style:family="table-cell" style:parent-style-name="Default" style:data-style-name="N0">
      <style:table-cell-properties style:vertical-align="top" fo:wrap-option="wrap"/>
      <style:text-properties style:font-name="Verdana" style:font-name-asian="Verdana" style:font-name-complex="Verdana" fo:font-size="12pt" style:font-size-asian="12pt" style:font-size-complex="12pt"/>
    </style:style>
    <style:style style:name="ce32" style:family="table-cell" style:parent-style-name="Default" style:data-style-name="N0">
      <style:table-cell-properties style:vertical-align="automatic" fo:wrap-option="wrap" fo:background-color="#FFFFFF"/>
      <style:text-properties style:font-name="Verdana" style:font-name-asian="Verdana" style:font-name-complex="Verdana" fo:font-size="12pt" style:font-size-asian="12pt" style:font-size-complex="12pt"/>
    </style:style>
    <style:style style:name="ce33" style:family="table-cell" style:parent-style-name="Default" style:data-style-name="N0">
      <style:table-cell-properties fo:border="thin solid #000000" style:vertical-align="automatic" fo:wrap-option="wrap" fo:background-color="#FFFFFF"/>
      <style:text-properties style:font-name="Verdana" style:font-name-asian="Verdana" style:font-name-complex="Verdana"/>
    </style:style>
    <style:style style:name="ce34" style:family="table-cell" style:parent-style-name="Default" style:data-style-name="N0">
      <style:table-cell-properties style:vertical-align="automatic" fo:wrap-option="wrap" fo:background-color="#FFFFFF"/>
      <style:text-properties fo:color="#1155CC" style:font-name="Verdana" style:font-name-asian="Verdana" style:font-name-complex="Verdana" fo:font-size="12pt" style:font-size-asian="12pt" style:font-size-complex="12pt" style:text-underline-style="solid" style:text-underline-type="single"/>
    </style:style>
    <style:style style:name="ce35" style:family="table-cell" style:parent-style-name="Default" style:data-style-name="N0">
      <style:table-cell-properties fo:border="thin solid #000000"/>
      <style:text-properties style:font-name="Verdana" style:font-name-asian="Verdana" style:font-name-complex="Verdana"/>
    </style:style>
    <style:style style:name="ce36" style:family="table-cell" style:parent-style-name="Default" style:data-style-name="N0">
      <style:text-properties fo:color="#0563C1" style:font-name="Verdana" style:font-name-asian="Verdana" style:font-name-complex="Verdana" style:text-underline-style="solid" style:text-underline-type="single"/>
    </style:style>
    <style:style style:name="ce37" style:family="table-cell" style:parent-style-name="Default" style:data-style-name="N0">
      <style:table-cell-properties fo:background-color="#FFFFFF"/>
      <style:text-properties style:font-name="Verdana" style:font-name-asian="Verdana" style:font-name-complex="Verdana"/>
    </style:style>
    <style:style style:name="ce38" style:family="table-cell" style:parent-style-name="Default" style:data-style-name="N0">
      <style:table-cell-properties fo:background-color="#FFFFFF"/>
    </style:style>
    <style:style style:name="ce39" style:family="table-cell" style:parent-style-name="Default" style:data-style-name="N0">
      <style:table-cell-properties fo:border="thin solid #000000" style:vertical-align="automatic" fo:wrap-option="wrap" fo:background-color="#FFFFFF"/>
      <style:text-properties style:font-name="Roboto" style:font-name-asian="Roboto" style:font-name-complex="Roboto"/>
    </style:style>
    <style:style style:name="ce40" style:family="table-cell" style:parent-style-name="Default" style:data-style-name="N0">
      <style:table-cell-properties fo:border="thin solid #000000" style:vertical-align="automatic" fo:wrap-option="wrap" fo:background-color="#FFFFFF"/>
    </style:style>
    <style:style style:name="ce41" style:family="table-cell" style:parent-style-name="Default" style:data-style-name="N0">
      <style:table-cell-properties fo:border="thin solid #000000" fo:background-color="#FFFFFF"/>
      <style:text-properties style:font-name="Verdana" style:font-name-asian="Verdana" style:font-name-complex="Verdana"/>
    </style:style>
    <style:style style:name="ce42" style:family="table-cell" style:parent-style-name="Default" style:data-style-name="N0">
      <style:table-cell-properties fo:background-color="#FFFFFF"/>
      <style:text-properties fo:color="#0563C1" style:font-name="Verdana" style:font-name-asian="Verdana" style:font-name-complex="Verdana" style:text-underline-style="solid" style:text-underline-type="single"/>
    </style:style>
    <style:style style:name="ce43" style:family="table-cell" style:parent-style-name="Default" style:data-style-name="N0">
      <style:text-properties fo:color="#F7981D"/>
    </style:style>
    <style:style style:name="ce44" style:family="table-cell" style:parent-style-name="Default" style:data-style-name="N0">
      <style:table-cell-properties style:vertical-align="automatic" fo:wrap-option="wrap" fo:background-color="transparent"/>
      <style:text-properties style:font-name="Verdana" style:font-name-asian="Verdana" style:font-name-complex="Verdana"/>
    </style:style>
    <style:style style:name="ce45" style:family="table-cell" style:parent-style-name="Default" style:data-style-name="N0">
      <style:table-cell-properties style:vertical-align="automatic" fo:wrap-option="wrap" fo:background-color="#FFF2CC"/>
      <style:text-properties style:font-name="Verdana" style:font-name-asian="Verdana" style:font-name-complex="Verdana"/>
    </style:style>
    <style:style style:name="ce46" style:family="table-cell" style:parent-style-name="Default" style:data-style-name="N0">
      <style:table-cell-properties style:vertical-align="top" fo:wrap-option="wrap" fo:background-color="#FFF2CC"/>
      <style:text-properties style:font-name="Verdana" style:font-name-asian="Verdana" style:font-name-complex="Verdana"/>
    </style:style>
    <style:style style:name="ce47" style:family="table-cell" style:parent-style-name="Default" style:data-style-name="N0">
      <style:table-cell-properties fo:background-color="#FFF2CC"/>
      <style:text-properties style:font-name="Verdana" style:font-name-asian="Verdana" style:font-name-complex="Verdana"/>
    </style:style>
    <style:style style:name="ce48" style:family="table-cell" style:parent-style-name="Default" style:data-style-name="N0">
      <style:table-cell-properties style:vertical-align="automatic" fo:wrap-option="wrap" style:repeat-content="false"/>
      <style:paragraph-properties fo:text-align="center"/>
      <style:text-properties style:font-name="Verdana" style:font-name-asian="Verdana" style:font-name-complex="Verdana" fo:font-weight="bold" style:font-weight-asian="bold" style:font-weight-complex="bold"/>
    </style:style>
    <style:style style:name="ce49" style:family="table-cell" style:parent-style-name="Default" style:data-style-name="N0">
      <style:table-cell-properties style:vertical-align="automatic" fo:background-color="#FFFFFF" style:repeat-content="false"/>
      <style:paragraph-properties fo:text-align="start" fo:margin-left="0cm"/>
      <style:text-properties style:font-name="Verdana" style:font-name-asian="Verdana" style:font-name-complex="Verdana"/>
    </style:style>
    <style:style style:name="ce50" style:family="table-cell" style:parent-style-name="Default" style:data-style-name="N0">
      <style:table-cell-properties fo:background-color="#FFFFFF"/>
      <style:text-properties fo:color="#1D1D1C" style:font-name="Verdana" style:font-name-asian="Verdana" style:font-name-complex="Verdana"/>
    </style:style>
    <style:style style:name="ce51" style:family="table-cell" style:parent-style-name="Default" style:data-style-name="N0">
      <style:table-cell-properties style:vertical-align="middle" fo:wrap-option="wrap" style:repeat-content="false"/>
      <style:paragraph-properties fo:text-align="start" fo:margin-left="0cm"/>
      <style:text-properties style:font-name="Verdana" style:font-name-asian="Verdana" style:font-name-complex="Verdana"/>
    </style:style>
    <style:style style:name="ce52" style:family="table-cell" style:parent-style-name="Default" style:data-style-name="N0">
      <style:table-cell-properties style:vertical-align="top" fo:wrap-option="wrap" fo:background-color="#FFFFFF" style:repeat-content="false"/>
      <style:paragraph-properties fo:text-align="center"/>
      <style:text-properties style:font-name="Verdana" style:font-name-asian="Verdana" style:font-name-complex="Verdana"/>
    </style:style>
    <style:style style:name="ce53" style:family="table-cell" style:parent-style-name="Default" style:data-style-name="N0">
      <style:table-cell-properties style:vertical-align="automatic" fo:wrap-option="wrap" fo:background-color="#FFFFFF"/>
      <style:text-properties fo:color="#0563C1" style:font-name="Verdana" style:font-name-asian="Verdana" style:font-name-complex="Verdana" style:text-underline-style="solid" style:text-underline-type="single"/>
    </style:style>
    <style:style style:name="ce54" style:family="table-cell" style:parent-style-name="Default" style:data-style-name="N0">
      <style:text-properties fo:color="#F7981D" style:font-name="Verdana" style:font-name-asian="Verdana" style:font-name-complex="Verdana"/>
    </style:style>
    <style:style style:name="ce55" style:family="table-cell" style:parent-style-name="Default" style:data-style-name="N0">
      <style:table-cell-properties style:vertical-align="middle" fo:wrap-option="wrap" fo:background-color="#F7CAAC" style:repeat-content="false"/>
      <style:paragraph-properties fo:text-align="center"/>
      <style:text-properties style:font-name="Verdana" style:font-name-asian="Verdana" style:font-name-complex="Verdana"/>
    </style:style>
    <style:style style:name="ce56" style:family="table-cell" style:parent-style-name="Default" style:data-style-name="N0"/>
    <style:style style:name="co1" style:family="table-column">
      <style:table-column-properties fo:break-before="auto" style:column-width="2.794cm"/>
    </style:style>
    <style:style style:name="co2" style:family="table-column">
      <style:table-column-properties fo:break-before="auto" style:column-width="6.07483333333333cm"/>
    </style:style>
    <style:style style:name="co3" style:family="table-column">
      <style:table-column-properties fo:break-before="auto" style:column-width="6.35cm"/>
    </style:style>
    <style:style style:name="co4" style:family="table-column">
      <style:table-column-properties fo:break-before="auto" style:column-width="8.509cm"/>
    </style:style>
    <style:style style:name="co5" style:family="table-column">
      <style:table-column-properties fo:break-before="auto" style:column-width="0.0211666666666667cm"/>
    </style:style>
    <style:style style:name="co6" style:family="table-column">
      <style:table-column-properties fo:break-before="auto" style:column-width="16.9333333333333cm"/>
    </style:style>
    <style:style style:name="co7" style:family="table-column">
      <style:table-column-properties fo:break-before="auto" style:column-width="15.1341666666667cm"/>
    </style:style>
    <style:style style:name="co8" style:family="table-column">
      <style:table-column-properties fo:break-before="auto" style:column-width="4.16983333333333cm"/>
    </style:style>
    <style:style style:name="co9" style:family="table-column">
      <style:table-column-properties fo:break-before="auto" style:column-width="3.53483333333333cm"/>
    </style:style>
    <style:style style:name="co10" style:family="table-column">
      <style:table-column-properties fo:break-before="auto" style:column-width="8.6995cm"/>
    </style:style>
    <style:style style:name="co11" style:family="table-column">
      <style:table-column-properties fo:break-before="auto" style:column-width="4.27566666666667cm"/>
    </style:style>
    <style:style style:name="co12" style:family="table-column">
      <style:table-column-properties fo:break-before="auto" style:column-width="10.922cm"/>
    </style:style>
    <style:style style:name="co13" style:family="table-column">
      <style:table-column-properties fo:break-before="auto" style:column-width="4.74133333333333cm"/>
    </style:style>
    <style:style style:name="co14" style:family="table-column">
      <style:table-column-properties fo:break-before="auto" style:column-width="5.94783333333333cm"/>
    </style:style>
    <style:style style:name="co15" style:family="table-column">
      <style:table-column-properties fo:break-before="auto" style:column-width="24.1511666666667cm"/>
    </style:style>
    <style:style style:name="co16" style:family="table-column">
      <style:table-column-properties fo:break-before="auto" style:column-width="2.83633333333333cm"/>
    </style:style>
    <style:style style:name="co17" style:family="table-column">
      <style:table-column-properties fo:break-before="auto" style:column-width="2.11666666666667cm"/>
    </style:style>
    <style:style style:name="co18" style:family="table-column">
      <style:table-column-properties fo:break-before="auto" style:column-width="6.6675cm"/>
    </style:style>
    <style:style style:name="co19" style:family="table-column">
      <style:table-column-properties fo:break-before="auto" style:column-width="6.58283333333333cm"/>
    </style:style>
    <style:style style:name="co20" style:family="table-column">
      <style:table-column-properties fo:break-before="auto" style:column-width="27.6648333333333cm"/>
    </style:style>
    <style:style style:name="co21" style:family="table-column">
      <style:table-column-properties fo:break-before="auto" style:column-width="7.747cm"/>
    </style:style>
    <style:style style:name="ro1" style:family="table-row">
      <style:table-row-properties style:row-height="120.75pt" style:use-optimal-row-height="false" fo:break-before="auto"/>
    </style:style>
    <style:style style:name="ro2" style:family="table-row">
      <style:table-row-properties style:row-height="99.75pt" style:use-optimal-row-height="false" fo:break-before="auto"/>
    </style:style>
    <style:style style:name="ro3" style:family="table-row">
      <style:table-row-properties style:row-height="97.5pt" style:use-optimal-row-height="false" fo:break-before="auto"/>
    </style:style>
    <style:style style:name="ro4" style:family="table-row">
      <style:table-row-properties style:row-height="101.25pt" style:use-optimal-row-height="false" fo:break-before="auto"/>
    </style:style>
    <style:style style:name="ro5" style:family="table-row">
      <style:table-row-properties style:row-height="144.75pt" style:use-optimal-row-height="false" fo:break-before="auto"/>
    </style:style>
    <style:style style:name="ro6" style:family="table-row">
      <style:table-row-properties style:row-height="55.5pt" style:use-optimal-row-height="false" fo:break-before="auto"/>
    </style:style>
    <style:style style:name="ro7" style:family="table-row">
      <style:table-row-properties style:row-height="84pt" style:use-optimal-row-height="false" fo:break-before="auto"/>
    </style:style>
    <style:style style:name="ro8" style:family="table-row">
      <style:table-row-properties style:row-height="88.5pt" style:use-optimal-row-height="false" fo:break-before="auto"/>
    </style:style>
    <style:style style:name="ro9" style:family="table-row">
      <style:table-row-properties style:row-height="93.75pt" style:use-optimal-row-height="false" fo:break-before="auto"/>
    </style:style>
    <style:style style:name="ro10" style:family="table-row">
      <style:table-row-properties style:row-height="81pt" style:use-optimal-row-height="false" fo:break-before="auto"/>
    </style:style>
    <style:style style:name="ro11" style:family="table-row">
      <style:table-row-properties style:row-height="48.75pt" style:use-optimal-row-height="false" fo:break-before="auto"/>
    </style:style>
    <style:style style:name="ro12" style:family="table-row">
      <style:table-row-properties style:row-height="75pt" style:use-optimal-row-height="false" fo:break-before="auto"/>
    </style:style>
    <style:style style:name="ro13" style:family="table-row">
      <style:table-row-properties style:row-height="151.5pt" style:use-optimal-row-height="false" fo:break-before="auto"/>
    </style:style>
    <style:style style:name="ro14" style:family="table-row">
      <style:table-row-properties style:row-height="43.5pt" style:use-optimal-row-height="false" fo:break-before="auto"/>
    </style:style>
    <style:style style:name="ro15" style:family="table-row">
      <style:table-row-properties style:row-height="136.5pt" style:use-optimal-row-height="false" fo:break-before="auto"/>
    </style:style>
    <style:style style:name="ro16" style:family="table-row">
      <style:table-row-properties style:row-height="96pt" style:use-optimal-row-height="false" fo:break-before="auto"/>
    </style:style>
    <style:style style:name="ro17" style:family="table-row">
      <style:table-row-properties style:row-height="16.5pt" style:use-optimal-row-height="false" fo:break-before="auto"/>
    </style:style>
    <style:style style:name="ro18" style:family="table-row">
      <style:table-row-properties style:row-height="67.5pt" style:use-optimal-row-height="false" fo:break-before="auto"/>
    </style:style>
    <style:style style:name="ro19" style:family="table-row">
      <style:table-row-properties style:row-height="105pt" style:use-optimal-row-height="false" fo:break-before="auto"/>
    </style:style>
    <style:style style:name="ro20" style:family="table-row">
      <style:table-row-properties style:row-height="68.25pt" style:use-optimal-row-height="false" fo:break-before="auto"/>
    </style:style>
    <style:style style:name="ro21" style:family="table-row">
      <style:table-row-properties style:row-height="103.5pt" style:use-optimal-row-height="false" fo:break-before="auto"/>
    </style:style>
    <style:style style:name="ro22" style:family="table-row">
      <style:table-row-properties style:row-height="83.25pt" style:use-optimal-row-height="false" fo:break-before="auto"/>
    </style:style>
    <style:style style:name="ro23" style:family="table-row">
      <style:table-row-properties style:row-height="120pt" style:use-optimal-row-height="false" fo:break-before="auto"/>
    </style:style>
    <style:style style:name="ro24" style:family="table-row">
      <style:table-row-properties style:row-height="100.5pt" style:use-optimal-row-height="false" fo:break-before="auto"/>
    </style:style>
    <style:style style:name="ro25" style:family="table-row">
      <style:table-row-properties style:row-height="265.5pt" style:use-optimal-row-height="false" fo:break-before="auto"/>
    </style:style>
    <style:style style:name="ro26" style:family="table-row">
      <style:table-row-properties style:row-height="14.4pt" style:use-optimal-row-height="true" fo:break-before="auto"/>
    </style:style>
    <style:style style:name="ro27" style:family="table-row">
      <style:table-row-properties style:row-height="30pt" style:use-optimal-row-height="false" fo:break-before="auto"/>
    </style:style>
    <style:style style:name="ro28" style:family="table-row">
      <style:table-row-properties style:row-height="78pt" style:use-optimal-row-height="false" fo:break-before="auto"/>
    </style:style>
    <style:style style:name="ro29" style:family="table-row">
      <style:table-row-properties style:row-height="144pt" style:use-optimal-row-height="false" fo:break-before="auto"/>
    </style:style>
    <style:style style:name="ro30" style:family="table-row">
      <style:table-row-properties style:row-height="64.5pt" style:use-optimal-row-height="false" fo:break-before="auto"/>
    </style:style>
    <style:style style:name="ro31" style:family="table-row">
      <style:table-row-properties style:row-height="35.25pt" style:use-optimal-row-height="false" fo:break-before="auto"/>
    </style:style>
    <style:style style:name="ro32" style:family="table-row">
      <style:table-row-properties style:row-height="46.5pt" style:use-optimal-row-height="false" fo:break-before="auto"/>
    </style:style>
    <style:style style:name="ro33" style:family="table-row">
      <style:table-row-properties style:row-height="14.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FR"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988" table:default-cell-style-name="ce1"/>
        <table:table-column table:style-name="co17" table:number-columns-repeated="15381" table:default-cell-style-name="ce1"/>
        <table:table-row table:style-name="ro1">
          <table:table-cell office:value-type="string" table:style-name="ce2">
            <text:p>Formation Continue / initiale</text:p>
          </table:table-cell>
          <table:table-cell office:value-type="string" table:style-name="ce3">
            <text:p>Vous êtes une structure ...</text:p>
          </table:table-cell>
          <table:table-cell office:value-type="string" table:style-name="ce3">
            <text:p>Libellé de l'établissement</text:p>
          </table:table-cell>
          <table:table-cell office:value-type="string" table:style-name="ce3">
            <text:p>Libellé du département / Unité de formation</text:p>
          </table:table-cell>
          <table:table-cell office:value-type="string" table:style-name="ce3">
            <text:p>Cycle de formation</text:p>
          </table:table-cell>
          <table:table-cell office:value-type="string" table:style-name="ce4">
            <text:p>Le programme couvre / Objectif</text:p>
          </table:table-cell>
          <table:table-cell office:value-type="string" table:style-name="ce4">
            <text:p>Courte description du programme / Contenu</text:p>
          </table:table-cell>
          <table:table-cell office:value-type="string" table:style-name="ce3">
            <text:p>Type d'organisme</text:p>
          </table:table-cell>
          <table:table-cell office:value-type="string" table:style-name="ce3">
            <text:p>NOM de l'organisme</text:p>
          </table:table-cell>
          <table:table-cell office:value-type="string" table:style-name="ce3">
            <text:p>Intitulé de la formation</text:p>
          </table:table-cell>
          <table:table-cell office:value-type="string" table:style-name="ce2">
            <text:p>Localisation de la structure (ville)</text:p>
          </table:table-cell>
          <table:table-cell office:value-type="string" table:style-name="ce3">
            <text:p>Cette formation donne t-elle lieu à une validation des acquis ? Si oui, lesquels ?</text:p>
          </table:table-cell>
          <table:table-cell office:value-type="string" table:style-name="ce2">
            <text:p>Durée de la formation / intervention (en j)</text:p>
          </table:table-cell>
          <table:table-cell office:value-type="string" table:style-name="ce2">
            <text:p>Modalités d’accès à la formation (présentiel / distanciel / hybride)</text:p>
          </table:table-cell>
          <table:table-cell office:value-type="string" table:style-name="ce3">
            <text:p>URL décrivant le programme</text:p>
          </table:table-cell>
          <table:table-cell office:value-type="string" table:style-name="ce1">
            <text:p>Latitude</text:p>
          </table:table-cell>
          <table:table-cell office:value-type="string" table:style-name="ce1">
            <text:p>Longitude</text:p>
          </table:table-cell>
          <table:table-cell table:number-columns-repeated="16367"/>
        </table:table-row>
        <table:table-row table:style-name="ro2">
          <table:table-cell office:value-type="string" table:style-name="ce5">
            <text:p>Formation Continue</text:p>
          </table:table-cell>
          <table:table-cell office:value-type="string" table:style-name="ce5">
            <text:p>MOOC</text:p>
          </table:table-cell>
          <table:table-cell table:number-columns-repeated="4" table:style-name="ce6"/>
          <table:table-cell office:value-type="string" table:style-name="ce7">
            <text:p>Développeur responsable :</text:p>
            <text:p>- Comprendre les enjeux du Numérique Responsable</text:p>
            <text:p>- Comprendre l'impact environnemental des décisions de développement</text:p>
            <text:p>- Apprendre les bonnes pratiques éco-responsables à mettre en oeuvre dans votre quotidien</text:p>
            <text:p>- Mesurer l'empreinte environnementale de votre application</text:p>
            <text:p>- Réduire l'impact environnemental de votre code</text:p>
          </table:table-cell>
          <table:table-cell office:value-type="string" table:style-name="ce5">
            <text:p>Cours en ligne</text:p>
          </table:table-cell>
          <table:table-cell office:value-type="string" table:style-name="ce5">
            <text:p>The green Companion</text:p>
          </table:table-cell>
          <table:table-cell office:value-type="string" table:style-name="ce5">
            <text:p>Développeur responsable</text:p>
          </table:table-cell>
          <table:table-cell office:value-type="string" table:style-name="ce5">
            <text:p>National</text:p>
          </table:table-cell>
          <table:table-cell office:value-type="string" table:style-name="ce5">
            <text:p>non</text:p>
          </table:table-cell>
          <table:table-cell office:value-type="float" office:value="1.5" table:style-name="ce5">
            <text:p>1,5</text:p>
          </table:table-cell>
          <table:table-cell office:value-type="string" table:style-name="ce5">
            <text:p>Distanciel</text:p>
          </table:table-cell>
          <table:table-cell office:value-type="string" table:style-name="ce8">
            <text:p><text:a xlink:href="https://thegreencompagnon.com/cours/developpeur-responsable/">https://thegreencompagnon.com/cours/developpeur-responsable/</text:a></text:p>
          </table:table-cell>
          <table:table-cell office:value-type="string" table:style-name="ce1">
            <text:p>1.8883335</text:p>
          </table:table-cell>
          <table:table-cell office:value-type="string" table:style-name="ce1">
            <text:p>46.603354</text:p>
          </table:table-cell>
          <table:table-cell table:number-columns-repeated="16367"/>
        </table:table-row>
        <table:table-row table:style-name="ro3">
          <table:table-cell office:value-type="string" table:style-name="ce5">
            <text:p>Formation Continue</text:p>
          </table:table-cell>
          <table:table-cell office:value-type="string" table:style-name="ce5">
            <text:p>MOOC</text:p>
          </table:table-cell>
          <table:table-cell table:number-columns-repeated="4" table:style-name="ce6"/>
          <table:table-cell office:value-type="string" table:style-name="ce7">
            <text:p>Designer responsable :</text:p>
            <text:p>- Comprendre les enjeux du Numérique Responsable</text:p>
            <text:p>- Comprendre l’impact environnemental de vos décisions design &amp; UX</text:p>
            <text:p>- Apprendre les bonnes pratiques éco-responsables à mettre en oeuvre dans votre quotidien</text:p>
            <text:p>- Réduire l’impact environnemental de vos designs et de vos parcours utilisateurs</text:p>
          </table:table-cell>
          <table:table-cell office:value-type="string" table:style-name="ce5">
            <text:p>Cours en ligne</text:p>
          </table:table-cell>
          <table:table-cell office:value-type="string" table:style-name="ce5">
            <text:p>The green Companion</text:p>
          </table:table-cell>
          <table:table-cell office:value-type="string" table:style-name="ce5">
            <text:p>Designer responsable</text:p>
          </table:table-cell>
          <table:table-cell office:value-type="string" table:style-name="ce5">
            <text:p>National</text:p>
          </table:table-cell>
          <table:table-cell office:value-type="string" table:style-name="ce5">
            <text:p>non</text:p>
          </table:table-cell>
          <table:table-cell office:value-type="float" office:value="1.5" table:style-name="ce5">
            <text:p>1,5</text:p>
          </table:table-cell>
          <table:table-cell office:value-type="string" table:style-name="ce5">
            <text:p>Distanciel</text:p>
          </table:table-cell>
          <table:table-cell office:value-type="string" table:style-name="ce9">
            <text:p><text:a xlink:href="https://thegreencompagnon.com/cours/ux-ui-designer-responsable/">https://thegreencompagnon.com/cours/ux-ui-designer-responsable/</text:a></text:p>
          </table:table-cell>
          <table:table-cell office:value-type="string" table:style-name="ce1">
            <text:p>1.8883335</text:p>
          </table:table-cell>
          <table:table-cell office:value-type="string" table:style-name="ce1">
            <text:p>46.603354</text:p>
          </table:table-cell>
          <table:table-cell table:number-columns-repeated="16367"/>
        </table:table-row>
        <table:table-row table:style-name="ro4">
          <table:table-cell office:value-type="string" table:style-name="ce5">
            <text:p>Formation Continue</text:p>
          </table:table-cell>
          <table:table-cell office:value-type="string" table:style-name="ce5">
            <text:p>MOOC</text:p>
          </table:table-cell>
          <table:table-cell table:number-columns-repeated="4" table:style-name="ce6"/>
          <table:table-cell office:value-type="string" table:style-name="ce7">
            <text:p>Infrastructure responsable :</text:p>
            <text:p>- Comprendre les enjeux du Numérique Responsable</text:p>
            <text:p>- Comprendre l’impact environnemental des datacenters et des services clouds</text:p>
            <text:p>- Apprendre les bonnes pratiques éco-responsables à mettre en oeuvre dans votre quotidien</text:p>
            <text:p>- Utiliser les outils de mesure d’empreinte carbone des datacenters</text:p>
            <text:p>- Réduire l’impact environnemental de votre infrastructure</text:p>
          </table:table-cell>
          <table:table-cell office:value-type="string" table:style-name="ce5">
            <text:p>Cours en ligne</text:p>
          </table:table-cell>
          <table:table-cell office:value-type="string" table:style-name="ce5">
            <text:p>The green Companion</text:p>
          </table:table-cell>
          <table:table-cell office:value-type="string" table:style-name="ce5">
            <text:p>Infrastructure responsable</text:p>
          </table:table-cell>
          <table:table-cell office:value-type="string" table:style-name="ce5">
            <text:p>National</text:p>
          </table:table-cell>
          <table:table-cell office:value-type="string" table:style-name="ce5">
            <text:p>non</text:p>
          </table:table-cell>
          <table:table-cell office:value-type="float" office:value="1.5" table:style-name="ce5">
            <text:p>1,5</text:p>
          </table:table-cell>
          <table:table-cell office:value-type="string" table:style-name="ce5">
            <text:p>Distanciel</text:p>
          </table:table-cell>
          <table:table-cell office:value-type="string" table:style-name="ce9">
            <text:p><text:a xlink:href="https://thegreencompagnon.com/cours/sre-responsable/">https://thegreencompagnon.com/cours/sre-responsable/</text:a></text:p>
          </table:table-cell>
          <table:table-cell office:value-type="string" table:style-name="ce1">
            <text:p>1.8883335</text:p>
          </table:table-cell>
          <table:table-cell office:value-type="string" table:style-name="ce1">
            <text:p>46.603354</text:p>
          </table:table-cell>
          <table:table-cell table:number-columns-repeated="16367"/>
        </table:table-row>
        <table:table-row table:style-name="ro5">
          <table:table-cell office:value-type="string" table:style-name="ce5">
            <text:p>Formation Continue</text:p>
          </table:table-cell>
          <table:table-cell office:value-type="string" table:style-name="ce5">
            <text:p>MOOC</text:p>
          </table:table-cell>
          <table:table-cell table:number-columns-repeated="4" table:style-name="ce6"/>
          <table:table-cell office:value-type="string" table:style-name="ce7">
            <text:p>Impact du numérique et concepts clés de l’éco-conception :</text:p>
            <text:p>- Comprendre l'origine du dérèglement climatique</text:p>
            <text:p>- Comprendre l'impact environnemental, éthique et social de votre produit</text:p>
            <text:p>- Acquérir les concepts clés du Numérique Responsable​</text:p>
          </table:table-cell>
          <table:table-cell office:value-type="string" table:style-name="ce5">
            <text:p>Cours en ligne</text:p>
          </table:table-cell>
          <table:table-cell office:value-type="string" table:style-name="ce5">
            <text:p>The green Companion</text:p>
          </table:table-cell>
          <table:table-cell office:value-type="string" table:style-name="ce5">
            <text:p>Impact du numérique et concepts clés de l'éco-conception</text:p>
          </table:table-cell>
          <table:table-cell office:value-type="string" table:style-name="ce5">
            <text:p>National</text:p>
          </table:table-cell>
          <table:table-cell office:value-type="string" table:style-name="ce5">
            <text:p>non</text:p>
          </table:table-cell>
          <table:table-cell office:value-type="float" office:value="0.5" table:style-name="ce5">
            <text:p>0,5</text:p>
          </table:table-cell>
          <table:table-cell office:value-type="string" table:style-name="ce5">
            <text:p>Distanciel</text:p>
          </table:table-cell>
          <table:table-cell office:value-type="string" table:style-name="ce9">
            <text:p><text:a xlink:href="https://thegreencompagnon.com/cours/impact-du-numerique-et-concepts-cles-de-leco-conception/">https://thegreencompagnon.com/cours/impact-du-numerique-et-concepts-cles-de-leco-conception/</text:a></text:p>
          </table:table-cell>
          <table:table-cell office:value-type="string" table:style-name="ce1">
            <text:p>1.8883335</text:p>
          </table:table-cell>
          <table:table-cell office:value-type="string" table:style-name="ce1">
            <text:p>46.603354</text:p>
          </table:table-cell>
          <table:table-cell table:number-columns-repeated="16367"/>
        </table:table-row>
        <table:table-row table:style-name="ro6">
          <table:table-cell office:value-type="string" table:style-name="ce5">
            <text:p>Formation Continue</text:p>
          </table:table-cell>
          <table:table-cell office:value-type="string" table:style-name="ce5">
            <text:p>MOOC</text:p>
          </table:table-cell>
          <table:table-cell table:number-columns-repeated="4" table:style-name="ce6"/>
          <table:table-cell office:value-type="string" table:style-name="ce7">
            <text:p>il est fréquent d’entendre dire que le numérique est “green”, c’est-à-dire qu’il n’a pas ou que peu d’impact écologique, voire qu’il réduit les impacts écologiques du reste de notre économie. Dans ce cours, nous allons remettre en question ces deux idées. En effet, le numérique a au contraire des impacts écologiques réels et croissants : émissions de gaz à effet de serre, pollutions, production de déchets toxiques, etc. De plus, sa capacité à réduire les impacts écologiques du reste de notre économie est sujette à caution (effet rebond, obsolescence programmée, etc.).</text:p>
            <text:p/>
            <text:p>Grâce à des exemples concrets et des cas pratiques, ce cours vous permettra d’avoir un aperçu des enjeux et des moyens disponibles pour rendre le numérique plus écologique. Suivre ce cours vous permettra de vous outiller pour être acteur d’un numérique plus écologique. Vous serez en capacité de réduire l’impact écologique d’un SI, celui d’un site web et de vous impliquer dans l’écoconception d’un service numérique.</text:p>
            <text:p/>
            <text:p>Vous souhaitez déployer des actions Green IT dans votre entreprise ? Alors rejoignez-moi dans le premier chapitre !</text:p>
          </table:table-cell>
          <table:table-cell office:value-type="string" table:style-name="ce5">
            <text:p>OpenClasse room</text:p>
          </table:table-cell>
          <table:table-cell table:style-name="ce5"/>
          <table:table-cell office:value-type="string" table:style-name="ce5">
            <text:p>Appliquez les principes du GreenIT dans votre entreprise</text:p>
          </table:table-cell>
          <table:table-cell office:value-type="string" table:style-name="ce5">
            <text:p>National</text:p>
          </table:table-cell>
          <table:table-cell office:value-type="string" table:style-name="ce5">
            <text:p>non</text:p>
          </table:table-cell>
          <table:table-cell office:value-type="float" office:value="0.5" table:style-name="ce5">
            <text:p>0,5</text:p>
          </table:table-cell>
          <table:table-cell office:value-type="string" table:style-name="ce5">
            <text:p>Distanciel</text:p>
          </table:table-cell>
          <table:table-cell office:value-type="string" table:style-name="ce9">
            <text:p><text:a xlink:href="https://openclassrooms.com/fr/courses/6227476-appliquez-les-principes-du-green-it-dans-votre-entreprise">https://openclassrooms.com/fr/courses/6227476-appliquez-les-principes-du-green-it-dans-votre-entreprise</text:a></text:p>
          </table:table-cell>
          <table:table-cell office:value-type="string" table:style-name="ce1">
            <text:p>1.8883335</text:p>
          </table:table-cell>
          <table:table-cell office:value-type="string" table:style-name="ce1">
            <text:p>46.603354</text:p>
          </table:table-cell>
          <table:table-cell table:number-columns-repeated="16367"/>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Comprendre les enjeux du numérique responsable</text:p>
            <text:p>Maitriser les réglementations du secteur</text:p>
            <text:p>Agir sur son écosystème en intégrant des bonnes pratiques professionnelles</text:p>
            <text:p>Mettre en œuvre une stratégie numérique responsable</text:p>
          </table:table-cell>
          <table:table-cell office:value-type="string" table:style-name="ce5">
            <office:annotation draw:style-name="a0" svg:x="3.11666666666667in" svg:y="0.05in" svg:width="1.48333333333333in" svg:height="0.425in">
              <dc:creator/>
              <text:p>======</text:p>
              <text:p>ID#AAAAVn9mr-g</text:p>
              <text:p>Louise Vialard <text:s text:c="3"/>(2022-02-22 17:13:11)</text:p>
              <text:p>Ici le nom de l’OF a été donné et non le « type d’organisme ».</text:p>
              <text:p>Je propose de rajouter une colonne avec le nom de l’OF car il n’est pas demandé dans le formulaire</text:p>
            </office:annotation>
            <text:p>Organisme de formation</text:p>
          </table:table-cell>
          <table:table-cell office:value-type="string" table:style-name="ce5">
            <text:p>Pollen</text:p>
          </table:table-cell>
          <table:table-cell office:value-type="string" table:style-name="ce5">
            <text:p>NUMÉRIQUE RESPONSABLE</text:p>
          </table:table-cell>
          <table:table-cell office:value-type="string" table:style-name="ce5">
            <text:p>Toulouse</text:p>
          </table:table-cell>
          <table:table-cell office:value-type="string" table:style-name="ce5">
            <text:p>non mais les apprenants sont en mesure de passer le certificat de connaissance à l'issue de cette formation</text:p>
          </table:table-cell>
          <table:table-cell office:value-type="float" office:value="2" table:style-name="ce5">
            <text:p>2</text:p>
          </table:table-cell>
          <table:table-cell office:value-type="string" table:style-name="ce5">
            <text:p>Présentiel et distanciel</text:p>
          </table:table-cell>
          <table:table-cell table:style-name="ce5"/>
          <table:table-cell office:value-type="string" table:style-name="ce1">
            <text:p>1.4442469</text:p>
          </table:table-cell>
          <table:table-cell office:value-type="string" table:style-name="ce1">
            <text:p>43.6044622</text:p>
          </table:table-cell>
          <table:table-cell table:number-columns-repeated="16367"/>
        </table:table-row>
        <table:table-row table:style-name="ro7">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 Maîtriser la démarche et la méthodologie de conception responsable de services numériques pour déployer le Numérique Responsable dans les projets</text:p>
            <text:p>- Savoir mesurer la performance environnementale d’un site internet</text:p>
            <text:p>- Savoir identifier les leviers d’actions à mettre en œuvre</text:p>
            <text:p>- Être en mesure de concevoir un service numérique en intégrant les bonnes pratiques d’éco-conception web et d’accessibilité</text:p>
            <text:p>- Identifier les référentiels et outils existants</text:p>
            <text:p>- Obtenir la certification éco conception web délivrée par l’Institut du Numérique Responsable</text:p>
          </table:table-cell>
          <table:table-cell office:value-type="string" table:style-name="ce5">
            <text:p>Organisme de formation</text:p>
          </table:table-cell>
          <table:table-cell office:value-type="string" table:style-name="ce5">
            <text:p>Pollen</text:p>
          </table:table-cell>
          <table:table-cell office:value-type="string" table:style-name="ce5">
            <text:p>Ecoconception de site Internet</text:p>
          </table:table-cell>
          <table:table-cell office:value-type="string" table:style-name="ce5">
            <text:p>Toulouse</text:p>
          </table:table-cell>
          <table:table-cell office:value-type="string" table:style-name="ce5">
            <text:p>oui. Un certificat de connaissance délivré par l'INR</text:p>
          </table:table-cell>
          <table:table-cell office:value-type="float" office:value="2" table:style-name="ce5">
            <text:p>2</text:p>
          </table:table-cell>
          <table:table-cell office:value-type="string" table:style-name="ce5">
            <text:p>Présentiel et distanciel</text:p>
          </table:table-cell>
          <table:table-cell office:value-type="string" table:style-name="ce9">
            <text:p>https://www.toulouse.cci.fr/solution/eco-conception-de-site-internet</text:p>
          </table:table-cell>
          <table:table-cell office:value-type="string" table:style-name="ce1">
            <text:p>1.4442469</text:p>
          </table:table-cell>
          <table:table-cell office:value-type="string" table:style-name="ce1">
            <text:p>43.6044622</text:p>
          </table:table-cell>
          <table:table-cell table:number-columns-repeated="16367"/>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Accessibilité web</text:p>
            <text:p>• Définir une stratégie de mise en place de l’accessibilité numérique • Sensibiliser différents publics (collègues, prestataires, responsables…) aux enjeux de l’accessibilité numérique • Favoriser la prise en compte de l’accessibilité à tous les niveaux de l’organisation (achats, conception/UX, développements techniques, formation…) • Élaborer des schémas d’accessibilité pluriannuels et plans annuels • Auditer un site et savoir évaluer certains critères d’accessibilité sur un site web • Intégrer l’assurance qualité web dans votre démarche</text:p>
            <text:p>Assurance qualité web</text:p>
            <text:p>• Connaître le modèle et les check-lists qualité Web • Connaître les méthodes d’évaluation des sites Web • Prévenir les risques et maîtriser le vocabulaire du web • Gérer la qualité et l’accessibilité d’un site internet</text:p>
          </table:table-cell>
          <table:table-cell office:value-type="string" table:style-name="ce5">
            <text:p>Organisme de formation</text:p>
          </table:table-cell>
          <table:table-cell office:value-type="string" table:style-name="ce5">
            <text:p>Pollen</text:p>
          </table:table-cell>
          <table:table-cell office:value-type="string" table:style-name="ce5">
            <text:p>Accessibilité et assurance qualité web</text:p>
          </table:table-cell>
          <table:table-cell office:value-type="string" table:style-name="ce5">
            <text:p>Toulouse</text:p>
          </table:table-cell>
          <table:table-cell office:value-type="string" table:style-name="ce5">
            <text:p>non</text:p>
          </table:table-cell>
          <table:table-cell office:value-type="float" office:value="2" table:style-name="ce5">
            <text:p>2</text:p>
          </table:table-cell>
          <table:table-cell office:value-type="string" table:style-name="ce5">
            <text:p>Présentiel et distanciel</text:p>
          </table:table-cell>
          <table:table-cell table:style-name="ce5"/>
          <table:table-cell office:value-type="string" table:style-name="ce1">
            <text:p>1.4442469</text:p>
          </table:table-cell>
          <table:table-cell office:value-type="string" table:style-name="ce1">
            <text:p>43.6044622</text:p>
          </table:table-cell>
          <table:table-cell table:number-columns-repeated="16367"/>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CONTENU DE LA FORMATION</text:p>
            <text:p>JOUR 01</text:p>
            <text:p/>
            <text:p>CONSCIENTISATION : LA FACE CACHEE DE LA REVOLUTION NUMERIQUE</text:p>
            <text:p>› L’impact du Numérique sur l’environnement</text:p>
            <text:p>› L’exclusion Numérique</text:p>
            <text:p>› Soyons précis sur les termes !</text:p>
            <text:p>› Atelier /mise en pratique</text:p>
            <text:p/>
            <text:p>COMPRENDRE L’ECOCONCEPTION DE SERVICES NUMERIQUES</text:p>
            <text:p>› Pourquoi l’écoconception ?</text:p>
            <text:p>› Les enjeux du Numérique Responsable pour l’entreprise</text:p>
            <text:p>› Etat de l’art</text:p>
            <text:p>› Ecosystème du numérique responsable</text:p>
            <text:p>› Atelier/ Mise en pratique</text:p>
            <text:p/>
            <text:p>UN MODELE RECONNU : LE GREENSOFT MODEL</text:p>
            <text:p>› La « software value Map »</text:p>
            <text:p>› Audit du niveau d’écoconception d’un logiciel</text:p>
            <text:p>› Le modèle « Greensoft »</text:p>
            <text:p>› Les enjeux au niveau du poste de travail</text:p>
            <text:p>› Mise en pratique : quels « quick wins » au sein de votre organisation ?</text:p>
            <text:p/>
            <text:p>JOUR 02</text:p>
            <text:p/>
            <text:p>Le formateur s’attachera à créer des passerelles entre la formation et les environnements professionnels des participants.</text:p>
            <text:p/>
            <text:p>CAS CONCRET</text:p>
            <text:p>› Application de la software value Map</text:p>
            <text:p>› Application du Greensoft Model</text:p>
            <text:p>› Engagements</text:p>
            <text:p/>
            <text:p>MISES EN PRATIQUES AU NIVEAU PROJET</text:p>
            <text:p>Le formateur présente un projet à étudier. Le formateur déroule le sujet pour que chacun puisse se l’approprier et mettre en pratique une démarche d’écoconception numérique en utilisant les outils et les bonnes pratiques.</text:p>
            <text:p/>
            <text:p>CLOTURE, RESTITUTION ET BILAN DE LA JOURNEE</text:p>
          </table:table-cell>
          <table:table-cell office:value-type="string" table:style-name="ce5">
            <text:p>Organisme de formation</text:p>
          </table:table-cell>
          <table:table-cell office:value-type="string" table:style-name="ce5">
            <text:p>INFOGREEN FACTORY</text:p>
          </table:table-cell>
          <table:table-cell office:value-type="string" table:style-name="ce5">
            <text:p>ECOCONCEPTION- <text:s/>GESTION DE PROJETS</text:p>
          </table:table-cell>
          <table:table-cell office:value-type="string" table:style-name="ce5">
            <text:p>National</text:p>
          </table:table-cell>
          <table:table-cell office:value-type="string" table:style-name="ce10">
            <text:p>OBJECTIFS PÉDAGOGIQUES</text:p>
            <text:p>Prendre du recul par rapport au « business as usual » dans les projets informatiques.</text:p>
            <text:p>Définir les enjeux et contextes du numérique et pourquoi il est crucial d’intégrer une démarche d’écoconception.</text:p>
            <text:p>Acquérir et de mettre en pratique sous forme d’ateliers les connaissances socles sur le sujet du Numérique Responsable.</text:p>
            <text:p>S’appuyer sur une méthodologie pour déployer le Numérique Responsable dans les projets.</text:p>
            <text:p>Identifier les référentiels et outils existants.</text:p>
            <text:p>Comprendre l’écoconception appliquée aux services numériques.</text:p>
            <text:p>Être en mesure de concevoir un logiciel en intégrant les bonnes pratiques d’éco-conception numérique.</text:p>
          </table:table-cell>
          <table:table-cell office:value-type="float" office:value="2" table:style-name="ce5">
            <text:p>2</text:p>
          </table:table-cell>
          <table:table-cell office:value-type="string" table:style-name="ce5">
            <text:p>Présentiel et distanciel</text:p>
          </table:table-cell>
          <table:table-cell office:value-type="string" table:style-name="ce5">
            <text:p>https://infogreenfactory.green/contact/</text:p>
            <text:p/>
            <text:p>ou</text:p>
            <text:p/>
            <text:p>via notre partenaire IHMISEN: https://ihmisen.com/NRE030_Ecoconception-pour-la-gestion-de-projets.php</text:p>
          </table:table-cell>
          <table:table-cell office:value-type="string" table:style-name="ce1">
            <text:p>1.8883335</text:p>
          </table:table-cell>
          <table:table-cell office:value-type="string" table:style-name="ce1">
            <text:p>46.603354</text:p>
          </table:table-cell>
          <table:table-cell table:number-columns-repeated="16367"/>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CONTENU DE LA FORMATION</text:p>
            <text:p>JOUR 01</text:p>
            <text:p/>
            <text:p>QUIZ – PRISE DE CONTACT</text:p>
            <text:p/>
            <text:p>LES ENJEUX</text:p>
            <text:p>› Les apports et travers du numérique</text:p>
            <text:p>› L’impact environnemental</text:p>
            <text:p>› L’exclusion de certains publics</text:p>
            <text:p>› Les dérives éthiques</text:p>
            <text:p/>
            <text:p>LES LEVIERS ET LES OUTILS POUR DEPLOYER UNE STRATEGIE NUNERIQUE RESPONSABLE</text:p>
            <text:p>› Green IT, IT for green, Numérique Responsable,…</text:p>
            <text:p>› Les leviers politiques (législation actuelle et évolution)</text:p>
            <text:p>› L’importance de la RSE au sein des entreprises</text:p>
            <text:p>› Les outils</text:p>
            <text:p/>
            <text:p>DEPLOYER UNE STRATEGIE NUMERIQUE RESPONSABLE</text:p>
            <text:p>› 8 bonnes raisons</text:p>
            <text:p>› Stratégie globale vs stratégie NR</text:p>
            <text:p>› Les incontournables</text:p>
            <text:p>› Les outils</text:p>
            <text:p/>
            <text:p>JOUR 02</text:p>
            <text:p/>
            <text:p>LES ETAPES D’UNE STRATEGIE NUMERIQUE RESPONSABLE EN ENTREPRISE</text:p>
            <text:p>› La Sensibilisation</text:p>
            <text:p>› Les étapes et les référentiels</text:p>
            <text:p>› Un projet NR</text:p>
            <text:p>› La gouvernance du NR en entreprise</text:p>
            <text:p/>
            <text:p>LES BONNES PRATIQUES PAR GRANDS DOMAINES TECHNIQUE</text:p>
            <text:p>› Les référentiels</text:p>
            <text:p>› Les achats</text:p>
            <text:p>› La gestion de la fin de vie</text:p>
            <text:p>› Le poste de travail</text:p>
            <text:p/>
            <text:p>ATELIER PRATIQUE POSTE DE TRAVAIL</text:p>
            <text:p>› L’impression</text:p>
            <text:p>› La téléphonie</text:p>
            <text:p>› Les projets IT</text:p>
            <text:p>› Les Datacentre</text:p>
            <text:p>› Les bonnes pratiques individuelles</text:p>
            <text:p/>
            <text:p>CAS PRATIQUE EN PETITS GROUPES</text:p>
            <text:p/>
            <text:p>QUIZZ EN PREPARATION A LA CERTIFICATION NR</text:p>
            <text:p/>
            <text:p>ENJEUX, PERSPECTIVES ET RESSOURCES DISPONIBLES</text:p>
            <text:p/>
            <text:p>CLOTURE, RESTITUTION ET BILAN DE LA FORMATION</text:p>
          </table:table-cell>
          <table:table-cell office:value-type="string" table:style-name="ce5">
            <text:p>Organisme de formation</text:p>
          </table:table-cell>
          <table:table-cell office:value-type="string" table:style-name="ce5">
            <text:p>INFOGREEN FACTORY</text:p>
          </table:table-cell>
          <table:table-cell office:value-type="string" table:style-name="ce5">
            <text:p>NUMÉRIQUE RESPONSABLE</text:p>
          </table:table-cell>
          <table:table-cell office:value-type="string" table:style-name="ce5">
            <text:p>National</text:p>
          </table:table-cell>
          <table:table-cell office:value-type="string" table:style-name="ce10">
            <text:p>Définir les enjeux et contextes du numérique et pourquoi il est crucial d’intégrer une démarche responsable.</text:p>
            <text:p>Identifier dans l’ensemble du cycle de vie des équipements et services numériques les critères importants (achats, usage, fin de vie, conception).</text:p>
            <text:p>Découvrir une méthodologie et des outils pour une mise en pratique du numérique responsable.</text:p>
            <text:p>Valider la certification « Numérique responsable » portée par l’Université de la Rochelle et l’Institut du Numérique Responsable (INR).</text:p>
          </table:table-cell>
          <table:table-cell office:value-type="float" office:value="2" table:style-name="ce5">
            <text:p>2</text:p>
          </table:table-cell>
          <table:table-cell office:value-type="string" table:style-name="ce5">
            <text:p>Présentiel et distanciel</text:p>
          </table:table-cell>
          <table:table-cell office:value-type="string" table:style-name="ce5">
            <text:p>https://infogreenfactory.green/contact/</text:p>
            <text:p/>
            <text:p>ou</text:p>
            <text:p/>
            <text:p>https://ihmisen.com/NRE010_Sensibilisation-au-Numerique-Responsable.php</text:p>
          </table:table-cell>
          <table:table-cell office:value-type="string" table:style-name="ce1">
            <text:p>1.8883335</text:p>
          </table:table-cell>
          <table:table-cell office:value-type="string" table:style-name="ce1">
            <text:p>46.603354</text:p>
          </table:table-cell>
          <table:table-cell table:number-columns-repeated="16367"/>
        </table:table-row>
        <table:table-row table:style-name="ro8">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Développeur responsable :</text:p>
            <text:p>Cette formation est faite pour vous si vous souhaitez :</text:p>
            <text:p>- Comprendre les enjeux du Numérique Responsable</text:p>
            <text:p>- Comprendre l’impact environnemental des décisions de développement</text:p>
            <text:p>- Apprendre les bonnes pratiques éco-responsables à mettre en oeuvre dans votre quotidien</text:p>
            <text:p>- Mesurer l’empreinte environnementale de votre application</text:p>
            <text:p>- Réduire l’impact environnemental de votre code</text:p>
          </table:table-cell>
          <table:table-cell office:value-type="string" table:style-name="ce5">
            <text:p>Entreprise</text:p>
          </table:table-cell>
          <table:table-cell office:value-type="string" table:style-name="ce5">
            <text:p>The Green Compagnon</text:p>
          </table:table-cell>
          <table:table-cell office:value-type="string" table:style-name="ce5">
            <text:p>Développeur responsable (front &amp; back)</text:p>
          </table:table-cell>
          <table:table-cell office:value-type="string" table:style-name="ce5">
            <text:p>National</text:p>
          </table:table-cell>
          <table:table-cell office:value-type="string" table:style-name="ce5">
            <text:p>Non</text:p>
          </table:table-cell>
          <table:table-cell office:value-type="float" office:value="1" table:style-name="ce5">
            <text:p>1</text:p>
          </table:table-cell>
          <table:table-cell office:value-type="string" table:style-name="ce5">
            <text:p>Distanciel</text:p>
          </table:table-cell>
          <table:table-cell office:value-type="string" table:style-name="ce5">
            <text:p>https://thegreencompagnon.com/cours/developpeur-responsable/</text:p>
          </table:table-cell>
          <table:table-cell office:value-type="string" table:style-name="ce1">
            <text:p>1.8883335</text:p>
          </table:table-cell>
          <table:table-cell office:value-type="string" table:style-name="ce1">
            <text:p>46.603354</text:p>
          </table:table-cell>
          <table:table-cell table:number-columns-repeated="16367"/>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Vous êtes UI Designer, UX Manager ou Product Manager ?</text:p>
            <text:p>Cette formation est faite pour vous si vous souhaitez :</text:p>
            <text:p>- Comprendre les enjeux du Numérique Responsable</text:p>
            <text:p>- Comprendre l’impact environnemental de vos décisions design &amp; UX</text:p>
            <text:p>- Apprendre les bonnes pratiques éco-responsables à mettre en oeuvre dans votre quotidien</text:p>
            <text:p>- Réduire l’impact environnemental de vos designs et de vos parcours utilisateurs</text:p>
          </table:table-cell>
          <table:table-cell office:value-type="string" table:style-name="ce5">
            <text:p>Entreprise</text:p>
          </table:table-cell>
          <table:table-cell office:value-type="string" table:style-name="ce5">
            <text:p>The Green Compagnon</text:p>
          </table:table-cell>
          <table:table-cell office:value-type="string" table:style-name="ce5">
            <text:p>Designer Responsable</text:p>
          </table:table-cell>
          <table:table-cell office:value-type="string" table:style-name="ce5">
            <text:p>National</text:p>
          </table:table-cell>
          <table:table-cell office:value-type="string" table:style-name="ce5">
            <text:p>Non</text:p>
          </table:table-cell>
          <table:table-cell office:value-type="float" office:value="1" table:style-name="ce5">
            <text:p>1</text:p>
          </table:table-cell>
          <table:table-cell office:value-type="string" table:style-name="ce5">
            <text:p>Distanciel</text:p>
          </table:table-cell>
          <table:table-cell office:value-type="string" table:style-name="ce5">
            <text:p>https://thegreencompagnon.com/cours/ux-ui-designer-responsable/</text:p>
          </table:table-cell>
          <table:table-cell office:value-type="string" table:style-name="ce1">
            <text:p>1.8883335</text:p>
          </table:table-cell>
          <table:table-cell office:value-type="string" table:style-name="ce1">
            <text:p>46.603354</text:p>
          </table:table-cell>
          <table:table-cell table:number-columns-repeated="16367"/>
        </table:table-row>
        <table:table-row table:style-name="ro9">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JOUR 1 :</text:p>
            <text:p>Les objectifs du référentiel CoRSer Num</text:p>
            <text:p>• Le principe</text:p>
            <text:p>• Les enjeux du référentiel</text:p>
            <text:p>La structure de CoRSer Num</text:p>
            <text:p>• Les familles / étapes projet</text:p>
            <text:p>• Liaison avec les ODD de l’ONU</text:p>
            <text:p>• Les recommandations</text:p>
            <text:p>• Les critères et les catégories de critères</text:p>
            <text:p>• Le référentiel en chiffre</text:p>
            <text:p>Mise en œuvre du référentiel</text:p>
            <text:p>• La méthodologie</text:p>
            <text:p>Le contenu des référentiels GR 491 et RGESN</text:p>
            <text:p>• Le détail des incontournables du Numérique Responsable</text:p>
            <text:p>• Personnaliser votre liste</text:p>
            <text:p>Les autres référentiels</text:p>
            <text:p>• Référentiel d’accessibilité</text:p>
            <text:p>• Référentiel OPQUAST</text:p>
            <text:p>• Référentiel PIDILA</text:p>
            <text:p>• Référentiel Général d’Ecoconception de Services Numériques</text:p>
            <text:p>• Les autres (RGPD, RGS)</text:p>
            <text:p>Clôture, restitution, évaluation des acquis et bilan de la formation</text:p>
          </table:table-cell>
          <table:table-cell office:value-type="string" table:style-name="ce5">
            <text:p>Organisme de formation</text:p>
          </table:table-cell>
          <table:table-cell office:value-type="string" table:style-name="ce5">
            <text:p>IHMISEN</text:p>
          </table:table-cell>
          <table:table-cell office:value-type="string" table:style-name="ce5">
            <text:p>Ecoconception outils, GR 491 et RGESN</text:p>
          </table:table-cell>
          <table:table-cell office:value-type="string" table:style-name="ce5">
            <text:p>Toulouse</text:p>
          </table:table-cell>
          <table:table-cell office:value-type="string" table:style-name="ce10">
            <text:p>Cette formation vise à fournir aux participants une connaissance du</text:p>
            <text:p>référentiel de l’INR le GR491 et du RGESN (référentiel d'écoconception issu du GR491) pour mettre en pratique les recommandations dans</text:p>
            <text:p>chacune des étapes projet.</text:p>
            <text:p>La formation permettra :</text:p>
            <text:p>• De préciser les objectifs du référentiel</text:p>
            <text:p>• De comprendre la structure des éléments proposés dans le référentiel</text:p>
            <text:p>• D’identifier les relations avec les Objectifs de Développement Durable</text:p>
            <text:p>de l’ONU</text:p>
            <text:p>• De préciser la méthodologie de mise en œuvre du référentiel dans une</text:p>
            <text:p>organisation</text:p>
            <text:p>• De comprendre les éléments exposés dans le référentiel</text:p>
            <text:p>• De relier le référentiel INR avec les autres référentiels disponibles</text:p>
            <text:p>Le module « Référentiel INR » a donc pour vocation de permettre aux acteurs</text:p>
            <text:p>du numérique (Product Owner, Développeurs, Designers, Chefs de projet) de</text:p>
            <text:p>mettre en pratique l’écoconception de services numériques dans une</text:p>
            <text:p>démarche Numérique Responsable et de sobriété numérique.</text:p>
          </table:table-cell>
          <table:table-cell office:value-type="float" office:value="1" table:style-name="ce5">
            <text:p>1</text:p>
          </table:table-cell>
          <table:table-cell office:value-type="string" table:style-name="ce5">
            <text:p>Présentiel et distanciel</text:p>
          </table:table-cell>
          <table:table-cell office:value-type="string" table:style-name="ce9">
            <text:p><text:a xlink:href="https://ihmisen.com/NRE060_Referentiel-CoRSer-Num-de-l-INR.php">https://ihmisen.com/NRE060_Referentiel-CoRSer-Num-de-l-INR.php</text:a></text:p>
          </table:table-cell>
          <table:table-cell office:value-type="string" table:style-name="ce1">
            <text:p>1.4442469</text:p>
          </table:table-cell>
          <table:table-cell office:value-type="string" table:style-name="ce1">
            <text:p>43.6044622</text:p>
          </table:table-cell>
          <table:table-cell table:number-columns-repeated="16367"/>
        </table:table-row>
        <table:table-row table:style-name="ro10">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Véritable point de départ de votre stratégie numérique responsable, cette formation vous permettra de faire des choix pertinents en accord avec les enjeux environnementaux et sociaux actuels selon votre contexte.</text:p>
            <text:p>Nous y (re)découvrirons les impacts environnementaux et sociaux du numérique, la législation et l'écosystème. Puis chaque domaine d'action en entreprise sera évoqué avec les bonnes pratiques associées, les outils existants et les acteurs correspondants. Enfin la mise en place du changement en entreprise (gouvernance, communication, intégration des collaborateurs, amélioration continue...) sera étudiée à partir du contexte spécifique des participants. Ces participants repartiront également avec une feuille de route des prochaines actions à mener pour agir dès la fin de la formation.</text:p>
          </table:table-cell>
          <table:table-cell office:value-type="string" table:style-name="ce5">
            <text:p>Formatrice</text:p>
          </table:table-cell>
          <table:table-cell office:value-type="string" table:style-name="ce5">
            <text:p>Ecologeek</text:p>
          </table:table-cell>
          <table:table-cell office:value-type="string" table:style-name="ce5">
            <text:p>Initier une démarche Numérique Responsable dans mon entreprise</text:p>
          </table:table-cell>
          <table:table-cell office:value-type="string" table:style-name="ce5">
            <text:p>Rennes</text:p>
          </table:table-cell>
          <table:table-cell office:value-type="string" table:style-name="ce5">
            <text:p>Possibilité de passer la certification numérique responsable de l'INR après la formation.</text:p>
          </table:table-cell>
          <table:table-cell office:value-type="float" office:value="3" table:style-name="ce5">
            <text:p>3</text:p>
          </table:table-cell>
          <table:table-cell office:value-type="string" table:style-name="ce5">
            <text:p>Présentiel et distanciel</text:p>
          </table:table-cell>
          <table:table-cell office:value-type="string" table:style-name="ce5">
            <text:p>https://www.ecologeek.fr/formation</text:p>
          </table:table-cell>
          <table:table-cell office:value-type="string" table:style-name="ce56">
            <text:p>-1.6800198</text:p>
          </table:table-cell>
          <table:table-cell office:value-type="string" table:style-name="ce1">
            <text:p>48.1113387</text:p>
          </table:table-cell>
          <table:table-cell table:number-columns-repeated="16367"/>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Objectifs :</text:p>
            <text:p>Comprendre le contexte du Green IT : chiffres clés, tendances, etc</text:p>
            <text:p>Identifier les acteurs et les outils du Green IT.</text:p>
            <text:p>Définir une stratégie Green IT alignée sur la politique RSE / Développement Durable de l'organisation</text:p>
            <text:p>Mettre en place les outils de suivi, pilotage et gouvernance de la stratégie Green IT</text:p>
            <text:p>Identifier les dossiers clés pour votre organisation tant en terme de retour sur investissement que de réduction d’empreinte écologique</text:p>
            <text:p>Programme :</text:p>
            <text:p>Jour 1</text:p>
            <text:p>Contexte du Green IT et Constats (Les enjeux du développement durable, les objectifs de développement durable, la RSE et sa position par rapport au Green IT)</text:p>
            <text:p>Outils et connaissances de base (La notion de cycle de vie, Les impacts du numérique tout au long du cycle de vie, Analyse de Cycle de Vie, Bilan Carbone, Energie Grise)</text:p>
            <text:p>Jour 2</text:p>
            <text:p>Réduire les impacts du numérique (Le cadre réglementaire, les normes, les labels)</text:p>
            <text:p>Où en sont les entreprises ? ( Les bonnes pratiques du Green IT, Des exemples d’actions et d’initiatives)</text:p>
            <text:p>Les composantes d’une démarche Green IT (Gouvernance, Parties prenantes)</text:p>
            <text:p>Mettre en oeuvre un stratégie Green IT (Les étapes-clé, piloter la performance, soit à partir d'une étude de cas, soit à partir du cas concret de l'entreprise)</text:p>
            <text:p>Inventaire des pratiques existantes grâce à une "check list" sur les 8 thématiques du Green IT</text:p>
          </table:table-cell>
          <table:table-cell office:value-type="string" table:style-name="ce5">
            <text:p>Formatrice d'entreprise</text:p>
          </table:table-cell>
          <table:table-cell table:style-name="ce5"/>
          <table:table-cell office:value-type="string" table:style-name="ce5">
            <text:p>Green IT</text:p>
          </table:table-cell>
          <table:table-cell office:value-type="string" table:style-name="ce5">
            <text:p>Boulogne-Billancourt</text:p>
          </table:table-cell>
          <table:table-cell office:value-type="string" table:style-name="ce5">
            <text:p>Non</text:p>
          </table:table-cell>
          <table:table-cell office:value-type="float" office:value="1.5" table:style-name="ce5">
            <text:p>1,5</text:p>
          </table:table-cell>
          <table:table-cell office:value-type="string" table:style-name="ce5">
            <text:p>Présentiel et distanciel</text:p>
          </table:table-cell>
          <table:table-cell office:value-type="string" table:style-name="ce8">
            <text:p><text:a xlink:href="http://www.valerieschneider.com/">http://www.valerieschneider.com</text:a></text:p>
          </table:table-cell>
          <table:table-cell office:value-type="string" table:style-name="ce1">
            <text:p>2.240206</text:p>
          </table:table-cell>
          <table:table-cell office:value-type="string" table:style-name="ce1">
            <text:p>48.8356649</text:p>
          </table:table-cell>
          <table:table-cell table:number-columns-repeated="16367"/>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Cette formation de deux jours permet de comprendre les enjeux du numérique responsable, maîtriser les règlementations du secteur, intégrer les bonnes pratiques pour, au final, être en mesure de mettre en œuvre une stratégie numérique responsable au sein de l'entreprise.</text:p>
          </table:table-cell>
          <table:table-cell office:value-type="string" table:style-name="ce5">
            <text:p>Organisme de formation</text:p>
          </table:table-cell>
          <table:table-cell office:value-type="string" table:style-name="ce5">
            <text:p>M.I.R</text:p>
          </table:table-cell>
          <table:table-cell office:value-type="string" table:style-name="ce5">
            <text:p>S'orienter vers un numérique plus responsable</text:p>
          </table:table-cell>
          <table:table-cell office:value-type="string" table:style-name="ce5">
            <text:p>Paris</text:p>
          </table:table-cell>
          <table:table-cell office:value-type="string" table:style-name="ce5">
            <text:p>Certificat de connaissance de l’Institut du Numérique Responsable (optionnel)</text:p>
          </table:table-cell>
          <table:table-cell office:value-type="float" office:value="2" table:style-name="ce5">
            <text:p>2</text:p>
          </table:table-cell>
          <table:table-cell office:value-type="string" table:style-name="ce5">
            <text:p>Présentiel et distanciel</text:p>
          </table:table-cell>
          <table:table-cell office:value-type="string" table:style-name="ce5">
            <text:p>https://www.mir-cf.com/formations</text:p>
          </table:table-cell>
          <table:table-cell office:value-type="string" table:style-name="ce1">
            <text:p>2.3483915</text:p>
          </table:table-cell>
          <table:table-cell office:value-type="string" table:style-name="ce1">
            <text:p>48.8534951</text:p>
          </table:table-cell>
          <table:table-cell table:number-columns-repeated="16367"/>
        </table:table-row>
        <table:table-row table:style-name="ro11">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11">
            <text:p>Objectifs de la formation :</text:p>
            <text:p>Définir les enjeux et contextes du numérique et pourquoi il est crucial d’intégrer une démarche responsable.</text:p>
            <text:p>Identifier dans l’ensemble du cycle de vie des équipements et services numériques les critères importants (achats, usage, fin de vie, conception).</text:p>
            <text:p>Découvrir une méthodologie et des outils pour une mise en pratique du numérique responsable.</text:p>
            <text:p>Appréhender les bonnes pratiques des grands domaines.</text:p>
            <text:p>Préparer la certification « Numérique responsable » portée par l’Université de la Rochelle et l’Institut du Numérique Responsable (INR).</text:p>
            <text:p>Comprendre les enjeux des années à venir.</text:p>
          </table:table-cell>
          <table:table-cell office:value-type="string" table:style-name="ce5">
            <text:p>Cabinet de Conseil, Cabinet de Coaching et Organisme de formation certifié Qualiopi</text:p>
          </table:table-cell>
          <table:table-cell office:value-type="string" table:style-name="ce5">
            <text:p>Ihmisen Academy</text:p>
          </table:table-cell>
          <table:table-cell office:value-type="string" table:style-name="ce5">
            <text:p>Sensibilisation au Numérique Responsable</text:p>
          </table:table-cell>
          <table:table-cell office:value-type="string" table:style-name="ce5">
            <text:p>Toulouse</text:p>
          </table:table-cell>
          <table:table-cell office:value-type="string" table:style-name="ce5">
            <text:p>› Attestation de fin de formation.</text:p>
            <text:p>› Certification Numérique Responsable (NR).</text:p>
          </table:table-cell>
          <table:table-cell office:value-type="float" office:value="2" table:style-name="ce5">
            <text:p>2</text:p>
          </table:table-cell>
          <table:table-cell office:value-type="string" table:style-name="ce5">
            <text:p>Présentiel et distanciel</text:p>
          </table:table-cell>
          <table:table-cell office:value-type="string" table:style-name="ce8">
            <text:p><text:a xlink:href="https://www.ihmisen.com/NRE010_Sensibilisation-au-Numerique-Responsable.php">https://www.ihmisen.com/NRE010_Sensibilisation-au-Numerique-Responsable.php</text:a></text:p>
          </table:table-cell>
          <table:table-cell office:value-type="string" table:style-name="ce1">
            <text:p>1.4442469</text:p>
          </table:table-cell>
          <table:table-cell office:value-type="string" table:style-name="ce1">
            <text:p>43.6044622</text:p>
          </table:table-cell>
          <table:table-cell table:number-columns-repeated="16367"/>
        </table:table-row>
        <table:table-row table:style-name="ro12">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5">
            <text:p>Objectif de la formation :</text:p>
            <text:p>Présenter les enjeux et contextes du numérique et pourquoi il est crucial d’intégrer une démarche d’écoconception.</text:p>
            <text:p>Comprendre que le succès du déploiement de cette démarche est lié à son intégration dans une stratégie durable et globale d’entreprise.</text:p>
            <text:p>Faire ainsi converger la stratégie de l’organisation et les enjeux que le Numérique Responsable doit traiter.</text:p>
            <text:p>Définir les outils nécessaires à la prise en charge de la durabilité dans la stratégie d’entreprise.</text:p>
            <text:p>Identifier les leviers permettant de déployer et piloter l’écoconception au sein des organisations.</text:p>
            <text:p>Se projeter sur une mise en pratique concrète en entreprise.</text:p>
          </table:table-cell>
          <table:table-cell office:value-type="string" table:style-name="ce5">
            <text:p>Cabinet de Conseil, Cabinet de Coaching et Organisme de formation certifié Qualiopi</text:p>
          </table:table-cell>
          <table:table-cell office:value-type="string" table:style-name="ce5">
            <text:p>Ihmisen Academy</text:p>
          </table:table-cell>
          <table:table-cell office:value-type="string" table:style-name="ce5">
            <text:p>Numérique Responsable - Ecoconception pour les dirigeants</text:p>
          </table:table-cell>
          <table:table-cell office:value-type="string" table:style-name="ce5">
            <text:p>Toulouse</text:p>
          </table:table-cell>
          <table:table-cell office:value-type="string" table:style-name="ce5">
            <text:p>› Attestation de fin de formation.</text:p>
          </table:table-cell>
          <table:table-cell office:value-type="float" office:value="1" table:style-name="ce5">
            <text:p>1</text:p>
          </table:table-cell>
          <table:table-cell office:value-type="string" table:style-name="ce5">
            <text:p>Présentiel et distanciel</text:p>
          </table:table-cell>
          <table:table-cell office:value-type="string" table:style-name="ce8">
            <text:p><text:a xlink:href="https://www.ihmisen.com/NRE020_Ecoconception-pour-les-dirigeants.php">https://www.ihmisen.com/NRE020_Ecoconception-pour-les-dirigeants.php</text:a></text:p>
          </table:table-cell>
          <table:table-cell office:value-type="string" table:style-name="ce1">
            <text:p>1.4442469</text:p>
          </table:table-cell>
          <table:table-cell office:value-type="string" table:style-name="ce1">
            <text:p>43.6044622</text:p>
          </table:table-cell>
          <table:table-cell table:number-columns-repeated="16367"/>
        </table:table-row>
        <table:table-row table:style-name="ro12">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5">
            <text:p>Objectif de la formation :</text:p>
            <text:p>Prendre du recul par rapport au « business as usual » dans les projets informatiques.</text:p>
            <text:p>Définir les enjeux et contextes du numérique et pourquoi il est crucial d’intégrer une démarche d’écoconception.</text:p>
            <text:p>Comprendre l’écoconception appliquée aux services numériques.</text:p>
            <text:p>S’appuyer sur une méthodologie pour déployer le Numérique Responsable dans les projets.</text:p>
            <text:p>Identifier les référentiels et outils existants.</text:p>
            <text:p>Acquérir et de mettre en pratique sous forme d’ateliers les connaissances socles sur le sujet du Numérique Responsable.</text:p>
            <text:p>Être en mesure de concevoir un logiciel en intégrant les bonnes pratiques d’éco-conception numérique.</text:p>
          </table:table-cell>
          <table:table-cell office:value-type="string" table:style-name="ce5">
            <text:p>Cabinet de Conseil, Cabinet de Coaching et Organisme de formation certifié Qualiopi</text:p>
          </table:table-cell>
          <table:table-cell office:value-type="string" table:style-name="ce5">
            <text:p>Ihmisen Academy</text:p>
          </table:table-cell>
          <table:table-cell office:value-type="string" table:style-name="ce5">
            <text:p>Numérique Responsable - Ecoconception pour la gestion de projets</text:p>
          </table:table-cell>
          <table:table-cell office:value-type="string" table:style-name="ce5">
            <text:p>Toulouse</text:p>
          </table:table-cell>
          <table:table-cell office:value-type="string" table:style-name="ce5">
            <text:p>› Attestation de fin de formation.</text:p>
          </table:table-cell>
          <table:table-cell office:value-type="float" office:value="2" table:style-name="ce5">
            <text:p>2</text:p>
          </table:table-cell>
          <table:table-cell office:value-type="string" table:style-name="ce5">
            <text:p>Présentiel et distanciel</text:p>
          </table:table-cell>
          <table:table-cell office:value-type="string" table:style-name="ce8">
            <text:p><text:a xlink:href="https://www.ihmisen.com/NRE030_Ecoconception-pour-la-gestion-de-projets.php">https://www.ihmisen.com/NRE030_Ecoconception-pour-la-gestion-de-projets.php</text:a></text:p>
          </table:table-cell>
          <table:table-cell office:value-type="string" table:style-name="ce1">
            <text:p>1.4442469</text:p>
          </table:table-cell>
          <table:table-cell office:value-type="string" table:style-name="ce1">
            <text:p>43.6044622</text:p>
          </table:table-cell>
          <table:table-cell table:number-columns-repeated="16367"/>
        </table:table-row>
        <table:table-row table:style-name="ro12">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5">
            <text:p>Objectifs pédagogiques</text:p>
            <text:p>Prendre du recul par rapport au « business as usual » dans les projets informatiques.</text:p>
            <text:p>Définir les enjeux et contextes du numérique et pourquoi il est crucial d’intégrer une démarche d’écoconception.</text:p>
            <text:p>Comprendre l’écoconception appliquée aux services numériques.</text:p>
            <text:p>S’appuyer sur une méthodologie pour déployer le Numérique Responsable dans les projets.</text:p>
            <text:p>Identifier les référentiels et outils existants.</text:p>
            <text:p>Acquérir et de mettre en pratique sous forme d’ateliers les connaissances socles sur le sujet du Numérique Responsable.</text:p>
            <text:p>Être en mesure de concevoir un logiciel en intégrant les bonnes pratiques d’éco-conception numérique.</text:p>
          </table:table-cell>
          <table:table-cell office:value-type="string" table:style-name="ce5">
            <text:p>Cabinet de Conseil, Cabinet de Coaching et Organisme de formation certifié Qualiopi</text:p>
          </table:table-cell>
          <table:table-cell office:value-type="string" table:style-name="ce5">
            <text:p>Ihmisen Academy</text:p>
          </table:table-cell>
          <table:table-cell office:value-type="string" table:style-name="ce5">
            <text:p>Numérique Responsable - Ecoconception pour les développeurs</text:p>
          </table:table-cell>
          <table:table-cell office:value-type="string" table:style-name="ce5">
            <text:p>Toulouse</text:p>
          </table:table-cell>
          <table:table-cell office:value-type="string" table:style-name="ce5">
            <text:p>› Attestation de fin de formation.</text:p>
          </table:table-cell>
          <table:table-cell office:value-type="float" office:value="3" table:style-name="ce5">
            <text:p>3</text:p>
          </table:table-cell>
          <table:table-cell office:value-type="string" table:style-name="ce5">
            <text:p>Présentiel et distanciel</text:p>
          </table:table-cell>
          <table:table-cell office:value-type="string" table:style-name="ce8">
            <text:p><text:a xlink:href="https://www.ihmisen.com/NRE040_Ecoconception-pour-les-developpeurs.php">https://www.ihmisen.com/NRE040_Ecoconception-pour-les-developpeurs.php</text:a></text:p>
          </table:table-cell>
          <table:table-cell office:value-type="string" table:style-name="ce1">
            <text:p>1.4442469</text:p>
          </table:table-cell>
          <table:table-cell office:value-type="string" table:style-name="ce1">
            <text:p>43.6044622</text:p>
          </table:table-cell>
          <table:table-cell table:number-columns-repeated="16367"/>
        </table:table-row>
        <table:table-row table:style-name="ro12">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5">
            <text:p>Objectifs pédagogiques</text:p>
            <text:p>Préciser les objectifs du référentiel.</text:p>
            <text:p>Comprendre la structure des éléments proposés dans le référentiel.</text:p>
            <text:p>Identifier les relations avec les Objectifs de Développement Durable de l’ONU.</text:p>
            <text:p>Préciser la méthodologie de mise en œuvre du référentiel dans une organisation.</text:p>
            <text:p>Comprendre les éléments exposés dans le référentiel.</text:p>
            <text:p>Relier le référentiel INR avec les autres référentiels disponibles.</text:p>
          </table:table-cell>
          <table:table-cell office:value-type="string" table:style-name="ce5">
            <text:p>Cabinet de Conseil, Cabinet de Coaching et Organisme de formation certifié Qualiopi</text:p>
          </table:table-cell>
          <table:table-cell office:value-type="string" table:style-name="ce5">
            <text:p>Ihmisen Academy</text:p>
          </table:table-cell>
          <table:table-cell office:value-type="string" table:style-name="ce5">
            <text:p>Numérique Responsable – Référentiel « Conception responsable de Services Numériques » de l’INR</text:p>
          </table:table-cell>
          <table:table-cell office:value-type="string" table:style-name="ce5">
            <text:p>Toulouse</text:p>
          </table:table-cell>
          <table:table-cell office:value-type="string" table:style-name="ce5">
            <text:p>› Attestation de fin de formation.</text:p>
          </table:table-cell>
          <table:table-cell office:value-type="float" office:value="1" table:style-name="ce5">
            <text:p>1</text:p>
          </table:table-cell>
          <table:table-cell office:value-type="string" table:style-name="ce5">
            <text:p>Présentiel et distanciel</text:p>
          </table:table-cell>
          <table:table-cell office:value-type="string" table:style-name="ce8">
            <text:p><text:a xlink:href="https://www.ihmisen.com/NRE060_Referentiel-CoRSer-Num-de-l-INR.php">https://www.ihmisen.com/NRE060_Referentiel-CoRSer-Num-de-l-INR.php</text:a></text:p>
          </table:table-cell>
          <table:table-cell office:value-type="string" table:style-name="ce1">
            <text:p>1.4442469</text:p>
          </table:table-cell>
          <table:table-cell office:value-type="string" table:style-name="ce1">
            <text:p>43.6044622</text:p>
          </table:table-cell>
          <table:table-cell table:number-columns-repeated="16367"/>
        </table:table-row>
        <table:table-row table:style-name="ro12">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5">
            <text:p>Objectifs pédagogiques</text:p>
            <text:p>Prendre du recul par rapport au « business as usual » dans les projets informatiques.</text:p>
            <text:p>Définir les enjeux et contextes du numérique et pourquoi il est crucial d’intégrer une démarche d’écoconception.</text:p>
            <text:p>Comprendre l’écoconception appliquée aux services numériques.</text:p>
            <text:p>S’appuyer sur une méthodologie pour déployer le Numérique Responsable dans les projets.</text:p>
            <text:p>Identifier les référentiels et outils existants.</text:p>
            <text:p>Acquérir et de mettre en pratique sous forme d’ateliers les connaissances socles sur le sujet du Numérique Responsable.</text:p>
            <text:p>Être en mesure de concevoir un produit / service en intégrant les bonnes pratiques d’éco-conception numérique.</text:p>
          </table:table-cell>
          <table:table-cell office:value-type="string" table:style-name="ce5">
            <text:p>Cabinet de Conseil, Cabinet de Coaching et Organisme de formation certifié Qualiopi</text:p>
          </table:table-cell>
          <table:table-cell office:value-type="string" table:style-name="ce5">
            <text:p>Ihmisen Academy</text:p>
          </table:table-cell>
          <table:table-cell office:value-type="string" table:style-name="ce5">
            <text:p>Numérique Responsable – Ecoconception pour les Fonctionnels</text:p>
          </table:table-cell>
          <table:table-cell office:value-type="string" table:style-name="ce5">
            <text:p>Toulouse</text:p>
          </table:table-cell>
          <table:table-cell office:value-type="string" table:style-name="ce5">
            <text:p>› Attestation de fin de formation.</text:p>
          </table:table-cell>
          <table:table-cell office:value-type="float" office:value="2" table:style-name="ce5">
            <text:p>2</text:p>
          </table:table-cell>
          <table:table-cell office:value-type="string" table:style-name="ce5">
            <text:p>Présentiel et distanciel</text:p>
          </table:table-cell>
          <table:table-cell office:value-type="string" table:style-name="ce8">
            <text:p><text:a xlink:href="https://www.ihmisen.com/NRE070_Ecoconception-pour-les-Fonctionnels.php">https://www.ihmisen.com/NRE070_Ecoconception-pour-les-Fonctionnels.php</text:a></text:p>
          </table:table-cell>
          <table:table-cell office:value-type="string" table:style-name="ce1">
            <text:p>1.4442469</text:p>
          </table:table-cell>
          <table:table-cell office:value-type="string" table:style-name="ce1">
            <text:p>43.6044622</text:p>
          </table:table-cell>
          <table:table-cell table:number-columns-repeated="16367"/>
        </table:table-row>
        <table:table-row table:style-name="ro12">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5">
            <text:p>Objectifs pédagogiques</text:p>
            <text:p>Mettre en œuvre une dynamique collective pour faciliter les partages d’expérience.</text:p>
            <text:p>Définir les enjeux et contextes du numérique et pourquoi il est crucial d’intégrer une démarche d’écoconception.</text:p>
            <text:p>Comprendre pourquoi et comment une démarche d’écoconception permet de réduire les impacts du numérique sur l’environnement et l’exclusion des personnes.</text:p>
            <text:p>Prendre du recul par rapport au « business as usual » dans les projets informatiques.</text:p>
            <text:p>S’appuyer sur une méthodologie pour déployer le Numérique Responsable dans les projets.</text:p>
            <text:p>Acquérir et de mettre en pratique sous forme d’ateliers les connaissances socles sur le sujet du Numérique Responsable.</text:p>
            <text:p>Identifier les référentiels et outils existants.</text:p>
            <text:p>Comprendre l’écoconception appliquée aux services numériques.</text:p>
            <text:p>Être en mesure de concevoir un logiciel en intégrant les bonnes pratiques d’écoconception numérique.</text:p>
            <text:p>Comprendre que les performances environnementales, techniques et la sécurité des services numériques convergent.</text:p>
            <text:p>Connaître les outils disponibles pour mettre en œuvre l’écoconception appliquée aux services numériques.</text:p>
            <text:p>Renforcer les bonnes pratiques des métiers du développement et du design pour mettre en œuvre efficacement l’écoconception.</text:p>
            <text:p>Développer et de transmettre une démarche holistique d’écoconception de service numérique.</text:p>
          </table:table-cell>
          <table:table-cell office:value-type="string" table:style-name="ce5">
            <text:p>Cabinet de Conseil, Cabinet de Coaching et Organisme de formation certifié Qualiopi</text:p>
          </table:table-cell>
          <table:table-cell office:value-type="string" table:style-name="ce5">
            <text:p>Ihmisen Academy</text:p>
          </table:table-cell>
          <table:table-cell office:value-type="string" table:style-name="ce5">
            <text:p>Numérique Responsable – Ecoconception pour les Lead Dev, Développeurs et UX Designers</text:p>
          </table:table-cell>
          <table:table-cell office:value-type="string" table:style-name="ce5">
            <text:p>Toulouse</text:p>
          </table:table-cell>
          <table:table-cell office:value-type="string" table:style-name="ce5">
            <text:p>› Attestation de fin de formation.</text:p>
          </table:table-cell>
          <table:table-cell office:value-type="float" office:value="3" table:style-name="ce5">
            <text:p>3</text:p>
          </table:table-cell>
          <table:table-cell office:value-type="string" table:style-name="ce5">
            <text:p>Présentiel et distanciel</text:p>
          </table:table-cell>
          <table:table-cell office:value-type="string" table:style-name="ce8">
            <text:p><text:a xlink:href="https://www.ihmisen.com/NRE080_Ecoconception-pour-les-lead-dev-developpeurs-UX-designers.php">https://www.ihmisen.com/NRE080_Ecoconception-pour-les-lead-dev-developpeurs-UX-designers.php</text:a></text:p>
          </table:table-cell>
          <table:table-cell office:value-type="string" table:style-name="ce1">
            <text:p>1.4442469</text:p>
          </table:table-cell>
          <table:table-cell office:value-type="string" table:style-name="ce1">
            <text:p>43.6044622</text:p>
          </table:table-cell>
          <table:table-cell table:number-columns-repeated="16367"/>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Objectifs de la formation :</text:p>
            <text:p>- Avoir la théorie et la pratique des sujets Numérique responsable et Écoconception numérique</text:p>
            <text:p>- Comprendre les impacts du numérique inscrits dans des enjeux globaux</text:p>
            <text:p>- Maîtriser les différences de concepts et de valeurs présents dans le Numérique responsable</text:p>
            <text:p>- Aborder la démarche d’écoconception numérique de façon simple et outillée</text:p>
            <text:p>- Agir, en créant le réflexe de sobriété numérique au sein des futurs projets numériques</text:p>
            <text:p>- Réfléchir concrètement à l’écoconception d’un service numérique en minimisant son impact environnemental via un exercice d’optimisation</text:p>
            <text:p/>
            <text:p>Le programme détaillé est le suivant :</text:p>
            <text:p>1/ Le contexte actuel, les enjeux environnementaux et sociaux</text:p>
            <text:p>2/ L’impact global du numérique : Analyse du cycle de vie (ACV) du numérique et d’un projet de service numérique</text:p>
            <text:p>3/ L’impact de la fabrication matérielle, de nos usages quotidiens du numérique et de la fin de vie</text:p>
            <text:p>4/ Place à la sobriété et à la responsabilité : définition des concepts de sobriété numérique, low-tech, green IT, IT4Green, accessibilité, inclusion, illectronisme, écoconception numérique, Green-UX, respect des données personnelles, éthique et numérique responsable</text:p>
            <text:p>5/ Atelier de réflexion collective afin de définir et de catégoriser des bonnes pratiques d’écoconception et de numérique responsable</text:p>
            <text:p>6/ Comment je fais, moi ? Guides, référentiels et bonnes pratiques d’écoconception numérique tout en prêtant attention aux effets rebonds</text:p>
            <text:p>7/ La démarche de l’écoconception numérique : intérêt, méthode, outils de mesure et démonstration avec des cas pratiques</text:p>
            <text:p>8/ (Atelier pratique d’1 journée) Amélioration d’un projet web fictif dès la conception UX</text:p>
          </table:table-cell>
          <table:table-cell office:value-type="string" table:style-name="ce5">
            <text:p>Entreprise délivrant des formations certifiées Qualiopi</text:p>
          </table:table-cell>
          <table:table-cell office:value-type="string" table:style-name="ce5">
            <text:p>Temesis</text:p>
          </table:table-cell>
          <table:table-cell office:value-type="string" table:style-name="ce5">
            <text:p>Comprendre le numérique responsable &amp; la démarche d’écoconception numérique, avec ateliers pratiques</text:p>
          </table:table-cell>
          <table:table-cell office:value-type="string" table:style-name="ce5">
            <text:p>Paris</text:p>
          </table:table-cell>
          <table:table-cell office:value-type="string" table:style-name="ce5">
            <text:p>Validation de participation</text:p>
          </table:table-cell>
          <table:table-cell office:value-type="float" office:value="1" table:style-name="ce5">
            <text:p>1</text:p>
          </table:table-cell>
          <table:table-cell office:value-type="string" table:style-name="ce5">
            <text:p>Présentiel et distanciel</text:p>
          </table:table-cell>
          <table:table-cell office:value-type="string" table:style-name="ce5">
            <text:p>http://www.temesis.com</text:p>
          </table:table-cell>
          <table:table-cell office:value-type="string" table:style-name="ce1">
            <text:p>2.3483915</text:p>
          </table:table-cell>
          <table:table-cell office:value-type="string" table:style-name="ce1">
            <text:p>48.8534951</text:p>
          </table:table-cell>
          <table:table-cell table:number-columns-repeated="16367"/>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Un atelier pour comprendre en équipe et de manière ludique les enjeux environnementaux du numérique.</text:p>
          </table:table-cell>
          <table:table-cell office:value-type="string" table:style-name="ce5">
            <text:p>Association</text:p>
          </table:table-cell>
          <table:table-cell office:value-type="string" table:style-name="ce5">
            <text:p>La Fresque Du Numérique</text:p>
          </table:table-cell>
          <table:table-cell office:value-type="string" table:style-name="ce5">
            <text:p>La Fresque Du Numérique</text:p>
          </table:table-cell>
          <table:table-cell office:value-type="string" table:style-name="ce5">
            <text:p>Toute la France</text:p>
          </table:table-cell>
          <table:table-cell office:value-type="string" table:style-name="ce5">
            <text:p>Non</text:p>
          </table:table-cell>
          <table:table-cell office:value-type="float" office:value="0.5" table:style-name="ce5">
            <text:p>0,5</text:p>
          </table:table-cell>
          <table:table-cell office:value-type="string" table:style-name="ce5">
            <text:p>Présentiel et distanciel</text:p>
          </table:table-cell>
          <table:table-cell office:value-type="string" table:style-name="ce9">
            <text:p><text:a xlink:href="https://www.fresquedunumerique.org/">https://www.fresquedunumerique.org/</text:a></text:p>
          </table:table-cell>
          <table:table-cell office:value-type="string" table:style-name="ce1">
            <text:p>2.3483915</text:p>
          </table:table-cell>
          <table:table-cell office:value-type="string" table:style-name="ce1">
            <text:p>48.8534951</text:p>
          </table:table-cell>
          <table:table-cell table:number-columns-repeated="16367"/>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Permettre à un gestionnaire de services numériques d’adopter des comportements numériques responsables, conformément au référentiel du Label Numérique Responsable. Cette formation permet de comprendre le référentiel de l’INR et de pouvoir s’engager, avec la formation complémentaire « Démarche de Labellisation Numérique Responsable » dans la démarche de labellisation LNR.</text:p>
          </table:table-cell>
          <table:table-cell office:value-type="string" table:style-name="ce5">
            <text:p>Agence de labellisation</text:p>
          </table:table-cell>
          <table:table-cell office:value-type="string" table:style-name="ce5">
            <text:p>Agence Lucie</text:p>
          </table:table-cell>
          <table:table-cell office:value-type="string" table:style-name="ce5">
            <text:p>Maitriser les enjeux et piloter une démarche Numérique Responsable avec le label NR</text:p>
          </table:table-cell>
          <table:table-cell office:value-type="string" table:style-name="ce5">
            <text:p>Paris</text:p>
          </table:table-cell>
          <table:table-cell office:value-type="string" table:style-name="ce5">
            <text:p>En route vers la labellisation</text:p>
            <text:p>Oui, validation des compétences :</text:p>
            <text:p>-Comprendre les enjeux du numérique responsable et les comportements clefs à adopter pour les respecter.</text:p>
            <text:p>-Connaître le référentiel du Label du Numérique Responsable ainsi que les enjeux de cette thématique.</text:p>
            <text:p>-Savoir évaluer les enjeux, son niveau et ses axes d’amélioration sur le numérique responsable.</text:p>
            <text:p/>
            <text:p>-Identifier les priorités propres à son organisation dans le cadre de sa démarche NR. Se préparer à un audit NR externe.</text:p>
            <text:p>-Rédiger des engagements concrets, engageants, réalisables et conformes aux attentes d’un comité de labellisation.</text:p>
            <text:p>-Être capable de préparer l’auto-évaluation d’une organisation et de mener une démarche de labellisation LNR1 ou LNR2 dans une entreprise ou organisation.</text:p>
          </table:table-cell>
          <table:table-cell office:value-type="float" office:value="3" table:style-name="ce5">
            <text:p>3</text:p>
          </table:table-cell>
          <table:table-cell office:value-type="string" table:style-name="ce5">
            <text:p>Présentiel et distanciel</text:p>
          </table:table-cell>
          <table:table-cell office:value-type="string" table:style-name="ce9">
            <text:p><text:a xlink:href="https://docs.zohopublic.eu/folder/1ciiyda9edd3f0194450b9507cffdd32025d6">https://docs.zohopublic.eu/folder/1ciiyda9edd3f0194450b9507cffdd32025d6</text:a></text:p>
          </table:table-cell>
          <table:table-cell office:value-type="string" table:style-name="ce1">
            <text:p>2.3483915</text:p>
          </table:table-cell>
          <table:table-cell office:value-type="string" table:style-name="ce1">
            <text:p>48.8534951</text:p>
          </table:table-cell>
          <table:table-cell table:number-columns-repeated="16367"/>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Comprendre les liens entre les GAFAM et l'impact environnemental du numérique</text:p>
            <text:p>Comment protéger ses données personnelles tout en limitant son impact numérique</text:p>
            <text:p>Etat des lieux du monde numérique</text:p>
            <text:p>Paramétrage de smartphone pour réduire son empreinte énergétique</text:p>
            <text:p>Test de solution libre et open source</text:p>
            <text:p>Présentation des alternatives (réseaux locaux et décentralisés)</text:p>
            <text:p>Utilisation d'outil d'audit et de test</text:p>
            <text:p>Bonnes pratiques</text:p>
          </table:table-cell>
          <table:table-cell office:value-type="string" table:style-name="ce5">
            <text:p>Formateur indépendant</text:p>
          </table:table-cell>
          <table:table-cell office:value-type="string" table:style-name="ce5">
            <text:p>TkPx</text:p>
          </table:table-cell>
          <table:table-cell office:value-type="string" table:style-name="ce5">
            <text:p>Sobriété numérique et internet éco-responsable</text:p>
          </table:table-cell>
          <table:table-cell office:value-type="string" table:style-name="ce5">
            <text:p>La Bernardière</text:p>
          </table:table-cell>
          <table:table-cell office:value-type="string" table:style-name="ce5">
            <text:p>Non</text:p>
          </table:table-cell>
          <table:table-cell office:value-type="float" office:value="0.5" table:style-name="ce5">
            <text:p>0,5</text:p>
          </table:table-cell>
          <table:table-cell office:value-type="string" table:style-name="ce5">
            <text:p>Présentiel et distanciel</text:p>
          </table:table-cell>
          <table:table-cell office:value-type="string" table:style-name="ce5">
            <text:p>https://tkpx.eu/formations-professionnelles/</text:p>
          </table:table-cell>
          <table:table-cell office:value-type="string" table:style-name="ce56">
            <text:p>-1.2647222</text:p>
          </table:table-cell>
          <table:table-cell office:value-type="string" table:style-name="ce1">
            <text:p>47.0505556</text:p>
          </table:table-cell>
          <table:table-cell table:number-columns-repeated="16367"/>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L'atelier Trivial Numérique Responsable est une solution ludique, sous forme d’un atelier, qui a fait ses preuves auprès d’organisations qui souhaitaient comme vous, intégrer leur système d’information dans leur stratégie RSE.</text:p>
            <text:p/>
            <text:p>L’animation de l’atelier comprend : un jeu de cartes par participant, une réunion de brief pour cadrage avant livraison, 4 affiches sur les impacts du numérique, une enquête en ligne post-atelier, une affiche récapitulative finale pour valoriser l’action en interne comme en externe.</text:p>
          </table:table-cell>
          <table:table-cell office:value-type="string" table:style-name="ce5">
            <text:p>Entreprise de conseil</text:p>
          </table:table-cell>
          <table:table-cell office:value-type="string" table:style-name="ce5">
            <text:p>OM Conseil</text:p>
          </table:table-cell>
          <table:table-cell office:value-type="string" table:style-name="ce5">
            <text:p>Atelier Trivial Numérique Responsable</text:p>
          </table:table-cell>
          <table:table-cell office:value-type="string" table:style-name="ce5">
            <text:p>Versailles</text:p>
          </table:table-cell>
          <table:table-cell office:value-type="string" table:style-name="ce5">
            <text:p>Non</text:p>
          </table:table-cell>
          <table:table-cell office:value-type="float" office:value="0.5" table:style-name="ce5">
            <text:p>0,5</text:p>
          </table:table-cell>
          <table:table-cell office:value-type="string" table:style-name="ce5">
            <text:p>Présentiel et distanciel</text:p>
          </table:table-cell>
          <table:table-cell office:value-type="string" table:style-name="ce5">
            <text:p>https://www.om-conseil.fr/atelier-ludique-de-sensibilisation-au-numerique-responsable/</text:p>
          </table:table-cell>
          <table:table-cell office:value-type="string" table:style-name="ce1">
            <text:p>2.1266886</text:p>
          </table:table-cell>
          <table:table-cell office:value-type="string" table:style-name="ce1">
            <text:p>48.8035403</text:p>
          </table:table-cell>
          <table:table-cell table:number-columns-repeated="16367"/>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Au cœur des enjeux économiques, sociétaux et environnementaux, la transformation numérique bouleverse les modèles de consommation et fait naître des usages numériques aux réels impacts sociétaux et écologiques. Cette formation vous donne les clés pour amorcer une transformation numérique responsable.</text:p>
            <text:p/>
            <text:p>Objectifs pédagogiques</text:p>
            <text:p>À l’issue de la formation, le participant sera en mesure de :</text:p>
            <text:p>Identifier les enjeux et les impacts environnementaux et sociétaux du numérique</text:p>
            <text:p>Intégrer les solutions d’un numérique plus responsable</text:p>
            <text:p>Amorcer une démarche de responsabilité numérique dans son organisation</text:p>
          </table:table-cell>
          <table:table-cell office:value-type="string" table:style-name="ce5">
            <text:p>Organisme de formation</text:p>
          </table:table-cell>
          <table:table-cell office:value-type="string" table:style-name="ce5">
            <text:p>Orsys</text:p>
          </table:table-cell>
          <table:table-cell office:value-type="string" table:style-name="ce5">
            <text:p>Amorcer une transformation numérique responsable</text:p>
          </table:table-cell>
          <table:table-cell office:value-type="string" table:style-name="ce5">
            <text:p>Puteaux-La défense</text:p>
          </table:table-cell>
          <table:table-cell office:value-type="string" table:style-name="ce5">
            <text:p>Le formateur évalue la progression pédagogique du participant tout au long de la formation au moyen de QCM, mises en situation, travaux pratiques…</text:p>
            <text:p>Le participant complète également un test de positionnement en amont et en aval pour valider les compétences acquises.</text:p>
          </table:table-cell>
          <table:table-cell office:value-type="float" office:value="1" table:style-name="ce5">
            <text:p>1</text:p>
          </table:table-cell>
          <table:table-cell office:value-type="string" table:style-name="ce5">
            <text:p>Présentiel et distanciel</text:p>
          </table:table-cell>
          <table:table-cell office:value-type="string" table:style-name="ce5">
            <text:p>https://www.orsys.fr/formation-amorcer-une-transformation-numerique-responsable.html</text:p>
          </table:table-cell>
          <table:table-cell office:value-type="string" table:style-name="ce1">
            <text:p>2.23821</text:p>
          </table:table-cell>
          <table:table-cell office:value-type="string" table:style-name="ce1">
            <text:p>48.884913</text:p>
          </table:table-cell>
          <table:table-cell table:number-columns-repeated="16367"/>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Formation Écoconception des services numériques</text:p>
            <text:p>L’écoconception est un levier majeur de réduction de l'impact du numérique. Comment et quand mettre en œuvre une démarche d’écoconception ? Quels outils, quels gains ? Cette formation vous permettra d’appliquer les concepts fondamentaux de l’écoconception à vos services numériques.</text:p>
            <text:p/>
            <text:p>Objectifs pédagogiques</text:p>
            <text:p>À l’issue de la formation, le participant sera en mesure de :</text:p>
            <text:p>Comprendre les enjeux du numérique responsable</text:p>
            <text:p>Connaître les outils de mise en œuvre d'une démarche d'écoconception d’un service numérique</text:p>
            <text:p>Évaluer les impacts environnementaux d'un service numérique</text:p>
            <text:p>Identifier les leviers d’écoconception</text:p>
            <text:p>Intégrer une démarche d'écoconception dans le développement d’un service numérique</text:p>
            <text:p>Mesurer les bénéfices d’une démarche d’écoconception</text:p>
          </table:table-cell>
          <table:table-cell office:value-type="string" table:style-name="ce5">
            <text:p>Organisme de formation</text:p>
          </table:table-cell>
          <table:table-cell office:value-type="string" table:style-name="ce5">
            <text:p>Orsys</text:p>
          </table:table-cell>
          <table:table-cell office:value-type="string" table:style-name="ce5">
            <text:p>Ecoconception des services numériques</text:p>
          </table:table-cell>
          <table:table-cell office:value-type="string" table:style-name="ce5">
            <text:p>Puteaux-La défense</text:p>
          </table:table-cell>
          <table:table-cell office:value-type="string" table:style-name="ce5">
            <text:p>Le formateur évalue la progression pédagogique du participant tout au long de la formation au moyen de QCM, mises en situation, travaux pratiques…</text:p>
            <text:p>Le participant complète également un test de positionnement en amont et en aval pour valider les compétences acquises.</text:p>
          </table:table-cell>
          <table:table-cell office:value-type="float" office:value="2" table:style-name="ce5">
            <text:p>2</text:p>
          </table:table-cell>
          <table:table-cell office:value-type="string" table:style-name="ce5">
            <text:p>Présentiel et distanciel</text:p>
          </table:table-cell>
          <table:table-cell office:value-type="string" table:style-name="ce5">
            <text:p>https://www.orsys.fr/formation-ecoconception-des-services-numeriques.html</text:p>
          </table:table-cell>
          <table:table-cell office:value-type="string" table:style-name="ce1">
            <text:p>2.23821</text:p>
          </table:table-cell>
          <table:table-cell office:value-type="string" table:style-name="ce1">
            <text:p>48.884913</text:p>
          </table:table-cell>
          <table:table-cell table:number-columns-repeated="16367"/>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Cette formation vous permettra d'identifier les principaux leviers d'action à mettre en œuvre pour devenir éco-responsable dans la gestion IT. Vous verrez comment réduire de façon significative certaines charges financières, notamment celles correspondant à la consommation électrique.</text:p>
            <text:p/>
            <text:p>Objectifs pédagogiques</text:p>
            <text:p>À l’issue de la formation, le participant sera en mesure de :</text:p>
            <text:p>Connaître les évolutions du Green IT</text:p>
            <text:p>Analyser le cycle de vie du matériel informatique</text:p>
            <text:p>Proposer différentes solutions pour réduire les coûts du data center</text:p>
            <text:p>Mettre en place et suivre le projet Green IT</text:p>
          </table:table-cell>
          <table:table-cell office:value-type="string" table:style-name="ce5">
            <text:p>Organisme de formation</text:p>
          </table:table-cell>
          <table:table-cell office:value-type="string" table:style-name="ce5">
            <text:p>Orsys</text:p>
          </table:table-cell>
          <table:table-cell office:value-type="string" table:style-name="ce5">
            <text:p>Green IT, démarche et mise en œuvre</text:p>
          </table:table-cell>
          <table:table-cell office:value-type="string" table:style-name="ce5">
            <text:p>Puteaux-La défense</text:p>
          </table:table-cell>
          <table:table-cell office:value-type="string" table:style-name="ce5">
            <text:p>Le formateur évalue la progression pédagogique du participant tout au long de la formation au moyen de QCM, mises en situation, travaux pratiques…</text:p>
            <text:p>Le participant complète également un test de positionnement en amont et en aval pour valider les compétences acquises.</text:p>
          </table:table-cell>
          <table:table-cell office:value-type="float" office:value="2" table:style-name="ce5">
            <text:p>2</text:p>
          </table:table-cell>
          <table:table-cell office:value-type="string" table:style-name="ce5">
            <text:p>Présentiel et distanciel</text:p>
          </table:table-cell>
          <table:table-cell office:value-type="string" table:style-name="ce5">
            <text:p>https://www.orsys.fr/formation-green-it-demarche-mise-en-oeuvre.html</text:p>
          </table:table-cell>
          <table:table-cell office:value-type="string" table:style-name="ce1">
            <text:p>2.23821</text:p>
          </table:table-cell>
          <table:table-cell office:value-type="string" table:style-name="ce1">
            <text:p>48.884913</text:p>
          </table:table-cell>
          <table:table-cell table:number-columns-repeated="16367"/>
        </table:table-row>
        <table:table-row table:style-name="ro13">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A l'issue de cette formation, vous serez en mesure d'identifier les chantiers clés pour réduire la consommation électrique d'un centre informatique et serez capable de mettre en œuvre des solutions d'amélioration favorisant la performance énergétique et environnementale.</text:p>
            <text:p/>
            <text:p>Objectifs pédagogiques</text:p>
            <text:p>À l’issue de la formation, le participant sera en mesure de :</text:p>
            <text:p>Optimiser les différents projets Green IT</text:p>
            <text:p>Réaliser l'état des lieux des performances énergétique et environnementale</text:p>
            <text:p>Choisir les solutions IT appropriées aux besoins</text:p>
            <text:p>Sélectionner les solutions liées à l'infrastructure</text:p>
          </table:table-cell>
          <table:table-cell office:value-type="string" table:style-name="ce5">
            <text:p>Organisme de formation</text:p>
          </table:table-cell>
          <table:table-cell office:value-type="string" table:style-name="ce5">
            <text:p>Orsys</text:p>
          </table:table-cell>
          <table:table-cell office:value-type="string" table:style-name="ce5">
            <text:p>Green Data Center, optimiser sa performance énergétique</text:p>
          </table:table-cell>
          <table:table-cell office:value-type="string" table:style-name="ce5">
            <text:p>Puteaux-La défense</text:p>
          </table:table-cell>
          <table:table-cell office:value-type="string" table:style-name="ce5">
            <text:p>Le formateur évalue la progression pédagogique du participant tout au long de la formation au moyen de QCM, mises en situation, travaux pratiques…</text:p>
            <text:p>Le participant complète également un test de positionnement en amont et en aval pour valider les compétences acquises.</text:p>
          </table:table-cell>
          <table:table-cell office:value-type="float" office:value="2" table:style-name="ce5">
            <text:p>2</text:p>
          </table:table-cell>
          <table:table-cell office:value-type="string" table:style-name="ce5">
            <text:p>Présentiel et distanciel</text:p>
          </table:table-cell>
          <table:table-cell office:value-type="string" table:style-name="ce5">
            <text:p>https://www.orsys.fr/formation-green-data-center-optimiser-votre-performance-energetique.html</text:p>
          </table:table-cell>
          <table:table-cell office:value-type="string" table:style-name="ce1">
            <text:p>2.23821</text:p>
          </table:table-cell>
          <table:table-cell office:value-type="string" table:style-name="ce1">
            <text:p>48.884913</text:p>
          </table:table-cell>
          <table:table-cell table:number-columns-repeated="16367"/>
        </table:table-row>
        <table:table-row table:style-name="ro14">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L’accessibilité est la capacité d’une ressource numérique à être utilisée au travers d’applications web ou mobiles par tout individu quelles que soient ses aptitudes. Ce séminaire vous enseignera l'essentiel pour être sensibilisé au sujet de l’accessibilité numérique, afin d'améliorer sa prise en compte.</text:p>
            <text:p/>
            <text:p>Objectifs pédagogiques</text:p>
            <text:p>À l’issue de la formation, le participant sera en mesure de :</text:p>
            <text:p>Appréhender les différents types de handicap</text:p>
            <text:p>Comprendre l’accessibilité numérique, ses impacts et bénéfices</text:p>
            <text:p>Connaître les lois et les référentiels techniques</text:p>
          </table:table-cell>
          <table:table-cell office:value-type="string" table:style-name="ce5">
            <text:p>Organisme de formation</text:p>
          </table:table-cell>
          <table:table-cell office:value-type="string" table:style-name="ce5">
            <text:p>Orsys</text:p>
          </table:table-cell>
          <table:table-cell office:value-type="string" table:style-name="ce5">
            <text:p>Sensibilisation à l'accessibilité numérique</text:p>
          </table:table-cell>
          <table:table-cell office:value-type="string" table:style-name="ce5">
            <text:p>Puteaux-La défense</text:p>
          </table:table-cell>
          <table:table-cell office:value-type="string" table:style-name="ce5">
            <text:p>Le formateur évalue la progression pédagogique du participant tout au long de la formation au moyen de QCM, mises en situation, travaux pratiques…</text:p>
            <text:p>Le participant complète également un test de positionnement en amont et en aval pour valider les compétences acquises.</text:p>
          </table:table-cell>
          <table:table-cell office:value-type="float" office:value="1" table:style-name="ce5">
            <text:p>1</text:p>
          </table:table-cell>
          <table:table-cell office:value-type="string" table:style-name="ce5">
            <text:p>Présentiel et distanciel</text:p>
          </table:table-cell>
          <table:table-cell office:value-type="string" table:style-name="ce5">
            <text:p>https://www.orsys.fr/formation-sensibilisation-a-l-accessibilite-numerique.html</text:p>
          </table:table-cell>
          <table:table-cell office:value-type="string" table:style-name="ce1">
            <text:p>2.23821</text:p>
          </table:table-cell>
          <table:table-cell office:value-type="string" table:style-name="ce1">
            <text:p>48.884913</text:p>
          </table:table-cell>
          <table:table-cell table:number-columns-repeated="16367"/>
        </table:table-row>
        <table:table-row table:style-name="ro15">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Grâce aux standards d’accessibilité mis en place, tous les utilisateurs handicapés peuvent percevoir, comprendre, naviguer et interagir sur le web. Ce cours vous présentera les connaissances essentielles et les bonnes pratiques à suivre pour viser l’accessibilité à toutes les étapes d’un projet web.</text:p>
            <text:p/>
            <text:p>Objectifs pédagogiques</text:p>
            <text:p>À l’issue de la formation, le participant sera en mesure de :</text:p>
            <text:p>Connaître et évaluer les critères d’accessibilité</text:p>
            <text:p>Savoir piloter la prise en compte de l’accessibilité aux différentes étapes d’un projet web</text:p>
            <text:p>Avoir des indicateurs de coût et de complexité</text:p>
            <text:p>Identifier les enjeux et éléments clés pour réussir la prise en compte de l’accessibilité</text:p>
          </table:table-cell>
          <table:table-cell office:value-type="string" table:style-name="ce5">
            <text:p>Organisme de formation</text:p>
          </table:table-cell>
          <table:table-cell office:value-type="string" table:style-name="ce5">
            <text:p>Orsys</text:p>
          </table:table-cell>
          <table:table-cell office:value-type="string" table:style-name="ce5">
            <text:p>L'accessibilité numérique dans un projet</text:p>
          </table:table-cell>
          <table:table-cell office:value-type="string" table:style-name="ce5">
            <text:p>Puteaux-La défense</text:p>
          </table:table-cell>
          <table:table-cell office:value-type="string" table:style-name="ce5">
            <text:p>Le formateur évalue la progression pédagogique du participant tout au long de la formation au moyen de QCM, mises en situation, travaux pratiques…</text:p>
            <text:p>Le participant complète également un test de positionnement en amont et en aval pour valider les compétences acquises.</text:p>
          </table:table-cell>
          <table:table-cell office:value-type="float" office:value="1" table:style-name="ce5">
            <text:p>1</text:p>
          </table:table-cell>
          <table:table-cell office:value-type="string" table:style-name="ce5">
            <text:p>Présentiel et distanciel</text:p>
          </table:table-cell>
          <table:table-cell office:value-type="string" table:style-name="ce5">
            <text:p>https://www.orsys.fr/formation-accessibilite-numerique-dans-un-projet.html</text:p>
          </table:table-cell>
          <table:table-cell office:value-type="string" table:style-name="ce1">
            <text:p>2.23821</text:p>
          </table:table-cell>
          <table:table-cell office:value-type="string" table:style-name="ce1">
            <text:p>48.884913</text:p>
          </table:table-cell>
          <table:table-cell table:number-columns-repeated="16367"/>
        </table:table-row>
        <table:table-row table:style-name="ro1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L'accessibilité des sites web et des applications mobiles est une nécessité commerciale, voire une obligation réglementaire dans certains cas. Le RGAA recense les critères d’accessibilité. Ce cours pratique présente le déroulement des audits RGAA pour les sites web ou pour les applications mobiles.</text:p>
            <text:p/>
            <text:p>Objectifs pédagogiques</text:p>
            <text:p>À l’issue de la formation, le participant sera en mesure de :</text:p>
            <text:p>Connaître les principaux référentiels d’accessibilité d’un site web ainsi que leurs relations</text:p>
            <text:p>Être capable de retrouver et d'expliquer les critères d'accessibilité du RGAA</text:p>
            <text:p>Être capable de retrouver et d'expliquer les critères d'accessibilité du RGAA-APPS</text:p>
            <text:p>Savoir trouver les outils de validation des critères d'accessibilité d'un site web ou d’une application mobile</text:p>
            <text:p>Savoir conduire l'audit RGAA d'un site web ou d’une application mobile et le restituer</text:p>
          </table:table-cell>
          <table:table-cell office:value-type="string" table:style-name="ce5">
            <text:p>Organisme de formation</text:p>
          </table:table-cell>
          <table:table-cell office:value-type="string" table:style-name="ce5">
            <text:p>Orsys</text:p>
          </table:table-cell>
          <table:table-cell office:value-type="string" table:style-name="ce5">
            <text:p>RGAA, auditer l'accessibilité d'un site web ou d'une application mobile</text:p>
          </table:table-cell>
          <table:table-cell office:value-type="string" table:style-name="ce5">
            <text:p>Puteaux-La défense</text:p>
          </table:table-cell>
          <table:table-cell office:value-type="string" table:style-name="ce5">
            <text:p>Le formateur évalue la progression pédagogique du participant tout au long de la formation au moyen de QCM, mises en situation, travaux pratiques…</text:p>
            <text:p>Le participant complète également un test de positionnement en amont et en aval pour valider les compétences acquises.</text:p>
          </table:table-cell>
          <table:table-cell office:value-type="float" office:value="5" table:style-name="ce5">
            <text:p>5</text:p>
          </table:table-cell>
          <table:table-cell office:value-type="string" table:style-name="ce5">
            <text:p>Présentiel et distanciel</text:p>
          </table:table-cell>
          <table:table-cell office:value-type="string" table:style-name="ce5">
            <text:p>https://www.orsys.fr/formation-rgaa-audit-accessibilite-site-web-ou-application-mobile.html</text:p>
          </table:table-cell>
          <table:table-cell office:value-type="string" table:style-name="ce1">
            <text:p>2.23821</text:p>
          </table:table-cell>
          <table:table-cell office:value-type="string" table:style-name="ce1">
            <text:p>48.884913</text:p>
          </table:table-cell>
          <table:table-cell table:number-columns-repeated="16367"/>
        </table:table-row>
        <table:table-row table:style-name="ro17">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 Impacts des TIC (Technologie Informatique Communication) sur l’environnement</text:p>
            <text:p>- Définition du Green IT et de ses principaux indicateurs</text:p>
            <text:p>- Les différents périmètres du numérique responsable</text:p>
          </table:table-cell>
          <table:table-cell office:value-type="string" table:style-name="ce5">
            <text:p>Ecole d'Ingénieurs</text:p>
          </table:table-cell>
          <table:table-cell office:value-type="string" table:style-name="ce5">
            <text:p>ESAIP</text:p>
          </table:table-cell>
          <table:table-cell office:value-type="string" table:style-name="ce5">
            <text:p>Comprendre les enjeux du numérique responsable</text:p>
          </table:table-cell>
          <table:table-cell office:value-type="string" table:style-name="ce5">
            <text:p>Saint-Barthélemy d'Anjou</text:p>
          </table:table-cell>
          <table:table-cell office:value-type="string" table:style-name="ce5">
            <text:p>OUI // Crédits ECTS ?</text:p>
          </table:table-cell>
          <table:table-cell office:value-type="float" office:value="2" table:style-name="ce5">
            <text:p>2</text:p>
          </table:table-cell>
          <table:table-cell office:value-type="string" table:style-name="ce5">
            <text:p>Présentiel et distanciel</text:p>
          </table:table-cell>
          <table:table-cell office:value-type="string" table:style-name="ce8">
            <text:p><text:a xlink:href="http://www.esaip.org/">www.esaip.org</text:a></text:p>
          </table:table-cell>
          <table:table-cell office:value-type="string" table:style-name="ce56">
            <text:p>-0.4932941</text:p>
          </table:table-cell>
          <table:table-cell office:value-type="string" table:style-name="ce1">
            <text:p>47.4683081</text:p>
          </table:table-cell>
          <table:table-cell table:number-columns-repeated="16367"/>
        </table:table-row>
        <table:table-row table:style-name="ro18">
          <table:table-cell office:value-type="string" table:style-name="ce12">
            <text:p>Formation initiale</text:p>
          </table:table-cell>
          <table:table-cell office:value-type="string" table:style-name="ce12">
            <text:p>Privée (établissement de formation, entreprise, etc.)</text:p>
          </table:table-cell>
          <table:table-cell table:number-columns-repeated="4" table:style-name="ce6"/>
          <table:table-cell office:value-type="string" table:style-name="ce13">
            <text:p>Comprendre l’écoconception logicielle (définition, périmètre, limites, etc.)</text:p>
            <text:p>Maîtriser les principes généraux d’écoconception des logiciels :- Architecture- Dimension sociale et environnementale</text:p>
            <text:p>Les Green Patterns</text:p>
          </table:table-cell>
          <table:table-cell office:value-type="string" table:style-name="ce12">
            <text:p>Ecole d'Ingénieurs</text:p>
          </table:table-cell>
          <table:table-cell office:value-type="string" table:style-name="ce12">
            <text:p>ESAIP</text:p>
          </table:table-cell>
          <table:table-cell office:value-type="string" table:style-name="ce12">
            <text:p>L’éco-conception logicielle</text:p>
          </table:table-cell>
          <table:table-cell office:value-type="string" table:style-name="ce12">
            <text:p>Saint-Barthélemy d'Anjou</text:p>
          </table:table-cell>
          <table:table-cell office:value-type="string" table:style-name="ce12">
            <text:p>OUI // crédits ECTS</text:p>
          </table:table-cell>
          <table:table-cell office:value-type="float" office:value="3" table:style-name="ce12">
            <text:p>3</text:p>
          </table:table-cell>
          <table:table-cell office:value-type="string" table:style-name="ce12">
            <text:p>Présentiel et distanciel</text:p>
          </table:table-cell>
          <table:table-cell office:value-type="string" table:style-name="ce8">
            <text:p><text:a xlink:href="http://www.esaip.org/">www.esaip.org</text:a></text:p>
          </table:table-cell>
          <table:table-cell office:value-type="string" table:style-name="ce56">
            <text:p>-0.4932941</text:p>
          </table:table-cell>
          <table:table-cell office:value-type="string" table:style-name="ce1">
            <text:p>47.4683081</text:p>
          </table:table-cell>
          <table:table-cell table:number-columns-repeated="16367"/>
        </table:table-row>
        <table:table-row table:style-name="ro6">
          <table:table-cell office:value-type="string" table:style-name="ce12">
            <text:p>Formation initiale</text:p>
          </table:table-cell>
          <table:table-cell office:value-type="string" table:style-name="ce12">
            <text:p>Privée (établissement de formation, entreprise, etc.)</text:p>
          </table:table-cell>
          <table:table-cell table:number-columns-repeated="4" table:style-name="ce6"/>
          <table:table-cell office:value-type="string" table:style-name="ce13">
            <text:p>Outils d’analyse d’un parc informatique</text:p>
            <text:p>Mis en place d’une politique de gestion de l’énergie d’un réseau informatique</text:p>
            <text:p>Optimisation des infrastructures (Cloud, Virtualisation, …)</text:p>
            <text:p>...</text:p>
          </table:table-cell>
          <table:table-cell office:value-type="string" table:style-name="ce12">
            <text:p>Ecole d'Ingénieurs</text:p>
          </table:table-cell>
          <table:table-cell office:value-type="string" table:style-name="ce12">
            <text:p>ESAIP</text:p>
          </table:table-cell>
          <table:table-cell office:value-type="string" table:style-name="ce12">
            <text:p>Systèmes et Réseaux Eco-Responsables</text:p>
          </table:table-cell>
          <table:table-cell office:value-type="string" table:style-name="ce12">
            <text:p>Saint-Barthélemy d'Anjou</text:p>
          </table:table-cell>
          <table:table-cell office:value-type="string" table:style-name="ce12">
            <text:p>OUI // Crédits ECTS</text:p>
          </table:table-cell>
          <table:table-cell office:value-type="float" office:value="3" table:style-name="ce12">
            <text:p>3</text:p>
          </table:table-cell>
          <table:table-cell office:value-type="string" table:style-name="ce12">
            <text:p>Présentiel et distanciel</text:p>
          </table:table-cell>
          <table:table-cell office:value-type="string" table:style-name="ce12">
            <text:p>www.esaip.org</text:p>
          </table:table-cell>
          <table:table-cell office:value-type="string" table:style-name="ce56">
            <text:p>-0.4932941</text:p>
          </table:table-cell>
          <table:table-cell office:value-type="string" table:style-name="ce1">
            <text:p>47.4683081</text:p>
          </table:table-cell>
          <table:table-cell table:number-columns-repeated="16367"/>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 Comprendre les enjeux de l’accessibilité numérique</text:p>
            <text:p>- Comprendre les usages et besoins des personnes en situation de handicap</text:p>
            <text:p>- Identifier les éléments clés pour la bonne prise en compte de l'accessibilité numérique et du RGAA</text:p>
          </table:table-cell>
          <table:table-cell office:value-type="string" table:style-name="ce5">
            <text:p>Entreprise de conseil et organisme de formation</text:p>
          </table:table-cell>
          <table:table-cell office:value-type="string" table:style-name="ce5">
            <text:p>Ideance</text:p>
          </table:table-cell>
          <table:table-cell office:value-type="string" table:style-name="ce5">
            <text:p>Découvrir l’accessibilité numérique</text:p>
          </table:table-cell>
          <table:table-cell office:value-type="string" table:style-name="ce5">
            <text:p>Rouen</text:p>
          </table:table-cell>
          <table:table-cell office:value-type="string" table:style-name="ce5">
            <text:p>Non</text:p>
          </table:table-cell>
          <table:table-cell office:value-type="float" office:value="0.5" table:style-name="ce5">
            <text:p>0,5</text:p>
          </table:table-cell>
          <table:table-cell office:value-type="string" table:style-name="ce5">
            <text:p>Présentiel et distanciel</text:p>
          </table:table-cell>
          <table:table-cell office:value-type="string" table:style-name="ce5">
            <text:p>https://ideance.net/fr/formation-accessibilite/</text:p>
          </table:table-cell>
          <table:table-cell office:value-type="string" table:style-name="ce1">
            <text:p>1.0939658</text:p>
          </table:table-cell>
          <table:table-cell office:value-type="string" table:style-name="ce1">
            <text:p>49.4404591</text:p>
          </table:table-cell>
          <table:table-cell table:number-columns-repeated="16367"/>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 Savoir piloter la prise en compte de l’accessibilité et du RGAA dans un projet</text:p>
            <text:p>- Avoir des indicateurs et des ordres de grandeur de coût / complexité</text:p>
            <text:p>- Identifier les enjeux et les éléments clés pour réussir la prise en compte de l’accessibilité numérique</text:p>
          </table:table-cell>
          <table:table-cell office:value-type="string" table:style-name="ce5">
            <text:p>Entreprise de conseil et organisme de formation</text:p>
          </table:table-cell>
          <table:table-cell office:value-type="string" table:style-name="ce5">
            <text:p>Ideance</text:p>
          </table:table-cell>
          <table:table-cell office:value-type="string" table:style-name="ce5">
            <text:p>Piloter la prise en compte de l’accessibilité</text:p>
          </table:table-cell>
          <table:table-cell office:value-type="string" table:style-name="ce5">
            <text:p>Rouen</text:p>
          </table:table-cell>
          <table:table-cell office:value-type="string" table:style-name="ce5">
            <text:p>Non</text:p>
          </table:table-cell>
          <table:table-cell office:value-type="float" office:value="0.5" table:style-name="ce5">
            <text:p>0,5</text:p>
          </table:table-cell>
          <table:table-cell office:value-type="string" table:style-name="ce5">
            <text:p>Présentiel et distanciel</text:p>
          </table:table-cell>
          <table:table-cell office:value-type="string" table:style-name="ce5">
            <text:p>https://ideance.net/fr/formation-accessibilite/</text:p>
          </table:table-cell>
          <table:table-cell office:value-type="string" table:style-name="ce1">
            <text:p>1.0939658</text:p>
          </table:table-cell>
          <table:table-cell office:value-type="string" table:style-name="ce1">
            <text:p>49.4404591</text:p>
          </table:table-cell>
          <table:table-cell table:number-columns-repeated="16367"/>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 Savoir prendre en compte l’accessibilité et respecter le RGAA dans la conception fonctionnelle et graphique de sites ou d’applications web et mobiles</text:p>
            <text:p>- Connaître les règles et bonnes pratiques d’accessibilité qui touchent l’UX (User Experience) et l’UI (User Interface)</text:p>
          </table:table-cell>
          <table:table-cell office:value-type="string" table:style-name="ce5">
            <text:p>Entreprise de conseil et organisme de formation</text:p>
          </table:table-cell>
          <table:table-cell office:value-type="string" table:style-name="ce5">
            <text:p>Ideance</text:p>
          </table:table-cell>
          <table:table-cell office:value-type="string" table:style-name="ce5">
            <text:p>Concevoir des interfaces accessibles</text:p>
          </table:table-cell>
          <table:table-cell office:value-type="string" table:style-name="ce5">
            <text:p>Rouen</text:p>
          </table:table-cell>
          <table:table-cell office:value-type="string" table:style-name="ce5">
            <text:p>Non</text:p>
          </table:table-cell>
          <table:table-cell office:value-type="float" office:value="1" table:style-name="ce5">
            <text:p>1</text:p>
          </table:table-cell>
          <table:table-cell office:value-type="string" table:style-name="ce5">
            <text:p>Présentiel et distanciel</text:p>
          </table:table-cell>
          <table:table-cell office:value-type="string" table:style-name="ce5">
            <text:p>https://ideance.net/fr/formation-accessibilite/</text:p>
          </table:table-cell>
          <table:table-cell office:value-type="string" table:style-name="ce1">
            <text:p>1.0939658</text:p>
          </table:table-cell>
          <table:table-cell office:value-type="string" table:style-name="ce1">
            <text:p>49.4404591</text:p>
          </table:table-cell>
          <table:table-cell table:number-columns-repeated="16367"/>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 Savoir prendre en compte l’accessibilité et respecter le RGAA dans la rédaction et publication de contenus (web et réseaux sociaux)</text:p>
            <text:p>- Connaître les règles d’accessibilité numérique pour les contenus web (textes, liens, images, vidéos, etc.)</text:p>
          </table:table-cell>
          <table:table-cell office:value-type="string" table:style-name="ce5">
            <text:p>Entreprise de conseil et organisme de formation</text:p>
          </table:table-cell>
          <table:table-cell office:value-type="string" table:style-name="ce5">
            <text:p>Ideance</text:p>
          </table:table-cell>
          <table:table-cell office:value-type="string" table:style-name="ce5">
            <text:p>Rédiger et publier des contenus accessibles</text:p>
          </table:table-cell>
          <table:table-cell office:value-type="string" table:style-name="ce5">
            <text:p>Rouen</text:p>
          </table:table-cell>
          <table:table-cell office:value-type="string" table:style-name="ce5">
            <text:p>Non</text:p>
          </table:table-cell>
          <table:table-cell office:value-type="float" office:value="1" table:style-name="ce5">
            <text:p>1</text:p>
          </table:table-cell>
          <table:table-cell office:value-type="string" table:style-name="ce5">
            <text:p>Présentiel et distanciel</text:p>
          </table:table-cell>
          <table:table-cell office:value-type="string" table:style-name="ce5">
            <text:p>https://ideance.net/fr/formation-accessibilite/</text:p>
          </table:table-cell>
          <table:table-cell office:value-type="string" table:style-name="ce1">
            <text:p>1.0939658</text:p>
          </table:table-cell>
          <table:table-cell office:value-type="string" table:style-name="ce1">
            <text:p>49.4404591</text:p>
          </table:table-cell>
          <table:table-cell table:number-columns-repeated="16367"/>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 Savoir prendre en compte l’accessibilité et respecter le RGAA lors du développement technique d’un projet web</text:p>
            <text:p>- Connaître les règles d’accessibilité web (HTML, CSS, JavaScript)</text:p>
            <text:p>- Savoir évaluer l’accessibilité de ses développements web</text:p>
          </table:table-cell>
          <table:table-cell office:value-type="string" table:style-name="ce5">
            <text:p>Entreprise de conseil et organisme de formation</text:p>
          </table:table-cell>
          <table:table-cell office:value-type="string" table:style-name="ce5">
            <text:p>Ideance</text:p>
          </table:table-cell>
          <table:table-cell office:value-type="string" table:style-name="ce5">
            <text:p>Développer des sites et applications web accessibles</text:p>
          </table:table-cell>
          <table:table-cell office:value-type="string" table:style-name="ce5">
            <text:p>Rouen</text:p>
          </table:table-cell>
          <table:table-cell office:value-type="string" table:style-name="ce5">
            <text:p>Non</text:p>
          </table:table-cell>
          <table:table-cell office:value-type="float" office:value="3" table:style-name="ce5">
            <text:p>3</text:p>
          </table:table-cell>
          <table:table-cell office:value-type="string" table:style-name="ce5">
            <text:p>Présentiel et distanciel</text:p>
          </table:table-cell>
          <table:table-cell office:value-type="string" table:style-name="ce5">
            <text:p>https://ideance.net/fr/formation-accessibilite/</text:p>
          </table:table-cell>
          <table:table-cell office:value-type="string" table:style-name="ce1">
            <text:p>1.0939658</text:p>
          </table:table-cell>
          <table:table-cell office:value-type="string" table:style-name="ce1">
            <text:p>49.4404591</text:p>
          </table:table-cell>
          <table:table-cell table:number-columns-repeated="16367"/>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 Savoir prendre en compte l’accessibilité lors du développement d’applications mobiles</text:p>
            <text:p>- Connaître les règles d’accessibilité mobile (iOS et Android)</text:p>
            <text:p>- Savoir évaluer l’accessibilité de ses applications mobiles</text:p>
          </table:table-cell>
          <table:table-cell office:value-type="string" table:style-name="ce5">
            <text:p>Entreprise de conseil et organisme de formation</text:p>
          </table:table-cell>
          <table:table-cell office:value-type="string" table:style-name="ce5">
            <text:p>Ideance</text:p>
          </table:table-cell>
          <table:table-cell office:value-type="string" table:style-name="ce5">
            <text:p>Développer des applications mobiles accessibles</text:p>
          </table:table-cell>
          <table:table-cell office:value-type="string" table:style-name="ce5">
            <text:p>Rouen</text:p>
          </table:table-cell>
          <table:table-cell office:value-type="string" table:style-name="ce5">
            <text:p>Non</text:p>
          </table:table-cell>
          <table:table-cell office:value-type="float" office:value="2" table:style-name="ce5">
            <text:p>2</text:p>
          </table:table-cell>
          <table:table-cell office:value-type="string" table:style-name="ce5">
            <text:p>Présentiel et distanciel</text:p>
          </table:table-cell>
          <table:table-cell office:value-type="string" table:style-name="ce5">
            <text:p>https://ideance.net/fr/formation-accessibilite/</text:p>
          </table:table-cell>
          <table:table-cell office:value-type="string" table:style-name="ce1">
            <text:p>1.0939658</text:p>
          </table:table-cell>
          <table:table-cell office:value-type="string" table:style-name="ce1">
            <text:p>49.4404591</text:p>
          </table:table-cell>
          <table:table-cell table:number-columns-repeated="16367"/>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Objectifs de la formation certifiée Qualiopi :</text:p>
            <text:p>- Avoir la théorie et la pratique des sujets Numérique responsable et Écoconception numérique</text:p>
            <text:p>- Comprendre les impacts du numérique inscrits dans des enjeux globaux</text:p>
            <text:p>- Maîtriser les différences de concepts et de valeurs présents dans le Numérique responsable</text:p>
            <text:p>- Aborder la démarche d’écoconception numérique de façon simple et outillée</text:p>
            <text:p>- Agir, en créant le réflexe de sobriété numérique au sein des futurs projets numériques</text:p>
            <text:p>- Réfléchir concrètement à l’écoconception d’un service numérique en minimisant son impact environnemental via un exercice d’optimisation (atelier participatif d'1 journée)</text:p>
          </table:table-cell>
          <table:table-cell office:value-type="string" table:style-name="ce5">
            <text:p>Entreprise de conseil et organisme de formation</text:p>
          </table:table-cell>
          <table:table-cell office:value-type="string" table:style-name="ce5">
            <text:p>Temesis</text:p>
          </table:table-cell>
          <table:table-cell office:value-type="string" table:style-name="ce5">
            <text:p>Comprendre le numérique responsable &amp; la démarche d’écoconception numérique</text:p>
          </table:table-cell>
          <table:table-cell office:value-type="string" table:style-name="ce5">
            <text:p>Paris</text:p>
          </table:table-cell>
          <table:table-cell office:value-type="string" table:style-name="ce5">
            <text:p>- Évaluation des acquis au cours de la formation sous forme de quiz ludo-interactif</text:p>
            <text:p>- Questionnaire d’évaluation en fin de session dans lequel le participant évalue les apports de la formation et sa capacité à les mettre en œuvre</text:p>
          </table:table-cell>
          <table:table-cell office:value-type="float" office:value="2" table:style-name="ce5">
            <text:p>2</text:p>
          </table:table-cell>
          <table:table-cell office:value-type="string" table:style-name="ce5">
            <text:p>Présentiel et distanciel</text:p>
          </table:table-cell>
          <table:table-cell office:value-type="string" table:style-name="ce5">
            <text:p>https://temesis.hop3team.com/formations/formation-complete-comprendre-le-numerique-responsable-la-demarche-d-ecoconception-numer</text:p>
          </table:table-cell>
          <table:table-cell office:value-type="string" table:style-name="ce1">
            <text:p>2.3483915</text:p>
          </table:table-cell>
          <table:table-cell office:value-type="string" table:style-name="ce1">
            <text:p>48.8534951</text:p>
          </table:table-cell>
          <table:table-cell table:number-columns-repeated="16367"/>
        </table:table-row>
        <table:table-row table:style-name="ro6">
          <table:table-cell office:value-type="string" table:style-name="ce12">
            <text:p>Formation initiale</text:p>
          </table:table-cell>
          <table:table-cell office:value-type="string" table:style-name="ce5">
            <text:p>Publique <text:s/>(université, école d'ingénieur, etc.)</text:p>
          </table:table-cell>
          <table:table-cell office:value-type="string" table:style-name="ce5">
            <text:p>Université de Pau et des Pays de l'Adour</text:p>
          </table:table-cell>
          <table:table-cell office:value-type="string" table:style-name="ce5">
            <text:p>IUT De Bayonne / Dépt. Informatique</text:p>
          </table:table-cell>
          <table:table-cell office:value-type="string" table:style-name="ce5">
            <text:p>BUT (Bac+3)</text:p>
          </table:table-cell>
          <table:table-cell office:value-type="string" table:style-name="ce5">
            <text:p>Un ou plusieurs modules / unités d'enseignement</text:p>
          </table:table-cell>
          <table:table-cell office:value-type="string" table:style-name="ce7">
            <text:p>BUT 2 - 1 Séance de cours de sensibilisation à la conso du numérique (1h)</text:p>
          </table:table-cell>
          <table:table-cell office:value-type="string" table:style-name="ce5">
            <text:p>Enseignement supérieur</text:p>
          </table:table-cell>
          <table:table-cell table:number-columns-repeated="2" table:style-name="ce14"/>
          <table:table-cell office:value-type="string" table:style-name="ce5">
            <text:p>Anglet</text:p>
          </table:table-cell>
          <table:table-cell table:style-name="ce5"/>
          <table:table-cell office:value-type="float" office:value="1" table:style-name="ce5">
            <text:p>1</text:p>
          </table:table-cell>
          <table:table-cell office:value-type="string" table:style-name="ce5">
            <text:p>Présentiel</text:p>
          </table:table-cell>
          <table:table-cell table:style-name="ce5"/>
          <table:table-cell office:value-type="string" table:style-name="ce56">
            <text:p>-1.5149935</text:p>
          </table:table-cell>
          <table:table-cell office:value-type="string" table:style-name="ce1">
            <text:p>43.4813927</text:p>
          </table:table-cell>
          <table:table-cell table:number-columns-repeated="16367"/>
        </table:table-row>
        <table:table-row table:style-name="ro6">
          <table:table-cell office:value-type="string" table:style-name="ce12">
            <text:p>Formation initiale</text:p>
          </table:table-cell>
          <table:table-cell office:value-type="string" table:style-name="ce5">
            <text:p>Publique <text:s/>(université, école d'ingénieur, etc.)</text:p>
          </table:table-cell>
          <table:table-cell office:value-type="string" table:style-name="ce5">
            <text:p>Université de Pau et des Pays de l'Adour</text:p>
          </table:table-cell>
          <table:table-cell office:value-type="string" table:style-name="ce5">
            <text:p>IUT De Bayonne / Dépt. Informatique</text:p>
          </table:table-cell>
          <table:table-cell office:value-type="string" table:style-name="ce5">
            <text:p>BUT (Bac+3)</text:p>
          </table:table-cell>
          <table:table-cell office:value-type="string" table:style-name="ce5">
            <text:p>Un ou plusieurs modules / unités d'enseignement</text:p>
          </table:table-cell>
          <table:table-cell office:value-type="string" table:style-name="ce7">
            <text:p>BUT 3/LP - Séance de cours sur sensibilisation, présentation de bonnes pratiques + travail collectif (exposés) thématiques sur des points spécifiques en lien avec l'écoconception, la conso, des règles de bonnes pratiques, etc. (15h)</text:p>
          </table:table-cell>
          <table:table-cell office:value-type="string" table:style-name="ce5">
            <text:p>Enseignement supérieur</text:p>
          </table:table-cell>
          <table:table-cell table:number-columns-repeated="2" table:style-name="ce14"/>
          <table:table-cell office:value-type="string" table:style-name="ce5">
            <text:p>Anglet</text:p>
          </table:table-cell>
          <table:table-cell table:style-name="ce5"/>
          <table:table-cell office:value-type="float" office:value="2" table:style-name="ce5">
            <text:p>2</text:p>
          </table:table-cell>
          <table:table-cell office:value-type="string" table:style-name="ce5">
            <text:p>Présentiel</text:p>
          </table:table-cell>
          <table:table-cell table:style-name="ce5"/>
          <table:table-cell office:value-type="string" table:style-name="ce56">
            <text:p>-1.5149935</text:p>
          </table:table-cell>
          <table:table-cell office:value-type="string" table:style-name="ce1">
            <text:p>43.4813927</text:p>
          </table:table-cell>
          <table:table-cell table:number-columns-repeated="16367"/>
        </table:table-row>
        <table:table-row table:style-name="ro6">
          <table:table-cell office:value-type="string" table:style-name="ce12">
            <text:p>Formation initiale</text:p>
          </table:table-cell>
          <table:table-cell office:value-type="string" table:style-name="ce5">
            <text:p>Publique <text:s/>(université, école d'ingénieur, etc.)</text:p>
          </table:table-cell>
          <table:table-cell office:value-type="string" table:style-name="ce12">
            <text:p>Université de Pau et des Pays de l'Adour</text:p>
          </table:table-cell>
          <table:table-cell office:value-type="string" table:style-name="ce12">
            <text:p>Master informatique, parcours SIGLIS</text:p>
          </table:table-cell>
          <table:table-cell office:value-type="string" table:style-name="ce12">
            <text:p>Master (Bac+5)</text:p>
          </table:table-cell>
          <table:table-cell office:value-type="string" table:style-name="ce12">
            <text:p>Un ou plusieurs modules / unités d'enseignement</text:p>
          </table:table-cell>
          <table:table-cell office:value-type="string" table:style-name="ce13">
            <text:p>L'objectif du cours "Green IT" est d'introduire la définition du Green IT et du développement durable en informatique, et de comprendre les principaux concepts en lien avec la mesure de l'énergie dans les systèmes informatiques, l'éco-conception de logiciels durables, et les défis énergétiques dans le cloud computing et les centres de données.</text:p>
          </table:table-cell>
          <table:table-cell office:value-type="string" table:style-name="ce12">
            <text:p>Enseignement supérieur</text:p>
          </table:table-cell>
          <table:table-cell office:value-type="string" table:style-name="ce12">
            <text:p>Université de Pau et des Pays de l'Adour</text:p>
          </table:table-cell>
          <table:table-cell office:value-type="string" table:style-name="ce12">
            <text:p>Green It</text:p>
          </table:table-cell>
          <table:table-cell office:value-type="string" table:style-name="ce12">
            <text:p>Anglet</text:p>
          </table:table-cell>
          <table:table-cell office:value-type="string" table:style-name="ce12">
            <text:p>Crédits ECTS 2.0</text:p>
          </table:table-cell>
          <table:table-cell office:value-type="float" office:value="2" table:style-name="ce12">
            <text:p>2</text:p>
          </table:table-cell>
          <table:table-cell office:value-type="string" table:style-name="ce5">
            <text:p>Présentiel</text:p>
          </table:table-cell>
          <table:table-cell office:value-type="string" table:style-name="ce15">
            <text:p><text:a xlink:href="https://formation.univ-pau.fr/fr/catalogue/sciences-technologies-sante-STS/master-14/master-informatique-79_1/m1-m2-parcours-systemes-informatiques-pour-le-genie-de-la-logistique-industrielle-et-des-services-siglis-126_1/amelioration-continue-K1C9B5WX/green-it-K1C9DJJS.html">https://formation.univ-pau.fr/fr/catalogue/sciences-technologies-sante-STS/master-14/master-informatique-79_1/m1-m2-parcours-systemes-informatiques-pour-le-genie-de-la-logistique-industrielle-et-des-services-siglis-126_1/amelioration-continue-K1C9B5WX/green-it-K1C9DJJS.html</text:a></text:p>
          </table:table-cell>
          <table:table-cell office:value-type="string" table:style-name="ce56">
            <text:p>-1.5149935</text:p>
          </table:table-cell>
          <table:table-cell office:value-type="string" table:style-name="ce1">
            <text:p>43.4813927</text:p>
          </table:table-cell>
          <table:table-cell table:number-columns-repeated="16367"/>
        </table:table-row>
        <table:table-row table:style-name="ro6">
          <table:table-cell office:value-type="string" table:style-name="ce12">
            <text:p>Formation initiale</text:p>
          </table:table-cell>
          <table:table-cell office:value-type="string" table:style-name="ce5">
            <text:p>Publique <text:s/>(université, école d'ingénieur, etc.)</text:p>
          </table:table-cell>
          <table:table-cell office:value-type="string" table:style-name="ce5">
            <text:p>Université de Bordeaux</text:p>
          </table:table-cell>
          <table:table-cell office:value-type="string" table:style-name="ce5">
            <text:p>UF Informatique</text:p>
          </table:table-cell>
          <table:table-cell office:value-type="string" table:style-name="ce5">
            <text:p>Licence (Bac+3)</text:p>
          </table:table-cell>
          <table:table-cell office:value-type="string" table:style-name="ce5">
            <text:p>Un ou plusieurs modules / unités d'enseignement</text:p>
          </table:table-cell>
          <table:table-cell office:value-type="string" table:style-name="ce7">
            <text:p>L1 : fresque du climat + petit projet autour du développement durable en lien avec le numérique</text:p>
          </table:table-cell>
          <table:table-cell office:value-type="string" table:style-name="ce12">
            <text:p>Enseignement supérieur</text:p>
          </table:table-cell>
          <table:table-cell office:value-type="string" table:style-name="ce5">
            <text:p>Université de Bordeaux</text:p>
          </table:table-cell>
          <table:table-cell table:style-name="ce5"/>
          <table:table-cell office:value-type="string" table:style-name="ce5">
            <text:p>Bordeaux</text:p>
          </table:table-cell>
          <table:table-cell table:style-name="ce5"/>
          <table:table-cell office:value-type="float" office:value="0.5" table:style-name="ce5">
            <text:p>0,5</text:p>
          </table:table-cell>
          <table:table-cell office:value-type="string" table:style-name="ce5">
            <text:p>présentiel</text:p>
          </table:table-cell>
          <table:table-cell table:style-name="ce5"/>
          <table:table-cell office:value-type="string" table:style-name="ce56">
            <text:p>-0.5800364</text:p>
          </table:table-cell>
          <table:table-cell office:value-type="string" table:style-name="ce1">
            <text:p>44.841225</text:p>
          </table:table-cell>
          <table:table-cell table:number-columns-repeated="16367"/>
        </table:table-row>
        <table:table-row table:style-name="ro6">
          <table:table-cell office:value-type="string" table:style-name="ce12">
            <text:p>Formation initiale</text:p>
          </table:table-cell>
          <table:table-cell office:value-type="string" table:style-name="ce5">
            <text:p>Publique <text:s/>(université, école d'ingénieur, etc.)</text:p>
          </table:table-cell>
          <table:table-cell office:value-type="string" table:style-name="ce5">
            <text:p>Université de Bordeaux</text:p>
          </table:table-cell>
          <table:table-cell office:value-type="string" table:style-name="ce5">
            <text:p>UF Informatique</text:p>
          </table:table-cell>
          <table:table-cell office:value-type="string" table:style-name="ce5">
            <text:p>Licence (Bac+3)</text:p>
          </table:table-cell>
          <table:table-cell office:value-type="string" table:style-name="ce5">
            <text:p>Un ou plusieurs modules / unités d'enseignement</text:p>
          </table:table-cell>
          <table:table-cell office:value-type="string" table:style-name="ce7">
            <text:p>L3 : 20h de Cours, Ateliers et projets sur les thématiques :</text:p>
            <text:p>urgence climatique, place du numérique, impacts directs, indirects, santé, eco-geste, eco-conception</text:p>
          </table:table-cell>
          <table:table-cell office:value-type="string" table:style-name="ce12">
            <text:p>Enseignement supérieur</text:p>
          </table:table-cell>
          <table:table-cell office:value-type="string" table:style-name="ce5">
            <text:p>Université de Bordeaux</text:p>
          </table:table-cell>
          <table:table-cell table:style-name="ce5"/>
          <table:table-cell office:value-type="string" table:style-name="ce5">
            <text:p>Bordeaux</text:p>
          </table:table-cell>
          <table:table-cell table:style-name="ce5"/>
          <table:table-cell office:value-type="float" office:value="3" table:style-name="ce5">
            <text:p>3</text:p>
          </table:table-cell>
          <table:table-cell office:value-type="string" table:style-name="ce5">
            <text:p>présentiel</text:p>
          </table:table-cell>
          <table:table-cell table:style-name="ce5"/>
          <table:table-cell office:value-type="string" table:style-name="ce56">
            <text:p>-0.5800364</text:p>
          </table:table-cell>
          <table:table-cell office:value-type="string" table:style-name="ce1">
            <text:p>44.841225</text:p>
          </table:table-cell>
          <table:table-cell table:number-columns-repeated="16367"/>
        </table:table-row>
        <table:table-row table:style-name="ro6">
          <table:table-cell office:value-type="string" table:style-name="ce12">
            <text:p>Formation initiale</text:p>
          </table:table-cell>
          <table:table-cell office:value-type="string" table:style-name="ce5">
            <text:p>Publique <text:s/>(université, école d'ingénieur, etc.)</text:p>
          </table:table-cell>
          <table:table-cell office:value-type="string" table:style-name="ce5">
            <text:p>Université de Bordeaux</text:p>
          </table:table-cell>
          <table:table-cell office:value-type="string" table:style-name="ce5">
            <text:p>UF Informatique</text:p>
          </table:table-cell>
          <table:table-cell office:value-type="string" table:style-name="ce5">
            <text:p>Autre</text:p>
          </table:table-cell>
          <table:table-cell office:value-type="string" table:style-name="ce5">
            <text:p>Une intervention isolée (séminaire ou séance de cours)</text:p>
          </table:table-cell>
          <table:table-cell office:value-type="string" table:style-name="ce7">
            <text:p>- Cours de 6h à l'école doctorale math-info : urgence climatique, place du numérique, impacts directs, indirects, santé, ecogeste, eco-conception</text:p>
          </table:table-cell>
          <table:table-cell office:value-type="string" table:style-name="ce12">
            <text:p>Enseignement supérieur</text:p>
          </table:table-cell>
          <table:table-cell office:value-type="string" table:style-name="ce5">
            <text:p>Université de Bordeaux</text:p>
          </table:table-cell>
          <table:table-cell table:style-name="ce5"/>
          <table:table-cell office:value-type="string" table:style-name="ce5">
            <text:p>Bordeaux</text:p>
          </table:table-cell>
          <table:table-cell table:style-name="ce5"/>
          <table:table-cell office:value-type="float" office:value="1" table:style-name="ce5">
            <text:p>1</text:p>
          </table:table-cell>
          <table:table-cell office:value-type="string" table:style-name="ce5">
            <text:p>présentiel</text:p>
          </table:table-cell>
          <table:table-cell table:style-name="ce5"/>
          <table:table-cell office:value-type="string" table:style-name="ce56">
            <text:p>-0.5800364</text:p>
          </table:table-cell>
          <table:table-cell office:value-type="string" table:style-name="ce1">
            <text:p>44.841225</text:p>
          </table:table-cell>
          <table:table-cell table:number-columns-repeated="16367"/>
        </table:table-row>
        <table:table-row table:style-name="ro6">
          <table:table-cell office:value-type="string" table:style-name="ce12">
            <text:p>Formation initiale</text:p>
          </table:table-cell>
          <table:table-cell office:value-type="string" table:style-name="ce5">
            <text:p>Publique <text:s/>(université, école d'ingénieur, etc.)</text:p>
          </table:table-cell>
          <table:table-cell office:value-type="string" table:style-name="ce5">
            <text:p>Université de Bordeaux</text:p>
          </table:table-cell>
          <table:table-cell office:value-type="string" table:style-name="ce5">
            <text:p>UF Informatique</text:p>
          </table:table-cell>
          <table:table-cell office:value-type="string" table:style-name="ce5">
            <text:p>Autre</text:p>
          </table:table-cell>
          <table:table-cell office:value-type="string" table:style-name="ce5">
            <text:p>Une intervention isolée (séminaire ou séance de cours)</text:p>
          </table:table-cell>
          <table:table-cell office:value-type="string" table:style-name="ce7">
            <text:p>- Séminaire d'une heure sur une vue générale de l'impact du numérique dans l'EUR Numerics (Master-Doctorat)</text:p>
          </table:table-cell>
          <table:table-cell office:value-type="string" table:style-name="ce12">
            <text:p>Enseignement supérieur</text:p>
          </table:table-cell>
          <table:table-cell office:value-type="string" table:style-name="ce5">
            <text:p>Université de Bordeaux</text:p>
          </table:table-cell>
          <table:table-cell table:style-name="ce5"/>
          <table:table-cell office:value-type="string" table:style-name="ce5">
            <text:p>Bordeaux</text:p>
          </table:table-cell>
          <table:table-cell table:style-name="ce5"/>
          <table:table-cell office:value-type="float" office:value="0.5" table:style-name="ce5">
            <text:p>0,5</text:p>
          </table:table-cell>
          <table:table-cell office:value-type="string" table:style-name="ce5">
            <text:p>présentiel</text:p>
          </table:table-cell>
          <table:table-cell table:style-name="ce5"/>
          <table:table-cell office:value-type="string" table:style-name="ce56">
            <text:p>-0.5800364</text:p>
          </table:table-cell>
          <table:table-cell office:value-type="string" table:style-name="ce1">
            <text:p>44.841225</text:p>
          </table:table-cell>
          <table:table-cell table:number-columns-repeated="16367"/>
        </table:table-row>
        <table:table-row table:style-name="ro6">
          <table:table-cell office:value-type="string" table:style-name="ce5">
            <text:p>Formation initiale</text:p>
          </table:table-cell>
          <table:table-cell office:value-type="string" table:style-name="ce5">
            <text:p>Publique <text:s/>(université, école d'ingénieur, etc.)</text:p>
          </table:table-cell>
          <table:table-cell office:value-type="string" table:style-name="ce5">
            <text:p>Université de Lille</text:p>
          </table:table-cell>
          <table:table-cell office:value-type="string" table:style-name="ce5">
            <text:p>Polytech Lille</text:p>
          </table:table-cell>
          <table:table-cell office:value-type="string" table:style-name="ce5">
            <text:p>Ecole d'ingénieur (Bac+5)</text:p>
          </table:table-cell>
          <table:table-cell office:value-type="string" table:style-name="ce5">
            <text:p>Un ou plusieurs modules / unités d'enseignement</text:p>
          </table:table-cell>
          <table:table-cell office:value-type="string" table:style-name="ce7">
            <text:p>UE Informatique et développement durable : 2 h de cours + 2x2 h de TD</text:p>
          </table:table-cell>
          <table:table-cell office:value-type="string" table:style-name="ce5">
            <text:p>Enseignement supérieur</text:p>
          </table:table-cell>
          <table:table-cell office:value-type="string" table:style-name="ce5">
            <text:p>Polytech Lille</text:p>
          </table:table-cell>
          <table:table-cell office:value-type="string" table:style-name="ce5">
            <text:p/>
            <text:p>Informatique et développement durable</text:p>
            <text:p/>
            <text:p/>
          </table:table-cell>
          <table:table-cell office:value-type="string" table:style-name="ce5">
            <text:p>Lille</text:p>
          </table:table-cell>
          <table:table-cell table:style-name="ce5"/>
          <table:table-cell office:value-type="float" office:value="1" table:style-name="ce5">
            <text:p>1</text:p>
          </table:table-cell>
          <table:table-cell office:value-type="string" table:style-name="ce5">
            <text:p>présentiel</text:p>
          </table:table-cell>
          <table:table-cell office:value-type="string" table:style-name="ce8">
            <text:p><text:a xlink:href="https://www.polytech-lille.fr/formation/8-specialites/informatique-et-statistique/">https://www.polytech-lille.fr/formation/8-specialites/informatique-et-statistique/</text:a></text:p>
          </table:table-cell>
          <table:table-cell office:value-type="string" table:style-name="ce1">
            <text:p>3.0635282</text:p>
          </table:table-cell>
          <table:table-cell office:value-type="string" table:style-name="ce1">
            <text:p>50.6365654</text:p>
          </table:table-cell>
          <table:table-cell table:number-columns-repeated="16367"/>
        </table:table-row>
        <table:table-row table:style-name="ro6">
          <table:table-cell office:value-type="string" table:style-name="ce12">
            <text:p>Formation initiale</text:p>
          </table:table-cell>
          <table:table-cell office:value-type="string" table:style-name="ce12">
            <text:p>Publique <text:s/>(université, école d'ingénieur, etc.)</text:p>
          </table:table-cell>
          <table:table-cell office:value-type="string" table:style-name="ce12">
            <text:p>La Rochelle Université</text:p>
          </table:table-cell>
          <table:table-cell office:value-type="string" table:style-name="ce12">
            <text:p>IUT de la Rochelle / DUT Informatique</text:p>
          </table:table-cell>
          <table:table-cell office:value-type="string" table:style-name="ce12">
            <text:p>BUT (Bac+3)</text:p>
          </table:table-cell>
          <table:table-cell office:value-type="string" table:style-name="ce12">
            <text:p>Un ou plusieurs modules / unités d'enseignement</text:p>
          </table:table-cell>
          <table:table-cell office:value-type="string" table:style-name="ce13">
            <text:p>Approche de la démarche d'éco-conception des services numériques (impact du numérique, bonnes pratiques, mesure de performance, ...)</text:p>
          </table:table-cell>
          <table:table-cell office:value-type="string" table:style-name="ce12">
            <text:p>Enseignement supérieur</text:p>
          </table:table-cell>
          <table:table-cell office:value-type="string" table:style-name="ce12">
            <text:p>La Rochelle Université</text:p>
          </table:table-cell>
          <table:table-cell office:value-type="string" table:style-name="ce12">
            <text:p>DUT Informatique - parcours Environnement Connecté Intelligent</text:p>
          </table:table-cell>
          <table:table-cell office:value-type="string" table:style-name="ce12">
            <text:p>La Rochelle</text:p>
          </table:table-cell>
          <table:table-cell table:number-columns-repeated="2" table:style-name="ce12"/>
          <table:table-cell office:value-type="string" table:style-name="ce12">
            <text:p>présentiel</text:p>
          </table:table-cell>
          <table:table-cell table:style-name="ce12"/>
          <table:table-cell office:value-type="string" table:style-name="ce56">
            <text:p>-1.1520434</text:p>
          </table:table-cell>
          <table:table-cell office:value-type="string" table:style-name="ce1">
            <text:p>46.1591126</text:p>
          </table:table-cell>
          <table:table-cell table:number-columns-repeated="16367"/>
        </table:table-row>
        <table:table-row table:style-name="ro19">
          <table:table-cell office:value-type="string" table:style-name="ce5">
            <text:p>Formation initiale</text:p>
          </table:table-cell>
          <table:table-cell office:value-type="string" table:style-name="ce5">
            <text:p>Publique <text:s/>(université, école d'ingénieur, etc.)</text:p>
          </table:table-cell>
          <table:table-cell office:value-type="string" table:style-name="ce5">
            <text:p>Institut Mines Télécom - Télécom SudParis</text:p>
          </table:table-cell>
          <table:table-cell office:value-type="string" table:style-name="ce5">
            <text:p>Informatique</text:p>
          </table:table-cell>
          <table:table-cell office:value-type="string" table:style-name="ce5">
            <text:p>Ecole d'ingénieur (Bac+5)</text:p>
          </table:table-cell>
          <table:table-cell office:value-type="string" table:style-name="ce5">
            <text:p>Un ou plusieurs modules / unités d'enseignement</text:p>
          </table:table-cell>
          <table:table-cell office:value-type="string" table:style-name="ce7">
            <text:p>Module (en construction) destiné aux élèves ingénieur (niveau M1)</text:p>
            <text:p>Titre : Numérique et consommation énergétique : agir du processeur au logiciel</text:p>
            <text:p>L’objectif du module est de fournir aux futurs ingénieurs des méthodes qui leur permettent d’intégrer l’aspect consommation électrique d’un système informatique dès la conception de ces systèmes. Afin d’acquérir cette compétence, nous proposons des cours et des Tps qui permettent de prendre en main</text:p>
            <text:p>- des instruments de mesure de la consommation énergétique sur différents équipements informatiques</text:p>
            <text:p>- de modéliser la consommation énergétique de systèmes plus complexes</text:p>
          </table:table-cell>
          <table:table-cell office:value-type="string" table:style-name="ce5">
            <text:p>Enseignement supérieur</text:p>
          </table:table-cell>
          <table:table-cell office:value-type="string" table:style-name="ce5">
            <text:p>IMT - Telecom Sud Paris</text:p>
          </table:table-cell>
          <table:table-cell office:value-type="string" table:style-name="ce5">
            <text:p>Numérique et consommation énergétique : agir du processeur au logiciel</text:p>
          </table:table-cell>
          <table:table-cell office:value-type="string" table:style-name="ce5">
            <text:p>Évry</text:p>
          </table:table-cell>
          <table:table-cell table:number-columns-repeated="2" table:style-name="ce5"/>
          <table:table-cell office:value-type="string" table:style-name="ce5">
            <text:p>Présentiel</text:p>
          </table:table-cell>
          <table:table-cell office:value-type="string" table:style-name="ce8">
            <text:p><text:a xlink:href="https://www-inf.telecom-sudparis.eu/COURS/CSC4535/numenv/?page=numenv">https://www-inf.telecom-sudparis.eu/COURS/CSC4535/numenv/?page=numenv</text:a></text:p>
          </table:table-cell>
          <table:table-cell office:value-type="string" table:style-name="ce1">
            <text:p>2.4289667</text:p>
          </table:table-cell>
          <table:table-cell office:value-type="string" table:style-name="ce1">
            <text:p>48.6241665</text:p>
          </table:table-cell>
          <table:table-cell table:number-columns-repeated="16367"/>
        </table:table-row>
        <table:table-row table:style-name="ro6">
          <table:table-cell office:value-type="string" table:style-name="ce5">
            <text:p>Formation initiale</text:p>
          </table:table-cell>
          <table:table-cell office:value-type="string" table:style-name="ce5">
            <text:p>Publique <text:s/>(université, école d'ingénieur, etc.)</text:p>
          </table:table-cell>
          <table:table-cell office:value-type="string" table:style-name="ce5">
            <text:p>La Rochelle Université</text:p>
          </table:table-cell>
          <table:table-cell office:value-type="string" table:style-name="ce5">
            <text:p>Formation Numérique responsable</text:p>
          </table:table-cell>
          <table:table-cell office:value-type="string" table:style-name="ce5">
            <text:p>Autre</text:p>
          </table:table-cell>
          <table:table-cell office:value-type="string" table:style-name="ce5">
            <text:p>Présenter de façon globale et cohérente les nuisances générées par les équipements informatiques et ce, durant l’ensemble de la durée de vie de chaque équipement : aux différents stades de fabrication, d’utilisation (consommation d’énergie) et de fin de vie (gestion/récupération des déchets, pollution, épuisement des ressources non renouvelables)</text:p>
            <text:p>Proposer une méthodologie et des outils pour une mise en pratique du numérique responsable</text:p>
            <text:p>Permettre aux stagiaires de valider un certificat de connaissances « Numérique responsable » créée par le formateur et l’Institut du Numérique responsable</text:p>
          </table:table-cell>
          <table:table-cell office:value-type="string" table:style-name="ce7">
            <text:p>Le concept de numérique responsable vise à réduire l’empreinte écologique et sociale des Technologies de l’Information et de la Communication.</text:p>
            <text:p>L’objectif de cette formation est d’initier au concept de numérique responsable. Il s’agit de :</text:p>
            <text:p>Présenter de façon globale et cohérente les nuisances générées par les équipements informatiques et ce, durant l’ensemble de la durée de vie de chaque équipement : aux différents stades de fabrication, d’utilisation (consommation d’énergie) et de fin de vie (gestion/récupération des déchets, pollution, épuisement des ressources non renouvelables)</text:p>
            <text:p>Proposer une méthodologie et des outils pour une mise en pratique du numérique responsable</text:p>
            <text:p>Permettre aux stagiaires de valider un certificat de connaissances « Numérique responsable » créée par le formateur et l’Institut du Numérique responsable</text:p>
          </table:table-cell>
          <table:table-cell office:value-type="string" table:style-name="ce5">
            <text:p>Enseignement supérieur</text:p>
          </table:table-cell>
          <table:table-cell office:value-type="string" table:style-name="ce5">
            <text:p>Université de La Rochelle</text:p>
          </table:table-cell>
          <table:table-cell office:value-type="string" table:style-name="ce5">
            <text:p>Le numérique responsable</text:p>
          </table:table-cell>
          <table:table-cell office:value-type="string" table:style-name="ce5">
            <text:p>La Rochelle</text:p>
          </table:table-cell>
          <table:table-cell table:style-name="ce5"/>
          <table:table-cell office:value-type="float" office:value="2" table:style-name="ce5">
            <text:p>2</text:p>
          </table:table-cell>
          <table:table-cell office:value-type="string" table:style-name="ce5">
            <text:p>Présentiel et distanciel</text:p>
          </table:table-cell>
          <table:table-cell office:value-type="string" table:style-name="ce8">
            <text:p><text:a xlink:href="https://formations.univ-larochelle.fr/formation-numerique-responsable">https://formations.univ-larochelle.fr/formation-numerique-responsable</text:a></text:p>
          </table:table-cell>
          <table:table-cell office:value-type="string" table:style-name="ce56">
            <text:p>-1.1520434</text:p>
          </table:table-cell>
          <table:table-cell office:value-type="string" table:style-name="ce1">
            <text:p>46.1591126</text:p>
          </table:table-cell>
          <table:table-cell table:number-columns-repeated="16367"/>
        </table:table-row>
        <table:table-row table:style-name="ro20">
          <table:table-cell office:value-type="string" table:style-name="ce5">
            <text:p>Formation initiale</text:p>
          </table:table-cell>
          <table:table-cell office:value-type="string" table:style-name="ce12">
            <text:p>Publique <text:s/>(université, école d'ingénieur, etc.)</text:p>
          </table:table-cell>
          <table:table-cell office:value-type="string" table:style-name="ce1">
            <text:p>IMT Mines Albi</text:p>
          </table:table-cell>
          <table:table-cell office:value-type="string" table:style-name="ce12">
            <text:p>GSI / ETN</text:p>
          </table:table-cell>
          <table:table-cell office:value-type="string" table:style-name="ce12">
            <text:p>Ecole d'ingénieur (Bac+5)</text:p>
          </table:table-cell>
          <table:table-cell office:value-type="string" table:style-name="ce12">
            <text:p>Un ou plusieurs modules / unités d'enseignement</text:p>
          </table:table-cell>
          <table:table-cell office:value-type="string" table:style-name="ce13">
            <text:p>Module autour du numérique responsable :</text:p>
            <text:p>- acculturation sur le sujet</text:p>
            <text:p>- sensibilisation aux impacts environnementaux du numérique</text:p>
            <text:p>- sensibilisation + atelier écoconception</text:p>
            <text:p>- sensibilisation + atelier accessibilité</text:p>
            <text:p>- sensibilisation cybersécurité</text:p>
          </table:table-cell>
          <table:table-cell office:value-type="string" table:style-name="ce5">
            <text:p>Enseignement supérieur</text:p>
          </table:table-cell>
          <table:table-cell office:value-type="string" table:style-name="ce1">
            <text:p>IMT Mines Albi</text:p>
          </table:table-cell>
          <table:table-cell table:style-name="ce12"/>
          <table:table-cell office:value-type="string" table:style-name="ce12">
            <text:p>Albi</text:p>
          </table:table-cell>
          <table:table-cell table:number-columns-repeated="2" table:style-name="ce12"/>
          <table:table-cell office:value-type="string" table:style-name="ce5">
            <text:p>Présentiel</text:p>
          </table:table-cell>
          <table:table-cell table:style-name="ce12"/>
          <table:table-cell office:value-type="string" table:style-name="ce1">
            <text:p><text:s/>2.147899</text:p>
          </table:table-cell>
          <table:table-cell office:value-type="string" table:style-name="ce1">
            <text:p>43.9277552</text:p>
          </table:table-cell>
          <table:table-cell table:number-columns-repeated="16367"/>
        </table:table-row>
        <table:table-row table:style-name="ro3">
          <table:table-cell office:value-type="string" table:style-name="ce12">
            <text:p>Formation initiale</text:p>
          </table:table-cell>
          <table:table-cell office:value-type="string" table:style-name="ce12">
            <text:p>Publique <text:s/>(université, école d'ingénieur, etc.)</text:p>
          </table:table-cell>
          <table:table-cell office:value-type="string" table:style-name="ce12">
            <text:p>Université Capitole 1, Toulouse</text:p>
          </table:table-cell>
          <table:table-cell office:value-type="string" table:style-name="ce12">
            <text:p>2IS</text:p>
          </table:table-cell>
          <table:table-cell office:value-type="string" table:style-name="ce12">
            <text:p>Master (Bac+5)</text:p>
          </table:table-cell>
          <table:table-cell office:value-type="string" table:style-name="ce12">
            <text:p>Un ou plusieurs modules / unités d'enseignement</text:p>
          </table:table-cell>
          <table:table-cell office:value-type="string" table:style-name="ce13">
            <text:p>Module autour du numérique responsable (en anglais) :</text:p>
            <text:p>- acculturation sur le sujet</text:p>
            <text:p>- sensibilisation aux impacts environnementaux du numérique</text:p>
            <text:p>- sensibilisation + atelier écoconception</text:p>
            <text:p>- sensibilisation + atelier accessibilité</text:p>
            <text:p>- sensibilisation cybersécurité</text:p>
          </table:table-cell>
          <table:table-cell office:value-type="string" table:style-name="ce5">
            <text:p>Enseignement supérieur</text:p>
          </table:table-cell>
          <table:table-cell office:value-type="string" table:style-name="ce12">
            <text:p>Université Toulouse 1 Capitole</text:p>
          </table:table-cell>
          <table:table-cell table:style-name="ce12"/>
          <table:table-cell office:value-type="string" table:style-name="ce12">
            <text:p>Toulouse</text:p>
          </table:table-cell>
          <table:table-cell table:number-columns-repeated="2" table:style-name="ce12"/>
          <table:table-cell office:value-type="string" table:style-name="ce5">
            <text:p>Présentiel</text:p>
          </table:table-cell>
          <table:table-cell office:value-type="string" table:style-name="ce16">
            <text:p><text:a xlink:href="https://miage.ut-capitole.fr/master-2is-innovative-information-systems--611942.kjsp">https://miage.ut-capitole.fr/master-2is-innovative-information-systems--611942.kjsp</text:a></text:p>
          </table:table-cell>
          <table:table-cell office:value-type="string" table:style-name="ce1">
            <text:p>1.4442469</text:p>
          </table:table-cell>
          <table:table-cell office:value-type="string" table:style-name="ce1">
            <text:p>43.6044622</text:p>
          </table:table-cell>
          <table:table-cell table:number-columns-repeated="16367"/>
        </table:table-row>
        <table:table-row table:style-name="ro6">
          <table:table-cell office:value-type="string" table:style-name="ce12">
            <text:p>Formation initiale</text:p>
          </table:table-cell>
          <table:table-cell office:value-type="string" table:style-name="ce12">
            <text:p>Publique <text:s/>(université, école d'ingénieur, etc.)</text:p>
          </table:table-cell>
          <table:table-cell office:value-type="string" table:style-name="ce12">
            <text:p>Université Paul Valéry, Montpellier</text:p>
          </table:table-cell>
          <table:table-cell office:value-type="string" table:style-name="ce12">
            <text:p>MIASHS</text:p>
          </table:table-cell>
          <table:table-cell office:value-type="string" table:style-name="ce12">
            <text:p>Master (Bac+5)</text:p>
          </table:table-cell>
          <table:table-cell office:value-type="string" table:style-name="ce12">
            <text:p>Un ou plusieurs modules / unités d'enseignement</text:p>
          </table:table-cell>
          <table:table-cell office:value-type="string" table:style-name="ce13">
            <text:p>Sensibilisation au numérique responsable avec un focus sur l'écoconception et l'accessibilité, cours et ateliers.</text:p>
          </table:table-cell>
          <table:table-cell office:value-type="string" table:style-name="ce5">
            <text:p>Enseignement supérieur</text:p>
          </table:table-cell>
          <table:table-cell office:value-type="string" table:style-name="ce12">
            <text:p>Université Paul Valéry, Montpellier</text:p>
          </table:table-cell>
          <table:table-cell table:style-name="ce12"/>
          <table:table-cell office:value-type="string" table:style-name="ce12">
            <text:p>Montpellier</text:p>
          </table:table-cell>
          <table:table-cell table:number-columns-repeated="2" table:style-name="ce12"/>
          <table:table-cell office:value-type="string" table:style-name="ce12">
            <text:p>Présentiel</text:p>
          </table:table-cell>
          <table:table-cell office:value-type="string" table:style-name="ce16">
            <text:p><text:a xlink:href="https://ufr6.www.univ-montp3.fr/fr/formation/masters/master_miashs">https://ufr6.www.univ-montp3.fr/fr/formation/masters/master_miashs</text:a></text:p>
          </table:table-cell>
          <table:table-cell office:value-type="string" table:style-name="ce1">
            <text:p>3.8767337</text:p>
          </table:table-cell>
          <table:table-cell office:value-type="string" table:style-name="ce1">
            <text:p>43.6112422</text:p>
          </table:table-cell>
          <table:table-cell table:number-columns-repeated="16367"/>
        </table:table-row>
        <table:table-row table:style-name="ro6">
          <table:table-cell office:value-type="string" table:style-name="ce12">
            <text:p>Formation initiale</text:p>
          </table:table-cell>
          <table:table-cell office:value-type="string" table:style-name="ce12">
            <text:p>Publique <text:s/>(université, école d'ingénieur, etc.)</text:p>
          </table:table-cell>
          <table:table-cell office:value-type="string" table:style-name="ce12">
            <text:p>IMT Alès</text:p>
          </table:table-cell>
          <table:table-cell office:value-type="string" table:style-name="ce12">
            <text:p>2IA</text:p>
          </table:table-cell>
          <table:table-cell office:value-type="string" table:style-name="ce17">
            <text:p>Ecole d'ingénieur (Bac+5)</text:p>
          </table:table-cell>
          <table:table-cell office:value-type="string" table:style-name="ce12">
            <text:p>Une intervention isolée (séminaire ou séance de cours)</text:p>
          </table:table-cell>
          <table:table-cell office:value-type="string" table:style-name="ce13">
            <text:p>Sensibilisation au numérique responsable et à l'écoconception.</text:p>
          </table:table-cell>
          <table:table-cell office:value-type="string" table:style-name="ce5">
            <text:p>Enseignement supérieur</text:p>
          </table:table-cell>
          <table:table-cell office:value-type="string" table:style-name="ce12">
            <text:p>IMT Mines Alès</text:p>
          </table:table-cell>
          <table:table-cell table:style-name="ce12"/>
          <table:table-cell office:value-type="string" table:style-name="ce12">
            <text:p>Ales</text:p>
          </table:table-cell>
          <table:table-cell table:number-columns-repeated="2" table:style-name="ce12"/>
          <table:table-cell office:value-type="string" table:style-name="ce12">
            <text:p>Présentiel</text:p>
          </table:table-cell>
          <table:table-cell office:value-type="string" table:style-name="ce16">
            <text:p><text:a xlink:href="https://www.imt-mines-ales.fr/formations/domaines-dexcellence/informatique-et-intelligence-artificielle">https://www.imt-mines-ales.fr/formations/domaines-dexcellence/informatique-et-intelligence-artificielle</text:a></text:p>
          </table:table-cell>
          <table:table-cell office:value-type="string" table:style-name="ce1">
            <text:p><text:s/>4.0852818</text:p>
          </table:table-cell>
          <table:table-cell office:value-type="string" table:style-name="ce1">
            <text:p>44.1253665</text:p>
          </table:table-cell>
          <table:table-cell table:number-columns-repeated="16367"/>
        </table:table-row>
        <table:table-row table:style-name="ro6">
          <table:table-cell office:value-type="string" table:style-name="ce12">
            <text:p>Formation initiale</text:p>
          </table:table-cell>
          <table:table-cell office:value-type="string" table:style-name="ce12">
            <text:p>Publique <text:s/>(université, école d'ingénieur, etc.)</text:p>
          </table:table-cell>
          <table:table-cell office:value-type="string" table:style-name="ce12">
            <text:p>Mines Saint-Etienne</text:p>
          </table:table-cell>
          <table:table-cell office:value-type="string" table:style-name="ce12">
            <text:p>Management Responsable et Innovation / Cycle ICM + ISMIN</text:p>
          </table:table-cell>
          <table:table-cell office:value-type="string" table:style-name="ce12">
            <text:p>Ecole d'ingénieur (Bac+5)</text:p>
          </table:table-cell>
          <table:table-cell office:value-type="string" table:style-name="ce12">
            <text:p>Un ou plusieurs modules / unités d'enseignement</text:p>
          </table:table-cell>
          <table:table-cell office:value-type="string" table:style-name="ce13">
            <text:p>Objectifs du cours "Green IT" intégré au Tronc Commun Climat, Environnement, Développement Durable :</text:p>
            <text:p>- Replacer l’homme au cœur des réflexions sur le phénomène de transition numérique</text:p>
            <text:p>- Définir ce qu’est la transition numérique et en dresser un tableau chiffré</text:p>
            <text:p>- Comprendre comment les organisations peuvent s’approprier ce thème : invitation à une conception « green » du SI dans une démarche RSE</text:p>
            <text:p>- Appréhender les approches d'éco-conception (web et du SI).</text:p>
            <text:p/>
            <text:p>Fresque du numérique réalisée sur l'ensemble des étudiants en 2A de cycle d'ingénieurs du parcours ISMIN et sur une trentaine d'étudiants du cycle ICM</text:p>
          </table:table-cell>
          <table:table-cell office:value-type="string" table:style-name="ce5">
            <text:p>Enseignement supérieur</text:p>
          </table:table-cell>
          <table:table-cell office:value-type="string" table:style-name="ce12">
            <text:p>Mines Saint-Etienne</text:p>
          </table:table-cell>
          <table:table-cell table:style-name="ce12"/>
          <table:table-cell office:value-type="string" table:style-name="ce12">
            <text:p>Saint-Étienne</text:p>
          </table:table-cell>
          <table:table-cell table:number-columns-repeated="2" table:style-name="ce12"/>
          <table:table-cell office:value-type="string" table:style-name="ce12">
            <text:p>Présentiel</text:p>
          </table:table-cell>
          <table:table-cell table:style-name="ce12"/>
          <table:table-cell office:value-type="string" table:style-name="ce1">
            <text:p>4.3873058</text:p>
          </table:table-cell>
          <table:table-cell office:value-type="string" table:style-name="ce1">
            <text:p>45.4401467</text:p>
          </table:table-cell>
          <table:table-cell table:number-columns-repeated="16367"/>
        </table:table-row>
        <table:table-row table:style-name="ro6">
          <table:table-cell office:value-type="string" table:style-name="ce5">
            <text:p>Formation initiale</text:p>
          </table:table-cell>
          <table:table-cell office:value-type="string" table:style-name="ce5">
            <text:p>Publique <text:s/>(université, école d'ingénieur, etc.)</text:p>
          </table:table-cell>
          <table:table-cell office:value-type="string" table:style-name="ce5">
            <text:p>Chaire Impact Positif Audencia / Plateforme RSE de la métropole nantaise</text:p>
          </table:table-cell>
          <table:table-cell office:value-type="string" table:style-name="ce5">
            <text:p>-</text:p>
          </table:table-cell>
          <table:table-cell office:value-type="string" table:style-name="ce5">
            <text:p>Autre</text:p>
          </table:table-cell>
          <table:table-cell office:value-type="string" table:style-name="ce5">
            <text:p>Une intervention isolée (séminaire ou séance de cours)</text:p>
          </table:table-cell>
          <table:table-cell office:value-type="string" table:style-name="ce7">
            <text:p>Pour sensibiliser les entreprises à ces différents enjeux, 10 réseaux nantais se sont impliqués et ont co-construit un module d’accompagnement de deux heures sur la thématique : #NumériqueTraining.</text:p>
            <text:p/>
            <text:p>Le contenu s’articule autour de trois grands sujets :</text:p>
            <text:p>Numérique durable et soutenable</text:p>
            <text:p>Numérique inclusif</text:p>
            <text:p>Numérique éthique</text:p>
          </table:table-cell>
          <table:table-cell office:value-type="string" table:style-name="ce5">
            <text:p>Enseignement Supérieur</text:p>
          </table:table-cell>
          <table:table-cell office:value-type="string" table:style-name="ce5">
            <text:p>Audencia</text:p>
          </table:table-cell>
          <table:table-cell office:value-type="string" table:style-name="ce5">
            <text:p>#NumériqueTraining</text:p>
          </table:table-cell>
          <table:table-cell office:value-type="string" table:style-name="ce5">
            <text:p>Nantes</text:p>
          </table:table-cell>
          <table:table-cell table:style-name="ce5"/>
          <table:table-cell office:value-type="float" office:value="0.5" table:style-name="ce5">
            <text:p>0,5</text:p>
          </table:table-cell>
          <table:table-cell office:value-type="string" table:style-name="ce5">
            <text:p>Distanciel</text:p>
          </table:table-cell>
          <table:table-cell office:value-type="string" table:style-name="ce8">
            <text:p><text:a xlink:href="https://rse.metropole.nantes.fr/agir/boite-a-outils-rse-nantes/se-former-au-numerique-responsable/">https://rse.metropole.nantes.fr/agir/boite-a-outils-rse-nantes/se-former-au-numerique-responsable/</text:a></text:p>
          </table:table-cell>
          <table:table-cell office:value-type="string" table:style-name="ce56">
            <text:p>-1.5541362</text:p>
          </table:table-cell>
          <table:table-cell office:value-type="string" table:style-name="ce1">
            <text:p>47.2186371</text:p>
          </table:table-cell>
          <table:table-cell table:number-columns-repeated="16367"/>
        </table:table-row>
        <table:table-row table:style-name="ro21">
          <table:table-cell office:value-type="string" table:style-name="ce5">
            <text:p>Formation initiale</text:p>
          </table:table-cell>
          <table:table-cell office:value-type="string" table:style-name="ce5">
            <text:p>Publique <text:s/>(université, école d'ingénieur, etc.)</text:p>
          </table:table-cell>
          <table:table-cell office:value-type="string" table:style-name="ce5">
            <text:p>IMT Atlantique</text:p>
          </table:table-cell>
          <table:table-cell office:value-type="string" table:style-name="ce5">
            <text:p>LUSSI</text:p>
          </table:table-cell>
          <table:table-cell office:value-type="string" table:style-name="ce5">
            <text:p>Ecole d'ingénieur (Bac+5)</text:p>
          </table:table-cell>
          <table:table-cell office:value-type="string" table:style-name="ce5">
            <text:p>Un ou plusieurs modules / unités d'enseignement</text:p>
          </table:table-cell>
          <table:table-cell office:value-type="string" table:style-name="ce7">
            <text:p>UE Face cachée du numérique : impacts environnementaux, sociaux et sociétaux de l'essor des nouvelles technologies (60H dont 40H encadrées)</text:p>
            <text:p/>
            <text:p>Présentation de l’UE :</text:p>
            <text:p/>
            <text:p>A l’heure où la réduction de notre empreinte écologique est perçue comme une nécessité, on ne peut ignorer l’impact environnemental du développement des technologiques numériques. Dans un rapport de l’ADEME (Agence de l'Environnement et de la Maîtrise de l'Énergie) publié en 2019, ce secteur est décrit comme « responsable de 4 % des émissions mondiales de gaz à effet de serre et la forte augmentation des usages laisse présager un doublement de cette empreinte carbone d'ici 2025 » (« La face cachée du numérique », ADEME). Outre son impact en termes de consommation énergétique, la place du numérique, toujours plus grande dans nos sociétés, a aussi de nombreux impacts sociaux et sociétaux et soulève des questions éthiques, qu’un ingénieur, acteur de la transition numérique, ne peut pas ignorer.</text:p>
            <text:p/>
            <text:p>L’objectif de cette UE est de fournir aux élèves :</text:p>
            <text:p>- les clés pour appréhender les enjeux environnementaux, sociaux et sociétaux de la transformation numérique des entreprises et de la société</text:p>
            <text:p>- une boîte à outils qui leur permettra de contribuer à une transformation numérique responsable</text:p>
            <text:p/>
            <text:p>Organisation de l'UE :</text:p>
            <text:p>- Un état des lieux synthétique et exhaustif des impacts du numérique : réalisé à partir d’un atelier pour comprendre en équipe et de manière ludique les enjeux environnementaux, sociaux et sociétaux du numérique (Fresque du numérique).</text:p>
            <text:p>- Des focus sur une série de thèmes : numérique et environnement, éthique du numérique, numérique et géopolitique, numérique responsable, numérique et travail</text:p>
            <text:p>Les élèves se familiariseront avec les notions d'économie circulaire, d'éco-conception, d'analyse du cycle de vie, de métaux rares, de numérique responsable, de digital labor, etc. Ils assisteront à des cours et conférences et débattront afin de creuser chacun de ces thèmes et d'appréhender des éléments de solutions. La notion d'analyse de cycle de vie sera notamment abordée via la réalisation d'une ACV simplifiée.</text:p>
            <text:p>- Une séance d'échanges avec des alumnis</text:p>
          </table:table-cell>
          <table:table-cell office:value-type="string" table:style-name="ce5">
            <text:p>Enseignement Supérieur</text:p>
          </table:table-cell>
          <table:table-cell office:value-type="string" table:style-name="ce5">
            <text:p>IMT Atlantique</text:p>
          </table:table-cell>
          <table:table-cell office:value-type="string" table:style-name="ce5">
            <text:p><text:s/>Face cachée du numérique : impacts environnementaux, sociaux et sociétaux de l'essor des nouvelles technologies</text:p>
          </table:table-cell>
          <table:table-cell office:value-type="string" table:style-name="ce5">
            <text:p>Nantes</text:p>
          </table:table-cell>
          <table:table-cell table:style-name="ce5"/>
          <table:table-cell office:value-type="float" office:value="8" table:style-name="ce5">
            <text:p>8</text:p>
          </table:table-cell>
          <table:table-cell office:value-type="string" table:style-name="ce5">
            <text:p>Présentiel</text:p>
          </table:table-cell>
          <table:table-cell office:value-type="string" table:style-name="ce8">
            <text:p><text:a xlink:href="https://moodle.imt-atlantique.fr/course/view.php?id=1429">https://moodle.imt-atlantique.fr/course/view.php?id=1429</text:a></text:p>
          </table:table-cell>
          <table:table-cell office:value-type="string" table:style-name="ce56">
            <text:p>-1.5541362</text:p>
          </table:table-cell>
          <table:table-cell office:value-type="string" table:style-name="ce1">
            <text:p>47.2186371</text:p>
          </table:table-cell>
          <table:table-cell table:number-columns-repeated="16367"/>
        </table:table-row>
        <table:table-row table:style-name="ro6">
          <table:table-cell office:value-type="string" table:style-name="ce18">
            <text:p>Formation Continue</text:p>
          </table:table-cell>
          <table:table-cell office:value-type="string" table:style-name="ce5">
            <text:p>Privée (établissement de formation, entreprise, etc.)</text:p>
          </table:table-cell>
          <table:table-cell table:number-columns-repeated="3" table:style-name="ce5"/>
          <table:table-cell office:value-type="string" table:style-name="ce5">
            <text:p>Comprendre les concepts fondamentaux et la démarche de l’éco-conception de services numériques.</text:p>
            <text:p>Intégrer les étapes clés et les outils.</text:p>
            <text:p>Mettre en œuvre les bonnes pratiques de l’éco-conception appliquée aux sites Web et autres services numériques.</text:p>
          </table:table-cell>
          <table:table-cell office:value-type="string" table:style-name="ce7">
            <text:p>DEFINITIONS </text:p>
            <text:p>L’éco–conception : un axe du numérique responsable</text:p>
            <text:p>L’éco–conception de services numériques</text:p>
            <text:p>L’éco–conception et l’accessibilité</text:p>
            <text:p/>
            <text:p/>
            <text:p>DEMARCHE ET OUTILS </text:p>
            <text:p>Les étapes clés de la démarche</text:p>
            <text:p>Les outils d’évaluation d’impact et de bonnes pratiques</text:p>
            <text:p>Enjeux et bénéfices</text:p>
            <text:p/>
            <text:p/>
            <text:p>ATELIER PRATIQUE</text:p>
            <text:p>Analyse de parcours utilisateur et de l’impact environnemental d’un site</text:p>
            <text:p>Identification des principaux leviers d’action</text:p>
            <text:p>Exemples d’amélioration</text:p>
            <text:p/>
            <text:p/>
            <text:p>CHECK-LIST DES BONNES PRATIQUES</text:p>
          </table:table-cell>
          <table:table-cell office:value-type="string" table:style-name="ce18">
            <text:p>Professionnel</text:p>
          </table:table-cell>
          <table:table-cell office:value-type="string" table:style-name="ce5">
            <text:p>Agence Lucie</text:p>
          </table:table-cell>
          <table:table-cell office:value-type="string" table:style-name="ce5">
            <text:p>Introduction à l’éco-conception de services numériques</text:p>
          </table:table-cell>
          <table:table-cell office:value-type="string" table:style-name="ce5">
            <text:p>Paris</text:p>
          </table:table-cell>
          <table:table-cell table:style-name="ce19"/>
          <table:table-cell office:value-type="float" office:value="1" table:style-name="ce5">
            <text:p>1</text:p>
          </table:table-cell>
          <table:table-cell office:value-type="string" table:style-name="ce5">
            <text:p>Distanciel</text:p>
          </table:table-cell>
          <table:table-cell office:value-type="string" table:style-name="ce20">
            <text:p><text:a xlink:href="https://agence-lucie.com/formation/introduction-eco-conception-services-numeriques/">https://agence-lucie.com/formation/introduction-eco-conception-services-numeriques/</text:a></text:p>
          </table:table-cell>
          <table:table-cell office:value-type="string" table:style-name="ce1">
            <text:p>2.3483915</text:p>
          </table:table-cell>
          <table:table-cell office:value-type="string" table:style-name="ce1">
            <text:p>48.8534951</text:p>
          </table:table-cell>
          <table:table-cell table:number-columns-repeated="16367"/>
        </table:table-row>
        <table:table-row table:style-name="ro6">
          <table:table-cell office:value-type="string" table:style-name="ce18">
            <text:p>Formation Continue</text:p>
          </table:table-cell>
          <table:table-cell office:value-type="string" table:style-name="ce5">
            <text:p>Privée (établissement de formation, entreprise, etc.)</text:p>
          </table:table-cell>
          <table:table-cell table:number-columns-repeated="3" table:style-name="ce5"/>
          <table:table-cell office:value-type="string" table:style-name="ce5">
            <text:p>S'approprier la démarche d'écoconception de service numérique au travers de l'écoconception d'un site web et savoir la situer par rapport aux démarches plus larges de conception responsable de service numérique et de Green IT</text:p>
            <text:p>Maîtriser les concepts fondamentaux de l'écoconception et savoir les appliquer dans le domaine du numérique et notamment aux services numériques</text:p>
            <text:p>Maîtriser la méthodologie et les outils permettant d'éco-concevoir un service numérique</text:p>
            <text:p>Savoir évaluer la performance et la maturité environnementale d'un service numérique</text:p>
          </table:table-cell>
          <table:table-cell office:value-type="string" table:style-name="ce7">
            <text:p>Jour 1 - Apports théoriques</text:p>
            <text:p/>
            <text:p>Etat de l’art écoconception de services numériques</text:p>
            <text:p/>
            <text:p>Du développement durable à l'écoconception des services numériques</text:p>
            <text:p>Identifier les enjeux du développement durable appliqué au numérique</text:p>
            <text:p>Evaluer le potentiel de l'écoconception pour réduire l’empreinte écologique associée</text:p>
            <text:p>Découvrir les principes fondamentaux de l'écoconception des équipements</text:p>
            <text:p>L'écoconception des services numériques</text:p>
            <text:p>Appréhender l’écoconception des services numériques (définition, périmètre, limites, etc.)</text:p>
            <text:p>Maîtriser les principes généraux d’écoconception des services numériques</text:p>
            <text:p>Retours d’expérience</text:p>
            <text:p/>
            <text:p>Les outils</text:p>
            <text:p/>
            <text:p>La démarche projet</text:p>
            <text:p>Les référentiels de bonnes pratiques</text:p>
            <text:p>Les outils d’évaluation</text:p>
            <text:p>Les bonnes pratiques prioritaires : survol de l’ensemble des bonnes pratiques adaptées à chaque étape du cycle de vie puis étude de chacune d’elle (quelques dizaines en détail)</text:p>
            <text:p>Expression du besoin</text:p>
            <text:p>Conception graphique et technique</text:p>
            <text:p>Développement / programmation</text:p>
            <text:p>Déploiement / mise en production</text:p>
            <text:p>Fin de vie</text:p>
            <text:p/>
            <text:p>Jour 2 - Mise en pratique</text:p>
            <text:p/>
            <text:p>Atelier analyse</text:p>
            <text:p>L’intervenant et les participants sélectionnent un service numérique à étudier. Le formateur déroule le projet en accéléré pour aider les participants à concrétiser la démarche, à comprendre l’enchaînement des étapes, et à utiliser les outils</text:p>
            <text:p/>
            <text:p>Analyse en groupe</text:p>
            <text:p>Les participants réalisent seuls à l'écoconception d’un service numérique de leur choix</text:p>
            <text:p/>
            <text:p>Jour 3 - Restitutions et certification</text:p>
            <text:p/>
            <text:p>Restitution</text:p>
            <text:p>Les participants restituent le résultat de leurs analyses au formateur qui joue le rôle de client.</text:p>
            <text:p>L’intervenant identifie les points acquis et ceux sur lesquels il faut encore progresser.</text:p>
            <text:p/>
          </table:table-cell>
          <table:table-cell office:value-type="string" table:style-name="ce5">
            <text:p>Professionnel</text:p>
          </table:table-cell>
          <table:table-cell office:value-type="string" table:style-name="ce5">
            <text:p>Octo Academy</text:p>
          </table:table-cell>
          <table:table-cell office:value-type="string" table:style-name="ce5">
            <text:p>(Éco)conception responsable de service numérique</text:p>
          </table:table-cell>
          <table:table-cell office:value-type="string" table:style-name="ce5">
            <text:p>Paris</text:p>
          </table:table-cell>
          <table:table-cell office:value-type="string" table:style-name="ce18">
            <text:p>Certificat de connaissance GreenIT</text:p>
          </table:table-cell>
          <table:table-cell office:value-type="float" office:value="3" table:style-name="ce5">
            <text:p>3</text:p>
          </table:table-cell>
          <table:table-cell office:value-type="string" table:style-name="ce5">
            <text:p>Présentiel</text:p>
          </table:table-cell>
          <table:table-cell office:value-type="string" table:style-name="ce20">
            <text:p><text:a xlink:href="https://www.octo.academy/formations/formation/151/ecoconception-responsable-de-service-numerique/1465/">https://www.octo.academy/formations/formation/151/ecoconception-responsable-de-service-numerique/1465/</text:a></text:p>
          </table:table-cell>
          <table:table-cell office:value-type="string" table:style-name="ce1">
            <text:p>2.3483915</text:p>
          </table:table-cell>
          <table:table-cell office:value-type="string" table:style-name="ce1">
            <text:p>48.8534951</text:p>
          </table:table-cell>
          <table:table-cell table:number-columns-repeated="16367"/>
        </table:table-row>
        <table:table-row table:style-name="ro6">
          <table:table-cell office:value-type="string" table:style-name="ce5">
            <text:p>Formation initiale</text:p>
          </table:table-cell>
          <table:table-cell office:value-type="string" table:style-name="ce5">
            <text:p>Publique <text:s/>(université, école d'ingénieur, etc.)</text:p>
          </table:table-cell>
          <table:table-cell table:number-columns-repeated="4" table:style-name="ce5"/>
          <table:table-cell office:value-type="string" table:style-name="ce7">
            <text:p>Impact de l'informatique sur l'environnement</text:p>
            <text:p>Fabrication</text:p>
            <text:p>Utilisation</text:p>
            <text:p>Destruction/Recyclage</text:p>
            <text:p>L'informatique au service de l'environnement</text:p>
            <text:p>Un monde toujours plus connecté ...</text:p>
            <text:p>Etat des lieux</text:p>
            <text:p>Perspectives</text:p>
            <text:p>... et des ressources finies</text:p>
            <text:p>Etat des lieux</text:p>
            <text:p>Perspectives</text:p>
            <text:p>Nos moyens d'action</text:p>
            <text:p>Règles citoyennes de bonne conduite</text:p>
            <text:p>Evolution de la legislation (EU)</text:p>
            <text:p>Perspectives académiques, de la recherche à l'enseignement</text:p>
          </table:table-cell>
          <table:table-cell office:value-type="string" table:style-name="ce5">
            <text:p>Académique</text:p>
          </table:table-cell>
          <table:table-cell office:value-type="string" table:style-name="ce5">
            <text:p>Ecoles des Mines de Nantes</text:p>
          </table:table-cell>
          <table:table-cell office:value-type="string" table:style-name="ce5">
            <text:p>GreenIT : A practical study from IoT to the Cloud</text:p>
          </table:table-cell>
          <table:table-cell office:value-type="string" table:style-name="ce5">
            <text:p>Nantes</text:p>
          </table:table-cell>
          <table:table-cell table:style-name="ce5"/>
          <table:table-cell office:value-type="float" office:value="5" table:style-name="ce5">
            <text:p>5</text:p>
          </table:table-cell>
          <table:table-cell office:value-type="string" table:style-name="ce5">
            <text:p>Présentiel</text:p>
          </table:table-cell>
          <table:table-cell office:value-type="string" table:style-name="ce20">
            <text:p><text:a xlink:href="http://greenit.menaud.fr/">http://greenit.menaud.fr/</text:a></text:p>
          </table:table-cell>
          <table:table-cell office:value-type="string" table:style-name="ce56">
            <text:p>-1.5541362</text:p>
          </table:table-cell>
          <table:table-cell office:value-type="string" table:style-name="ce1">
            <text:p>47.2186371</text:p>
          </table:table-cell>
          <table:table-cell table:number-columns-repeated="16367"/>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3" table:style-name="ce5"/>
          <table:table-cell office:value-type="string" table:style-name="ce5">
            <text:p>Maîtriser la démarche et la méthodologie d’écoconception logicielle</text:p>
            <text:p>Savoir identifier les bonnes pratiques à mettre en œuvre</text:p>
            <text:p>Savoir mesurer la performance environnementale d’un logiciel / site web</text:p>
          </table:table-cell>
          <table:table-cell office:value-type="string" table:style-name="ce7">
            <text:p>État de l’art écoconception de services numériques</text:p>
            <text:p>Du développement durable à l'écoconception des logiciels</text:p>
            <text:p/>
            <text:p>Comprendre les enjeux du développement durable appliqué aux TIC</text:p>
            <text:p>Evaluer le potentiel de l'écoconception des TIC pour réduire l’empreinte écologique associée</text:p>
            <text:p>Découvrir les principes fondamentaux de l'écoconception des équipements</text:p>
            <text:p/>
            <text:p>L'écoconception des logiciels</text:p>
            <text:p/>
            <text:p>Comprendre l’écoconception logicielle (définition, périmètre, limites, etc.)</text:p>
            <text:p>Maîtriser les principes généraux d’écoconception des logiciels:</text:p>
            <text:p>- Architecture</text:p>
            <text:p>- Dimension sociale</text:p>
            <text:p>- Dimension environnementale</text:p>
            <text:p/>
            <text:p>Retours d’expérience</text:p>
            <text:p/>
            <text:p>Les outils</text:p>
            <text:p>Cette partie illustre la démarche en présentant les outils et méthodologies adaptés aux services en ligne.</text:p>
            <text:p/>
            <text:p>La démarche projet</text:p>
            <text:p/>
            <text:p>Les référentiels de bonnes pratiques</text:p>
            <text:p/>
            <text:p>Les outils d’évaluation</text:p>
            <text:p/>
            <text:p>Les bonnes pratiques prioritaires</text:p>
            <text:p/>
            <text:p>Survol de l’ensemble des bonnes pratiques adaptées à chaque étape du cycle de vie puis étude de chacune d’elle (quelques dizaines en détail):</text:p>
            <text:p>- Expression du besoin</text:p>
            <text:p>- Conception graphique et technique</text:p>
            <text:p>- Développement / programmation</text:p>
            <text:p>- Déploiement / mise en production</text:p>
            <text:p>- Fin de vie</text:p>
            <text:p/>
            <text:p>Atelier analyse</text:p>
            <text:p/>
            <text:p>Le pédagogue et les participants sélectionnent un service numérique à étudier. Le formateur déroule le projet en accéléré pour aider les participants à concrétiser la démarche, à comprendre l’enchaînement des étapes, et à utiliser les outils.</text:p>
            <text:p/>
            <text:p>Atelier analyse</text:p>
            <text:p/>
            <text:p>Les participants poursuivent l’analyse du service numérique sur la première partie de la matinée. Le formateur les aide à réaliser cette analyse.</text:p>
            <text:p/>
            <text:p>Restitution</text:p>
            <text:p>Les participants restituent le résultat de leurs analyses au formateur qui joue le rôle de client. Le formateur identifie les points acquis et ceux sur lesquels il faut encore progresser.</text:p>
          </table:table-cell>
          <table:table-cell office:value-type="string" table:style-name="ce5">
            <text:p>Professionnel</text:p>
          </table:table-cell>
          <table:table-cell office:value-type="string" table:style-name="ce5">
            <text:p>PLB Consultant</text:p>
          </table:table-cell>
          <table:table-cell office:value-type="string" table:style-name="ce5">
            <text:p>Formation Éco-Conception de Services Numériques</text:p>
          </table:table-cell>
          <table:table-cell office:value-type="string" table:style-name="ce5">
            <text:p>Levallois-Perret</text:p>
            <text:p/>
          </table:table-cell>
          <table:table-cell office:value-type="string" table:style-name="ce5">
            <text:p>Certification "Eco Conception Web"</text:p>
            <text:p>Il se présente sous la forme d'un QCM de 60 questions auxquelles il vous faudra répondre en 60 minutes. Il vous faut un score de 65% afin d'obtenir votre certification.</text:p>
          </table:table-cell>
          <table:table-cell office:value-type="float" office:value="3" table:style-name="ce5">
            <text:p>3</text:p>
          </table:table-cell>
          <table:table-cell office:value-type="string" table:style-name="ce5">
            <text:p>Présentiel et distanciel</text:p>
          </table:table-cell>
          <table:table-cell office:value-type="string" table:style-name="ce20">
            <text:p><text:a xlink:href="https://www.plb.fr/formation/oracle/formation-eco-conception-logiciels,5-700598.php">https://www.plb.fr/formation/oracle/formation-eco-conception-logiciels,5-700598.php</text:a></text:p>
          </table:table-cell>
          <table:table-cell office:value-type="string" table:style-name="ce1">
            <text:p>2.2881683</text:p>
          </table:table-cell>
          <table:table-cell office:value-type="string" table:style-name="ce1">
            <text:p>48.892956</text:p>
          </table:table-cell>
          <table:table-cell table:number-columns-repeated="16367"/>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3" table:style-name="ce5"/>
          <table:table-cell office:value-type="string" table:style-name="ce5">
            <text:p>Expliquer l’éco-conception et la pensée cycle de vie</text:p>
            <text:p>Identifier les enjeux pour l’entreprise : réglementaire, stratégique, économique</text:p>
            <text:p>Réaliser une ACV simplifiée et exploiter ses résultats</text:p>
            <text:p>Définir les étapes pour mettre en place une démarche d’éco-conception selon la norme CEN TS 16524 / NF E 01 005 (méthodologie d’éco-conception pour les produits de la mécanique)</text:p>
            <text:p>Expliquer le lien entre la démarche d’éco-conception et les exigences du référentiel ISO 14001:2015 relatives à la perspective cycle de vie du produit</text:p>
          </table:table-cell>
          <table:table-cell office:value-type="string" table:style-name="ce7">
            <text:p>Module 1 – Ecoconception et pensée cycle de vie : comprendre l’éco-conception</text:p>
            <text:p>Principes et notions fondamentales de l’éco-conception</text:p>
            <text:p>Module 2 – Réglementations et normes applicables à l’éco-conception : appréhender le cadre réglementaire et normatif de l’éco-conception</text:p>
            <text:p>Réglementations</text:p>
            <text:p>Panorama des réglementations applicables</text:p>
            <text:p>Zoom sur certaines réglementations : Reach, RoHS, Directive ErP (Ecodesign), filières REP (DEEE, VHU)</text:p>
            <text:p>Normes</text:p>
            <text:p>Panorama des normes applicables</text:p>
            <text:p>Module 3 – Enjeux stratégiques et de marché : comprendre les intérêts d’une démarche d’éco-conception pour son entreprise</text:p>
            <text:p>Enjeux stratégiques</text:p>
            <text:p>Image</text:p>
            <text:p>Communication : normes et référentiels pour l'affichage environnemental produit</text:p>
            <text:p>Enjeux de marché</text:p>
            <text:p>Enjeux économiques</text:p>
            <text:p>Module 4 – Méthodes et outils de l'éco-conception : appréhender les approches possibles, et comprendre les principes de l'ACV</text:p>
            <text:p>Panorama des outils</text:p>
            <text:p>Zoom sur l'évaluation environnementale par l’analyse du cycle de vie (ACV)</text:p>
            <text:p>Principes</text:p>
            <text:p>Cadre méthodologique</text:p>
            <text:p>Logiciels et bases de données de modélisation</text:p>
            <text:p>Illustration par une ACV simplifiée sur une étude de cas avec Ecodesign Studio</text:p>
            <text:p>Module 5 – Réalisation d'une démarche d'éco-conception : mise en œuvre dans le processus de développement produit de son entreprise</text:p>
            <text:p>Principes et structure générale de la démarche suivant la norme CEN TS 16524 / NF E 01 005</text:p>
            <text:p>Réalisation d'une analyse stratégique du produit</text:p>
            <text:p>Analyse environnementale : établir le profil d'un produit de référence</text:p>
            <text:p>Identification et priorisation des pistes d’amélioration</text:p>
            <text:p>Mise en place d'indicateurs et suivi de l'amélioration environnementale</text:p>
            <text:p>Bilan et communication des résultats obtenus</text:p>
            <text:p>Illustration de chaque étape par une étude de cas à l'aide du logiciel Ecodesign Studio</text:p>
            <text:p>Module 6 – Intégration de la démarche d'éco-conception dans son système de management environnemental : faire le lien avec les exigences sur la perspective cycle de vie du produit du référentiel ISO 14001:2015</text:p>
            <text:p>Structure de l'approche et principe d'amélioration continue</text:p>
            <text:p>Les exigences sur la perspective cycle de vie du produit du référentiel ISO 14001:2015</text:p>
            <text:p>Déclinaison de ses exigences environnementales vis-à-vis des parties intéressées externes</text:p>
          </table:table-cell>
          <table:table-cell office:value-type="string" table:style-name="ce5">
            <text:p>Organisme de formation</text:p>
          </table:table-cell>
          <table:table-cell office:value-type="string" table:style-name="ce5">
            <text:p>CETIM</text:p>
          </table:table-cell>
          <table:table-cell office:value-type="string" table:style-name="ce5">
            <text:p>Comprendre et mettre en place une démarche éco-conception</text:p>
          </table:table-cell>
          <table:table-cell office:value-type="string" table:style-name="ce5">
            <text:p>Saint-Étienne</text:p>
          </table:table-cell>
          <table:table-cell table:style-name="ce5"/>
          <table:table-cell office:value-type="float" office:value="2" table:style-name="ce5">
            <text:p>2</text:p>
          </table:table-cell>
          <table:table-cell office:value-type="string" table:style-name="ce5">
            <text:p>Distanciel</text:p>
          </table:table-cell>
          <table:table-cell office:value-type="string" table:style-name="ce20">
            <text:p><text:a xlink:href="https://www.cetim.fr/formation/formation/Conception/Eco-conception/comprendre-et-mettre-en-place-une-demarche-eco-conception-g10">https://www.cetim.fr/formation/formation/Conception/Eco-conception/comprendre-et-mettre-en-place-une-demarche-eco-conception-g10</text:a></text:p>
          </table:table-cell>
          <table:table-cell office:value-type="string" table:style-name="ce1">
            <text:p>4.3873058</text:p>
          </table:table-cell>
          <table:table-cell office:value-type="string" table:style-name="ce1">
            <text:p>45.4401467</text:p>
          </table:table-cell>
          <table:table-cell table:number-columns-repeated="16367"/>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3" table:style-name="ce5"/>
          <table:table-cell office:value-type="string" table:style-name="ce5">
            <text:p>Expliquer l’éco-conception et la pensée cycle de vie ;</text:p>
            <text:p>Identifier les enjeux pour l’entreprise : réglementaire, stratégique, économique ;</text:p>
            <text:p>Réaliser une ACV simplifiée et exploiter ses résultats ;</text:p>
            <text:p>Mettre en place une démarche d’éco-conception étape par étape selon la norme CEN TS 16524 / NF E 01 005 ;</text:p>
            <text:p>Faire le lien entre la démarche d’éco-conception et les exigences du référentiel ISO 14001:2015.</text:p>
          </table:table-cell>
          <table:table-cell office:value-type="string" table:style-name="ce7">
            <text:p>Module 1 : Ecoconception et pensée cycle de vie</text:p>
            <text:p>Principes et notions fondamentales de l’éco-conception</text:p>
            <text:p>Module 2 :Réglementations et normes applicables à l’éco-conception</text:p>
            <text:p>Panorama des réglementations</text:p>
            <text:p>Zoom sur certaines réglementations : Reach, RoHS, Directive ErP (Ecodesign), filières REP (DEEE, VHU)</text:p>
            <text:p>Panorama des normes</text:p>
            <text:p>Module 3 : Enjeux stratégiques et de marché</text:p>
            <text:p>Enjeux et intérêts d’une démarche d’éco-conception pour son entreprise</text:p>
            <text:p>Référentiels de communication de la performance environnementale de ses produits</text:p>
            <text:p>Module 4 : Méthodes et outils de l'éco-conception</text:p>
            <text:p>Panorama des outils</text:p>
            <text:p>Zoom sur l'évaluation environnementale par l’analyse du cycle de vie (ACV)</text:p>
            <text:p>Illustration par une ACV simplifiée sur une étude de cas avec le logiciel Ecodesign Studio</text:p>
            <text:p>Module 5 : Réalisation d'une démarche d'éco-conception</text:p>
            <text:p>Mise en œuvre étape par étape de la démarche suivant la norme CEN TS 16524 / NF E 01 005</text:p>
            <text:p>Mise en pratique sur une étude de cas avec le logiciel Ecodesign Studio</text:p>
            <text:p>Module 6 : Intégration de la démarche d'éco-conception dans son système de management environnemental</text:p>
            <text:p>Structure de l'approche et principe d'amélioration continue</text:p>
            <text:p>Lien entre la démarche et les exigences sur la perspective cycle de vie du référentiel ISO 14001:2015</text:p>
            <text:p>Déclinaison de ses exigences environnementales vis-à-vis des parties intéressées externes</text:p>
          </table:table-cell>
          <table:table-cell office:value-type="string" table:style-name="ce5">
            <text:p>Organisme de formation</text:p>
          </table:table-cell>
          <table:table-cell office:value-type="string" table:style-name="ce5">
            <text:p>CETIM</text:p>
          </table:table-cell>
          <table:table-cell office:value-type="string" table:style-name="ce18">
            <text:p>Innover sur vos produits : comprendre et mettre en place une démarche éco-conception</text:p>
          </table:table-cell>
          <table:table-cell office:value-type="string" table:style-name="ce21">
            <text:p>Mulhouse</text:p>
          </table:table-cell>
          <table:table-cell table:style-name="ce22"/>
          <table:table-cell office:value-type="float" office:value="2" table:style-name="ce5">
            <text:p>2</text:p>
          </table:table-cell>
          <table:table-cell office:value-type="string" table:style-name="ce5">
            <text:p>Distanciel</text:p>
          </table:table-cell>
          <table:table-cell office:value-type="string" table:style-name="ce20">
            <text:p><text:a xlink:href="https://www.cetim.fr/formation/formation/Conception/Eco-conception/innover-sur-vos-produits-comprendre-et-mettre-en-place-une-demarche-eco-conception-w-g10">https://www.cetim.fr/formation/formation/Conception/Eco-conception/innover-sur-vos-produits-comprendre-et-mettre-en-place-une-demarche-eco-conception-w-g10</text:a></text:p>
          </table:table-cell>
          <table:table-cell office:value-type="string" table:style-name="ce1">
            <text:p>7.3389937</text:p>
          </table:table-cell>
          <table:table-cell office:value-type="string" table:style-name="ce1">
            <text:p>47.7467233</text:p>
          </table:table-cell>
          <table:table-cell table:number-columns-repeated="16367"/>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3" table:style-name="ce5"/>
          <table:table-cell office:value-type="string" table:style-name="ce5">
            <text:p>Objectifs pédagogiques</text:p>
            <text:p>Réaliser et interpréter une ACV.</text:p>
            <text:p>Utiliser les fonctions principales de l'outil SimaPro.</text:p>
            <text:p>Comprendre les connexions entre l'ACV et l'éco-conception des produits</text:p>
          </table:table-cell>
          <table:table-cell office:value-type="string" table:style-name="ce7">
            <text:p>Principes de l'Analyse du cycle de vie (ACV)</text:p>
            <text:p>Contexte normatif et réglementaire (normes ISO 14040/44).</text:p>
            <text:p>Présentation des étapes de l'ACV.</text:p>
            <text:p>Présentation des différentes bases de données.</text:p>
            <text:p>Présentation des différentes méthodes de calcul.</text:p>
            <text:p>Rappel des règles de la communication environnementale sur la base d'une ACV.</text:p>
            <text:p>Présentation du logiciel SimaPro et mise en application pratique</text:p>
            <text:p>Présentation du domaine d'application et des fonctions principales.</text:p>
            <text:p>Étude de cas sur un exemple industriel incluant :</text:p>
            <text:p>la collecte de données ;</text:p>
            <text:p>la modélisation du cycle de vie d'un produit ;</text:p>
            <text:p>le choix des méthodes de calcul ;</text:p>
            <text:p>l'interprétation des résultats ;</text:p>
            <text:p>le lien avec l'éco-conception (amélioration de produit d'un point de vue environnemental).</text:p>
          </table:table-cell>
          <table:table-cell office:value-type="string" table:style-name="ce5">
            <text:p>Organisme de formation</text:p>
          </table:table-cell>
          <table:table-cell office:value-type="string" table:style-name="ce5">
            <text:p>CETIM</text:p>
          </table:table-cell>
          <table:table-cell office:value-type="string" table:style-name="ce18">
            <text:p>Savoir réaliser une Analyse du cycle de vie (ACV) d'un produit</text:p>
          </table:table-cell>
          <table:table-cell office:value-type="string" table:style-name="ce5">
            <text:p>Paris</text:p>
          </table:table-cell>
          <table:table-cell table:style-name="ce22"/>
          <table:table-cell office:value-type="float" office:value="2" table:style-name="ce5">
            <text:p>2</text:p>
          </table:table-cell>
          <table:table-cell office:value-type="string" table:style-name="ce5">
            <text:p>Présentiel et distanciel</text:p>
          </table:table-cell>
          <table:table-cell office:value-type="string" table:style-name="ce20">
            <text:p><text:a xlink:href="https://www.cetim.fr/formation/formation/Industrie-du-Futur/Eco-conception/savoir-realiser-une-analyse-du-cycle-de-vie-acv-d-un-produit-g11">https://www.cetim.fr/formation/formation/Industrie-du-Futur/Eco-conception/savoir-realiser-une-analyse-du-cycle-de-vie-acv-d-un-produit-g11</text:a></text:p>
          </table:table-cell>
          <table:table-cell office:value-type="string" table:style-name="ce1">
            <text:p>2.3483915</text:p>
          </table:table-cell>
          <table:table-cell office:value-type="string" table:style-name="ce1">
            <text:p>48.8534951</text:p>
          </table:table-cell>
          <table:table-cell table:number-columns-repeated="16367"/>
        </table:table-row>
        <table:table-row table:style-name="ro6">
          <table:table-cell office:value-type="string" table:style-name="ce18">
            <text:p>Formation initiale</text:p>
          </table:table-cell>
          <table:table-cell office:value-type="string" table:style-name="ce5">
            <text:p>Publique <text:s/>(université, école d'ingénieur, etc.)</text:p>
          </table:table-cell>
          <table:table-cell office:value-type="string" table:style-name="ce5">
            <text:p>ESIEE[IT]</text:p>
          </table:table-cell>
          <table:table-cell table:number-columns-repeated="2" table:style-name="ce5"/>
          <table:table-cell office:value-type="string" table:style-name="ce5">
            <text:p>Au terme de cette formation, tout participant saura :</text:p>
            <text:p/>
            <text:p>Quelles sont les grandes tendances en matière de numérique responsable</text:p>
            <text:p>Proposer des solutions pour réduire les coûts</text:p>
            <text:p>Mettre en place un projet Green IT</text:p>
          </table:table-cell>
          <table:table-cell office:value-type="string" table:style-name="ce23">
            <text:p>Module 1. Green IT : Contexte et enjeux</text:p>
            <text:p>L’augmentation de la consommation énergétique</text:p>
            <text:p>Les premières initiatives dans le domaine du recyclage</text:p>
            <text:p>Définition du Green IT</text:p>
            <text:p>Effet de mode, effet marketing ou effet durable ?</text:p>
            <text:p>Un enjeu majeur pour tous</text:p>
            <text:p>Module 2. Le Green IT, du projet à la mise en œuvre</text:p>
            <text:p>Six grandes étapes fondamentales</text:p>
            <text:p>Initialisation de la stratégie Green IT dans l’entreprise</text:p>
            <text:p>Analyse et audit de l’existant</text:p>
            <text:p>Pondération des indicateurs de suivi en fonction de l’entreprise</text:p>
            <text:p>Intégration des résultats sur une échelle de maturité</text:p>
            <text:p>Orientation stratégique et urbanisation du système d’information</text:p>
            <text:p>Mise en œuvre des préconisations et accompagnement au changement</text:p>
            <text:p>Exemple de check-list (Informatique et bureautique, Data-centers, Cycle de vie du matériel, Télécommunications)</text:p>
            <text:p>De l’origine du poste de travail aux technologies actuelles</text:p>
            <text:p>La notion de clients légers</text:p>
            <text:p>L’extinction du poste de travail</text:p>
            <text:p>Les applications informatiques naturellement écolophobes</text:p>
            <text:p>Module 3. L’achat responsable</text:p>
            <text:p>L’éco-conception, initiatrice de l’achat responsable</text:p>
            <text:p>Les principaux éco-labels</text:p>
            <text:p>L’utilisation des éco-labels au quotidien</text:p>
            <text:p>Module 4. Bien gérer les impressions</text:p>
            <text:p>Constats et impacts de nos habitudes d’impression</text:p>
            <text:p>Maîtriser ses impressions</text:p>
            <text:p>Module 5. Le parc informatique dans son ensemble</text:p>
            <text:p>De l’origine du poste de travail aux technologies actuelles</text:p>
            <text:p>La notion de clients légers</text:p>
            <text:p>L’extinction du poste de travail</text:p>
            <text:p>Les applications informatiques naturellement écolophobes</text:p>
            <text:p>Module 6. Évoluer vers des datacenters verts</text:p>
            <text:p>Plongée au cœur des datacenters</text:p>
            <text:p>Le calculateur Dell</text:p>
            <text:p>Les datacenters green</text:p>
            <text:p>Module 7. Gérer la fin de vie du matériel</text:p>
            <text:p>Pourquoi recycler ?</text:p>
            <text:p>Réglementation</text:p>
            <text:p>Recyclage et réutilisation au quotidien</text:p>
            <text:p>Module 8. La démarche dans l’entreprise et les administrations</text:p>
            <text:p>La gouvernance de l’entreprise à l’heure du Green IT</text:p>
            <text:p>Les collectivités comme moteurs du changement</text:p>
            <text:p>"</text:p>
          </table:table-cell>
          <table:table-cell office:value-type="string" table:style-name="ce18">
            <text:p>Académique</text:p>
          </table:table-cell>
          <table:table-cell office:value-type="string" table:style-name="ce5">
            <text:p>ESIEE[IT]</text:p>
          </table:table-cell>
          <table:table-cell office:value-type="string" table:style-name="ce5">
            <text:p>ESIEE (CCI Paris)</text:p>
          </table:table-cell>
          <table:table-cell office:value-type="string" table:style-name="ce5">
            <text:p>Pontoise</text:p>
          </table:table-cell>
          <table:table-cell office:value-type="string" table:style-name="ce5">
            <text:p>QCM - Certificat ESIEE-IT</text:p>
          </table:table-cell>
          <table:table-cell office:value-type="float" office:value="2" table:style-name="ce18">
            <text:p>2</text:p>
          </table:table-cell>
          <table:table-cell office:value-type="string" table:style-name="ce5">
            <text:p>Distanciel</text:p>
          </table:table-cell>
          <table:table-cell office:value-type="string" table:style-name="ce20">
            <text:p><text:a xlink:href="https://www.esiee-it.fr/fr/formation-continue-green-it-le-numerique-responsable-grit0">https://www.esiee-it.fr/fr/formation-continue-green-it-le-numerique-responsable-grit0</text:a></text:p>
          </table:table-cell>
          <table:table-cell office:value-type="string" table:style-name="ce1">
            <text:p>2.1008067</text:p>
          </table:table-cell>
          <table:table-cell office:value-type="string" table:style-name="ce1">
            <text:p>49.0508845</text:p>
          </table:table-cell>
          <table:table-cell table:number-columns-repeated="16367"/>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office:value-type="string" table:style-name="ce18">
            <text:p>TEMESIS</text:p>
          </table:table-cell>
          <table:table-cell table:number-columns-repeated="2" table:style-name="ce5"/>
          <table:table-cell office:value-type="string" table:style-name="ce24">
            <text:p>Comprendre les enjeux du numérique responsable et de l’écoconception numérique, inscrits dans des enjeux globaux ;</text:p>
            <text:p>Maîtriser les différences de concepts et de valeurs présents dans le Numérique responsable ;</text:p>
            <text:p>Aborder la démarche d’écoconception numérique de façon simple et outillée ;</text:p>
            <text:p>Agir, en créant le réflexe de sobriété numérique au sein des futurs projets.</text:p>
          </table:table-cell>
          <table:table-cell office:value-type="string" table:style-name="ce7">
            <text:p>Cette formation permet de comprendre les enjeux actuels ainsi que l’impact social et environnemental du numérique. Elle aborde ensuite les moyens de déploiement d’une démarche de Numérique responsable. Le programme détaillé est le suivant :</text:p>
            <text:p/>
            <text:p>Le contexte actuel, les enjeux environnementaux et sociaux</text:p>
            <text:p>L’impact global du numérique : Analyse du cycle de vie (ACV) du numérique et d’un projet de service numérique</text:p>
            <text:p>L’impact de la fabrication matérielle, de nos usages quotidiens du numérique et de la fin de vie</text:p>
            <text:p>Place à la sobriété et à la responsabilité : définition des concepts de sobriété numérique, low-tech, green IT, IT4Green, accessibilité, inclusion, illectronisme, écoconception numérique, Green-UX, respect des données personnelles, éthique</text:p>
            <text:p>QUIZ ludo-interactif sur les points incontournables</text:p>
            <text:p>Comment je fais, moi ? Guides, référentiels et bonnes pratiques d’écoconception numérique tout en prêtant attention aux effets rebonds</text:p>
            <text:p>La démarche de l’écoconception numérique : intérêt, méthode, outils de mesure et démonstration avec des cas pratiques</text:p>
          </table:table-cell>
          <table:table-cell office:value-type="string" table:style-name="ce18">
            <text:p>Entreprise certification Qualiopi</text:p>
          </table:table-cell>
          <table:table-cell office:value-type="string" table:style-name="ce18">
            <text:p>TEMESIS</text:p>
          </table:table-cell>
          <table:table-cell office:value-type="string" table:style-name="ce5">
            <text:p>Sensibilisation au numérique responsable et à l’écoconception</text:p>
          </table:table-cell>
          <table:table-cell office:value-type="string" table:style-name="ce5">
            <text:p>Paris</text:p>
          </table:table-cell>
          <table:table-cell table:style-name="ce5"/>
          <table:table-cell office:value-type="float" office:value="0.5" table:style-name="ce5">
            <text:p>0,5</text:p>
          </table:table-cell>
          <table:table-cell office:value-type="string" table:style-name="ce5">
            <text:p>Présentiel et distanciel</text:p>
          </table:table-cell>
          <table:table-cell office:value-type="string" table:style-name="ce20">
            <text:p><text:a xlink:href="https://www.temesis.com/expertises/ecoconception/formation/sensibilisation-numerique-responsable/">https://www.temesis.com/expertises/ecoconception/formation/sensibilisation-numerique-responsable/</text:a></text:p>
          </table:table-cell>
          <table:table-cell office:value-type="string" table:style-name="ce1">
            <text:p>2.3483915</text:p>
          </table:table-cell>
          <table:table-cell office:value-type="string" table:style-name="ce1">
            <text:p>48.8534951</text:p>
          </table:table-cell>
          <table:table-cell table:number-columns-repeated="16367"/>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office:value-type="string" table:style-name="ce18">
            <text:p>TEMESIS</text:p>
          </table:table-cell>
          <table:table-cell table:number-columns-repeated="2" table:style-name="ce5"/>
          <table:table-cell office:value-type="string" table:style-name="ce24">
            <text:p>Réfléchir collectivement à la mise en place de bonnes pratiques en terme de conception et d’usage du numérique</text:p>
            <text:p>Percevoir les enjeux et les niveaux d’impact de chaque bonne pratique selon les perceptions et les acquis de chaque apprenant et apprenante</text:p>
            <text:p>Démontrer et prendre conscience que des solutions simples à complexes, en terme d’usages et de développements, sont facilement identifiables et réalisables</text:p>
            <text:p>Profiter du partage collectif au sein d’un atelier de réflexion collaborative</text:p>
            <text:p>Déployer des bonnes pratiques de numérique éco-responsable en organisation, s’appliquer ces bonnes pratiques</text:p>
          </table:table-cell>
          <table:table-cell office:value-type="string" table:style-name="ce7">
            <text:p>Sous forme d’atelier d’idéation, cet exercice d’intelligence collective permet de prendre conscience des moyens d’actions, de leur portée et de leur degré de difficulté. Le programme détaillé est le suivant :</text:p>
            <text:p/>
            <text:p>Qu’est-ce qu’une bonne pratique d’écoconception responsable ? Exemples.</text:p>
            <text:p>Recherche et rédaction collective de bonnes pratiques</text:p>
            <text:p>Organisation de ces bonnes pratiques selon leur catégorie, leur impact et leur difficulté de mise en œuvre</text:p>
          </table:table-cell>
          <table:table-cell office:value-type="string" table:style-name="ce18">
            <text:p>Entreprise</text:p>
          </table:table-cell>
          <table:table-cell office:value-type="string" table:style-name="ce18">
            <text:p>TEMESIS</text:p>
          </table:table-cell>
          <table:table-cell office:value-type="string" table:style-name="ce5">
            <text:p>Atelier de bonnes pratiques d’écoconception et de numérique responsable</text:p>
          </table:table-cell>
          <table:table-cell office:value-type="string" table:style-name="ce5">
            <text:p>Paris</text:p>
          </table:table-cell>
          <table:table-cell table:style-name="ce5"/>
          <table:table-cell office:value-type="float" office:value="0.5" table:style-name="ce5">
            <text:p>0,5</text:p>
          </table:table-cell>
          <table:table-cell office:value-type="string" table:style-name="ce5">
            <text:p>Présentiel et distanciel</text:p>
          </table:table-cell>
          <table:table-cell office:value-type="string" table:style-name="ce20">
            <text:p><text:a xlink:href="https://www.temesis.com/expertises/ecoconception/formation/atelier-ecoconception-numerique-responsable/">https://www.temesis.com/expertises/ecoconception/formation/atelier-ecoconception-numerique-responsable/</text:a></text:p>
          </table:table-cell>
          <table:table-cell office:value-type="string" table:style-name="ce1">
            <text:p>2.3483915</text:p>
          </table:table-cell>
          <table:table-cell office:value-type="string" table:style-name="ce1">
            <text:p>48.8534951</text:p>
          </table:table-cell>
          <table:table-cell table:number-columns-repeated="16367"/>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office:value-type="string" table:style-name="ce18">
            <text:p>TEMESIS</text:p>
          </table:table-cell>
          <table:table-cell table:number-columns-repeated="2" table:style-name="ce5"/>
          <table:table-cell office:value-type="string" table:style-name="ce24">
            <text:p>Avoir la théorie et la pratique des sujets Numérique responsable et Écoconception numérique</text:p>
            <text:p>Comprendre les impacts du numérique inscrits dans des enjeux globaux</text:p>
            <text:p>Maîtriser les différences de concepts et de valeurs présents dans le numérique responsable</text:p>
            <text:p>Aborder la démarche d’écoconception numérique de façon simple et outillée</text:p>
            <text:p>Agir, en créant le réflexe de sobriété numérique au sein des futurs projets numériques</text:p>
          </table:table-cell>
          <table:table-cell office:value-type="string" table:style-name="ce25">
            <text:p>Le programme détaillé est le suivant :</text:p>
            <text:p/>
            <text:p>Le contexte actuel, les enjeux environnementaux et sociaux</text:p>
            <text:p>L’impact global du numérique : Analyse du cycle de vie (ACV) du numérique et d’un projet de service numérique</text:p>
            <text:p>L’impact de la fabrication matérielle, de nos usages quotidiens du numérique et de la fin de vie</text:p>
            <text:p>Place à la sobriété et à la responsabilité : définition des concepts de sobriété numérique, low-tech, green IT, IT4Green, accessibilité, inclusion, illectronisme, écoconception numérique, Green-UX, respect des données personnelles, éthique et numérique responsable</text:p>
            <text:p>QUIZ ludo-interactif sur les points incontournables</text:p>
            <text:p>Atelier de réflexion collective afin de définir et de catégoriser des bonnes pratiques d’écoconception et de numérique responsable</text:p>
            <text:p>Comment je fais, moi ? Guides, référentiels et bonnes pratiques d’écoconception numérique tout en prêtant attention aux effets rebonds</text:p>
            <text:p>La démarche de l’écoconception numérique : intérêt, méthode, outils de mesure et démonstration avec des cas pratiques</text:p>
            <text:p>Cette formation avec atelier de réflexion collective réunit la formation de sensibilisation au numérique responsable et à l’écoconception et l’atelier de bonnes pratiques d’écoconception et de numérique responsable. Elle peut être rythmée par des interventions ludo-pédagogiques (quiz interactif) afin de renforcer la mémorisation des points incontournables.</text:p>
          </table:table-cell>
          <table:table-cell office:value-type="string" table:style-name="ce18">
            <text:p>Entreprise</text:p>
          </table:table-cell>
          <table:table-cell office:value-type="string" table:style-name="ce18">
            <text:p>TEMESIS</text:p>
          </table:table-cell>
          <table:table-cell office:value-type="string" table:style-name="ce5">
            <text:p>Comprendre le numérique responsable &amp; la démarche d’écoconception numérique (1 jour)</text:p>
          </table:table-cell>
          <table:table-cell office:value-type="string" table:style-name="ce5">
            <text:p>Paris</text:p>
          </table:table-cell>
          <table:table-cell table:style-name="ce5"/>
          <table:table-cell office:value-type="float" office:value="1" table:style-name="ce5">
            <text:p>1</text:p>
          </table:table-cell>
          <table:table-cell office:value-type="string" table:style-name="ce5">
            <text:p>Présentiel et distanciel</text:p>
          </table:table-cell>
          <table:table-cell office:value-type="string" table:style-name="ce26">
            <text:p><text:a xlink:href="https://www.temesis.com/expertises/ecoconception/formation/comprendre-numerique-responsable-ecoconception/">https://www.temesis.com/expertises/ecoconception/formation/comprendre-numerique-responsable-ecoconception/</text:a></text:p>
          </table:table-cell>
          <table:table-cell office:value-type="string" table:style-name="ce1">
            <text:p>2.3483915</text:p>
          </table:table-cell>
          <table:table-cell office:value-type="string" table:style-name="ce1">
            <text:p>48.8534951</text:p>
          </table:table-cell>
          <table:table-cell table:number-columns-repeated="16367"/>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office:value-type="string" table:style-name="ce18">
            <text:p>TEMESIS</text:p>
          </table:table-cell>
          <table:table-cell table:number-columns-repeated="2" table:style-name="ce5"/>
          <table:table-cell office:value-type="string" table:style-name="ce27">
            <text:p>Avoir la théorie et la pratique des sujets Numérique responsable et Écoconception numérique</text:p>
            <text:p>Comprendre les impacts du numérique inscrits dans des enjeux globaux</text:p>
            <text:p>Maîtriser les différences de concepts et de valeurs présents dans le Numérique responsable</text:p>
            <text:p>Aborder la démarche d’écoconception numérique de façon simple et outillée</text:p>
            <text:p>Agir, en créant le réflexe de sobriété numérique au sein des futurs projets numériques</text:p>
            <text:p>Réfléchir concrètement à l’écoconception d’un service numérique en minimisant son impact environnemental via un exercice d’optimisation (atelier participatif d’1 journée)</text:p>
          </table:table-cell>
          <table:table-cell office:value-type="string" table:style-name="ce23">
            <text:p>Le programme détaillé est le suivant :</text:p>
            <text:p/>
            <text:p>Le contexte actuel, les enjeux environnementaux et sociaux</text:p>
            <text:p>L’impact global du numérique : Analyse du cycle de vie (ACV) du numérique et d’un projet de service numérique</text:p>
            <text:p>L’impact de la fabrication matérielle, de nos usages quotidiens du numérique et de la fin de vie</text:p>
            <text:p>Place à la sobriété et à la responsabilité : définition des concepts de sobriété numérique, low-tech, green IT, IT4Green, accessibilité, inclusion, illectronisme, écoconception numérique, Green-UX, respect des données personnelles, éthique et numérique responsable</text:p>
            <text:p>QUIZ ludo-interactif sur les points incontournables</text:p>
            <text:p>Comment je fais, moi ? Guides, référentiels et bonnes pratiques d’écoconception numérique tout en prêtant attention aux effets rebonds</text:p>
            <text:p>Atelier de réflexion collective afin de définir et de catégoriser des bonnes pratiques d’écoconception et de numérique responsable</text:p>
            <text:p>La démarche de l’écoconception numérique : intérêt, méthode, outils de mesure et démonstration avec des cas pratiques</text:p>
            <text:p>(Atelier pratique d’1 journée) Amélioration d’un projet web fictif dès la conception UX, sous forme de réflexion individuelle via l’outil Figma et avec partage des optimisations en groupe. Études de cas concrets en ligne : audit et axes d’amélioration possibles.</text:p>
            <text:p>Cette formation complète avec atelier pratique d’écoconception et de Green-UX réunit la formation de sensibilisation au numérique responsable et à l’écoconception et l’atelier de bonnes pratiques d’écoconception et de numérique responsable. Elle peut être rythmée par des interventions ludo-pédagogiques (quiz interactif) afin de renforcer la mémorisation des points incontournables.</text:p>
          </table:table-cell>
          <table:table-cell office:value-type="string" table:style-name="ce18">
            <text:p>Entreprise</text:p>
          </table:table-cell>
          <table:table-cell office:value-type="string" table:style-name="ce18">
            <text:p>TEMESIS</text:p>
          </table:table-cell>
          <table:table-cell office:value-type="string" table:style-name="ce5">
            <text:p>Comprendre le numérique responsable &amp; la démarche d’écoconception numérique (2 jours avec atelier)</text:p>
          </table:table-cell>
          <table:table-cell office:value-type="string" table:style-name="ce5">
            <text:p>Paris</text:p>
          </table:table-cell>
          <table:table-cell table:style-name="ce5"/>
          <table:table-cell office:value-type="float" office:value="2" table:style-name="ce5">
            <text:p>2</text:p>
          </table:table-cell>
          <table:table-cell office:value-type="string" table:style-name="ce5">
            <text:p>Présentiel et distanciel</text:p>
          </table:table-cell>
          <table:table-cell office:value-type="string" table:style-name="ce20">
            <text:p><text:a xlink:href="https://www.temesis.com/expertises/ecoconception/formation/comprendre-numerique-responsable-ecoconception-atelier/">https://www.temesis.com/expertises/ecoconception/formation/comprendre-numerique-responsable-ecoconception-atelier/</text:a></text:p>
          </table:table-cell>
          <table:table-cell office:value-type="string" table:style-name="ce1">
            <text:p>2.3483915</text:p>
          </table:table-cell>
          <table:table-cell office:value-type="string" table:style-name="ce1">
            <text:p>48.8534951</text:p>
          </table:table-cell>
          <table:table-cell table:number-columns-repeated="16367"/>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office:value-type="string" table:style-name="ce18">
            <text:p>TEMESIS</text:p>
          </table:table-cell>
          <table:table-cell table:number-columns-repeated="2" table:style-name="ce5"/>
          <table:table-cell office:value-type="string" table:style-name="ce27">
            <text:p>Designer responsable - Durée 3 heures (UX-UI designer)</text:p>
            <text:p>Développeur responsable - Durée 3 heures (Front &amp; Back développeur)</text:p>
            <text:p>Chef de projet responsable - Durée 3 heures (Chef de projet)</text:p>
            <text:p>Product Manager responsable - Durée 3 heures (Product manager &amp; Product owner)</text:p>
            <text:p>Infrastructure responsable - Durée 3 heures (SRE - Site Reliability Engineering, Devops &amp; Adminsys)</text:p>
            <text:p>Marketing Manager responsable - Durée 3 heures (Responsable marketing)</text:p>
          </table:table-cell>
          <table:table-cell table:style-name="ce23"/>
          <table:table-cell office:value-type="string" table:style-name="ce18">
            <text:p>Entreprise</text:p>
          </table:table-cell>
          <table:table-cell office:value-type="string" table:style-name="ce18">
            <text:p>TEMESIS</text:p>
          </table:table-cell>
          <table:table-cell office:value-type="string" table:style-name="ce5">
            <text:p>Formation en lligne</text:p>
          </table:table-cell>
          <table:table-cell office:value-type="string" table:style-name="ce5">
            <text:p>Paris</text:p>
          </table:table-cell>
          <table:table-cell table:style-name="ce5"/>
          <table:table-cell office:value-type="float" office:value="3" table:style-name="ce5">
            <text:p>3</text:p>
          </table:table-cell>
          <table:table-cell office:value-type="string" table:style-name="ce5">
            <text:p>Distanciel</text:p>
          </table:table-cell>
          <table:table-cell office:value-type="string" table:style-name="ce20">
            <text:p><text:a xlink:href="https://www.temesis.com/expertises/ecoconception/formation/module-specifique/">https://www.temesis.com/expertises/ecoconception/formation/module-specifique/</text:a></text:p>
          </table:table-cell>
          <table:table-cell office:value-type="string" table:style-name="ce1">
            <text:p>2.3483915</text:p>
          </table:table-cell>
          <table:table-cell office:value-type="string" table:style-name="ce1">
            <text:p>48.8534951</text:p>
          </table:table-cell>
          <table:table-cell table:number-columns-repeated="16367"/>
        </table:table-row>
        <table:table-row table:style-name="ro6">
          <table:table-cell office:value-type="string" table:style-name="ce12">
            <text:p>Formation initiale</text:p>
          </table:table-cell>
          <table:table-cell office:value-type="string" table:style-name="ce12">
            <text:p>Privée (établissement de formation, entreprise, etc.)</text:p>
          </table:table-cell>
          <table:table-cell table:number-columns-repeated="4" table:style-name="ce6"/>
          <table:table-cell table:style-name="ce28"/>
          <table:table-cell office:value-type="string" table:style-name="ce12">
            <text:p>Académique</text:p>
          </table:table-cell>
          <table:table-cell table:style-name="ce12"/>
          <table:table-cell office:value-type="string" table:style-name="ce12">
            <text:p>EPF Ecole d'ingénieur.e.s</text:p>
          </table:table-cell>
          <table:table-cell office:value-type="string" table:style-name="ce12">
            <text:p>Montpellier</text:p>
          </table:table-cell>
          <table:table-cell office:value-type="string" table:style-name="ce12">
            <text:p>Skill-based evaluation</text:p>
          </table:table-cell>
          <table:table-cell office:value-type="float" office:value="3" table:style-name="ce12">
            <text:p>3</text:p>
          </table:table-cell>
          <table:table-cell table:style-name="ce12"/>
          <table:table-cell office:value-type="string" table:style-name="ce29">
            <text:p><text:a xlink:href="https://www.epf.fr/formations/cycle-master-les-majeures/majeure-data-engineering">https://www.epf.fr/formations/cycle-master-les-majeures/majeure-data-engineering</text:a></text:p>
          </table:table-cell>
          <table:table-cell office:value-type="string" table:style-name="ce1">
            <text:p>3.8767337</text:p>
          </table:table-cell>
          <table:table-cell office:value-type="string" table:style-name="ce1">
            <text:p>43.6112422</text:p>
          </table:table-cell>
          <table:table-cell table:number-columns-repeated="16367"/>
        </table:table-row>
        <table:table-row table:style-name="ro6">
          <table:table-cell office:value-type="string" table:style-name="ce30">
            <text:p>Formation Continue</text:p>
          </table:table-cell>
          <table:table-cell office:value-type="string" table:style-name="ce30">
            <text:p>Privée (établissement de formation, entreprise, etc.)</text:p>
          </table:table-cell>
          <table:table-cell table:number-columns-repeated="4" table:style-name="ce6"/>
          <table:table-cell office:value-type="string" table:style-name="ce30">
            <text:p>CCP 1 – Accompagner différents publics vers l'autonomie dans les usages des technologies, services et médias numériques :</text:p>
            <text:p>Elaborer des programmes d'actions de médiation facilitant l'appropriation des savoirs et des usages numériques.</text:p>
            <text:p/>
            <text:p>Concevoir et produire des ressources pédagogiques et documentaires pour différents supports.</text:p>
            <text:p/>
            <text:p>Accueillir différents publics, les informer et proposer des actions de médiation numérique.</text:p>
            <text:p/>
            <text:p>Préparer et animer des actions de médiation individuelles et collectives dans différents environnements numériques.</text:p>
            <text:p>CP 2 – Contribuer au développement d'un espace de médiation numérique et de ses projets :</text:p>
            <text:p>Effectuer un diagnostic de territoire et de ses besoins numériques. Contribuer au développement et à la pérennité financière d'un espace de médiation numérique.</text:p>
            <text:p/>
            <text:p>Développer des partenariats et des collaborations avec des acteurs du territoire.</text:p>
            <text:p/>
            <text:p>Promouvoir un espace de médiation numérique et ses projets par une communication multicanale interne et externe.</text:p>
            <text:p>CCP 3 – Contribuer à la gestion d'un espace de médiation numérique et animer ses projets collaboratifs :</text:p>
            <text:p/>
            <text:p>Contribuer au suivi administratif et comptable d'un espace de médiation numérique.</text:p>
            <text:p/>
            <text:p>Assurer l'entretien et la maintenance du matériel numérique d'un espace de médiation numérique.</text:p>
            <text:p/>
            <text:p>Faciliter et accompagner des projets collaboratifs dans des communautés physiques et à distance.</text:p>
          </table:table-cell>
          <table:table-cell office:value-type="string" table:style-name="ce1">
            <text:p>Centre de Formation</text:p>
          </table:table-cell>
          <table:table-cell office:value-type="string" table:style-name="ce30">
            <text:p>EMERAUDE COMPETENCES MFR - CFA</text:p>
          </table:table-cell>
          <table:table-cell office:value-type="string" table:style-name="ce30">
            <text:p>Titre de Responsable d'Espace de Médiation Numérique</text:p>
          </table:table-cell>
          <table:table-cell office:value-type="string" table:style-name="ce30">
            <text:p>SAINT MALO</text:p>
          </table:table-cell>
          <table:table-cell office:value-type="string" table:style-name="ce30">
            <text:p/>
            <text:p>Le Titre Professionnel de responsable d'espace de médiation numérique</text:p>
            <text:p>Niveau 5 (bac+2)</text:p>
          </table:table-cell>
          <table:table-cell office:value-type="float" office:value="58" table:style-name="ce31">
            <text:p>58</text:p>
          </table:table-cell>
          <table:table-cell office:value-type="string" table:style-name="ce30">
            <text:p>Présentiel</text:p>
          </table:table-cell>
          <table:table-cell office:value-type="string" table:style-name="ce30">
            <text:p>http://www.emeraude-competences-mfr.fr/formations-5-54-titre-professionnel-responsable-d--039-espace-de-mediation-numerique.html</text:p>
          </table:table-cell>
          <table:table-cell office:value-type="string" table:style-name="ce56">
            <text:p>-2.0260409</text:p>
          </table:table-cell>
          <table:table-cell office:value-type="string" table:style-name="ce1">
            <text:p>48.649518</text:p>
          </table:table-cell>
          <table:table-cell table:number-columns-repeated="16367"/>
        </table:table-row>
        <table:table-row table:style-name="ro6">
          <table:table-cell office:value-type="string" table:style-name="ce32">
            <text:p>Formation initiale et Formation Continue</text:p>
          </table:table-cell>
          <table:table-cell office:value-type="string" table:style-name="ce30">
            <text:p>Privée (établissement de formation, entreprise, etc.)</text:p>
          </table:table-cell>
          <table:table-cell table:number-columns-repeated="2" table:style-name="ce32"/>
          <table:table-cell office:value-type="string" table:style-name="ce32">
            <text:p>Autre</text:p>
          </table:table-cell>
          <table:table-cell office:value-type="string" table:style-name="ce32">
            <text:p>Une intervention isolée (séminaire ou séance de cours)</text:p>
          </table:table-cell>
          <table:table-cell office:value-type="string" table:style-name="ce32">
            <text:p>1 cours d'une journée, 7h</text:p>
            <text:p>Impacts du numérique, green coding, écoconception</text:p>
          </table:table-cell>
          <table:table-cell office:value-type="string" table:style-name="ce32">
            <text:p>Ecole d'informatique</text:p>
          </table:table-cell>
          <table:table-cell office:value-type="string" table:style-name="ce32">
            <text:p>IT Akademy</text:p>
          </table:table-cell>
          <table:table-cell office:value-type="string" table:style-name="ce1">
            <text:p>Développeur fullstack</text:p>
          </table:table-cell>
          <table:table-cell office:value-type="string" table:style-name="ce33">
            <text:p>Lyon</text:p>
          </table:table-cell>
          <table:table-cell office:value-type="string" table:style-name="ce32">
            <text:p>Certification RNCP31678 pour l'ensemble de la formation</text:p>
          </table:table-cell>
          <table:table-cell office:value-type="float" office:value="1" table:style-name="ce32">
            <text:p>1</text:p>
          </table:table-cell>
          <table:table-cell office:value-type="string" table:style-name="ce12">
            <text:p>Présentiel</text:p>
          </table:table-cell>
          <table:table-cell office:value-type="string" table:style-name="ce34">
            <text:p><text:a xlink:href="https://www.it-akademy.fr/formation/parcours/2/developpeur-fullstack-dfs">https://www.it-akademy.fr/formation/parcours/2/developpeur-fullstack-dfs</text:a></text:p>
          </table:table-cell>
          <table:table-cell office:value-type="string" table:style-name="ce1">
            <text:p>4.8320114</text:p>
          </table:table-cell>
          <table:table-cell office:value-type="string" table:style-name="ce1">
            <text:p>45.7578137</text:p>
          </table:table-cell>
          <table:table-cell table:number-columns-repeated="16367"/>
        </table:table-row>
        <table:table-row table:style-name="ro6">
          <table:table-cell office:value-type="string" table:style-name="ce30">
            <text:p>Formation Continue</text:p>
          </table:table-cell>
          <table:table-cell office:value-type="string" table:style-name="ce30">
            <text:p>MOOC</text:p>
          </table:table-cell>
          <table:table-cell table:number-columns-repeated="4" table:style-name="ce30"/>
          <table:table-cell office:value-type="string" table:style-name="ce30">
            <text:p>Numérique responsable, 5 vidéos de 30 mn au total, plein de liens et un quizz à la fin pour une petite certification</text:p>
          </table:table-cell>
          <table:table-cell table:number-columns-repeated="3" table:style-name="ce30"/>
          <table:table-cell office:value-type="string" table:style-name="ce30">
            <text:p>Rouen</text:p>
          </table:table-cell>
          <table:table-cell table:style-name="ce30"/>
          <table:table-cell office:value-type="float" office:value="0.5" table:style-name="ce30">
            <text:p>0,5</text:p>
          </table:table-cell>
          <table:table-cell office:value-type="string" table:style-name="ce1">
            <text:p>distanciel</text:p>
          </table:table-cell>
          <table:table-cell office:value-type="string" table:style-name="ce30">
            <text:p>https://metropoleposition.fr/agir-pour-un-numerique-responsable/</text:p>
          </table:table-cell>
          <table:table-cell office:value-type="string" table:style-name="ce1">
            <text:p>1.0939658</text:p>
          </table:table-cell>
          <table:table-cell office:value-type="string" table:style-name="ce1">
            <text:p>49.4404591</text:p>
          </table:table-cell>
          <table:table-cell table:number-columns-repeated="16367"/>
        </table:table-row>
        <table:table-row table:style-name="ro6">
          <table:table-cell office:value-type="string" table:style-name="ce30">
            <text:p>Formation Continue</text:p>
          </table:table-cell>
          <table:table-cell office:value-type="string" table:style-name="ce30">
            <text:p>Privée (établissement de formation, entreprise, etc.)</text:p>
          </table:table-cell>
          <table:table-cell table:number-columns-repeated="3" table:style-name="ce30"/>
          <table:table-cell office:value-type="string" table:style-name="ce30">
            <text:p>Les compétences professionnelles visées à l’issue de cette formation sont de :</text:p>
            <text:p>• développer et diffuser un usage du numérique plus sobre en énergie ;</text:p>
            <text:p>• développer et diffuser un usage des données personnelles mieux raisonné et protecteur des droits de tou·te·s ;</text:p>
            <text:p>• concevoir et partager des supports de communication numériques plus inclusifs</text:p>
          </table:table-cell>
          <table:table-cell office:value-type="string" table:style-name="ce30">
            <text:p>Cette formation vous permet de comprendre les enjeux du numérique aujourd'hui : sa matérialité pour mieux répondre à l'urgence climatique ; le traitement des données pour pouvoir les protéger correctement ; les inégalités numériques actuelles pour pouvoir orienter vos actions en faveur de l'inclusion.</text:p>
          </table:table-cell>
          <table:table-cell office:value-type="string" table:style-name="ce30">
            <text:p>Organisme de formation</text:p>
          </table:table-cell>
          <table:table-cell office:value-type="string" table:style-name="ce1">
            <text:p>Competens</text:p>
          </table:table-cell>
          <table:table-cell office:value-type="string" table:style-name="ce30">
            <text:p>Numérique responsable</text:p>
          </table:table-cell>
          <table:table-cell office:value-type="string" table:style-name="ce30">
            <text:p>Rennes</text:p>
          </table:table-cell>
          <table:table-cell table:style-name="ce30"/>
          <table:table-cell office:value-type="float" office:value="5" table:style-name="ce30">
            <text:p>5</text:p>
          </table:table-cell>
          <table:table-cell office:value-type="string" table:style-name="ce30">
            <text:p>présentiel et distanciel</text:p>
          </table:table-cell>
          <table:table-cell office:value-type="string" table:style-name="ce30">
            <text:p>https://www.competens.net/product/fc/558</text:p>
          </table:table-cell>
          <table:table-cell office:value-type="string" table:style-name="ce56">
            <text:p>-1.6800198</text:p>
          </table:table-cell>
          <table:table-cell office:value-type="string" table:style-name="ce1">
            <text:p>48.1113387</text:p>
          </table:table-cell>
          <table:table-cell table:number-columns-repeated="16367"/>
        </table:table-row>
        <table:table-row table:style-name="ro22">
          <table:table-cell office:value-type="string" table:style-name="ce30">
            <text:p>Formation initiale</text:p>
          </table:table-cell>
          <table:table-cell office:value-type="string" table:style-name="ce30">
            <text:p>Privée (établissement de formation, entreprise, etc.)</text:p>
          </table:table-cell>
          <table:table-cell table:number-columns-repeated="3" table:style-name="ce30"/>
          <table:table-cell table:style-name="ce1"/>
          <table:table-cell office:value-type="string" table:style-name="ce30">
            <text:p>- Définition de l’écoconception de services numériques</text:p>
            <text:p>- Comprendre l’impact environnemental du numérique et sa réglementation en France</text:p>
            <text:p>- Identification des leviers design et technique de d’écoconception, pour les applications web et mobile</text:p>
            <text:p>- Découverte d’outils pour mettre en place une démarche d’écoconception sur ses projets</text:p>
          </table:table-cell>
          <table:table-cell table:style-name="ce30"/>
          <table:table-cell office:value-type="string" table:style-name="ce30">
            <text:p>Entreprise Orange Business Services</text:p>
          </table:table-cell>
          <table:table-cell office:value-type="string" table:style-name="ce30">
            <text:p>Sensibilisation à l’écoconception de services numériques – conception logicielle web et mobile</text:p>
          </table:table-cell>
          <table:table-cell office:value-type="string" table:style-name="ce30">
            <text:p>Nantes et Rennes</text:p>
          </table:table-cell>
          <table:table-cell office:value-type="string" table:style-name="ce30">
            <text:p>non</text:p>
          </table:table-cell>
          <table:table-cell office:value-type="float" office:value="0.5" table:style-name="ce30">
            <text:p>0,5</text:p>
          </table:table-cell>
          <table:table-cell office:value-type="string" table:style-name="ce30">
            <text:p>présentiel et distanciel</text:p>
          </table:table-cell>
          <table:table-cell table:style-name="ce30"/>
          <table:table-cell office:value-type="string" table:style-name="ce56">
            <text:p>-1.5541362</text:p>
          </table:table-cell>
          <table:table-cell office:value-type="string" table:style-name="ce1">
            <text:p>47.2186371</text:p>
          </table:table-cell>
          <table:table-cell table:number-columns-repeated="16367"/>
        </table:table-row>
        <table:table-row table:style-name="ro17">
          <table:table-cell office:value-type="string" table:style-name="ce30">
            <text:p>Formation Continue</text:p>
          </table:table-cell>
          <table:table-cell office:value-type="string" table:style-name="ce30">
            <text:p>Privée (établissement de formation, entreprise, etc.)</text:p>
          </table:table-cell>
          <table:table-cell table:number-columns-repeated="4" table:style-name="ce30"/>
          <table:table-cell office:value-type="string" table:style-name="ce30">
            <text:p>Eco-conception web</text:p>
          </table:table-cell>
          <table:table-cell office:value-type="string" table:style-name="ce30">
            <text:p>Organisme de formation, formation en entreprise</text:p>
          </table:table-cell>
          <table:table-cell office:value-type="string" table:style-name="ce1">
            <text:p>Orange Carré</text:p>
          </table:table-cell>
          <table:table-cell office:value-type="string" table:style-name="ce30">
            <text:p>Eco-conception web</text:p>
          </table:table-cell>
          <table:table-cell office:value-type="string" table:style-name="ce30">
            <text:p>Saint-Etienne-de-Montluc</text:p>
          </table:table-cell>
          <table:table-cell office:value-type="string" table:style-name="ce30">
            <text:p>Non</text:p>
          </table:table-cell>
          <table:table-cell office:value-type="float" office:value="3" table:style-name="ce30">
            <text:p>3</text:p>
          </table:table-cell>
          <table:table-cell office:value-type="string" table:style-name="ce30">
            <text:p>présentiel</text:p>
          </table:table-cell>
          <table:table-cell table:style-name="ce1"/>
          <table:table-cell office:value-type="string" table:style-name="ce56">
            <text:p>-1.7810546</text:p>
          </table:table-cell>
          <table:table-cell office:value-type="string" table:style-name="ce1">
            <text:p>47.2739351</text:p>
          </table:table-cell>
          <table:table-cell table:number-columns-repeated="16367"/>
        </table:table-row>
        <table:table-row table:style-name="ro23">
          <table:table-cell office:value-type="string" table:style-name="ce30">
            <text:p>Formation Continue</text:p>
          </table:table-cell>
          <table:table-cell office:value-type="string" table:style-name="ce30">
            <text:p>Privée (établissement de formation, entreprise, etc.)</text:p>
          </table:table-cell>
          <table:table-cell table:number-columns-repeated="3" table:style-name="ce30"/>
          <table:table-cell office:value-type="string" table:style-name="ce30">
            <text:p>Objectifs</text:p>
            <text:p>- Comprendre la démarche d’écoconception de service numérique au travers de l’écoconception d’un site web</text:p>
            <text:p>- Maîtriser les concepts fondamentaux de la sobriété numérique et de l’écoconception</text:p>
            <text:p>- Savoir les appliquer aux services numériques (site web)</text:p>
            <text:p>- Maîtriser la méthodologie et les outils permettant d’éco-concevoir un site web</text:p>
          </table:table-cell>
          <table:table-cell office:value-type="string" table:style-name="ce30">
            <text:p>A l’issue de la formation, chaque apprenant sera en mesure de :</text:p>
            <text:p>- maîtriser la méthodologie et les principaux outils d’écoconception web (hors ACV) ;</text:p>
            <text:p>- évaluer la performance et la maturité environnementale d’un service numérique ;</text:p>
            <text:p>- éco-concevoir un service numérique (orienté site web)</text:p>
          </table:table-cell>
          <table:table-cell office:value-type="string" table:style-name="ce30">
            <text:p>formatrice certifiée Qualiopi (membre de la coopérative L'ouvre-boîtes 44)</text:p>
          </table:table-cell>
          <table:table-cell office:value-type="string" table:style-name="ce1">
            <text:p>Corymbe</text:p>
          </table:table-cell>
          <table:table-cell office:value-type="string" table:style-name="ce30">
            <text:p>Eco-conception de site web</text:p>
          </table:table-cell>
          <table:table-cell office:value-type="string" table:style-name="ce30">
            <text:p>Nantes</text:p>
          </table:table-cell>
          <table:table-cell table:style-name="ce1"/>
          <table:table-cell office:value-type="float" office:value="10.5" table:style-name="ce30">
            <text:p>10,5</text:p>
          </table:table-cell>
          <table:table-cell office:value-type="string" table:style-name="ce30">
            <text:p>présentiel et distanciel</text:p>
          </table:table-cell>
          <table:table-cell office:value-type="string" table:style-name="ce30">
            <text:p>https://corymbe.coop/formation/eco-conception-de-site-web/</text:p>
          </table:table-cell>
          <table:table-cell office:value-type="string" table:style-name="ce56">
            <text:p>-1.5541362</text:p>
          </table:table-cell>
          <table:table-cell office:value-type="string" table:style-name="ce1">
            <text:p>47.2186371</text:p>
          </table:table-cell>
          <table:table-cell table:number-columns-repeated="16367"/>
        </table:table-row>
        <table:table-row table:style-name="ro17">
          <table:table-cell office:value-type="string" table:style-name="ce30">
            <text:p>Formation Continue</text:p>
          </table:table-cell>
          <table:table-cell office:value-type="string" table:style-name="ce30">
            <text:p>Privée (établissement de formation, entreprise, etc.)</text:p>
          </table:table-cell>
          <table:table-cell table:number-columns-repeated="4" table:style-name="ce30"/>
          <table:table-cell office:value-type="string" table:style-name="ce30">
            <text:p>- Les principes de bases du numérique responsable inspiré du travail de Vincent Courboulay, directeur de l'institut du numérique responsable</text:p>
            <text:p>- Focus sur les déchets produits directement et indirectement par les usages et consommations d'objets numériques</text:p>
            <text:p>- Trucs et astuces pour réduire cette production de déchets</text:p>
          </table:table-cell>
          <table:table-cell office:value-type="string" table:style-name="ce30">
            <text:p>auto-entreprise - travaileur indépendant</text:p>
          </table:table-cell>
          <table:table-cell table:style-name="ce1"/>
          <table:table-cell office:value-type="string" table:style-name="ce30">
            <text:p>Le numérique responsable pour les familles zéro déchets</text:p>
          </table:table-cell>
          <table:table-cell office:value-type="string" table:style-name="ce30">
            <text:p>Morlaix</text:p>
          </table:table-cell>
          <table:table-cell office:value-type="string" table:style-name="ce30">
            <text:p>Non</text:p>
          </table:table-cell>
          <table:table-cell office:value-type="float" office:value="0.5" table:style-name="ce30">
            <text:p>0,5</text:p>
          </table:table-cell>
          <table:table-cell office:value-type="string" table:style-name="ce30">
            <text:p>présentiel et distanciel</text:p>
          </table:table-cell>
          <table:table-cell office:value-type="string" table:style-name="ce30">
            <text:p>www.tisserands.bzh et https://www.linkedin.com/feed/update/urn:li:activity:6907681791600152576</text:p>
          </table:table-cell>
          <table:table-cell office:value-type="string" table:style-name="ce56">
            <text:p>-3.8331972</text:p>
          </table:table-cell>
          <table:table-cell office:value-type="string" table:style-name="ce1">
            <text:p>48.5824932</text:p>
          </table:table-cell>
          <table:table-cell table:number-columns-repeated="16367"/>
        </table:table-row>
        <table:table-row table:style-name="ro6">
          <table:table-cell office:value-type="string" table:style-name="ce31">
            <text:p>Formation Continue</text:p>
          </table:table-cell>
          <table:table-cell office:value-type="string" table:style-name="ce31">
            <text:p>Privée (établissement de formation, entreprise, etc.)</text:p>
          </table:table-cell>
          <table:table-cell office:value-type="string" table:style-name="ce31">
            <text:p>Ping</text:p>
          </table:table-cell>
          <table:table-cell table:number-columns-repeated="3" table:style-name="ce31"/>
          <table:table-cell office:value-type="string" table:style-name="ce31">
            <text:p>Vous développez une activité professionnelle dans les secteurs de l’ESS, associatifs ou des tiers-lieux/fablabs, et vous avez à cœur de porter des valeurs éthiques, éco-responsables ou solidaires dans votre pratique professionnelle. Ces valeurs ne sont pas juste des mots et sont incarnées par vos positionnements et vos actions. Cependant, l’utilisation d’outils numériques de Google, Apple, Microsoft, Adobe (entre autres géants numériques tentaculaires) pour travailler et collaborer au quotidien vous interroge, car vous avez l’impression de mobiliser des outils numériques « en dissonance » avec les valeurs que vous portez dans votre activité professionnelle.</text:p>
            <text:p/>
            <text:p>Vous souhaitez avancer pas à pas sur cet aspect de votre activité ? Cette formation vous permettra de dresser un état des lieux de vos usages, d’identifier des alternatives activables dans votre contexte professionnel et de tester des solutions concrètes en mode « bac à sable », en compagnie d’autres professionnel·les.</text:p>
          </table:table-cell>
          <table:table-cell office:value-type="string" table:style-name="ce31">
            <text:p>Association</text:p>
          </table:table-cell>
          <table:table-cell office:value-type="string" table:style-name="ce1">
            <text:p>Ping</text:p>
          </table:table-cell>
          <table:table-cell office:value-type="string" table:style-name="ce31">
            <text:p>Aligner ses pratiques numériques (outils, usages) avec les valeurs de son activité professionnelle</text:p>
          </table:table-cell>
          <table:table-cell office:value-type="string" table:style-name="ce31">
            <text:p>Nantes</text:p>
          </table:table-cell>
          <table:table-cell office:value-type="string" table:style-name="ce31">
            <text:p>Contrôle continu pendant la formation / Exercices de mise en pratique</text:p>
          </table:table-cell>
          <table:table-cell office:value-type="float" office:value="2" table:style-name="ce31">
            <text:p>2</text:p>
          </table:table-cell>
          <table:table-cell office:value-type="string" table:style-name="ce31">
            <text:p>Présentiel</text:p>
          </table:table-cell>
          <table:table-cell office:value-type="string" table:style-name="ce31">
            <text:p>https://info.pingbase.net/offre-de-formation/#1638529798812-a741f1a7-1e06</text:p>
          </table:table-cell>
          <table:table-cell office:value-type="string" table:style-name="ce56">
            <text:p>-1.5541362</text:p>
          </table:table-cell>
          <table:table-cell office:value-type="string" table:style-name="ce1">
            <text:p>47.2186371</text:p>
          </table:table-cell>
          <table:table-cell table:number-columns-repeated="16367"/>
        </table:table-row>
        <table:table-row table:style-name="ro24">
          <table:table-cell office:value-type="string" table:style-name="ce31">
            <text:p>Formation initiale</text:p>
          </table:table-cell>
          <table:table-cell office:value-type="string" table:style-name="ce31">
            <text:p>Privée (établissement de formation, entreprise, etc.)</text:p>
          </table:table-cell>
          <table:table-cell table:number-columns-repeated="4" table:style-name="ce31"/>
          <table:table-cell office:value-type="string" table:style-name="ce31">
            <text:p>Prendre conscience de l'impact du numérique dans le secteur du tourisme et s'approprier les clés du numérique responsable pour l’intégrer de façon cohérente à sa stratégie de tourisme durable et RSE.</text:p>
            <text:p/>
            <text:p>Comprendre les synergies entre tourisme durable et numérique responsable pour construire un discours et une expertise adaptée selon l’interlocuteur.</text:p>
            <text:p/>
            <text:p>Optimiser sa stratégie tourisme durable grâce à des leviers de communication et des moyens digitaux raisonnés et adaptés.</text:p>
            <text:p/>
            <text:p>Formateur Alary Alexandre (fondateur du collectif / consultant marketing responsable tourisme durable). Marie Husson (green IT et membre du collectif digital green tourisme) intervenant ( membre du collectif expert site internet éco conception, et social média impact positif)</text:p>
          </table:table-cell>
          <table:table-cell office:value-type="string" table:style-name="ce1">
            <text:p>Collectif</text:p>
          </table:table-cell>
          <table:table-cell office:value-type="string" table:style-name="ce31">
            <text:p>collectif digital green tourisme en partenariat avec Formanova</text:p>
          </table:table-cell>
          <table:table-cell office:value-type="string" table:style-name="ce31">
            <text:p>Intégrer le Numérique Responsable <text:s/>dans votre stratégie de tourisme durable &amp; RSE</text:p>
          </table:table-cell>
          <table:table-cell office:value-type="string" table:style-name="ce31">
            <text:p>National</text:p>
          </table:table-cell>
          <table:table-cell office:value-type="string" table:style-name="ce31">
            <text:p>Un QCM de connaissances avec une attestation de formation</text:p>
          </table:table-cell>
          <table:table-cell office:value-type="float" office:value="1" table:style-name="ce31">
            <text:p>1</text:p>
          </table:table-cell>
          <table:table-cell office:value-type="string" table:style-name="ce30">
            <text:p>présentiel et distanciel</text:p>
          </table:table-cell>
          <table:table-cell office:value-type="string" table:style-name="ce31">
            <text:p>https://www.canva.com/design/DAE7aYGUMJY/fe-TdVeh6GZjXKSowQ9ybg/view?utm_content=DAE7aYGUMJY&amp;utm_campaign=designshare&amp;utm_medium</text:p>
          </table:table-cell>
          <table:table-cell office:value-type="string" table:style-name="ce1">
            <text:p>1.8883335</text:p>
          </table:table-cell>
          <table:table-cell office:value-type="string" table:style-name="ce1">
            <text:p>46.603354</text:p>
          </table:table-cell>
          <table:table-cell table:number-columns-repeated="16367"/>
        </table:table-row>
        <table:table-row table:style-name="ro7">
          <table:table-cell office:value-type="string" table:style-name="ce30">
            <text:p>Formation Continue</text:p>
          </table:table-cell>
          <table:table-cell office:value-type="string" table:style-name="ce30">
            <text:p>Privée (établissement de formation, entreprise, etc.)</text:p>
          </table:table-cell>
          <table:table-cell table:number-columns-repeated="4" table:style-name="ce30"/>
          <table:table-cell office:value-type="string" table:style-name="ce30">
            <text:p>Comment peut-on agir pour des outils numériques plus éthiques alors que nous ne sommes pas de la technique ? Nous verrons ensemble comment concevoir, au sens large, des applications métier, des sites internet ou des services numériques plus respectueux de l’environnement et leurs utilisateurs.</text:p>
          </table:table-cell>
          <table:table-cell office:value-type="string" table:style-name="ce30">
            <text:p>Agence et organisme de formation</text:p>
          </table:table-cell>
          <table:table-cell office:value-type="string" table:style-name="ce1">
            <text:p>Jujotte</text:p>
          </table:table-cell>
          <table:table-cell office:value-type="string" table:style-name="ce30">
            <text:p>Design numérique responsable</text:p>
          </table:table-cell>
          <table:table-cell office:value-type="string" table:style-name="ce30">
            <text:p>Nantes</text:p>
          </table:table-cell>
          <table:table-cell office:value-type="string" table:style-name="ce30">
            <text:p>À l’issue de la formation, vous pourrez :</text:p>
            <text:p>- Acquérir les bases théoriques de la conception numérique responsable.</text:p>
            <text:p>- Connaître les leviers les plus impactants pour des interfaces plus respectueuses de l’environnement</text:p>
            <text:p>- Acquérir les bases théoriques des règles d’accessibilité web</text:p>
          </table:table-cell>
          <table:table-cell office:value-type="float" office:value="1" table:style-name="ce30">
            <text:p>1</text:p>
          </table:table-cell>
          <table:table-cell office:value-type="string" table:style-name="ce30">
            <text:p>présentiel et distanciel</text:p>
          </table:table-cell>
          <table:table-cell office:value-type="string" table:style-name="ce30">
            <text:p>https://www.notion.so/jujotte/Design-num-rique-responsable-91eb43034a0d4291b3be2c85ba496bfa</text:p>
          </table:table-cell>
          <table:table-cell office:value-type="string" table:style-name="ce56">
            <text:p>-1.5541362</text:p>
          </table:table-cell>
          <table:table-cell office:value-type="string" table:style-name="ce1">
            <text:p>47.2186371</text:p>
          </table:table-cell>
          <table:table-cell table:number-columns-repeated="16367"/>
        </table:table-row>
        <table:table-row table:style-name="ro17">
          <table:table-cell office:value-type="string" table:style-name="ce5">
            <text:p>Formation Continue</text:p>
          </table:table-cell>
          <table:table-cell office:value-type="string" table:style-name="ce35">
            <text:p>Privée (établissement de formation, entreprise, etc.)</text:p>
          </table:table-cell>
          <table:table-cell table:number-columns-repeated="2" table:style-name="ce11"/>
          <table:table-cell table:style-name="ce1"/>
          <table:table-cell office:value-type="string" table:style-name="ce35">
            <text:p>Un ou plusieurs modules / unités d'enseignement</text:p>
          </table:table-cell>
          <table:table-cell table:number-columns-repeated="2" table:style-name="ce11"/>
          <table:table-cell office:value-type="string" table:style-name="ce11">
            <text:p>TEMESIS</text:p>
          </table:table-cell>
          <table:table-cell office:value-type="string" table:style-name="ce11">
            <text:p>Comprendre le numérique responsable &amp; la démarche d’écoconception numérique</text:p>
          </table:table-cell>
          <table:table-cell office:value-type="string" table:style-name="ce11">
            <text:p>Paris - France</text:p>
          </table:table-cell>
          <table:table-cell office:value-type="string" table:style-name="ce11">
            <text:p>- Évaluation des acquis au cours de la formation sous forme de quiz ludo-interactif</text:p>
            <text:p>- Questionnaire d’évaluation en fin de session dans lequel le participant évalue les apports de la formation et sa capacité à les mettre en œuvre</text:p>
          </table:table-cell>
          <table:table-cell office:value-type="float" office:value="1.5" table:style-name="ce11">
            <text:p>1,5</text:p>
          </table:table-cell>
          <table:table-cell office:value-type="string" table:style-name="ce11">
            <text:p>Présentiel et distanciel</text:p>
          </table:table-cell>
          <table:table-cell table:style-name="ce1"/>
          <table:table-cell office:value-type="string" table:style-name="ce1">
            <text:p>2.3483915</text:p>
          </table:table-cell>
          <table:table-cell office:value-type="string" table:style-name="ce1">
            <text:p>48.8534951</text:p>
          </table:table-cell>
          <table:table-cell table:number-columns-repeated="16367"/>
        </table:table-row>
        <table:table-row table:style-name="ro17">
          <table:table-cell office:value-type="string" table:style-name="ce5">
            <text:p>Formation Continue</text:p>
          </table:table-cell>
          <table:table-cell office:value-type="string" table:style-name="ce35">
            <text:p>Privée (établissement de formation, entreprise, etc.)</text:p>
          </table:table-cell>
          <table:table-cell table:number-columns-repeated="2" table:style-name="ce11"/>
          <table:table-cell table:style-name="ce1"/>
          <table:table-cell table:number-columns-repeated="3" table:style-name="ce11"/>
          <table:table-cell office:value-type="string" table:style-name="ce11">
            <text:p>Association d'intérêt général</text:p>
          </table:table-cell>
          <table:table-cell office:value-type="string" table:style-name="ce11">
            <text:p>Atelier pro écoconception &amp; design numérique</text:p>
          </table:table-cell>
          <table:table-cell office:value-type="string" table:style-name="ce11">
            <text:p>Paris</text:p>
          </table:table-cell>
          <table:table-cell office:value-type="string" table:style-name="ce11">
            <text:p>- Compréhension des impacts environnementaux du numérique et le rôle du design sur ces enjeux</text:p>
            <text:p>- Découverte des concepts clés de la démarche d’écoconception</text:p>
            <text:p>- Capacité à estimer l’empreinte environnementale d’un parcours</text:p>
            <text:p>- Etre capable d’identifier des pistes d’amélioration et d’optimiser certains contenus web pour réduire l’impact environnemental d’un service numérique</text:p>
          </table:table-cell>
          <table:table-cell office:value-type="float" office:value="0.5" table:style-name="ce11">
            <text:p>0,5</text:p>
          </table:table-cell>
          <table:table-cell office:value-type="string" table:style-name="ce11">
            <text:p>Présentiel et distanciel</text:p>
          </table:table-cell>
          <table:table-cell table:style-name="ce1"/>
          <table:table-cell office:value-type="string" table:style-name="ce1">
            <text:p>2.3483915</text:p>
          </table:table-cell>
          <table:table-cell office:value-type="string" table:style-name="ce1">
            <text:p>48.8534951</text:p>
          </table:table-cell>
          <table:table-cell table:number-columns-repeated="16367"/>
        </table:table-row>
        <table:table-row table:style-name="ro17">
          <table:table-cell office:value-type="string" table:style-name="ce5">
            <text:p>Formation Continue</text:p>
          </table:table-cell>
          <table:table-cell office:value-type="string" table:style-name="ce35">
            <text:p>Privée (établissement de formation, entreprise, etc.)</text:p>
          </table:table-cell>
          <table:table-cell table:number-columns-repeated="2" table:style-name="ce11"/>
          <table:table-cell table:style-name="ce1"/>
          <table:table-cell office:value-type="string" table:style-name="ce35">
            <text:p>Nous vous proposons un atelier de 3h30 suit le déroulé suivant :</text:p>
            <text:p>- Introduction aux impacts environnementaux du numérique</text:p>
            <text:p>- Analyse d’impact de 2 parcours utilisateur</text:p>
            <text:p>- Identification des principaux leviers d’action et exemples d’améliorations</text:p>
            <text:p>- Rappel des bonnes pratiques de conception-design</text:p>
            <text:p>- Questions et partage</text:p>
          </table:table-cell>
          <table:table-cell table:number-columns-repeated="2" table:style-name="ce11"/>
          <table:table-cell office:value-type="string" table:style-name="ce11">
            <text:p>Association d'intérêt général</text:p>
          </table:table-cell>
          <table:table-cell office:value-type="string" table:style-name="ce11">
            <text:p>Formation à l'écoconception de services numériques par Designers Ethiques</text:p>
          </table:table-cell>
          <table:table-cell office:value-type="string" table:style-name="ce11">
            <text:p>Paris</text:p>
          </table:table-cell>
          <table:table-cell office:value-type="string" table:style-name="ce11">
            <text:p>- Comprendre les enjeux environnementaux du numérique</text:p>
            <text:p>- Savoir en quoi consiste l'écoconception</text:p>
            <text:p>- Être capable d'estimer l'impact environnemental d'un parcours web</text:p>
            <text:p>- Acquérir les bonnes pratiques d'écoconception en tant que designer ou concepteur de service numérique</text:p>
            <text:p>- Identifier des leviers d'action au sein de son entreprise</text:p>
          </table:table-cell>
          <table:table-cell office:value-type="float" office:value="1" table:style-name="ce11">
            <text:p>1</text:p>
          </table:table-cell>
          <table:table-cell office:value-type="string" table:style-name="ce11">
            <text:p>Présentiel et distanciel</text:p>
          </table:table-cell>
          <table:table-cell office:value-type="string" table:style-name="ce36">
            <text:p><text:a xlink:href="https://www.ut-capitole.fr/formations/nos-diplomes/masters/master-m2-mention-management-parcours-type-droit-et-gestion-de-la-res">https://www.ut-capitole.fr/formations/nos-diplomes/masters/master-m2-mention-management-parcours-type-droit-et-gestion-de-la-res</text:a></text:p>
          </table:table-cell>
          <table:table-cell office:value-type="string" table:style-name="ce1">
            <text:p>2.3483915</text:p>
          </table:table-cell>
          <table:table-cell office:value-type="string" table:style-name="ce1">
            <text:p>48.8534951</text:p>
          </table:table-cell>
          <table:table-cell table:number-columns-repeated="16367"/>
        </table:table-row>
        <table:table-row table:style-name="ro25">
          <table:table-cell office:value-type="string" table:style-name="ce5">
            <text:p>Formation Continue</text:p>
          </table:table-cell>
          <table:table-cell office:value-type="string" table:style-name="ce35">
            <text:p>Privée (établissement de formation, entreprise, etc.)</text:p>
          </table:table-cell>
          <table:table-cell table:number-columns-repeated="2" table:style-name="ce11"/>
          <table:table-cell table:style-name="ce1"/>
          <table:table-cell office:value-type="string" table:style-name="ce11">
            <text:p>1 - L’impact environnemental du numérique</text:p>
            <text:p>Effets du numérique sur l’environnement</text:p>
            <text:p>Empreinte écologique et impacts sociaux, économiques et</text:p>
            <text:p>politiques du numérique</text:p>
            <text:p>Réchauffement climatique, gaz à effet de serre et bilan</text:p>
            <text:p>carbone</text:p>
            <text:p>2 - Le numérique responsable</text:p>
            <text:p>De quoi s’agit-il ?</text:p>
            <text:p>Les initiatives et acteurs du Numérique Responsable</text:p>
            <text:p>Lois et projets de loi sur l’impact environnemental du</text:p>
            <text:p>numérique</text:p>
            <text:p>Et le numérique au service de la transition écologique?</text:p>
            <text:p>L’effet rebond</text:p>
            <text:p>3 - Les démarches des acteurs en faveur de la sobriété</text:p>
            <text:p>numérique</text:p>
            <text:p>Où en sont les fournisseurs de l’IT ?</text:p>
            <text:p>Maturité des entreprises et organisations publiques sur le</text:p>
            <text:p>sujet</text:p>
            <text:p>4 - Déployer la sobriété numérique en entreprise:</text:p>
            <text:p>ordres de grandeur, leviers d’action et rôle de l’IT</text:p>
            <text:p>Les sources d’émissions carbone de la DSI</text:p>
            <text:p>Bilan carbone de la DSI, et plan d’action IT</text:p>
            <text:p>Leviers de réduction : optimiser ses infrastructures et</text:p>
            <text:p>équipements, politique d’achats et exigences pour les</text:p>
            <text:p>fournisseurs, Gestion et fin de vie des équipements,</text:p>
            <text:p>Sobriété numérique by design</text:p>
            <text:p>L’analyse de cycle de vie</text:p>
            <text:p>5 - Organiser sa démarche au sein de son entreprise</text:p>
            <text:p>Déployer une politique NR</text:p>
            <text:p>Organiser la gouvernance d’une stratégie sur le numérique</text:p>
            <text:p>responsable</text:p>
            <text:p>Bonnes pratiques et outils pour une gouvernance NR</text:p>
            <text:p>Impliquer les parties prenantes : métiers de la DSI /</text:p>
            <text:p>Direction achats / RSE / communication</text:p>
            <text:p>Piloter sa stratégie sur le numérique responsable. Exemples</text:p>
            <text:p>de KPI</text:p>
            <text:p>Le label NR</text:p>
            <text:p>Points forts / Moyens pédagogiques</text:p>
            <text:p>▪ Une formation en petit groupe par des consultants experts dans</text:p>
            <text:p>leur métier.</text:p>
            <text:p>▪ Des études de cas et quizz pour favoriser l’apprentissage.</text:p>
            <text:p>▪ Une évaluation de fin de parcours.</text:p>
            <text:p>Compétences acquises grâce à la formation</text:p>
            <text:p>▪ Introduction à l’impact environnemental du numérique</text:p>
            <text:p>▪ Comprendre les enjeux pour la DSI et les équipes RSE</text:p>
            <text:p>Module</text:p>
          </table:table-cell>
          <table:table-cell office:value-type="string" table:style-name="ce11">
            <text:p>1 - L’impact environnemental du numérique</text:p>
            <text:p>2 - Le numérique responsable</text:p>
            <text:p>3 - Les démarches des acteurs en faveur de la sobriété</text:p>
            <text:p>4 - Déployer la sobriété numérique en entreprise:</text:p>
            <text:p>5 - Organiser sa démarche au sein de son entreprise</text:p>
            <text:p/>
          </table:table-cell>
          <table:table-cell table:style-name="ce11"/>
          <table:table-cell table:style-name="ce1"/>
          <table:table-cell office:value-type="string" table:style-name="ce11">
            <text:p>Introduction au Numérique Responsable</text:p>
          </table:table-cell>
          <table:table-cell office:value-type="string" table:style-name="ce11">
            <text:p>Paris</text:p>
          </table:table-cell>
          <table:table-cell office:value-type="string" table:style-name="ce11">
            <text:p>Connaissances sur l'impact environnemental du numérique, compréhension des enjeux de la DSI</text:p>
          </table:table-cell>
          <table:table-cell office:value-type="float" office:value="1" table:style-name="ce11">
            <text:p>1</text:p>
          </table:table-cell>
          <table:table-cell office:value-type="string" table:style-name="ce11">
            <text:p>Présentiel et distanciel</text:p>
          </table:table-cell>
          <table:table-cell office:value-type="string" table:style-name="ce36">
            <text:p><text:a xlink:href="https://www.elee.com/sites/elee-site/files/2022-02/Elée%20-%20Catalogue%20des%20formations%202022_0.pdf">https://www.elee.com/sites/elee-site/files/2022-02/El%C3%A9e%20-%20Catalogue%20des%20formations%202022_0.pdf</text:a></text:p>
          </table:table-cell>
          <table:table-cell office:value-type="string" table:style-name="ce1">
            <text:p>2.3483915</text:p>
          </table:table-cell>
          <table:table-cell office:value-type="string" table:style-name="ce1">
            <text:p>48.8534951</text:p>
          </table:table-cell>
          <table:table-cell table:number-columns-repeated="16367"/>
        </table:table-row>
        <table:table-row table:style-name="ro17">
          <table:table-cell office:value-type="string" table:style-name="ce5">
            <text:p>Formation Continue</text:p>
          </table:table-cell>
          <table:table-cell office:value-type="string" table:style-name="ce35">
            <text:p>Privée (établissement de formation, entreprise, etc.)</text:p>
          </table:table-cell>
          <table:table-cell table:number-columns-repeated="2" table:style-name="ce11"/>
          <table:table-cell table:style-name="ce1"/>
          <table:table-cell office:value-type="string" table:style-name="ce5">
            <text:p>1 - L’impact du numérique</text:p>
            <text:p>Quelques chiffres: état des lieux et ordres de grandeur</text:p>
            <text:p>Et le numérique pour la transition écologique ?</text:p>
            <text:p>Impact social, politique et économique du numérique</text:p>
            <text:p>L’effet rebond</text:p>
            <text:p>2 - Le Numérique responsable</text:p>
            <text:p>De quoi s’agit-il ?</text:p>
            <text:p>Les initiatives et acteurs du Numérique Responsable</text:p>
            <text:p>Les lois, projets de loi, réglementations et initiatives</text:p>
            <text:p>publiques</text:p>
            <text:p>3 - Les démarches des acteurs en faveur de la sobriété</text:p>
            <text:p>numérique</text:p>
            <text:p>Où en sont les fournisseurs de l’IT ?</text:p>
            <text:p>Focus sur les acteurs du cloud (américains et français)</text:p>
            <text:p>Maturité des entreprises françaises sur le sujet</text:p>
            <text:p>4 - Comment mesurer l’empreinte environnementale de</text:p>
            <text:p>l’informatique de son organisation?</text:p>
            <text:p>Réchauffement climatique et gaz à effet de serre.</text:p>
            <text:p>Le bilan carbone de l’IT</text:p>
            <text:p>Les équipements IT</text:p>
            <text:p>Identifier et approfondir les postes importants</text:p>
            <text:p>Cas Pratique</text:p>
            <text:p>5 - Et l’empreinte des services ?</text:p>
            <text:p>L’analyse de cycle de vie</text:p>
            <text:p>Quel type de mesure pour quelle finalité ?</text:p>
            <text:p>6 - Focus sur le numérique au service de la transition</text:p>
            <text:p>écologique</text:p>
            <text:p>Net Zero Initiative</text:p>
            <text:p>Etude de cas sur le télétravail : opportunité ou illusion ?</text:p>
            <text:p>7 - Déployer la sobriété numérique en entreprise: leviers</text:p>
            <text:p>d’action et rôle de la DSI</text:p>
            <text:p>Etablir un plan de réduction</text:p>
            <text:p>Comment manier les mécanismes de compensation ?</text:p>
            <text:p>Etablir et suivre ses KPI.</text:p>
            <text:p>8 - Organiser sa démarche au sein de son entreprise</text:p>
            <text:p>Déployer une politique numérique durable. Impliquer ses</text:p>
            <text:p>clients. Mettre en œuvre la transformation culturelle.</text:p>
            <text:p>Organiser sa gouvernance</text:p>
            <text:p>Les attentes des clients envers leurs fournisseurs</text:p>
            <text:p>Les 65 bonnes pratiques de l’INR et le label NR</text:p>
            <text:p>Cas Pratique</text:p>
            <text:p/>
          </table:table-cell>
          <table:table-cell office:value-type="string" table:style-name="ce35">
            <text:p>Sujet abordés sur la journée :</text:p>
            <text:p>1. impact environnemental du numérique, notions de réchauffement climatique, émissions de GES</text:p>
            <text:p>2. Numérique responsable, initiatives et acteurs, lois, numérique et transition écologique</text:p>
            <text:p>3. Démarches en faveur de la sobriété numérique, maturité des entreprises françaises</text:p>
            <text:p>4. Déployer la sobriété numérique en entreprise, ordres de grandeurs, bilan carbone, leviers d'actions</text:p>
            <text:p>5. Organiser sa démarche au sein de son entreprise : déployer une politique numérique responsable, organiser la gouvernance, impliquer les parties prenantes</text:p>
          </table:table-cell>
          <table:table-cell table:style-name="ce11"/>
          <table:table-cell table:style-name="ce1"/>
          <table:table-cell office:value-type="string" table:style-name="ce11">
            <text:p>La sobriété numérique et son application dans la stratégie de la DSI</text:p>
          </table:table-cell>
          <table:table-cell office:value-type="string" table:style-name="ce11">
            <text:p>Puteaux</text:p>
          </table:table-cell>
          <table:table-cell office:value-type="string" table:style-name="ce11">
            <text:p>- Développer une compréhension poussée du numérique responsable et de l’environnement réglementaire</text:p>
            <text:p>- Comprendre les principes de la comptabilité carbone pour l’IT et savoir mesurer et identifier ses flux d’émissions</text:p>
            <text:p>- Bâtir un plan d’action et une stratégie Green IT, en embarquant les équipes et les parties prenantes</text:p>
          </table:table-cell>
          <table:table-cell office:value-type="float" office:value="2" table:style-name="ce11">
            <text:p>2</text:p>
          </table:table-cell>
          <table:table-cell office:value-type="string" table:style-name="ce11">
            <text:p>Présentiel et distanciel</text:p>
          </table:table-cell>
          <table:table-cell office:value-type="string" table:style-name="ce36">
            <text:p><text:a xlink:href="https://www.elee.com/sites/elee-site/files/2022-02/Elée%20-%20Catalogue%20des%20formations%202022_0.pdf">https://www.elee.com/sites/elee-site/files/2022-02/El%C3%A9e%20-%20Catalogue%20des%20formations%202022_0.pdf</text:a></text:p>
          </table:table-cell>
          <table:table-cell office:value-type="string" table:style-name="ce1">
            <text:p>2.2368863</text:p>
          </table:table-cell>
          <table:table-cell office:value-type="string" table:style-name="ce1">
            <text:p>48.8841522</text:p>
          </table:table-cell>
          <table:table-cell table:number-columns-repeated="16367"/>
        </table:table-row>
        <table:table-row table:style-name="ro17">
          <table:table-cell office:value-type="string" table:style-name="ce5">
            <text:p>Formation Continue</text:p>
          </table:table-cell>
          <table:table-cell office:value-type="string" table:style-name="ce35">
            <text:p>Privée (établissement de formation, entreprise, etc.)</text:p>
          </table:table-cell>
          <table:table-cell table:number-columns-repeated="2" table:style-name="ce11"/>
          <table:table-cell table:style-name="ce1"/>
          <table:table-cell office:value-type="string" table:style-name="ce35">
            <text:p>Sujet abordés :</text:p>
            <text:p>1. Impact du numérique</text:p>
            <text:p>2. le Numérique Responsable</text:p>
            <text:p>3. Les démarches des acteurs en faveur de la sobriété numérique</text:p>
            <text:p>4. Comment mesurer l'empreinte environnementale de l'informatique de son organisation ?</text:p>
            <text:p>5. Et l'empreinte des services ?</text:p>
            <text:p>6. Focus sur le numérique au service de la transition écologique</text:p>
            <text:p>7. Déployer la sobriété numérique en entreprise : leviers d'action et rôle de la DSI</text:p>
            <text:p>8. Organiser sa démarche au sein de son entreprise</text:p>
          </table:table-cell>
          <table:table-cell office:value-type="string" table:style-name="ce35">
            <text:p>Sujet abordés :</text:p>
            <text:p>1. Impact du numérique</text:p>
            <text:p>2. le Numérique Responsable</text:p>
            <text:p>3. Les démarches des acteurs en faveur de la sobriété numérique</text:p>
            <text:p>4. Comment mesurer l'empreinte environnementale de l'informatique de son organisation ?</text:p>
            <text:p>5. Et l'empreinte des services ?</text:p>
            <text:p>6. Focus sur le numérique au service de la transition écologique</text:p>
            <text:p>7. Déployer la sobriété numérique en entreprise : leviers d'action et rôle de la DSI</text:p>
            <text:p>8. Organiser sa démarche au sein de son entreprise</text:p>
          </table:table-cell>
          <table:table-cell table:style-name="ce11"/>
          <table:table-cell table:style-name="ce1"/>
          <table:table-cell office:value-type="string" table:style-name="ce11">
            <text:p>Achats IT responsables</text:p>
          </table:table-cell>
          <table:table-cell office:value-type="string" table:style-name="ce11">
            <text:p>Puteaux</text:p>
          </table:table-cell>
          <table:table-cell office:value-type="string" table:style-name="ce11">
            <text:p>- connaissances pour des achats IT plus durables</text:p>
            <text:p>- labels, certifications</text:p>
          </table:table-cell>
          <table:table-cell office:value-type="float" office:value="1" table:style-name="ce11">
            <text:p>1</text:p>
          </table:table-cell>
          <table:table-cell office:value-type="string" table:style-name="ce11">
            <text:p>Présentiel et distanciel</text:p>
          </table:table-cell>
          <table:table-cell office:value-type="string" table:style-name="ce36">
            <text:p><text:a xlink:href="https://www.elee.com/sites/elee-site/files/2022-02/Elée%20-%20Catalogue%20des%20formations%202022_0.pdf">https://www.elee.com/sites/elee-site/files/2022-02/El%C3%A9e%20-%20Catalogue%20des%20formations%202022_0.pdf</text:a></text:p>
          </table:table-cell>
          <table:table-cell office:value-type="string" table:style-name="ce1">
            <text:p>2.2368863</text:p>
          </table:table-cell>
          <table:table-cell office:value-type="string" table:style-name="ce1">
            <text:p>48.8841522</text:p>
          </table:table-cell>
          <table:table-cell table:number-columns-repeated="16367"/>
        </table:table-row>
        <table:table-row table:style-name="ro17">
          <table:table-cell office:value-type="string" table:style-name="ce12">
            <text:p>Formation initiale</text:p>
          </table:table-cell>
          <table:table-cell office:value-type="string" table:style-name="ce37">
            <text:p>Publique (université, école d'ingénieur, etc.)</text:p>
          </table:table-cell>
          <table:table-cell office:value-type="string" table:style-name="ce37">
            <text:p>Mines Saint-Étienne</text:p>
          </table:table-cell>
          <table:table-cell office:value-type="string" table:style-name="ce37">
            <text:p>Institut Henri Fayol</text:p>
          </table:table-cell>
          <table:table-cell table:style-name="ce38"/>
          <table:table-cell office:value-type="string" table:style-name="ce37">
            <text:p>Sujets abordés :</text:p>
            <text:p>1. Evaluer ses fournisseurs et prestataires : Comprendre l'empreinte carbone de ses fournisseurs, labels et certifications RSE/environnementales des entreprises, labels et certifications de l'informatique et du recyclage des objets électroniques dans le cadre B2B, évaluation de la gestion de la fin de vie de son parc d'équipements</text:p>
            <text:p>2. Formaliser une politique d'achat Numérique Responsable : aspects reglementaires, contract management, normes, contrats IT, clausiers et cahier des charges</text:p>
          </table:table-cell>
          <table:table-cell office:value-type="string" table:style-name="ce39">
            <text:p>La séance de cours « Systèmes d'information et responsabilité sociétale » s'inscrit dans un module de cours sur les bonnes pratiques du développement logiciel. La majorité du module est dédiée à des bonnes pratiques d'un point de vue de la programmation (design patterns, principes SOLID) mais 2h de cours sont dédiées au numérique responsable.</text:p>
          </table:table-cell>
          <table:table-cell table:style-name="ce33"/>
          <table:table-cell table:style-name="ce40"/>
          <table:table-cell table:number-columns-repeated="2" table:style-name="ce33"/>
          <table:table-cell table:style-name="ce41"/>
          <table:table-cell table:number-columns-repeated="2" table:style-name="ce37"/>
          <table:table-cell office:value-type="string" table:style-name="ce42">
            <text:p><text:a xlink:href="http://www.vcharpenay.link/courses/num-responsable.html">http://www.vcharpenay.link/courses/num-responsable.html</text:a></text:p>
          </table:table-cell>
          <table:table-cell table:number-columns-repeated="16369" table:style-name="ce1"/>
        </table:table-row>
        <table:table-row table:number-rows-repeated="4" table:style-name="ro17">
          <table:table-cell table:style-name="ce5"/>
          <table:table-cell table:number-columns-repeated="3" table:style-name="ce11"/>
          <table:table-cell table:number-columns-repeated="2" table:style-name="ce5"/>
          <table:table-cell table:style-name="ce7"/>
          <table:table-cell table:style-name="ce11"/>
          <table:table-cell table:number-columns-repeated="7" table:style-name="ce5"/>
          <table:table-cell table:number-columns-repeated="16369"/>
        </table:table-row>
        <table:table-row table:number-rows-repeated="3" table:style-name="ro17">
          <table:table-cell table:style-name="ce5"/>
          <table:table-cell table:style-name="ce1"/>
          <table:table-cell table:number-columns-repeated="4" table:style-name="ce5"/>
          <table:table-cell table:style-name="ce7"/>
          <table:table-cell table:number-columns-repeated="8" table:style-name="ce5"/>
          <table:table-cell table:number-columns-repeated="16369"/>
        </table:table-row>
        <table:table-row table:number-rows-repeated="3" table:style-name="ro17">
          <table:table-cell table:number-columns-repeated="6" table:style-name="ce5"/>
          <table:table-cell table:style-name="ce7"/>
          <table:table-cell table:number-columns-repeated="8" table:style-name="ce5"/>
          <table:table-cell table:number-columns-repeated="16369"/>
        </table:table-row>
        <table:table-row table:style-name="ro17">
          <table:table-cell table:number-columns-repeated="6" table:style-name="ce5"/>
          <table:table-cell table:style-name="ce7"/>
          <table:table-cell table:number-columns-repeated="5" table:style-name="ce5"/>
          <table:table-cell table:style-name="ce43"/>
          <table:table-cell table:number-columns-repeated="2" table:style-name="ce5"/>
          <table:table-cell table:number-columns-repeated="16369"/>
        </table:table-row>
        <table:table-row table:style-name="ro17">
          <table:table-cell table:number-columns-repeated="6" table:style-name="ce5"/>
          <table:table-cell table:style-name="ce7"/>
          <table:table-cell table:number-columns-repeated="5" table:style-name="ce5"/>
          <table:table-cell office:value-type="float" office:value="0" table:formula="of:=COUNTIFS([.M5:.M91];&quot;0.5&quot;;[.A5:.A91];&quot;Formation Continue&quot;)" table:style-name="ce5">
            <text:p>0</text:p>
          </table:table-cell>
          <table:table-cell table:number-columns-repeated="2" table:style-name="ce5"/>
          <table:table-cell table:number-columns-repeated="16369"/>
        </table:table-row>
        <table:table-row table:style-name="ro17">
          <table:table-cell table:number-columns-repeated="6" table:style-name="ce5"/>
          <table:table-cell table:style-name="ce7"/>
          <table:table-cell table:number-columns-repeated="5" table:style-name="ce5"/>
          <table:table-cell office:value-type="float" office:value="0" table:formula="of:=COUNTIFS([.M5:.M91];&quot;&gt;1&lt;3&quot;;[.A5:.A91];&quot;Formation Continue&quot;)" table:style-name="ce5">
            <text:p>0</text:p>
          </table:table-cell>
          <table:table-cell table:number-columns-repeated="2" table:style-name="ce5"/>
          <table:table-cell table:number-columns-repeated="16369"/>
        </table:table-row>
        <table:table-row table:style-name="ro17">
          <table:table-cell table:number-columns-repeated="6" table:style-name="ce5"/>
          <table:table-cell table:style-name="ce7"/>
          <table:table-cell table:number-columns-repeated="8" table:style-name="ce5"/>
          <table:table-cell table:number-columns-repeated="16369"/>
        </table:table-row>
        <table:table-row table:style-name="ro17">
          <table:table-cell table:number-columns-repeated="6" table:style-name="ce5"/>
          <table:table-cell table:style-name="ce7"/>
          <table:table-cell table:number-columns-repeated="5" table:style-name="ce5"/>
          <table:table-cell office:value-type="float" office:value="0" table:formula="of:=COUNTIFS([.M5:.M91];&quot;0.5&quot;;[.A5:.A91];&quot;Formation Continue&quot;)" table:style-name="ce5">
            <text:p>0</text:p>
          </table:table-cell>
          <table:table-cell table:number-columns-repeated="2" table:style-name="ce5"/>
          <table:table-cell table:number-columns-repeated="16369"/>
        </table:table-row>
        <table:table-row table:style-name="ro17">
          <table:table-cell table:number-columns-repeated="6" table:style-name="ce5"/>
          <table:table-cell table:style-name="ce7"/>
          <table:table-cell table:number-columns-repeated="5" table:style-name="ce5"/>
          <table:table-cell office:value-type="float" office:value="45" table:formula="of:=COUNTIFS([.M5:.M91];&quot;&gt;=1&quot;;[.M5:.M91];&quot;&lt;=3&quot;;[.A5:.A91];&quot;Formation Continue&quot;)" table:style-name="ce5">
            <text:p>45</text:p>
          </table:table-cell>
          <table:table-cell table:number-columns-repeated="2" table:style-name="ce5"/>
          <table:table-cell table:number-columns-repeated="16369"/>
        </table:table-row>
        <table:table-row table:style-name="ro17">
          <table:table-cell table:number-columns-repeated="6" table:style-name="ce5"/>
          <table:table-cell table:style-name="ce7"/>
          <table:table-cell table:number-columns-repeated="5" table:style-name="ce5"/>
          <table:table-cell office:value-type="float" office:value="4" table:formula="of:=COUNTIFS([.M5:.M91];&quot;&gt;3&quot;;[.A5:.A91];&quot;Formation Continue&quot;)" table:style-name="ce5">
            <text:p>4</text:p>
          </table:table-cell>
          <table:table-cell table:number-columns-repeated="2" table:style-name="ce5"/>
          <table:table-cell table:number-columns-repeated="16369"/>
        </table:table-row>
        <table:table-row table:style-name="ro17">
          <table:table-cell table:number-columns-repeated="6" table:style-name="ce5"/>
          <table:table-cell table:style-name="ce7"/>
          <table:table-cell table:number-columns-repeated="5" table:style-name="ce5"/>
          <table:table-cell office:value-type="float" office:value="49" table:formula="of:=[.M113]+[.M112]+[.M111]" table:style-name="ce5">
            <text:p>49</text:p>
          </table:table-cell>
          <table:table-cell table:number-columns-repeated="2" table:style-name="ce5"/>
          <table:table-cell table:number-columns-repeated="16369"/>
        </table:table-row>
        <table:table-row table:style-name="ro17">
          <table:table-cell table:number-columns-repeated="6" table:style-name="ce5"/>
          <table:table-cell table:style-name="ce7"/>
          <table:table-cell table:number-columns-repeated="8" table:style-name="ce5"/>
          <table:table-cell table:number-columns-repeated="16369"/>
        </table:table-row>
        <table:table-row table:style-name="ro17">
          <table:table-cell table:number-columns-repeated="6" table:style-name="ce5"/>
          <table:table-cell table:style-name="ce7"/>
          <table:table-cell table:number-columns-repeated="5" table:style-name="ce5"/>
          <table:table-cell office:value-type="float" office:value="61" table:formula="of:=COUNTIFS([.A5:.A91];&quot;Formation Continue&quot;)" table:style-name="ce5">
            <text:p>61</text:p>
          </table:table-cell>
          <table:table-cell table:number-columns-repeated="2" table:style-name="ce5"/>
          <table:table-cell table:number-columns-repeated="16369"/>
        </table:table-row>
        <table:table-row table:number-rows-repeated="48" table:style-name="ro17">
          <table:table-cell table:number-columns-repeated="6" table:style-name="ce5"/>
          <table:table-cell table:style-name="ce7"/>
          <table:table-cell table:number-columns-repeated="8" table:style-name="ce5"/>
          <table:table-cell table:number-columns-repeated="16369"/>
        </table:table-row>
        <table:table-row table:style-name="ro17">
          <table:table-cell table:style-name="ce5"/>
          <table:table-cell office:value-type="string" table:style-name="ce11">
            <text:p>Privée (établissement de formation, entreprise, etc.)</text:p>
          </table:table-cell>
          <table:table-cell table:number-columns-repeated="4" table:style-name="ce5"/>
          <table:table-cell table:style-name="ce7"/>
          <table:table-cell table:number-columns-repeated="8" table:style-name="ce5"/>
          <table:table-cell table:number-columns-repeated="16369"/>
        </table:table-row>
        <table:table-row table:style-name="ro17">
          <table:table-cell table:style-name="ce5"/>
          <table:table-cell office:value-type="string" table:style-name="ce11">
            <text:p>Publique (université, école d'ingénieur, etc.)</text:p>
          </table:table-cell>
          <table:table-cell table:number-columns-repeated="4" table:style-name="ce5"/>
          <table:table-cell table:style-name="ce7"/>
          <table:table-cell table:number-columns-repeated="8" table:style-name="ce5"/>
          <table:table-cell table:number-columns-repeated="16369"/>
        </table:table-row>
        <table:table-row table:number-rows-repeated="2" table:style-name="ro17">
          <table:table-cell table:style-name="ce5"/>
          <table:table-cell office:value-type="string" table:style-name="ce11">
            <text:p>Privée (établissement de formation, entreprise, etc.)</text:p>
          </table:table-cell>
          <table:table-cell table:number-columns-repeated="4" table:style-name="ce5"/>
          <table:table-cell table:style-name="ce7"/>
          <table:table-cell table:number-columns-repeated="8" table:style-name="ce5"/>
          <table:table-cell table:number-columns-repeated="16369"/>
        </table:table-row>
        <table:table-row table:style-name="ro17">
          <table:table-cell table:style-name="ce5"/>
          <table:table-cell office:value-type="string" table:style-name="ce11">
            <text:p>Publique (université, école d'ingénieur, etc.)</text:p>
          </table:table-cell>
          <table:table-cell table:number-columns-repeated="4" table:style-name="ce5"/>
          <table:table-cell table:style-name="ce7"/>
          <table:table-cell table:number-columns-repeated="8" table:style-name="ce5"/>
          <table:table-cell table:number-columns-repeated="16369"/>
        </table:table-row>
        <table:table-row table:number-rows-repeated="3" table:style-name="ro17">
          <table:table-cell table:style-name="ce5"/>
          <table:table-cell office:value-type="string" table:style-name="ce11">
            <text:p>Privée (établissement de formation, entreprise, etc.)</text:p>
          </table:table-cell>
          <table:table-cell table:number-columns-repeated="4" table:style-name="ce5"/>
          <table:table-cell table:style-name="ce7"/>
          <table:table-cell table:number-columns-repeated="8" table:style-name="ce5"/>
          <table:table-cell table:number-columns-repeated="16369"/>
        </table:table-row>
        <table:table-row table:number-rows-repeated="3" table:style-name="ro17">
          <table:table-cell table:style-name="ce5"/>
          <table:table-cell office:value-type="string" table:style-name="ce11">
            <text:p>Publique (université, école d'ingénieur, etc.)</text:p>
          </table:table-cell>
          <table:table-cell table:number-columns-repeated="4" table:style-name="ce5"/>
          <table:table-cell table:style-name="ce7"/>
          <table:table-cell table:number-columns-repeated="8" table:style-name="ce5"/>
          <table:table-cell table:number-columns-repeated="16369"/>
        </table:table-row>
        <table:table-row table:number-rows-repeated="813" table:style-name="ro17">
          <table:table-cell table:number-columns-repeated="6" table:style-name="ce5"/>
          <table:table-cell table:style-name="ce7"/>
          <table:table-cell table:number-columns-repeated="8" table:style-name="ce5"/>
          <table:table-cell table:number-columns-repeated="16369"/>
        </table:table-row>
        <table:table-row table:number-rows-repeated="1047588" table:style-name="ro26">
          <table:table-cell table:number-columns-repeated="16384"/>
        </table:table-row>
      </table:table>
      <table:table table:name="AN" table:style-name="ta2">
        <table:table-column table:style-name="co1" table:default-cell-style-name="ce11"/>
        <table:table-column table:style-name="co2" table:default-cell-style-name="ce11" table:visibility="collapse"/>
        <table:table-column table:style-name="co3" table:default-cell-style-name="ce11" table:visibility="collapse"/>
        <table:table-column table:style-name="co18" table:default-cell-style-name="ce11"/>
        <table:table-column table:style-name="co19" table:default-cell-style-name="ce11"/>
        <table:table-column table:style-name="co6" table:default-cell-style-name="ce11"/>
        <table:table-column table:style-name="co20" table:default-cell-style-name="ce11"/>
        <table:table-column table:style-name="co8" table:default-cell-style-name="ce11"/>
        <table:table-column table:style-name="co9" table:default-cell-style-name="ce11"/>
        <table:table-column table:style-name="co10" table:default-cell-style-name="ce11"/>
        <table:table-column table:style-name="co21" table:default-cell-style-name="ce11"/>
        <table:table-column table:style-name="co12" table:default-cell-style-name="ce11"/>
        <table:table-column table:style-name="co13" table:default-cell-style-name="ce11"/>
        <table:table-column table:style-name="co14" table:default-cell-style-name="ce11"/>
        <table:table-column table:style-name="co15" table:default-cell-style-name="ce11"/>
        <table:table-column table:style-name="co16" table:number-columns-repeated="988" table:default-cell-style-name="ce11"/>
        <table:table-column table:style-name="co17" table:number-columns-repeated="15381" table:default-cell-style-name="ce11"/>
        <table:table-row table:style-name="ro27">
          <table:table-cell table:number-columns-repeated="2" table:style-name="ce5"/>
          <table:table-cell office:value-type="string" table:number-columns-spanned="4" table:number-rows-spanned="1" table:style-name="ce55">
            <text:p>Education sector <text:s/>(university, engineering school, etc.)</text:p>
          </table:table-cell>
          <table:covered-table-cell table:number-columns-repeated="3"/>
          <table:table-cell table:style-name="ce7"/>
          <table:table-cell table:number-columns-repeated="8" table:style-name="ce5"/>
          <table:table-cell table:number-columns-repeated="16369"/>
        </table:table-row>
        <table:table-row table:style-name="ro16">
          <table:table-cell office:value-type="string" table:style-name="ce2">
            <text:p>Continuing / initial training</text:p>
          </table:table-cell>
          <table:table-cell office:value-type="string" table:style-name="ce3">
            <text:p>You are an organisation</text:p>
          </table:table-cell>
          <table:table-cell office:value-type="string" table:style-name="ce3">
            <text:p>Name of the establishment</text:p>
          </table:table-cell>
          <table:table-cell office:value-type="string" table:style-name="ce3">
            <text:p>Name of the department / training unit</text:p>
          </table:table-cell>
          <table:table-cell office:value-type="string" table:style-name="ce3">
            <text:p>Cycle de formation</text:p>
          </table:table-cell>
          <table:table-cell office:value-type="string" table:style-name="ce4">
            <text:p>The programme covers / Objective</text:p>
          </table:table-cell>
          <table:table-cell office:value-type="string" table:style-name="ce4">
            <text:p>Short description of the programme / Content</text:p>
          </table:table-cell>
          <table:table-cell office:value-type="string" table:style-name="ce3">
            <text:p>Type of organisation</text:p>
          </table:table-cell>
          <table:table-cell office:value-type="string" table:style-name="ce3">
            <text:p>Name of the organisation</text:p>
          </table:table-cell>
          <table:table-cell office:value-type="string" table:style-name="ce3">
            <text:p>Title of the course</text:p>
          </table:table-cell>
          <table:table-cell office:value-type="string" table:style-name="ce2">
            <text:p>Location of the structure (city)</text:p>
          </table:table-cell>
          <table:table-cell office:value-type="string" table:style-name="ce3">
            <text:p>Does this training lead to a validation of prior learning? If so, which ones?</text:p>
          </table:table-cell>
          <table:table-cell office:value-type="string" table:style-name="ce2">
            <text:p>Duration of training / intervention (in days)</text:p>
          </table:table-cell>
          <table:table-cell office:value-type="string" table:style-name="ce2">
            <text:p>Methods of access to training (face-to-face / distance / hybrid)</text:p>
          </table:table-cell>
          <table:table-cell office:value-type="string" table:style-name="ce3">
            <text:p>URL describing the programme</text:p>
          </table:table-cell>
          <table:table-cell table:number-columns-repeated="16369"/>
        </table:table-row>
        <table:table-row table:style-name="ro2">
          <table:table-cell office:value-type="string" table:style-name="ce5">
            <text:p>Continuing Education</text:p>
          </table:table-cell>
          <table:table-cell office:value-type="string" table:style-name="ce5">
            <text:p>MOOC</text:p>
          </table:table-cell>
          <table:table-cell table:number-columns-repeated="4" table:style-name="ce6"/>
          <table:table-cell office:value-type="string" table:style-name="ce7">
            <text:p>Sustainable developer :</text:p>
            <text:p>- Understanding the challenges of Sustainable Digital</text:p>
            <text:p>- Understand the environmental impact of development decisions</text:p>
            <text:p>- Learn the best eco-Sustainable practices to implement in your daily life</text:p>
            <text:p>- Measure the environmental footprint of your application</text:p>
            <text:p>- Reduce the environmental impact of your code</text:p>
          </table:table-cell>
          <table:table-cell office:value-type="string" table:style-name="ce5">
            <text:p>Online courses</text:p>
          </table:table-cell>
          <table:table-cell office:value-type="string" table:style-name="ce5">
            <text:p>The green Companion</text:p>
          </table:table-cell>
          <table:table-cell office:value-type="string" table:style-name="ce5">
            <text:p>Sustainable developer</text:p>
          </table:table-cell>
          <table:table-cell office:value-type="string" table:style-name="ce5">
            <text:p>National</text:p>
          </table:table-cell>
          <table:table-cell office:value-type="string" table:style-name="ce5">
            <text:p>No</text:p>
          </table:table-cell>
          <table:table-cell office:value-type="float" office:value="1.5" table:style-name="ce5">
            <text:p>1,5</text:p>
          </table:table-cell>
          <table:table-cell office:value-type="string" table:style-name="ce5">
            <text:p>Distancial</text:p>
          </table:table-cell>
          <table:table-cell office:value-type="string" table:style-name="ce8">
            <text:p><text:a xlink:href="https://thegreencompagnon.com/cours/developpeur-responsable/">https://thegreencompagnon.com/cours/developpeur-responsable/</text:a></text:p>
          </table:table-cell>
          <table:table-cell table:number-columns-repeated="16369"/>
        </table:table-row>
        <table:table-row table:style-name="ro3">
          <table:table-cell office:value-type="string" table:style-name="ce5">
            <text:p>Continuing Education</text:p>
          </table:table-cell>
          <table:table-cell office:value-type="string" table:style-name="ce5">
            <text:p>MOOC</text:p>
          </table:table-cell>
          <table:table-cell table:number-columns-repeated="4" table:style-name="ce6"/>
          <table:table-cell office:value-type="string" table:style-name="ce7">
            <text:p>Sustainable Design :</text:p>
            <text:p>- Understanding the challenges of Sustainable Digital Design</text:p>
            <text:p>- Understand the environmental impact of your design &amp; UX decisions</text:p>
            <text:p>- Learn the best eco-Sustainable practices to implement in your daily life</text:p>
            <text:p>- Reduce the environmental impact of your designs and user experience</text:p>
          </table:table-cell>
          <table:table-cell office:value-type="string" table:style-name="ce5">
            <text:p>Online courses</text:p>
          </table:table-cell>
          <table:table-cell office:value-type="string" table:style-name="ce5">
            <text:p>The green Companion</text:p>
          </table:table-cell>
          <table:table-cell office:value-type="string" table:style-name="ce5">
            <text:p>Sustainable developer</text:p>
          </table:table-cell>
          <table:table-cell office:value-type="string" table:style-name="ce5">
            <text:p>National</text:p>
          </table:table-cell>
          <table:table-cell office:value-type="string" table:style-name="ce5">
            <text:p>No</text:p>
          </table:table-cell>
          <table:table-cell office:value-type="float" office:value="1.5" table:style-name="ce5">
            <text:p>1,5</text:p>
          </table:table-cell>
          <table:table-cell office:value-type="string" table:style-name="ce5">
            <text:p>Distancial</text:p>
          </table:table-cell>
          <table:table-cell office:value-type="string" table:style-name="ce9">
            <text:p><text:a xlink:href="https://thegreencompagnon.com/cours/ux-ui-designer-responsable/">https://thegreencompagnon.com/cours/ux-ui-designer-responsable/</text:a></text:p>
          </table:table-cell>
          <table:table-cell table:number-columns-repeated="16369"/>
        </table:table-row>
        <table:table-row table:style-name="ro4">
          <table:table-cell office:value-type="string" table:style-name="ce5">
            <text:p>Continuing Education</text:p>
          </table:table-cell>
          <table:table-cell office:value-type="string" table:style-name="ce5">
            <text:p>MOOC</text:p>
          </table:table-cell>
          <table:table-cell table:number-columns-repeated="4" table:style-name="ce6"/>
          <table:table-cell office:value-type="string" table:style-name="ce7">
            <text:p>Sustainable Infrastructure :</text:p>
            <text:p>- Understanding the challenges of Sustainable Digital</text:p>
            <text:p>- Understand the environmental impact of data centres and cloud services</text:p>
            <text:p>- Learn the best eco-Sustainable practices to implement in your daily life</text:p>
            <text:p>- Use tools to measure the carbon footprint of data centres</text:p>
            <text:p>- Reduce the environmental impact of your infrastructure</text:p>
          </table:table-cell>
          <table:table-cell office:value-type="string" table:style-name="ce5">
            <text:p>Online courses</text:p>
          </table:table-cell>
          <table:table-cell office:value-type="string" table:style-name="ce5">
            <text:p>The green Companion</text:p>
          </table:table-cell>
          <table:table-cell office:value-type="string" table:style-name="ce5">
            <text:p>Sustainable infrastructure</text:p>
          </table:table-cell>
          <table:table-cell office:value-type="string" table:style-name="ce5">
            <text:p>National</text:p>
          </table:table-cell>
          <table:table-cell office:value-type="string" table:style-name="ce5">
            <text:p>No</text:p>
          </table:table-cell>
          <table:table-cell office:value-type="float" office:value="1.5" table:style-name="ce5">
            <text:p>1,5</text:p>
          </table:table-cell>
          <table:table-cell office:value-type="string" table:style-name="ce5">
            <text:p>Distancial</text:p>
          </table:table-cell>
          <table:table-cell office:value-type="string" table:style-name="ce9">
            <text:p><text:a xlink:href="https://thegreencompagnon.com/cours/sre-responsable/">https://thegreencompagnon.com/cours/sre-responsable/</text:a></text:p>
          </table:table-cell>
          <table:table-cell table:number-columns-repeated="16369"/>
        </table:table-row>
        <table:table-row table:style-name="ro28">
          <table:table-cell office:value-type="string" table:style-name="ce5">
            <text:p>Continuing Education</text:p>
          </table:table-cell>
          <table:table-cell office:value-type="string" table:style-name="ce5">
            <text:p>MOOC</text:p>
          </table:table-cell>
          <table:table-cell table:number-columns-repeated="4" table:style-name="ce6"/>
          <table:table-cell office:value-type="string" table:style-name="ce7">
            <text:p>Digital impact and key concepts of eco-design :</text:p>
            <text:p>- Understanding the origin of climate change</text:p>
            <text:p>- Understand the environmental, ethical and social impact of your product</text:p>
            <text:p>- Acquire the key concepts of Sustainable Digital Design</text:p>
          </table:table-cell>
          <table:table-cell office:value-type="string" table:style-name="ce5">
            <text:p>Online courses</text:p>
          </table:table-cell>
          <table:table-cell office:value-type="string" table:style-name="ce5">
            <text:p>The green Companion</text:p>
          </table:table-cell>
          <table:table-cell office:value-type="string" table:style-name="ce5">
            <text:p>Digital impact and key concepts of eco-design</text:p>
          </table:table-cell>
          <table:table-cell office:value-type="string" table:style-name="ce5">
            <text:p>National</text:p>
          </table:table-cell>
          <table:table-cell office:value-type="string" table:style-name="ce5">
            <text:p>No</text:p>
          </table:table-cell>
          <table:table-cell office:value-type="float" office:value="0.5" table:style-name="ce5">
            <text:p>0,5</text:p>
          </table:table-cell>
          <table:table-cell office:value-type="string" table:style-name="ce5">
            <text:p>Distancial</text:p>
          </table:table-cell>
          <table:table-cell office:value-type="string" table:style-name="ce9">
            <text:p><text:a xlink:href="https://thegreencompagnon.com/cours/impact-du-numerique-et-concepts-cles-de-leco-conception/">https://thegreencompagnon.com/cours/impact-du-numerique-et-concepts-cles-de-leco-conception/</text:a></text:p>
          </table:table-cell>
          <table:table-cell table:number-columns-repeated="16369"/>
        </table:table-row>
        <table:table-row table:style-name="ro29">
          <table:table-cell office:value-type="string" table:style-name="ce5">
            <text:p>Continuing Education</text:p>
          </table:table-cell>
          <table:table-cell office:value-type="string" table:style-name="ce5">
            <text:p>MOOC</text:p>
          </table:table-cell>
          <table:table-cell table:number-columns-repeated="4" table:style-name="ce6"/>
          <table:table-cell office:value-type="string" table:style-name="ce7">
            <text:p>It is common to hear that digital is 'green', meaning that it has little or no ecological impact, or even that it reduces the ecological impact of the rest of our economy. In this course, we will challenge both of these ideas. In fact, digital technology has real and growing ecological impacts: greenhouse gas emissions, pollution, toxic waste production, etc. Moreover, its capacity to reduce the ecological impacts of the rest of our economy is questionable (rebound effect, programmed obsolescence, etc.).</text:p>
            <text:p/>
            <text:p>Thanks to concrete examples and practical cases, this course will give you an overview of the stakes and the means available to make the digital sector more ecological. Following this course will give you the tools to be an actor of a more ecological digital world. You will be able to reduce the ecological impact of an IS, that of a website and to get involved in the eco-design of a digital service.</text:p>
            <text:p/>
            <text:p>Do you want to deploy Green IT actions in your company? Then join me in the first chapter!</text:p>
          </table:table-cell>
          <table:table-cell office:value-type="string" table:style-name="ce5">
            <text:p>OpenClasse room</text:p>
          </table:table-cell>
          <table:table-cell table:style-name="ce5"/>
          <table:table-cell office:value-type="string" table:style-name="ce5">
            <text:p>Apply the principles of GreenIT in your company</text:p>
          </table:table-cell>
          <table:table-cell office:value-type="string" table:style-name="ce5">
            <text:p>National</text:p>
          </table:table-cell>
          <table:table-cell office:value-type="string" table:style-name="ce5">
            <text:p>No</text:p>
          </table:table-cell>
          <table:table-cell office:value-type="float" office:value="0.5" table:style-name="ce5">
            <text:p>0,5</text:p>
          </table:table-cell>
          <table:table-cell office:value-type="string" table:style-name="ce5">
            <text:p>Distancial</text:p>
          </table:table-cell>
          <table:table-cell office:value-type="string" table:style-name="ce9">
            <text:p><text:a xlink:href="https://openclassrooms.com/fr/courses/6227476-appliquez-les-principes-du-green-it-dans-votre-entreprise">https://openclassrooms.com/fr/courses/6227476-appliquez-les-principes-du-green-it-dans-votre-Enterprise</text:a></text:p>
          </table:table-cell>
          <table:table-cell table:number-columns-repeated="16369"/>
        </table:table-row>
        <table:table-row table:style-name="ro30">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Understand the challenges of digital responsibility</text:p>
            <text:p>Mastering the sector's regulations</text:p>
            <text:p>Act on your ecosystem by integrating good professional practices</text:p>
            <text:p>Implement a Sustainable Digital strategy</text:p>
          </table:table-cell>
          <table:table-cell office:value-type="string" table:style-name="ce5">
            <office:annotation draw:style-name="a1" svg:x="9.29166666666667in" svg:y="1.64166666666667in" svg:width="4.6in" svg:height="1.325in">
              <dc:creator/>
              <text:p>======</text:p>
              <text:p>ID#AAAAVn9mr-g</text:p>
              <text:p>Louise Vialard <text:s text:c="3"/>(2022-02-22 17:13:11)</text:p>
              <text:p>Ici le nom de l’OF a été donné et non le « type d’organisme ».</text:p>
              <text:p>Je propose de rajouter une colonne avec le nom de l’OF car il n’est pas demandé dans le formulaire</text:p>
            </office:annotation>
            <text:p>Training organisation</text:p>
          </table:table-cell>
          <table:table-cell office:value-type="string" table:style-name="ce5">
            <text:p>Pollen</text:p>
          </table:table-cell>
          <table:table-cell office:value-type="string" table:style-name="ce5">
            <text:p>Sustainable Digital</text:p>
          </table:table-cell>
          <table:table-cell office:value-type="string" table:style-name="ce5">
            <text:p>Toulouse</text:p>
          </table:table-cell>
          <table:table-cell office:value-type="string" table:style-name="ce5">
            <text:p>No, but learners are able to pass the certificate of knowledge at the end of the course</text:p>
          </table:table-cell>
          <table:table-cell office:value-type="float" office:value="2" table:style-name="ce5">
            <text:p>2</text:p>
          </table:table-cell>
          <table:table-cell office:value-type="string" table:style-name="ce5">
            <text:p>Face to face and distance learning</text:p>
          </table:table-cell>
          <table:table-cell table:style-name="ce5"/>
          <table:table-cell table:number-columns-repeated="16369"/>
        </table:table-row>
        <table:table-row table:style-name="ro7">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 To master the Sustainable design approach and methodology for digital services in order to deploy Sustainable Digital Design in projects</text:p>
            <text:p>- Know how to measure the environmental performance of a website</text:p>
            <text:p>- Know how to identify the action levers to be implemented</text:p>
            <text:p>- Be able to design a digital service by integrating good web eco-design and accessibility practices</text:p>
            <text:p>- Identify existing guidelines and tools</text:p>
            <text:p>- Obtain the "web eco-design" certification issued by the Institut du Numérique Responsable</text:p>
          </table:table-cell>
          <table:table-cell office:value-type="string" table:style-name="ce5">
            <text:p>Training organisation</text:p>
          </table:table-cell>
          <table:table-cell office:value-type="string" table:style-name="ce5">
            <text:p>Pollen</text:p>
          </table:table-cell>
          <table:table-cell office:value-type="string" table:style-name="ce5">
            <text:p>Website Ecodesign</text:p>
          </table:table-cell>
          <table:table-cell office:value-type="string" table:style-name="ce5">
            <text:p>Toulouse</text:p>
          </table:table-cell>
          <table:table-cell office:value-type="string" table:style-name="ce5">
            <text:p>Yes. A certificate of knowledge issued by the INR</text:p>
          </table:table-cell>
          <table:table-cell office:value-type="float" office:value="2" table:style-name="ce5">
            <text:p>2</text:p>
          </table:table-cell>
          <table:table-cell office:value-type="string" table:style-name="ce5">
            <text:p>Face-to-face and distance learning</text:p>
          </table:table-cell>
          <table:table-cell office:value-type="string" table:style-name="ce9">
            <text:p>https://www.toulouse.cci.fr/solution/eco-conception-de-site-internet</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Web accessibility</text:p>
            <text:p>- Define a strategy for implementing digital accessibility</text:p>
            <text:p><text:s/>- Raise awareness of the challenges of digital accessibility among different audiences (colleagues, service providers, managers, etc.)</text:p>
            <text:p><text:s/>- Encourage the consideration of accessibility at all levels of the organisation (purchasing, design/UX, technical developments, training, etc.)</text:p>
            <text:p><text:s/>- Develop multi-year accessibility plans and annual plans</text:p>
            <text:p><text:s/>- Auditing a site and knowing how to evaluate certain accessibility criteria on a website</text:p>
            <text:p><text:s/>- Integrating web quality assurance into your approach</text:p>
            <text:p/>
            <text:p>Web quality assurance</text:p>
            <text:p>- Knowing the web quality model and checklists<text:s/></text:p>
            <text:p><text:s/>- Knowing the methods for evaluating websites<text:s/></text:p>
            <text:p><text:s/>- Preventing risks and mastering web vocabulary<text:s/></text:p>
            <text:p><text:s/>- Managing the quality and accessibility of a website</text:p>
          </table:table-cell>
          <table:table-cell office:value-type="string" table:style-name="ce5">
            <text:p>Training organisation</text:p>
          </table:table-cell>
          <table:table-cell office:value-type="string" table:style-name="ce5">
            <text:p>Pollen</text:p>
          </table:table-cell>
          <table:table-cell office:value-type="string" table:style-name="ce5">
            <text:p>Accessibility and web quality assurance</text:p>
          </table:table-cell>
          <table:table-cell office:value-type="string" table:style-name="ce5">
            <text:p>Toulouse</text:p>
          </table:table-cell>
          <table:table-cell office:value-type="string" table:style-name="ce5">
            <text:p>No</text:p>
          </table:table-cell>
          <table:table-cell office:value-type="float" office:value="2" table:style-name="ce5">
            <text:p>2</text:p>
          </table:table-cell>
          <table:table-cell office:value-type="string" table:style-name="ce5">
            <text:p>Face-to-face and distance learning</text:p>
          </table:table-cell>
          <table:table-cell table:style-name="ce5"/>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TRAINING CONTENT</text:p>
            <text:p>DAY 01</text:p>
            <text:p/>
            <text:p>AWARENESS: THE HIDDEN FACE OF THE DIGITAL REVOLUTION</text:p>
            <text:p>' The impact of the Digital revolution on the environment</text:p>
            <text:p>' Digital exclusion</text:p>
            <text:p>' Let's be precise about the terms!</text:p>
            <text:p>' Workshop/practice</text:p>
            <text:p/>
            <text:p>UNDERSTANDING THE ECODESIGN OF DIGITAL SERVICES</text:p>
            <text:p>' Why ecodesign?</text:p>
            <text:p>' The challenges of Sustainable Digital for the company</text:p>
            <text:p>' State of the art</text:p>
            <text:p>' Sustainable Digital Ecosystem</text:p>
            <text:p>' Workshop/ Practical application</text:p>
            <text:p/>
            <text:p>A RECOGNISED MODEL: THE GREENSOFT MODEL</text:p>
            <text:p>' The "software value map</text:p>
            <text:p>' Audit of the level of ecodesign of a software</text:p>
            <text:p>' The "Greensoft" model</text:p>
            <text:p>' The challenges at the workstation level</text:p>
            <text:p>' Putting it into practice: what are the "quick wins" within your organisation?</text:p>
            <text:p/>
            <text:p>DAY 02</text:p>
            <text:p/>
            <text:p>The trainer will try to create bridges between the training and the participants' professional environments.</text:p>
            <text:p/>
            <text:p>CASE STUDY</text:p>
            <text:p>' Application of the Software Value Map</text:p>
            <text:p>' Application of the Greensoft Model</text:p>
            <text:p>' Commitments</text:p>
            <text:p/>
            <text:p>PRACTICAL APPLICATION AT PROJECT LEVEL</text:p>
            <text:p>The trainer presents a project to be studied. The trainer unfolds the subject so that everyone can take ownership of it and put into practice a digital eco-design approach using the tools and good practices.</text:p>
            <text:p/>
            <text:p>CLOSING, RESTITUTION AND ASSESSMENT OF THE DAY</text:p>
          </table:table-cell>
          <table:table-cell office:value-type="string" table:style-name="ce5">
            <text:p>Training organisation</text:p>
          </table:table-cell>
          <table:table-cell office:value-type="string" table:style-name="ce5">
            <text:p>INFOGREEN FACTORY</text:p>
          </table:table-cell>
          <table:table-cell office:value-type="string" table:style-name="ce5">
            <text:p>ECODESIGN - PROJECT MANAGEMENT</text:p>
          </table:table-cell>
          <table:table-cell office:value-type="string" table:style-name="ce5">
            <text:p>National</text:p>
          </table:table-cell>
          <table:table-cell office:value-type="string" table:style-name="ce44">
            <text:p>LEARNING OBJECTIVES</text:p>
            <text:p>Step back from "business as usual" in IT projects.</text:p>
            <text:p>Define the challenges and contexts of digital technology and why it is crucial to integrate an eco-design approach.</text:p>
            <text:p>Acquire and put into practice in the form of workshops the basic knowledge on the subject of Sustainable Digital Design.</text:p>
            <text:p>To rely on a methodology to deploy Sustainable Digital in projects.</text:p>
            <text:p>Identify the existing reference systems and tools.</text:p>
            <text:p>Understand ecodesign applied to digital services.</text:p>
            <text:p>To be able to design software by integrating good digital eco-design practices.</text:p>
          </table:table-cell>
          <table:table-cell office:value-type="float" office:value="2" table:style-name="ce5">
            <text:p>2</text:p>
          </table:table-cell>
          <table:table-cell office:value-type="string" table:style-name="ce5">
            <text:p>Face-to-face and distance learning</text:p>
          </table:table-cell>
          <table:table-cell office:value-type="string" table:style-name="ce5">
            <text:p>https://infogreenfactory.green/contact/</text:p>
            <text:p/>
            <text:p>ou</text:p>
            <text:p/>
            <text:p>via notre partenaire IHMISEN: https://ihmisen.com/NRE030_Ecoconception-pour-la-gestion-de-projets.php</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TRAINING CONTENT</text:p>
            <text:p>DAY 01</text:p>
            <text:p/>
            <text:p>QUIZ - GETTING IN TOUCH</text:p>
            <text:p/>
            <text:p>THE ISSUES</text:p>
            <text:p>' The benefits and drawbacks of digital technology</text:p>
            <text:p>' The environmental impact</text:p>
            <text:p>' Exclusion of certain audiences</text:p>
            <text:p>' Ethical drifts</text:p>
            <text:p/>
            <text:p>LEVERS AND TOOLS FOR DEPLOYING A Sustainable Digital STRATEGY</text:p>
            <text:p>' Green IT, IT for green, Sustainable Digital,...</text:p>
            <text:p>' Political levers (current and evolving legislation)</text:p>
            <text:p>' The importance of CSR within companies</text:p>
            <text:p>' The tools</text:p>
            <text:p/>
            <text:p>DEPLOYING A Sustainable Digital STRATEGY</text:p>
            <text:p>' 8 good reasons</text:p>
            <text:p>' Global strategy vs. NR strategy</text:p>
            <text:p>' The essentials</text:p>
            <text:p>' The tools</text:p>
            <text:p/>
            <text:p>DAY 02</text:p>
            <text:p/>
            <text:p>THE STEPS OF A Sustainable Digital STRATEGY IN BUSINESS</text:p>
            <text:p>' Awareness raising</text:p>
            <text:p>' Stages and benchmarks</text:p>
            <text:p>' An NR project</text:p>
            <text:p>' Governance of NR in companies</text:p>
            <text:p/>
            <text:p>GOOD PRACTICES BY MAJOR TECHNICAL FIELDS</text:p>
            <text:p>' Frame of reference</text:p>
            <text:p>' Purchasing</text:p>
            <text:p>' End of life management</text:p>
            <text:p>' The workstation</text:p>
            <text:p/>
            <text:p>PRACTICAL WORKSHOP WORKSTATION</text:p>
            <text:p>Printing</text:p>
            <text:p>' Telephony</text:p>
            <text:p>' IT projects</text:p>
            <text:p>' Datacentre</text:p>
            <text:p>' Individual best practices</text:p>
            <text:p/>
            <text:p>CASE STUDIES IN SMALL GROUPS</text:p>
            <text:p/>
            <text:p>QUIZ IN PREPARATION FOR THE NR CERTIFICATION</text:p>
            <text:p/>
            <text:p>CHALLENGES, PERSPECTIVES AND AVAILABLE RESOURCES</text:p>
            <text:p/>
            <text:p>CLOSING, RESTITUTION AND ASSESSMENT OF THE TRAINING</text:p>
          </table:table-cell>
          <table:table-cell office:value-type="string" table:style-name="ce5">
            <text:p>Training organisation</text:p>
          </table:table-cell>
          <table:table-cell office:value-type="string" table:style-name="ce5">
            <text:p>INFOGREEN FACTORY</text:p>
          </table:table-cell>
          <table:table-cell office:value-type="string" table:style-name="ce5">
            <text:p>Sustainable Digital</text:p>
          </table:table-cell>
          <table:table-cell office:value-type="string" table:style-name="ce5">
            <text:p>National</text:p>
          </table:table-cell>
          <table:table-cell office:value-type="string" table:style-name="ce44">
            <text:p>Define the challenges and contexts of digital and why it is crucial to integrate a Sustainable approach.</text:p>
            <text:p>Identify the important criteria in the entire life cycle of digital equipment and services (purchase, use, end of life, design).</text:p>
            <text:p>Discover a methodology and tools for putting Sustainable Digital practices into practice.</text:p>
            <text:p>Validate the "Sustainable Digital" certification offered by the University of La Rochelle and the Institut du Numérique Responsable (INR).</text:p>
          </table:table-cell>
          <table:table-cell office:value-type="float" office:value="2" table:style-name="ce5">
            <text:p>2</text:p>
          </table:table-cell>
          <table:table-cell office:value-type="string" table:style-name="ce5">
            <text:p>Face-to-face and distance learning</text:p>
          </table:table-cell>
          <table:table-cell office:value-type="string" table:style-name="ce5">
            <text:p>https://infogreenfactory.green/contact/</text:p>
            <text:p/>
            <text:p>ou</text:p>
            <text:p/>
            <text:p>https://ihmisen.com/NRE010_Sensibilisation-au-Numerique-Responsable.php</text:p>
          </table:table-cell>
          <table:table-cell table:number-columns-repeated="16369"/>
        </table:table-row>
        <table:table-row table:style-name="ro8">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Sustainable developer :</text:p>
            <text:p>This training is for you if you want to :</text:p>
            <text:p>- Understand the challenges of Sustainable Digital development</text:p>
            <text:p>- Understand the environmental impact of development decisions</text:p>
            <text:p>- Learn the best eco-Sustainable practices to implement in your daily life</text:p>
            <text:p>- Measure the environmental footprint of your application</text:p>
            <text:p>- Reduce the environmental impact of your code</text:p>
          </table:table-cell>
          <table:table-cell office:value-type="string" table:style-name="ce5">
            <text:p>Company</text:p>
          </table:table-cell>
          <table:table-cell office:value-type="string" table:style-name="ce5">
            <text:p>The Green Compagnon</text:p>
          </table:table-cell>
          <table:table-cell office:value-type="string" table:style-name="ce5">
            <text:p>Sustainable developer (front &amp; back)</text:p>
          </table:table-cell>
          <table:table-cell office:value-type="string" table:style-name="ce5">
            <text:p>National</text:p>
          </table:table-cell>
          <table:table-cell office:value-type="string" table:style-name="ce5">
            <text:p>No</text:p>
          </table:table-cell>
          <table:table-cell office:value-type="float" office:value="1" table:style-name="ce5">
            <text:p>1</text:p>
          </table:table-cell>
          <table:table-cell office:value-type="string" table:style-name="ce5">
            <text:p>Distancial</text:p>
          </table:table-cell>
          <table:table-cell office:value-type="string" table:style-name="ce5">
            <text:p>https://thegreencompagnon.com/cours/developpeur-responsable/</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Are you a UI Designer, UX Manager or Product Manager?</text:p>
            <text:p>This training is for you if you want to :</text:p>
            <text:p>- Understand the challenges of Sustainable Digital Design</text:p>
            <text:p>- Understand the environmental impact of your design &amp; UX decisions</text:p>
            <text:p>- Learn the best eco-Sustainable practices to implement in your daily life</text:p>
            <text:p>- Reduce the environmental impact of your designs and user paths</text:p>
          </table:table-cell>
          <table:table-cell office:value-type="string" table:style-name="ce5">
            <text:p>Company</text:p>
          </table:table-cell>
          <table:table-cell office:value-type="string" table:style-name="ce5">
            <text:p>The Green Compagnon</text:p>
          </table:table-cell>
          <table:table-cell office:value-type="string" table:style-name="ce5">
            <text:p>Sustainable Designer</text:p>
          </table:table-cell>
          <table:table-cell office:value-type="string" table:style-name="ce5">
            <text:p>National</text:p>
          </table:table-cell>
          <table:table-cell office:value-type="string" table:style-name="ce5">
            <text:p>No</text:p>
          </table:table-cell>
          <table:table-cell office:value-type="float" office:value="1" table:style-name="ce5">
            <text:p>1</text:p>
          </table:table-cell>
          <table:table-cell office:value-type="string" table:style-name="ce5">
            <text:p>Distancial</text:p>
          </table:table-cell>
          <table:table-cell office:value-type="string" table:style-name="ce5">
            <text:p>https://thegreencompagnon.com/cours/ux-ui-designer-responsable/</text:p>
          </table:table-cell>
          <table:table-cell table:number-columns-repeated="16369"/>
        </table:table-row>
        <table:table-row table:style-name="ro9">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DAY 1 :</text:p>
            <text:p>The objectives of the CoRSer Num benchmark</text:p>
            <text:p>- The principle</text:p>
            <text:p>- The challenges of the repository</text:p>
            <text:p>The structure of CoRSer Num</text:p>
            <text:p>- The families / project stages</text:p>
            <text:p>- Linkage with the UN's SDGs</text:p>
            <text:p>- The recommendations</text:p>
            <text:p>- Criteria and categories of criteria</text:p>
            <text:p>- The benchmark in figures</text:p>
            <text:p>Implementation of the framework</text:p>
            <text:p>- The methodology</text:p>
            <text:p>Content of the GR 491 and RGESN standards</text:p>
            <text:p>- Details of the Sustainable Digital Essentials</text:p>
            <text:p>- Customise your list</text:p>
            <text:p>Other standards</text:p>
            <text:p>- Accessibility standard</text:p>
            <text:p>- OPQUAST standard</text:p>
            <text:p>- PIDILA standard</text:p>
            <text:p>- General Ecodesign Framework for Digital Services</text:p>
            <text:p>- Others (RGPD, RGS)</text:p>
            <text:p>Closing, restitution, evaluation of knowledge and assessment of the training</text:p>
          </table:table-cell>
          <table:table-cell office:value-type="string" table:style-name="ce5">
            <text:p>Training organisation</text:p>
          </table:table-cell>
          <table:table-cell office:value-type="string" table:style-name="ce5">
            <text:p>IHMISEN</text:p>
          </table:table-cell>
          <table:table-cell office:value-type="string" table:style-name="ce5">
            <text:p>Ecodesign tools, GR 491 and ESMR</text:p>
          </table:table-cell>
          <table:table-cell office:value-type="string" table:style-name="ce5">
            <text:p>Toulouse</text:p>
          </table:table-cell>
          <table:table-cell office:value-type="string" table:style-name="ce44">
            <text:p>This training aims to provide participants with knowledge of the</text:p>
            <text:p>INR GR491 and the RGESN (ecodesign reference framework resulting from GR491) to put the recommendations into practice in each of the project stages.</text:p>
            <text:p>each of the project stages.</text:p>
            <text:p>The training will allow :</text:p>
            <text:p>- Clarify the objectives of the standard</text:p>
            <text:p>- Understand the structure of the elements proposed in the standard</text:p>
            <text:p>- Identify the relationship with the UN Sustainable Development Goals</text:p>
            <text:p>Development Goals</text:p>
            <text:p>- Clarify the methodology for implementing the framework in an organization</text:p>
            <text:p>organisation</text:p>
            <text:p>- Understand the elements outlined in the Toolkit</text:p>
            <text:p>- Link the INR framework with other available frameworks</text:p>
            <text:p>The purpose of the "INR Repository" module is therefore to enable those involved in</text:p>
            <text:p>(Product Owner, Developers, Designers, Project Managers) to</text:p>
            <text:p>to put into practice the eco-design of digital services in a</text:p>
            <text:p>digital services in a Sustainable Digital approach and digital sobriety.</text:p>
          </table:table-cell>
          <table:table-cell office:value-type="float" office:value="1" table:style-name="ce5">
            <text:p>1</text:p>
          </table:table-cell>
          <table:table-cell office:value-type="string" table:style-name="ce5">
            <text:p>Face-to-face and distance learning</text:p>
          </table:table-cell>
          <table:table-cell office:value-type="string" table:style-name="ce9">
            <text:p><text:a xlink:href="https://ihmisen.com/NRE060_Referentiel-CoRSer-Num-de-l-INR.php">https://ihmisen.com/NRE060_Referentiel-CoRSer-Num-de-l-INR.php</text:a></text:p>
          </table:table-cell>
          <table:table-cell table:number-columns-repeated="16369"/>
        </table:table-row>
        <table:table-row table:style-name="ro10">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This training is the starting point of your Sustainable Digital strategy and will enable you to make relevant choices in accordance with the current environmental and social issues in your context.</text:p>
            <text:p>We will (re)discover the environmental and social impacts of digital technology, the legislation and the ecosystem. Then each area of action in companies will be discussed with the associated good practices, the existing tools and the corresponding actors. Finally, the implementation of change in companies (governance, communication, integration of employees, continuous improvement, etc.) will be studied from the specific context of the participants. These participants will also leave with a roadmap of the next actions to be carried out in order to take action at the end of the training.</text:p>
          </table:table-cell>
          <table:table-cell office:value-type="string" table:style-name="ce5">
            <text:p>Trainer</text:p>
          </table:table-cell>
          <table:table-cell office:value-type="string" table:style-name="ce5">
            <text:p>Ecologeek</text:p>
          </table:table-cell>
          <table:table-cell office:value-type="string" table:style-name="ce5">
            <text:p>Initiate a Sustainable Digital approach in my company</text:p>
          </table:table-cell>
          <table:table-cell office:value-type="string" table:style-name="ce5">
            <text:p>Rennes</text:p>
          </table:table-cell>
          <table:table-cell office:value-type="string" table:style-name="ce5">
            <text:p>Possibility to take the NRI digital certification after the training.</text:p>
          </table:table-cell>
          <table:table-cell office:value-type="float" office:value="3" table:style-name="ce5">
            <text:p>3</text:p>
          </table:table-cell>
          <table:table-cell office:value-type="string" table:style-name="ce5">
            <text:p>Face-to-face and distance learning</text:p>
          </table:table-cell>
          <table:table-cell office:value-type="string" table:style-name="ce5">
            <text:p>https://www.ecologeek.fr/formation</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TRAINING CONTENT</text:p>
            <text:p>DAY 01</text:p>
            <text:p/>
            <text:p>QUIZ - GETTING IN TOUCH</text:p>
            <text:p/>
            <text:p>THE ISSUES</text:p>
            <text:p>' The benefits and drawbacks of digital technology</text:p>
            <text:p>' The environmental impact</text:p>
            <text:p>' Exclusion of certain audiences</text:p>
            <text:p>' Ethical drifts</text:p>
            <text:p/>
            <text:p>LEVERS AND TOOLS FOR DEPLOYING A Sustainable Digital STRATEGY</text:p>
            <text:p>' Green IT, IT for green, Sustainable Digital,...</text:p>
            <text:p>' Political levers (current and evolving legislation)</text:p>
            <text:p>' The importance of CSR within companies</text:p>
            <text:p>' The tools</text:p>
            <text:p/>
            <text:p>DEPLOYING A Sustainable Digital STRATEGY</text:p>
            <text:p>' 8 good reasons</text:p>
            <text:p>' Global strategy vs. NR strategy</text:p>
            <text:p>' The essentials</text:p>
            <text:p>' The tools</text:p>
            <text:p/>
            <text:p>DAY 02</text:p>
            <text:p/>
            <text:p>THE STEPS OF A Sustainable Digital STRATEGY IN BUSINESS</text:p>
            <text:p>' Awareness raising</text:p>
            <text:p>' Stages and benchmarks</text:p>
            <text:p>' An NR project</text:p>
            <text:p>' Governance of NR in companies</text:p>
            <text:p/>
            <text:p>GOOD PRACTICES BY MAJOR TECHNICAL FIELDS</text:p>
            <text:p>' Frame of reference</text:p>
            <text:p>' Purchasing</text:p>
            <text:p>' End of life management</text:p>
            <text:p>' The workstation</text:p>
            <text:p/>
            <text:p>PRACTICAL WORKSHOP WORKSTATION</text:p>
            <text:p>Printing</text:p>
            <text:p>' Telephony</text:p>
            <text:p>' IT projects</text:p>
            <text:p>' Datacentre</text:p>
            <text:p>' Individual best practices</text:p>
            <text:p/>
            <text:p>CASE STUDIES IN SMALL GROUPS</text:p>
            <text:p/>
            <text:p>QUIZ IN PREPARATION FOR THE NR CERTIFICATION</text:p>
            <text:p/>
            <text:p>CHALLENGES, PERSPECTIVES AND AVAILABLE RESOURCES</text:p>
            <text:p/>
            <text:p>CLOSING, RESTITUTION AND ASSESSMENT OF THE TRAINING</text:p>
          </table:table-cell>
          <table:table-cell office:value-type="string" table:style-name="ce5">
            <text:p>Company trainer</text:p>
          </table:table-cell>
          <table:table-cell table:style-name="ce5"/>
          <table:table-cell office:value-type="string" table:style-name="ce5">
            <text:p>Green IT</text:p>
          </table:table-cell>
          <table:table-cell office:value-type="string" table:style-name="ce5">
            <text:p>Boulogne-Billancourt</text:p>
          </table:table-cell>
          <table:table-cell office:value-type="string" table:style-name="ce5">
            <text:p>No</text:p>
          </table:table-cell>
          <table:table-cell office:value-type="float" office:value="1.5" table:style-name="ce5">
            <text:p>1,5</text:p>
          </table:table-cell>
          <table:table-cell office:value-type="string" table:style-name="ce5">
            <text:p>Face-to-face and distance learning</text:p>
          </table:table-cell>
          <table:table-cell office:value-type="string" table:style-name="ce8">
            <text:p><text:a xlink:href="http://www.valerieschneider.com/">http://www.valerieschneider.com</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Cette formation de deux jours permet de comprendre les enjeux du numérique responsable, maîtriser les règlementations du secteur, intégrer les bonnes pratiques pour, au final, être en mesure de mettre en œuvre une stratégie numérique responsable au sein de l'Enterprise.</text:p>
          </table:table-cell>
          <table:table-cell office:value-type="string" table:style-name="ce5">
            <text:p>Training organisation</text:p>
          </table:table-cell>
          <table:table-cell office:value-type="string" table:style-name="ce5">
            <text:p>M.I.R</text:p>
          </table:table-cell>
          <table:table-cell office:value-type="string" table:style-name="ce5">
            <text:p>Moving towards a more Sustainable Digital future</text:p>
          </table:table-cell>
          <table:table-cell office:value-type="string" table:style-name="ce5">
            <text:p>Paris</text:p>
          </table:table-cell>
          <table:table-cell office:value-type="string" table:style-name="ce5">
            <text:p>Certificate of knowledge of the Institute of Digital Responsibility (optional)</text:p>
          </table:table-cell>
          <table:table-cell office:value-type="float" office:value="2" table:style-name="ce5">
            <text:p>2</text:p>
          </table:table-cell>
          <table:table-cell office:value-type="string" table:style-name="ce5">
            <text:p>Face-to-face and distance learning</text:p>
          </table:table-cell>
          <table:table-cell office:value-type="string" table:style-name="ce5">
            <text:p>https://www.mir-cf.com/formations</text:p>
          </table:table-cell>
          <table:table-cell table:number-columns-repeated="16369"/>
        </table:table-row>
        <table:table-row table:style-name="ro11">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5">
            <text:p>DAY 1 :</text:p>
            <text:p>The objectives of the CoRSer Num benchmark</text:p>
            <text:p>- The principle</text:p>
            <text:p>- The challenges of the repository</text:p>
            <text:p>The structure of CoRSer Num</text:p>
            <text:p>- The families / project stages</text:p>
            <text:p>- Linkage with the UN's SDGs</text:p>
            <text:p>- The recommendations</text:p>
            <text:p>- Criteria and categories of criteria</text:p>
            <text:p>- The benchmark in figures</text:p>
            <text:p>Implementation of the framework</text:p>
            <text:p>- The methodology</text:p>
            <text:p>Content of the GR 491 and RGESN standards</text:p>
            <text:p>- Details of the Sustainable Digital Essentials</text:p>
            <text:p>- Customise your list</text:p>
            <text:p>Other standards</text:p>
            <text:p>- Accessibility standard</text:p>
            <text:p>- OPQUAST standard</text:p>
            <text:p>- PIDILA standard</text:p>
            <text:p>- General Ecodesign Framework for Digital Services</text:p>
            <text:p>- Others (RGPD, RGS)</text:p>
            <text:p>Closing, restitution, evaluation of knowledge and assessment of the training</text:p>
          </table:table-cell>
          <table:table-cell office:value-type="string" table:style-name="ce5">
            <text:p>Consulting firm, Coaching firm and Qualiopi certified training organisation</text:p>
          </table:table-cell>
          <table:table-cell office:value-type="string" table:style-name="ce5">
            <text:p>Ihmisen Academy</text:p>
          </table:table-cell>
          <table:table-cell office:value-type="string" table:style-name="ce5">
            <text:p>Sustainable Digital Awareness</text:p>
          </table:table-cell>
          <table:table-cell office:value-type="string" table:style-name="ce5">
            <text:p>Toulouse</text:p>
          </table:table-cell>
          <table:table-cell office:value-type="string" table:style-name="ce5">
            <text:p>Certificate of completion of training.</text:p>
            <text:p>Digital Sustainable Certification (NR)</text:p>
          </table:table-cell>
          <table:table-cell office:value-type="float" office:value="2" table:style-name="ce5">
            <text:p>2</text:p>
          </table:table-cell>
          <table:table-cell office:value-type="string" table:style-name="ce5">
            <text:p>Face-to-face and distance learning</text:p>
          </table:table-cell>
          <table:table-cell office:value-type="string" table:style-name="ce8">
            <text:p><text:a xlink:href="https://www.ihmisen.com/NRE010_Sensibilisation-au-Numerique-Responsable.php">https://www.ihmisen.com/NRE010_Sensibilisation-au-Numerique-Responsable.php</text:a></text:p>
          </table:table-cell>
          <table:table-cell table:number-columns-repeated="16369"/>
        </table:table-row>
        <table:table-row table:style-name="ro12">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5">
            <text:p>Objective of the training :</text:p>
            <text:p>To present the challenges and contexts of digital technology and why it is crucial to integrate an eco-design approach.</text:p>
            <text:p>To understand that the successful deployment of this approach is linked to its integration into a sustainable and global company strategy.</text:p>
            <text:p>To make the organisation's strategy converge with the issues that Digital Responsibility must address.</text:p>
            <text:p>Define the tools needed to take charge of sustainability in the company's strategy.</text:p>
            <text:p>Identify the levers for deploying and steering ecodesign within organisations.</text:p>
            <text:p>To plan a concrete implementation in companies.</text:p>
          </table:table-cell>
          <table:table-cell office:value-type="string" table:style-name="ce5">
            <text:p>Consulting firm, Coaching firm and Qualiopi certified training organisation</text:p>
          </table:table-cell>
          <table:table-cell office:value-type="string" table:style-name="ce5">
            <text:p>Ihmisen Academy</text:p>
          </table:table-cell>
          <table:table-cell office:value-type="string" table:style-name="ce5">
            <text:p>Digital Responsibility - Ecodesign for Managers</text:p>
          </table:table-cell>
          <table:table-cell office:value-type="string" table:style-name="ce5">
            <text:p>Toulouse</text:p>
          </table:table-cell>
          <table:table-cell office:value-type="string" table:style-name="ce5">
            <text:p>Certificate of completion of the course</text:p>
          </table:table-cell>
          <table:table-cell office:value-type="float" office:value="1" table:style-name="ce5">
            <text:p>1</text:p>
          </table:table-cell>
          <table:table-cell office:value-type="string" table:style-name="ce5">
            <text:p>Face-to-face and distance learning</text:p>
          </table:table-cell>
          <table:table-cell office:value-type="string" table:style-name="ce8">
            <text:p><text:a xlink:href="https://www.ihmisen.com/NRE020_Ecoconception-pour-les-dirigeants.php">https://www.ihmisen.com/NRE020_Ecoconception-pour-les-dirigeants.php</text:a></text:p>
          </table:table-cell>
          <table:table-cell table:number-columns-repeated="16369"/>
        </table:table-row>
        <table:table-row table:style-name="ro12">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5">
            <text:p>Objective of the training :</text:p>
            <text:p>To take a step back from "business as usual" in IT projects.</text:p>
            <text:p>Define the challenges and contexts of digital technology and why it is crucial to integrate an ecodesign approach.</text:p>
            <text:p>Understand ecodesign applied to digital services.</text:p>
            <text:p>Use a methodology to deploy Sustainable Digital Design in projects.</text:p>
            <text:p>Identify existing guidelines and tools.</text:p>
            <text:p>To acquire and put into practice in the form of workshops the basic knowledge on the subject of Sustainable Digital Design.</text:p>
            <text:p>To be able to design software by integrating good digital eco-design practices.</text:p>
          </table:table-cell>
          <table:table-cell office:value-type="string" table:style-name="ce5">
            <text:p>Consulting firm, Coaching firm and Qualiopi certified training organisation</text:p>
          </table:table-cell>
          <table:table-cell office:value-type="string" table:style-name="ce5">
            <text:p>Ihmisen Academy</text:p>
          </table:table-cell>
          <table:table-cell office:value-type="string" table:style-name="ce5">
            <text:p>Digital Responsibility - Ecodesign for project management</text:p>
          </table:table-cell>
          <table:table-cell office:value-type="string" table:style-name="ce5">
            <text:p>Toulouse</text:p>
          </table:table-cell>
          <table:table-cell office:value-type="string" table:style-name="ce5">
            <text:p>Certificate of completion of the course</text:p>
          </table:table-cell>
          <table:table-cell office:value-type="float" office:value="2" table:style-name="ce5">
            <text:p>2</text:p>
          </table:table-cell>
          <table:table-cell office:value-type="string" table:style-name="ce5">
            <text:p>Face-to-face and distance learning</text:p>
          </table:table-cell>
          <table:table-cell office:value-type="string" table:style-name="ce8">
            <text:p><text:a xlink:href="https://www.ihmisen.com/NRE030_Ecoconception-pour-la-gestion-de-projets.php">https://www.ihmisen.com/NRE030_Ecoconception-pour-la-gestion-de-projets.php</text:a></text:p>
          </table:table-cell>
          <table:table-cell table:number-columns-repeated="16369"/>
        </table:table-row>
        <table:table-row table:style-name="ro12">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5">
            <text:p>Learning objectives</text:p>
            <text:p>Take a step back from "business as usual" in IT projects.</text:p>
            <text:p>Define the challenges and contexts of digital technology and why it is crucial to integrate an eco-design approach.</text:p>
            <text:p>Understand ecodesign applied to digital services.</text:p>
            <text:p>Use a methodology to deploy Sustainable Digital Design in projects.</text:p>
            <text:p>Identify existing reference systems and tools.</text:p>
            <text:p>To acquire and put into practice in the form of workshops the basic knowledge on the subject of Sustainable Digital Design.</text:p>
            <text:p>To be able to design software by integrating good digital eco-design practices.</text:p>
          </table:table-cell>
          <table:table-cell office:value-type="string" table:style-name="ce5">
            <text:p>Consulting firm, Coaching firm and Qualiopi certified training organisation</text:p>
          </table:table-cell>
          <table:table-cell office:value-type="string" table:style-name="ce5">
            <text:p>Ihmisen Academy</text:p>
          </table:table-cell>
          <table:table-cell office:value-type="string" table:style-name="ce5">
            <text:p>Sustainable Digital - Ecodesign for developers</text:p>
          </table:table-cell>
          <table:table-cell office:value-type="string" table:style-name="ce5">
            <text:p>Toulouse</text:p>
          </table:table-cell>
          <table:table-cell office:value-type="string" table:style-name="ce5">
            <text:p>Certificate of completion of the course</text:p>
          </table:table-cell>
          <table:table-cell office:value-type="float" office:value="3" table:style-name="ce5">
            <text:p>3</text:p>
          </table:table-cell>
          <table:table-cell office:value-type="string" table:style-name="ce5">
            <text:p>Face-to-face and distance learning</text:p>
          </table:table-cell>
          <table:table-cell office:value-type="string" table:style-name="ce8">
            <text:p><text:a xlink:href="https://www.ihmisen.com/NRE040_Ecoconception-pour-les-developpeurs.php">https://www.ihmisen.com/NRE040_Ecoconception-pour-les-developpeurs.php</text:a></text:p>
          </table:table-cell>
          <table:table-cell table:number-columns-repeated="16369"/>
        </table:table-row>
        <table:table-row table:style-name="ro12">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5">
            <text:p>Learning objectives</text:p>
            <text:p>Clarify the objectives of the framework.</text:p>
            <text:p>Understand the structure of the elements proposed in the framework.</text:p>
            <text:p>Identify the relationship with the UN Sustainable Development Goals.</text:p>
            <text:p>Clarify the methodology for implementing the standard in an organisation.</text:p>
            <text:p>Understand the elements outlined in the framework.</text:p>
            <text:p>Relate the INR framework to other available frameworks.</text:p>
          </table:table-cell>
          <table:table-cell office:value-type="string" table:style-name="ce5">
            <text:p>Consulting firm, Coaching firm and Qualiopi certified training organisation</text:p>
          </table:table-cell>
          <table:table-cell office:value-type="string" table:style-name="ce5">
            <text:p>Ihmisen Academy</text:p>
          </table:table-cell>
          <table:table-cell office:value-type="string" table:style-name="ce5">
            <text:p>Sustainable Digital - INR's "Sustainable Digital Service Design" benchmark</text:p>
          </table:table-cell>
          <table:table-cell office:value-type="string" table:style-name="ce5">
            <text:p>Toulouse</text:p>
          </table:table-cell>
          <table:table-cell office:value-type="string" table:style-name="ce5">
            <text:p>Certificate of completion of the course</text:p>
          </table:table-cell>
          <table:table-cell office:value-type="float" office:value="1" table:style-name="ce5">
            <text:p>1</text:p>
          </table:table-cell>
          <table:table-cell office:value-type="string" table:style-name="ce5">
            <text:p>Face-to-face and distance learning</text:p>
          </table:table-cell>
          <table:table-cell office:value-type="string" table:style-name="ce8">
            <text:p><text:a xlink:href="https://www.ihmisen.com/NRE060_Referentiel-CoRSer-Num-de-l-INR.php">https://www.ihmisen.com/NRE060_Referentiel-CoRSer-Num-de-l-INR.php</text:a></text:p>
          </table:table-cell>
          <table:table-cell table:number-columns-repeated="16369"/>
        </table:table-row>
        <table:table-row table:style-name="ro12">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5">
            <text:p>Learning objectives</text:p>
            <text:p>Take a step back from "business as usual" in IT projects.</text:p>
            <text:p>Define the challenges and contexts of digital technology and why it is crucial to integrate an eco-design approach.</text:p>
            <text:p>Understand ecodesign applied to digital services.</text:p>
            <text:p>Use a methodology to deploy Sustainable Digital Design in projects.</text:p>
            <text:p>Identify existing reference systems and tools.</text:p>
            <text:p>To acquire and put into practice in the form of workshops the basic knowledge on the subject of Sustainable Digital Design.</text:p>
            <text:p>To be able to design a product / service by integrating the best practices of digital eco-design.</text:p>
          </table:table-cell>
          <table:table-cell office:value-type="string" table:style-name="ce5">
            <text:p>Consulting firm, Coaching firm and Qualiopi certified training organisation</text:p>
          </table:table-cell>
          <table:table-cell office:value-type="string" table:style-name="ce5">
            <text:p>Ihmisen Academy</text:p>
          </table:table-cell>
          <table:table-cell office:value-type="string" table:style-name="ce5">
            <text:p>Digital Responsibility - Ecodesign for Professionals</text:p>
          </table:table-cell>
          <table:table-cell office:value-type="string" table:style-name="ce5">
            <text:p>Toulouse</text:p>
          </table:table-cell>
          <table:table-cell office:value-type="string" table:style-name="ce5">
            <text:p>Certificate of completion of the course</text:p>
          </table:table-cell>
          <table:table-cell office:value-type="float" office:value="2" table:style-name="ce5">
            <text:p>2</text:p>
          </table:table-cell>
          <table:table-cell office:value-type="string" table:style-name="ce5">
            <text:p>Face-to-face and distance learning</text:p>
          </table:table-cell>
          <table:table-cell office:value-type="string" table:style-name="ce8">
            <text:p><text:a xlink:href="https://www.ihmisen.com/NRE070_Ecoconception-pour-les-Fonctionnels.php">https://www.ihmisen.com/NRE070_Ecoconception-pour-les-Fonctionnels.php</text:a></text:p>
          </table:table-cell>
          <table:table-cell table:number-columns-repeated="16369"/>
        </table:table-row>
        <table:table-row table:style-name="ro12">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5">
            <text:p>Learning objectives</text:p>
            <text:p>Implement a collective dynamic to facilitate the sharing of experience.</text:p>
            <text:p>Define the challenges and contexts of digital technology and why it is crucial to integrate an eco-design approach.</text:p>
            <text:p>Understand why and how an eco-design approach can reduce the impact of digital technology on the environment and the exclusion of people.</text:p>
            <text:p>Take a step back from "business as usual" in IT projects.</text:p>
            <text:p>Use a methodology to deploy Sustainable Digital Technology in projects.</text:p>
            <text:p>To acquire and put into practice in the form of workshops the basic knowledge on the subject of Sustainable Digital.</text:p>
            <text:p>Identify the existing reference systems and tools.</text:p>
            <text:p>Understand ecodesign applied to digital services.</text:p>
            <text:p>To be able to design software by integrating good digital eco-design practices.</text:p>
            <text:p>Understand that the environmental, technical and security performances of digital services converge.</text:p>
            <text:p>To know the tools available to implement ecodesign applied to digital services.</text:p>
            <text:p>To reinforce the good practices of the development and design professions in order to effectively implement ecodesign.</text:p>
            <text:p>To develop and transmit a holistic approach to ecodesign of digital services.</text:p>
          </table:table-cell>
          <table:table-cell office:value-type="string" table:style-name="ce5">
            <text:p>Consulting firm, Coaching firm and Qualiopi certified training organisation</text:p>
          </table:table-cell>
          <table:table-cell office:value-type="string" table:style-name="ce5">
            <text:p>Ihmisen Academy</text:p>
          </table:table-cell>
          <table:table-cell office:value-type="string" table:style-name="ce5">
            <text:p>Sustainable Digital - Ecodesign for Lead Dev, Developers and UX Designers</text:p>
          </table:table-cell>
          <table:table-cell office:value-type="string" table:style-name="ce5">
            <text:p>Toulouse</text:p>
          </table:table-cell>
          <table:table-cell office:value-type="string" table:style-name="ce5">
            <text:p>Certificate of completion of the course</text:p>
          </table:table-cell>
          <table:table-cell office:value-type="float" office:value="3" table:style-name="ce5">
            <text:p>3</text:p>
          </table:table-cell>
          <table:table-cell office:value-type="string" table:style-name="ce5">
            <text:p>Face-to-face and distance learning</text:p>
          </table:table-cell>
          <table:table-cell office:value-type="string" table:style-name="ce8">
            <text:p><text:a xlink:href="https://www.ihmisen.com/NRE080_Ecoconception-pour-les-lead-dev-developpeurs-UX-designers.php">https://www.ihmisen.com/NRE080_Ecoconception-pour-les-lead-dev-developpeurs-UX-designers.php</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Objectives of the course :</text:p>
            <text:p>- To have the theory and practice of the subjects Digital Responsibility and Digital Ecodesign</text:p>
            <text:p>- Understand the impacts of digital technology in the context of global issues</text:p>
            <text:p>- To master the differences in concepts and values present in Sustainable Digital</text:p>
            <text:p>- To approach the digital eco-design approach in a simple and tool-rich way</text:p>
            <text:p>- Take action by creating a digital sobriety reflex within future digital projects</text:p>
            <text:p>- To think concretely about the eco-design of a digital service by minimising its environmental impact via an optimisation exercise</text:p>
            <text:p/>
            <text:p>The detailed programme is as follows:</text:p>
            <text:p>1/ The current context, environmental and social issues</text:p>
            <text:p>2/ The global impact of digital technology: Life Cycle Assessment (LCA) of digital technology and of a digital service project</text:p>
            <text:p>3/ The impact of material manufacturing, of our daily use of digital technology and of the end of life</text:p>
            <text:p>4/ Focus on sobriety and responsibility: definition of the concepts of digital sobriety, low-tech, green IT, IT4Green, accessibility, inclusion, illectronism, digital eco-design, Green-UX, respect for personal data, ethics and Sustainable Digital</text:p>
            <text:p>5/ Collective reflection workshop to define and categorise good practices in ecodesign and Sustainable Digital design</text:p>
            <text:p>6/ What do I do? Guides, reference systems and good practices in digital ecodesign, while paying attention to the rebound effects</text:p>
            <text:p>7/ The digital ecodesign approach: interest, method, measurement tools and demonstration with practical cases</text:p>
            <text:p>8/ (1 day practical workshop) Improvement of a fictitious web project from the UX design stage</text:p>
          </table:table-cell>
          <table:table-cell office:value-type="string" table:style-name="ce5">
            <text:p>Company delivering Qualiopi certified training</text:p>
          </table:table-cell>
          <table:table-cell office:value-type="string" table:style-name="ce5">
            <text:p>Temesis</text:p>
          </table:table-cell>
          <table:table-cell office:value-type="string" table:style-name="ce5">
            <text:p>Understanding digital responsibility &amp; the digital eco-design approach, with practical workshops</text:p>
          </table:table-cell>
          <table:table-cell office:value-type="string" table:style-name="ce5">
            <text:p>Paris</text:p>
          </table:table-cell>
          <table:table-cell office:value-type="string" table:style-name="ce5">
            <text:p>Validation of participation</text:p>
          </table:table-cell>
          <table:table-cell office:value-type="float" office:value="1" table:style-name="ce5">
            <text:p>1</text:p>
          </table:table-cell>
          <table:table-cell office:value-type="string" table:style-name="ce5">
            <text:p>Face-to-face and distance learning</text:p>
          </table:table-cell>
          <table:table-cell office:value-type="string" table:style-name="ce5">
            <text:p>http://www.temesis.com</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A workshop to understand in a team and in a playful way the environmental stakes of digital technology.</text:p>
          </table:table-cell>
          <table:table-cell office:value-type="string" table:style-name="ce5">
            <text:p>Association</text:p>
          </table:table-cell>
          <table:table-cell office:value-type="string" table:style-name="ce5">
            <text:p>La Fresque Du Numérique</text:p>
          </table:table-cell>
          <table:table-cell office:value-type="string" table:style-name="ce5">
            <text:p>The Digital Fresco</text:p>
          </table:table-cell>
          <table:table-cell office:value-type="string" table:style-name="ce5">
            <text:p>All of France</text:p>
          </table:table-cell>
          <table:table-cell office:value-type="string" table:style-name="ce5">
            <text:p>No</text:p>
          </table:table-cell>
          <table:table-cell office:value-type="float" office:value="0.5" table:style-name="ce5">
            <text:p>0,5</text:p>
          </table:table-cell>
          <table:table-cell office:value-type="string" table:style-name="ce5">
            <text:p>Face-to-face and distance learning</text:p>
          </table:table-cell>
          <table:table-cell office:value-type="string" table:style-name="ce9">
            <text:p><text:a xlink:href="https://www.fresquedunumerique.org/">https://www.fresquedunumerique.org/</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To enable a digital service manager to adopt Sustainable Digital behaviour, in accordance with the Sustainable Digital Label reference framework. This training course will enable you to understand the INR standard and to be able to commit, with the complementary training course "Sustainable Digital Labelling Process", to the LNR labelling process.</text:p>
          </table:table-cell>
          <table:table-cell office:value-type="string" table:style-name="ce5">
            <text:p>Labelling agency</text:p>
          </table:table-cell>
          <table:table-cell office:value-type="string" table:style-name="ce5">
            <text:p>Agence Lucie</text:p>
          </table:table-cell>
          <table:table-cell office:value-type="string" table:style-name="ce5">
            <text:p>Mastering the challenges and managing a Sustainable Digital approach with the NR label</text:p>
          </table:table-cell>
          <table:table-cell office:value-type="string" table:style-name="ce5">
            <text:p>Paris</text:p>
          </table:table-cell>
          <table:table-cell office:value-type="string" table:style-name="ce5">
            <text:p>On the way to certification</text:p>
            <text:p>Yes, validation of skills :</text:p>
            <text:p>-Understand the challenges of Sustainable Digital technology and the key behaviours to adopt in order to respect them.</text:p>
            <text:p>-Knowing the Sustainable Digital Label reference framework and the challenges of this theme.</text:p>
            <text:p>-Knowing how to evaluate the challenges, its level and its areas of improvement on Sustainable Digital.</text:p>
            <text:p/>
            <text:p>-Identify the priorities specific to your organisation in the context of its NR approach. Prepare for an external NR audit.</text:p>
            <text:p>-Draft concrete, engaging, achievable commitments that meet the expectations of a certification committee.</text:p>
            <text:p>-Be able to prepare an organisation's self-assessment and to conduct an NRL1 or NRL2 certification process in a company or organisation.</text:p>
          </table:table-cell>
          <table:table-cell office:value-type="float" office:value="3" table:style-name="ce5">
            <text:p>3</text:p>
          </table:table-cell>
          <table:table-cell office:value-type="string" table:style-name="ce5">
            <text:p>Face-to-face and distance learning</text:p>
          </table:table-cell>
          <table:table-cell office:value-type="string" table:style-name="ce9">
            <text:p><text:a xlink:href="https://docs.zohopublic.eu/folder/1ciiyda9edd3f0194450b9507cffdd32025d6">https://docs.zohopublic.eu/folder/1ciiyda9edd3f0194450b9507cffdd32025d6</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Understanding the links between GAFAM and the environmental impact of digital technology</text:p>
            <text:p>How to protect your personal data while limiting your digital impact</text:p>
            <text:p>Taking stock of the digital world</text:p>
            <text:p>Setting up a smartphone to reduce its energy footprint</text:p>
            <text:p>Test of free and open source solutions</text:p>
            <text:p>Presentation of alternatives (local and decentralised networks)</text:p>
            <text:p>Use of audit and test tools</text:p>
            <text:p>Good practices</text:p>
          </table:table-cell>
          <table:table-cell office:value-type="string" table:style-name="ce5">
            <text:p>Independent trainer</text:p>
          </table:table-cell>
          <table:table-cell office:value-type="string" table:style-name="ce5">
            <text:p>TkPx</text:p>
          </table:table-cell>
          <table:table-cell office:value-type="string" table:style-name="ce5">
            <text:p>Digital Sobriety and Eco-Sustainable Internet</text:p>
          </table:table-cell>
          <table:table-cell office:value-type="string" table:style-name="ce5">
            <text:p>La Bernardière</text:p>
          </table:table-cell>
          <table:table-cell office:value-type="string" table:style-name="ce5">
            <text:p>No</text:p>
          </table:table-cell>
          <table:table-cell office:value-type="float" office:value="0.5" table:style-name="ce5">
            <text:p>0,5</text:p>
          </table:table-cell>
          <table:table-cell office:value-type="string" table:style-name="ce5">
            <text:p>Face-to-face and distance learning</text:p>
          </table:table-cell>
          <table:table-cell office:value-type="string" table:style-name="ce5">
            <text:p>https://tkpx.eu/formations-Professionalles/</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The Sustainable Digital Trivial workshop is a playful solution in the form of a workshop that has proved its worth to organisations that, like you, wanted to integrate their information system into their CSR strategy.</text:p>
            <text:p/>
            <text:p>The workshop includes: a pack of cards for each participant, a briefing meeting for framing before delivery, 4 posters on the impacts of digital technology, a post-workshop online survey, and a final summary poster to promote the action internally and externally.</text:p>
          </table:table-cell>
          <table:table-cell office:value-type="string" table:style-name="ce5">
            <text:p>Consulting company</text:p>
          </table:table-cell>
          <table:table-cell office:value-type="string" table:style-name="ce5">
            <text:p>OM Conseil</text:p>
          </table:table-cell>
          <table:table-cell office:value-type="string" table:style-name="ce5">
            <text:p>Sustainable Digital Trivia Workshop</text:p>
          </table:table-cell>
          <table:table-cell office:value-type="string" table:style-name="ce5">
            <text:p>Versailles</text:p>
          </table:table-cell>
          <table:table-cell office:value-type="string" table:style-name="ce5">
            <text:p>No</text:p>
          </table:table-cell>
          <table:table-cell office:value-type="float" office:value="0.5" table:style-name="ce5">
            <text:p>0,5</text:p>
          </table:table-cell>
          <table:table-cell office:value-type="string" table:style-name="ce5">
            <text:p>Face-to-face and distance learning</text:p>
          </table:table-cell>
          <table:table-cell office:value-type="string" table:style-name="ce5">
            <text:p>https://www.om-conseil.fr/atelier-ludique-de-sensibilisation-au-numerique-responsable/</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At the heart of economic, societal and environmental issues, digital transformation is disrupting consumption models and giving rise to digital uses with real societal and ecological impacts. This training course gives you the keys to initiate a Sustainable Digital transformation.</text:p>
            <text:p/>
            <text:p>Pedagogical objectives</text:p>
            <text:p>At the end of the training, the participant will be able to :</text:p>
            <text:p>Identify the environmental and societal issues and impacts of digital technology</text:p>
            <text:p>Integrate the solutions of a more Sustainable Digital</text:p>
            <text:p>Initiate a digital responsibility approach in their organisation</text:p>
          </table:table-cell>
          <table:table-cell office:value-type="string" table:style-name="ce5">
            <text:p>Training organisation</text:p>
          </table:table-cell>
          <table:table-cell office:value-type="string" table:style-name="ce5">
            <text:p>Orsys</text:p>
          </table:table-cell>
          <table:table-cell office:value-type="string" table:style-name="ce5">
            <text:p>Initiating a Sustainable Digital transformation</text:p>
          </table:table-cell>
          <table:table-cell office:value-type="string" table:style-name="ce5">
            <text:p>Puteaux-La défense</text:p>
          </table:table-cell>
          <table:table-cell office:value-type="string" table:style-name="ce5">
            <text:p>The trainer evaluates the participant's progress throughout the course by means of multiple choice tests, role-playing exercises, practical work, etc.</text:p>
            <text:p>The participant also completes a positioning test before and after the course to validate the skills acquired.</text:p>
          </table:table-cell>
          <table:table-cell office:value-type="float" office:value="1" table:style-name="ce5">
            <text:p>1</text:p>
          </table:table-cell>
          <table:table-cell office:value-type="string" table:style-name="ce5">
            <text:p>Face-to-face and distance learning</text:p>
          </table:table-cell>
          <table:table-cell office:value-type="string" table:style-name="ce5">
            <text:p>https://www.orsys.fr/formation-amorcer-une-transformation-numerique-responsable.html</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Ecodesign of digital services training</text:p>
            <text:p>Ecodesign is a major lever for reducing the impact of digital services. How and when to implement an ecodesign approach? What tools, what benefits? This training will enable you to apply the fundamental concepts of ecodesign to your digital services.</text:p>
            <text:p/>
            <text:p>Pedagogical objectives</text:p>
            <text:p>At the end of the training, the participant will be able to :</text:p>
            <text:p>Understand the challenges of Sustainable Digital design</text:p>
            <text:p>Know the tools for implementing an ecodesign approach for a digital service</text:p>
            <text:p>Assess the environmental impacts of a digital service</text:p>
            <text:p>Identify the eco-design levers</text:p>
            <text:p>Integrate an eco-design approach into the development of a digital service</text:p>
            <text:p>Measuring the benefits of an ecodesign approach</text:p>
          </table:table-cell>
          <table:table-cell office:value-type="string" table:style-name="ce5">
            <text:p>Training organisation</text:p>
          </table:table-cell>
          <table:table-cell office:value-type="string" table:style-name="ce5">
            <text:p>Orsys</text:p>
          </table:table-cell>
          <table:table-cell office:value-type="string" table:style-name="ce5">
            <text:p>Ecodesign of digital services</text:p>
          </table:table-cell>
          <table:table-cell office:value-type="string" table:style-name="ce5">
            <text:p>Puteaux-La défense</text:p>
          </table:table-cell>
          <table:table-cell office:value-type="string" table:style-name="ce5">
            <text:p>The trainer evaluates the participant's progress throughout the course by means of multiple choice tests, role-playing exercises, practical work, etc.</text:p>
            <text:p>The participant also completes a positioning test before and after the course to validate the skills acquired.</text:p>
          </table:table-cell>
          <table:table-cell office:value-type="float" office:value="2" table:style-name="ce5">
            <text:p>2</text:p>
          </table:table-cell>
          <table:table-cell office:value-type="string" table:style-name="ce5">
            <text:p>Face-to-face and distance learning</text:p>
          </table:table-cell>
          <table:table-cell office:value-type="string" table:style-name="ce5">
            <text:p>https://www.orsys.fr/formation-ecoconception-des-services-numeriques.html</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This training will enable you to identify the main action levers to be implemented to become eco-Sustainable in IT management. You will see how to significantly reduce certain financial charges, particularly those relating to electricity consumption.</text:p>
            <text:p/>
            <text:p>Pedagogical objectives</text:p>
            <text:p>At the end of the training, the participant will be able to :</text:p>
            <text:p>Know the evolution of Green IT</text:p>
            <text:p>Analyse the life cycle of IT equipment</text:p>
            <text:p>Propose different solutions to reduce data centre costs</text:p>
            <text:p>Implement and monitor the Green IT project</text:p>
          </table:table-cell>
          <table:table-cell office:value-type="string" table:style-name="ce5">
            <text:p>Training organisation</text:p>
          </table:table-cell>
          <table:table-cell office:value-type="string" table:style-name="ce5">
            <text:p>Orsys</text:p>
          </table:table-cell>
          <table:table-cell office:value-type="string" table:style-name="ce5">
            <text:p>Green IT, approach and implementation</text:p>
          </table:table-cell>
          <table:table-cell office:value-type="string" table:style-name="ce5">
            <text:p>Puteaux-La défense</text:p>
          </table:table-cell>
          <table:table-cell office:value-type="string" table:style-name="ce5">
            <text:p>The trainer evaluates the participant's progress throughout the course by means of multiple choice tests, role-playing exercises, practical work, etc.</text:p>
            <text:p>The participant also completes a positioning test before and after the course to validate the skills acquired.</text:p>
          </table:table-cell>
          <table:table-cell office:value-type="float" office:value="2" table:style-name="ce5">
            <text:p>2</text:p>
          </table:table-cell>
          <table:table-cell office:value-type="string" table:style-name="ce5">
            <text:p>Face-to-face and distance learning</text:p>
          </table:table-cell>
          <table:table-cell office:value-type="string" table:style-name="ce5">
            <text:p>https://www.orsys.fr/formation-green-it-demarche-mise-en-oeuvre.html</text:p>
          </table:table-cell>
          <table:table-cell table:number-columns-repeated="16369"/>
        </table:table-row>
        <table:table-row table:style-name="ro13">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At the end of this course, you will be able to identify the key areas for reducing the power consumption of a data centre and will be able to implement improvement solutions that promote energy and environmental performance.</text:p>
            <text:p/>
            <text:p>Learning objectives</text:p>
            <text:p>At the end of the course, the participant will be able to :</text:p>
            <text:p>Optimise the various Green IT projects</text:p>
            <text:p>Carry out an assessment of energy and environmental performance</text:p>
            <text:p>Choose the appropriate IT solutions for the needs</text:p>
            <text:p>Select the solutions related to the infrastructure</text:p>
          </table:table-cell>
          <table:table-cell office:value-type="string" table:style-name="ce5">
            <text:p>Training organisation</text:p>
          </table:table-cell>
          <table:table-cell office:value-type="string" table:style-name="ce5">
            <text:p>Orsys</text:p>
          </table:table-cell>
          <table:table-cell office:value-type="string" table:style-name="ce5">
            <text:p>Green Data Center, optimising its energy performance</text:p>
          </table:table-cell>
          <table:table-cell office:value-type="string" table:style-name="ce5">
            <text:p>Puteaux-La défense</text:p>
          </table:table-cell>
          <table:table-cell office:value-type="string" table:style-name="ce5">
            <text:p>The trainer evaluates the participant's progress throughout the course by means of multiple choice tests, role-playing exercises, practical work, etc.</text:p>
            <text:p>The participant also completes a positioning test before and after the course to validate the skills acquired.</text:p>
          </table:table-cell>
          <table:table-cell office:value-type="float" office:value="2" table:style-name="ce5">
            <text:p>2</text:p>
          </table:table-cell>
          <table:table-cell office:value-type="string" table:style-name="ce5">
            <text:p>Face-to-face and distance learning</text:p>
          </table:table-cell>
          <table:table-cell office:value-type="string" table:style-name="ce5">
            <text:p>https://www.orsys.fr/formation-green-data-center-optimiser-votre-performance-energetique.html</text:p>
          </table:table-cell>
          <table:table-cell table:number-columns-repeated="16369"/>
        </table:table-row>
        <table:table-row table:style-name="ro14">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Accessibility is the ability of a digital resource to be used through web or mobile applications by any individual regardless of their ability. This seminar will teach you the essentials to be aware of the subject of digital accessibility, in order to improve its consideration.</text:p>
            <text:p/>
            <text:p>Pedagogical objectives</text:p>
            <text:p>At the end of the training, the participant will be able to :</text:p>
            <text:p>Understand the different types of disabilities</text:p>
            <text:p>Understand digital accessibility, its impacts and benefits</text:p>
            <text:p>Know the laws and technical standards</text:p>
          </table:table-cell>
          <table:table-cell office:value-type="string" table:style-name="ce5">
            <text:p>Training organisation</text:p>
          </table:table-cell>
          <table:table-cell office:value-type="string" table:style-name="ce5">
            <text:p>Orsys</text:p>
          </table:table-cell>
          <table:table-cell office:value-type="string" table:style-name="ce5">
            <text:p>Raising awareness of digital accessibility</text:p>
          </table:table-cell>
          <table:table-cell office:value-type="string" table:style-name="ce5">
            <text:p>Puteaux-La défense</text:p>
          </table:table-cell>
          <table:table-cell office:value-type="string" table:style-name="ce5">
            <text:p>The trainer evaluates the participant's progress throughout the course by means of multiple choice tests, role-playing exercises, practical work, etc.</text:p>
            <text:p>The participant also completes a positioning test before and after the course to validate the skills acquired.</text:p>
          </table:table-cell>
          <table:table-cell office:value-type="float" office:value="1" table:style-name="ce5">
            <text:p>1</text:p>
          </table:table-cell>
          <table:table-cell office:value-type="string" table:style-name="ce5">
            <text:p>Face-to-face and distance learning</text:p>
          </table:table-cell>
          <table:table-cell office:value-type="string" table:style-name="ce5">
            <text:p>https://www.orsys.fr/formation-sensibilisation-a-l-accessibilite-numerique.html</text:p>
          </table:table-cell>
          <table:table-cell table:number-columns-repeated="16369"/>
        </table:table-row>
        <table:table-row table:style-name="ro15">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Thanks to the accessibility standards in place, all users with disabilities can perceive, understand, navigate and interact on the web. This course will introduce you to the essential knowledge and good practices to follow in order to achieve accessibility at all stages of a web project.</text:p>
            <text:p/>
            <text:p>Pedagogical objectives</text:p>
            <text:p>At the end of the course, the participant will be able to :</text:p>
            <text:p>Know and evaluate the accessibility criteria</text:p>
            <text:p>Know how to manage the taking into account of accessibility at the different stages of a web project</text:p>
            <text:p>Have indicators of cost and complexity</text:p>
            <text:p>Identify the challenges and key elements to successfully take accessibility into account</text:p>
          </table:table-cell>
          <table:table-cell office:value-type="string" table:style-name="ce5">
            <text:p>Training organisation</text:p>
          </table:table-cell>
          <table:table-cell office:value-type="string" table:style-name="ce5">
            <text:p>Orsys</text:p>
          </table:table-cell>
          <table:table-cell office:value-type="string" table:style-name="ce5">
            <text:p>Digital accessibility in a project</text:p>
          </table:table-cell>
          <table:table-cell office:value-type="string" table:style-name="ce5">
            <text:p>Puteaux-La défense</text:p>
          </table:table-cell>
          <table:table-cell office:value-type="string" table:style-name="ce5">
            <text:p>The trainer evaluates the participant's progress throughout the course by means of multiple choice tests, role-playing exercises, practical work, etc.</text:p>
            <text:p>The participant also completes a positioning test before and after the course to validate the skills acquired.</text:p>
          </table:table-cell>
          <table:table-cell office:value-type="float" office:value="1" table:style-name="ce5">
            <text:p>1</text:p>
          </table:table-cell>
          <table:table-cell office:value-type="string" table:style-name="ce5">
            <text:p>Face-to-face and distance learning</text:p>
          </table:table-cell>
          <table:table-cell office:value-type="string" table:style-name="ce5">
            <text:p>https://www.orsys.fr/formation-accessibilite-numerique-dans-un-projet.html</text:p>
          </table:table-cell>
          <table:table-cell table:number-columns-repeated="16369"/>
        </table:table-row>
        <table:table-row table:style-name="ro1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Accessibility of websites and mobile applications is a business necessity, and in some cases a regulatory requirement. The RGAA lists the accessibility criteria. This practical course presents the RGAA audit process for websites and mobile applications.</text:p>
            <text:p/>
            <text:p>Pedagogical objectives</text:p>
            <text:p>At the end of the course, the participant will be able to :</text:p>
            <text:p>Know the main accessibility standards for a website and their relationships</text:p>
            <text:p>Be able to find and explain the accessibility criteria of the RGAA</text:p>
            <text:p>Be able to find and explain the accessibility criteria of the RGAA-APPS</text:p>
            <text:p>Be able to find the tools for validating the accessibility criteria of a website or a mobile application</text:p>
            <text:p>Know how to conduct the RGAA audit of a website or a mobile application and report on it</text:p>
          </table:table-cell>
          <table:table-cell office:value-type="string" table:style-name="ce5">
            <text:p>Training organisation</text:p>
          </table:table-cell>
          <table:table-cell office:value-type="string" table:style-name="ce5">
            <text:p>Orsys</text:p>
          </table:table-cell>
          <table:table-cell office:value-type="string" table:style-name="ce5">
            <text:p>RGAA, auditing the accessibility of a website or a mobile application</text:p>
          </table:table-cell>
          <table:table-cell office:value-type="string" table:style-name="ce5">
            <text:p>Puteaux-La défense</text:p>
          </table:table-cell>
          <table:table-cell office:value-type="string" table:style-name="ce5">
            <text:p>The trainer evaluates the participant's progress throughout the course by means of multiple choice tests, role-playing exercises, practical work, etc.</text:p>
            <text:p>The participant also completes a positioning test before and after the course to validate the skills acquired.</text:p>
          </table:table-cell>
          <table:table-cell office:value-type="float" office:value="5" table:style-name="ce5">
            <text:p>5</text:p>
          </table:table-cell>
          <table:table-cell office:value-type="string" table:style-name="ce5">
            <text:p>Face-to-face and distance learning</text:p>
          </table:table-cell>
          <table:table-cell office:value-type="string" table:style-name="ce5">
            <text:p>https://www.orsys.fr/formation-rgaa-audit-accessibilite-site-web-ou-application-mobile.html</text:p>
          </table:table-cell>
          <table:table-cell table:number-columns-repeated="16369"/>
        </table:table-row>
        <table:table-row table:style-name="ro31">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 Impacts of ICT (Information and Communication Technology) on the environment</text:p>
            <text:p>- Definition of Green IT and its main indicators</text:p>
            <text:p>- The different scopes of digital responsibility</text:p>
          </table:table-cell>
          <table:table-cell office:value-type="string" table:style-name="ce5">
            <text:p>School of Engineering</text:p>
          </table:table-cell>
          <table:table-cell office:value-type="string" table:style-name="ce5">
            <text:p>ESAIP</text:p>
          </table:table-cell>
          <table:table-cell office:value-type="string" table:style-name="ce5">
            <text:p>Understanding the challenges of digital responsibility</text:p>
          </table:table-cell>
          <table:table-cell office:value-type="string" table:style-name="ce5">
            <text:p>Saint-Barthélemy d'Anjou</text:p>
          </table:table-cell>
          <table:table-cell office:value-type="string" table:style-name="ce5">
            <text:p>Yes // ECTS credits?</text:p>
          </table:table-cell>
          <table:table-cell office:value-type="float" office:value="2" table:style-name="ce5">
            <text:p>2</text:p>
          </table:table-cell>
          <table:table-cell office:value-type="string" table:style-name="ce5">
            <text:p>Face-to-face and distance learning</text:p>
          </table:table-cell>
          <table:table-cell office:value-type="string" table:style-name="ce8">
            <text:p><text:a xlink:href="http://www.esaip.org/">www.esaip.org</text:a></text:p>
          </table:table-cell>
          <table:table-cell table:number-columns-repeated="16369"/>
        </table:table-row>
        <table:table-row table:style-name="ro18">
          <table:table-cell office:value-type="string" table:style-name="ce12">
            <text:p>Initial training</text:p>
          </table:table-cell>
          <table:table-cell office:value-type="string" table:style-name="ce5">
            <text:p>Private (training institution, company, etc.)</text:p>
          </table:table-cell>
          <table:table-cell table:number-columns-repeated="4" table:style-name="ce6"/>
          <table:table-cell office:value-type="string" table:style-name="ce13">
            <text:p>Understand software ecodesign (definition, scope, limits, etc.)</text:p>
            <text:p>Master the general principles of software ecodesign: - Architecture - Social and environmental dimension</text:p>
            <text:p>Green Patterns</text:p>
          </table:table-cell>
          <table:table-cell office:value-type="string" table:style-name="ce5">
            <text:p>School of Engineering</text:p>
          </table:table-cell>
          <table:table-cell office:value-type="string" table:style-name="ce12">
            <text:p>ESAIP</text:p>
          </table:table-cell>
          <table:table-cell office:value-type="string" table:style-name="ce12">
            <text:p>Software eco-design</text:p>
          </table:table-cell>
          <table:table-cell office:value-type="string" table:style-name="ce12">
            <text:p>Saint-Barthélemy d'Anjou</text:p>
          </table:table-cell>
          <table:table-cell office:value-type="string" table:style-name="ce5">
            <text:p>Yes // ECTS credits?</text:p>
          </table:table-cell>
          <table:table-cell office:value-type="float" office:value="3" table:style-name="ce12">
            <text:p>3</text:p>
          </table:table-cell>
          <table:table-cell office:value-type="string" table:style-name="ce5">
            <text:p>Face-to-face and distance learning</text:p>
          </table:table-cell>
          <table:table-cell office:value-type="string" table:style-name="ce8">
            <text:p><text:a xlink:href="http://www.esaip.org/">www.esaip.org</text:a></text:p>
          </table:table-cell>
          <table:table-cell table:number-columns-repeated="16369"/>
        </table:table-row>
        <table:table-row table:style-name="ro6">
          <table:table-cell office:value-type="string" table:style-name="ce12">
            <text:p>Initial training</text:p>
          </table:table-cell>
          <table:table-cell office:value-type="string" table:style-name="ce5">
            <text:p>Private (training institution, company, etc.)</text:p>
          </table:table-cell>
          <table:table-cell table:number-columns-repeated="4" table:style-name="ce6"/>
          <table:table-cell office:value-type="string" table:style-name="ce13">
            <text:p>Tools for analysing a computer network</text:p>
            <text:p>Implementation of an energy management policy for an IT network</text:p>
            <text:p>Optimisation of infrastructures (Cloud, Virtualisation, ...)</text:p>
          </table:table-cell>
          <table:table-cell office:value-type="string" table:style-name="ce5">
            <text:p>School of Engineering</text:p>
          </table:table-cell>
          <table:table-cell office:value-type="string" table:style-name="ce12">
            <text:p>ESAIP</text:p>
          </table:table-cell>
          <table:table-cell office:value-type="string" table:style-name="ce12">
            <text:p>Eco-Sustainable Systems and Networks</text:p>
          </table:table-cell>
          <table:table-cell office:value-type="string" table:style-name="ce12">
            <text:p>Saint-Barthélemy d'Anjou</text:p>
          </table:table-cell>
          <table:table-cell office:value-type="string" table:style-name="ce5">
            <text:p>Yes // ECTS credits?</text:p>
          </table:table-cell>
          <table:table-cell office:value-type="float" office:value="3" table:style-name="ce12">
            <text:p>3</text:p>
          </table:table-cell>
          <table:table-cell office:value-type="string" table:style-name="ce5">
            <text:p>Face-to-face and distance learning</text:p>
          </table:table-cell>
          <table:table-cell office:value-type="string" table:style-name="ce12">
            <text:p>www.esaip.org</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 Understanding the challenges of digital accessibility</text:p>
            <text:p>- Understand the uses and needs of people with disabilities</text:p>
            <text:p>- Identify the key elements for the proper consideration of digital accessibility and the RGAA</text:p>
          </table:table-cell>
          <table:table-cell office:value-type="string" table:style-name="ce5">
            <text:p>Consulting firm and training organisation</text:p>
          </table:table-cell>
          <table:table-cell office:value-type="string" table:style-name="ce5">
            <text:p>Ideance</text:p>
          </table:table-cell>
          <table:table-cell office:value-type="string" table:style-name="ce5">
            <text:p>Discovering digital accessibility</text:p>
          </table:table-cell>
          <table:table-cell office:value-type="string" table:style-name="ce5">
            <text:p>Rouen</text:p>
          </table:table-cell>
          <table:table-cell office:value-type="string" table:style-name="ce5">
            <text:p>No</text:p>
          </table:table-cell>
          <table:table-cell office:value-type="float" office:value="0.5" table:style-name="ce5">
            <text:p>0,5</text:p>
          </table:table-cell>
          <table:table-cell office:value-type="string" table:style-name="ce5">
            <text:p>Face-to-face and distance learning</text:p>
          </table:table-cell>
          <table:table-cell office:value-type="string" table:style-name="ce5">
            <text:p>https://ideance.net/fr/formation-accessibilite/</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 Know how to manage the taking into account of accessibility and the RGAA in a project</text:p>
            <text:p>- To have indicators and orders of magnitude of cost / complexity</text:p>
            <text:p>- Identify the challenges and key elements for successfully taking digital accessibility into account</text:p>
          </table:table-cell>
          <table:table-cell office:value-type="string" table:style-name="ce5">
            <text:p>Consulting firm and training organisation</text:p>
          </table:table-cell>
          <table:table-cell office:value-type="string" table:style-name="ce5">
            <text:p>Ideance</text:p>
          </table:table-cell>
          <table:table-cell office:value-type="string" table:style-name="ce5">
            <text:p>Steering the inclusion of accessibility</text:p>
          </table:table-cell>
          <table:table-cell office:value-type="string" table:style-name="ce5">
            <text:p>Rouen</text:p>
          </table:table-cell>
          <table:table-cell office:value-type="string" table:style-name="ce5">
            <text:p>No</text:p>
          </table:table-cell>
          <table:table-cell office:value-type="float" office:value="0.5" table:style-name="ce5">
            <text:p>0,5</text:p>
          </table:table-cell>
          <table:table-cell office:value-type="string" table:style-name="ce5">
            <text:p>Face-to-face and distance learning</text:p>
          </table:table-cell>
          <table:table-cell office:value-type="string" table:style-name="ce5">
            <text:p>https://ideance.net/fr/formation-accessibilite/</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 Know how to take accessibility into account and respect the RGAA in the functional and graphic design of web and mobile sites and applications</text:p>
            <text:p>- To know the rules and good practices of accessibility that affect the UX (User Experience) and the UI (User Interface)</text:p>
          </table:table-cell>
          <table:table-cell office:value-type="string" table:style-name="ce5">
            <text:p>Consulting firm and training organisation</text:p>
          </table:table-cell>
          <table:table-cell office:value-type="string" table:style-name="ce5">
            <text:p>Ideance</text:p>
          </table:table-cell>
          <table:table-cell office:value-type="string" table:style-name="ce5">
            <text:p>Designing accessible interfaces</text:p>
          </table:table-cell>
          <table:table-cell office:value-type="string" table:style-name="ce5">
            <text:p>Rouen</text:p>
          </table:table-cell>
          <table:table-cell office:value-type="string" table:style-name="ce5">
            <text:p>No</text:p>
          </table:table-cell>
          <table:table-cell office:value-type="float" office:value="1" table:style-name="ce5">
            <text:p>1</text:p>
          </table:table-cell>
          <table:table-cell office:value-type="string" table:style-name="ce5">
            <text:p>Face-to-face and distance learning</text:p>
          </table:table-cell>
          <table:table-cell office:value-type="string" table:style-name="ce5">
            <text:p>https://ideance.net/fr/formation-accessibilite/</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 Know how to take accessibility into account and respect the RGAA in the functional and graphic design of web and mobile sites and applications</text:p>
            <text:p>- To know the rules and good practices of accessibility that affect the UX (User Experience) and the UI (User Interface)</text:p>
          </table:table-cell>
          <table:table-cell office:value-type="string" table:style-name="ce5">
            <text:p>Consulting firm and training organisation</text:p>
          </table:table-cell>
          <table:table-cell office:value-type="string" table:style-name="ce5">
            <text:p>Ideance</text:p>
          </table:table-cell>
          <table:table-cell office:value-type="string" table:style-name="ce5">
            <text:p>Writing and publishing accessible content</text:p>
          </table:table-cell>
          <table:table-cell office:value-type="string" table:style-name="ce5">
            <text:p>Rouen</text:p>
          </table:table-cell>
          <table:table-cell office:value-type="string" table:style-name="ce5">
            <text:p>No</text:p>
          </table:table-cell>
          <table:table-cell office:value-type="float" office:value="1" table:style-name="ce5">
            <text:p>1</text:p>
          </table:table-cell>
          <table:table-cell office:value-type="string" table:style-name="ce5">
            <text:p>Face-to-face and distance learning</text:p>
          </table:table-cell>
          <table:table-cell office:value-type="string" table:style-name="ce5">
            <text:p>https://ideance.net/fr/formation-accessibilite/</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 Know how to take accessibility into account and respect the RGAA during the technical development of a web project</text:p>
            <text:p>- Know the rules of web accessibility (HTML, CSS, JavaScript)</text:p>
            <text:p>- Know how to evaluate the accessibility of your web developments</text:p>
          </table:table-cell>
          <table:table-cell office:value-type="string" table:style-name="ce5">
            <text:p>Consulting firm and training organisation</text:p>
          </table:table-cell>
          <table:table-cell office:value-type="string" table:style-name="ce5">
            <text:p>Ideance</text:p>
          </table:table-cell>
          <table:table-cell office:value-type="string" table:style-name="ce5">
            <text:p>Developing accessible websites and applications</text:p>
          </table:table-cell>
          <table:table-cell office:value-type="string" table:style-name="ce5">
            <text:p>Rouen</text:p>
          </table:table-cell>
          <table:table-cell office:value-type="string" table:style-name="ce5">
            <text:p>No</text:p>
          </table:table-cell>
          <table:table-cell office:value-type="float" office:value="3" table:style-name="ce5">
            <text:p>3</text:p>
          </table:table-cell>
          <table:table-cell office:value-type="string" table:style-name="ce5">
            <text:p>Face-to-face and distance learning</text:p>
          </table:table-cell>
          <table:table-cell office:value-type="string" table:style-name="ce5">
            <text:p>https://ideance.net/fr/formation-accessibilite/</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 How to take accessibility into account when developing mobile applications</text:p>
            <text:p>- Know the rules of mobile accessibility (iOS and Android)</text:p>
            <text:p>- How to evaluate the accessibility of your mobile applications</text:p>
          </table:table-cell>
          <table:table-cell office:value-type="string" table:style-name="ce5">
            <text:p>Consulting firm and training organisation</text:p>
          </table:table-cell>
          <table:table-cell office:value-type="string" table:style-name="ce5">
            <text:p>Ideance</text:p>
          </table:table-cell>
          <table:table-cell office:value-type="string" table:style-name="ce5">
            <text:p>Developing accessible mobile applications</text:p>
          </table:table-cell>
          <table:table-cell office:value-type="string" table:style-name="ce5">
            <text:p>Rouen</text:p>
          </table:table-cell>
          <table:table-cell office:value-type="string" table:style-name="ce5">
            <text:p>No</text:p>
          </table:table-cell>
          <table:table-cell office:value-type="float" office:value="2" table:style-name="ce5">
            <text:p>2</text:p>
          </table:table-cell>
          <table:table-cell office:value-type="string" table:style-name="ce5">
            <text:p>Face-to-face and distance learning</text:p>
          </table:table-cell>
          <table:table-cell office:value-type="string" table:style-name="ce5">
            <text:p>https://ideance.net/fr/formation-accessibilite/</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Objectives of the Qualiopi certified training :</text:p>
            <text:p>- To have the theory and practice of the subjects Digital Responsibility and Digital Ecodesign</text:p>
            <text:p>- Understand the impacts of digital technology in the context of global issues</text:p>
            <text:p>- To master the differences in concepts and values present in Sustainable Digital</text:p>
            <text:p>- To approach the digital eco-design approach in a simple and tool-rich way</text:p>
            <text:p>- Take action by creating a digital sobriety reflex within future digital projects</text:p>
            <text:p>- To think concretely about the eco-design of a digital service by minimising its environmental impact via an optimisation exercise (1-day participative workshop)</text:p>
          </table:table-cell>
          <table:table-cell office:value-type="string" table:style-name="ce5">
            <text:p>Consulting firm and training organisation</text:p>
          </table:table-cell>
          <table:table-cell office:value-type="string" table:style-name="ce5">
            <text:p>Temesis</text:p>
          </table:table-cell>
          <table:table-cell office:value-type="string" table:style-name="ce5">
            <text:p>Understanding digital responsibility &amp; the digital eco-design approach</text:p>
          </table:table-cell>
          <table:table-cell office:value-type="string" table:style-name="ce5">
            <text:p>Paris</text:p>
          </table:table-cell>
          <table:table-cell office:value-type="string" table:style-name="ce5">
            <text:p>- Evaluation of knowledge acquired during the training course in the form of an interactive quiz</text:p>
            <text:p>- Evaluation questionnaire at the end of the session in which the participant evaluates the training inputs and his/her ability to implement them</text:p>
          </table:table-cell>
          <table:table-cell office:value-type="float" office:value="2" table:style-name="ce5">
            <text:p>2</text:p>
          </table:table-cell>
          <table:table-cell office:value-type="string" table:style-name="ce5">
            <text:p>Face-to-face and distance learning</text:p>
          </table:table-cell>
          <table:table-cell office:value-type="string" table:style-name="ce5">
            <text:p>https://temesis.hop3team.com/formations/formation-complete-comprendre-le-numerique-responsable-la-demarche-d-ecoconception-numer</text:p>
          </table:table-cell>
          <table:table-cell table:number-columns-repeated="16369"/>
        </table:table-row>
        <table:table-row table:style-name="ro6">
          <table:table-cell office:value-type="string" table:style-name="ce12">
            <text:p>Initial training</text:p>
          </table:table-cell>
          <table:table-cell office:value-type="string" table:style-name="ce5">
            <text:p>Public (university, engineering school, etc.)</text:p>
          </table:table-cell>
          <table:table-cell office:value-type="string" table:style-name="ce5">
            <text:p>University of Pau and the Pays de l'Adour</text:p>
          </table:table-cell>
          <table:table-cell office:value-type="string" table:style-name="ce5">
            <text:p>IUT De Bayonne / Computer Science Department</text:p>
          </table:table-cell>
          <table:table-cell office:value-type="string" table:style-name="ce5">
            <text:p>BUT (Bac+3)</text:p>
          </table:table-cell>
          <table:table-cell office:value-type="string" table:style-name="ce5">
            <text:p>One or more modules / teaching units</text:p>
          </table:table-cell>
          <table:table-cell office:value-type="string" table:style-name="ce7">
            <text:p>GOAL 2 - 1 Digital literacy session (1h)</text:p>
          </table:table-cell>
          <table:table-cell office:value-type="string" table:style-name="ce5">
            <text:p>Higher education</text:p>
          </table:table-cell>
          <table:table-cell table:number-columns-repeated="2" table:style-name="ce14"/>
          <table:table-cell office:value-type="string" table:style-name="ce5">
            <text:p>Anglet</text:p>
          </table:table-cell>
          <table:table-cell table:style-name="ce5"/>
          <table:table-cell office:value-type="float" office:value="1" table:style-name="ce5">
            <text:p>1</text:p>
          </table:table-cell>
          <table:table-cell office:value-type="string" table:style-name="ce5">
            <text:p>Presential</text:p>
          </table:table-cell>
          <table:table-cell table:style-name="ce5"/>
          <table:table-cell table:number-columns-repeated="16369"/>
        </table:table-row>
        <table:table-row table:style-name="ro6">
          <table:table-cell office:value-type="string" table:style-name="ce12">
            <text:p>Initial training</text:p>
          </table:table-cell>
          <table:table-cell office:value-type="string" table:style-name="ce5">
            <text:p>Public (university, engineering school, etc.)</text:p>
          </table:table-cell>
          <table:table-cell office:value-type="string" table:style-name="ce5">
            <text:p>University of Pau and the Pays de l'Adour</text:p>
          </table:table-cell>
          <table:table-cell office:value-type="string" table:style-name="ce5">
            <text:p>IUT De Bayonne / Computer Science Department</text:p>
          </table:table-cell>
          <table:table-cell office:value-type="string" table:style-name="ce5">
            <text:p>BUT (Bac+3)</text:p>
          </table:table-cell>
          <table:table-cell office:value-type="string" table:style-name="ce5">
            <text:p>One or more modules / teaching units</text:p>
          </table:table-cell>
          <table:table-cell office:value-type="string" table:style-name="ce7">
            <text:p>GOAL 3/LP - Lecture on awareness raising, presentation of good practices + collective work (presentations) on specific points related to eco-design, consumption, good practice rules, etc. (15h)</text:p>
          </table:table-cell>
          <table:table-cell office:value-type="string" table:style-name="ce5">
            <text:p>Higher education</text:p>
          </table:table-cell>
          <table:table-cell table:number-columns-repeated="2" table:style-name="ce14"/>
          <table:table-cell office:value-type="string" table:style-name="ce5">
            <text:p>Anglet</text:p>
          </table:table-cell>
          <table:table-cell table:style-name="ce5"/>
          <table:table-cell office:value-type="float" office:value="2" table:style-name="ce5">
            <text:p>2</text:p>
          </table:table-cell>
          <table:table-cell office:value-type="string" table:style-name="ce5">
            <text:p>Presential</text:p>
          </table:table-cell>
          <table:table-cell table:style-name="ce5"/>
          <table:table-cell table:number-columns-repeated="16369"/>
        </table:table-row>
        <table:table-row table:style-name="ro6">
          <table:table-cell office:value-type="string" table:style-name="ce12">
            <text:p>Initial training</text:p>
          </table:table-cell>
          <table:table-cell office:value-type="string" table:style-name="ce5">
            <text:p>Public (university, engineering school, etc.)</text:p>
          </table:table-cell>
          <table:table-cell office:value-type="string" table:style-name="ce5">
            <text:p>University of Pau and the Pays de l'Adour</text:p>
          </table:table-cell>
          <table:table-cell office:value-type="string" table:style-name="ce12">
            <text:p>Master's degree in computer science, SIGLIS course</text:p>
          </table:table-cell>
          <table:table-cell office:value-type="string" table:style-name="ce12">
            <text:p>Master (Bac+5)</text:p>
          </table:table-cell>
          <table:table-cell office:value-type="string" table:style-name="ce5">
            <text:p>One or more modules / teaching units</text:p>
          </table:table-cell>
          <table:table-cell office:value-type="string" table:style-name="ce13">
            <text:p>The objective of the Green IT course is to introduce the definition of Green IT and sustainability in IT, and to understand the main concepts related to energy measurement in IT systems, eco-design of sustainable software, and energy challenges in cloud computing and data centres.</text:p>
          </table:table-cell>
          <table:table-cell office:value-type="string" table:style-name="ce5">
            <text:p>Higher education</text:p>
          </table:table-cell>
          <table:table-cell office:value-type="string" table:style-name="ce12">
            <text:p>University of Pau et des Pays de l'Adour</text:p>
          </table:table-cell>
          <table:table-cell office:value-type="string" table:style-name="ce12">
            <text:p>Green It</text:p>
          </table:table-cell>
          <table:table-cell office:value-type="string" table:style-name="ce12">
            <text:p>Anglet</text:p>
          </table:table-cell>
          <table:table-cell office:value-type="string" table:style-name="ce12">
            <text:p>Crédits ECTS 2.0</text:p>
          </table:table-cell>
          <table:table-cell office:value-type="float" office:value="2" table:style-name="ce12">
            <text:p>2</text:p>
          </table:table-cell>
          <table:table-cell office:value-type="string" table:style-name="ce5">
            <text:p>Presential</text:p>
          </table:table-cell>
          <table:table-cell office:value-type="string" table:style-name="ce15">
            <text:p><text:a xlink:href="https://formation.univ-pau.fr/fr/catalogue/sciences-technologies-sante-STS/master-14/master-informatique-79_1/m1-m2-parcours-systemes-informatiques-pour-le-genie-de-la-logistique-industrielle-et-des-services-siglis-126_1/amelioration-continue-K1C9B5WX/green-it-K1C9DJJS.html">https://formation.univ-pau.fr/fr/catalogue/sciences-technologies-sante-STS/master-14/master-informatique-79_1/m1-m2-parcours-systemes-informatiques-pour-le-genie-de-la-logistique-industrielle-et-des-services-siglis-126_1/amelioration-continue-K1C9B5WX/green-it-K1C9DJJS.html</text:a></text:p>
          </table:table-cell>
          <table:table-cell table:number-columns-repeated="16369"/>
        </table:table-row>
        <table:table-row table:style-name="ro6">
          <table:table-cell office:value-type="string" table:style-name="ce45">
            <text:p>Initial training</text:p>
          </table:table-cell>
          <table:table-cell office:value-type="string" table:style-name="ce45">
            <text:p>Publique <text:s/>(University, école d'ingénieur, etc.)</text:p>
          </table:table-cell>
          <table:table-cell office:value-type="string" table:style-name="ce45">
            <text:p>University of Bordeaux</text:p>
          </table:table-cell>
          <table:table-cell office:value-type="string" table:style-name="ce45">
            <text:p>IT UF</text:p>
          </table:table-cell>
          <table:table-cell office:value-type="string" table:style-name="ce45">
            <text:p>Licence (Bac+3)</text:p>
          </table:table-cell>
          <table:table-cell office:value-type="string" table:style-name="ce45">
            <text:p>One or more modules / teaching units</text:p>
          </table:table-cell>
          <table:table-cell office:value-type="string" table:style-name="ce46">
            <text:p>L1: climate mural + small project on sustainable development in connection with digital technology</text:p>
          </table:table-cell>
          <table:table-cell office:value-type="string" table:style-name="ce45">
            <text:p>Higher education</text:p>
          </table:table-cell>
          <table:table-cell office:value-type="string" table:style-name="ce45">
            <text:p>University of Bordeaux</text:p>
          </table:table-cell>
          <table:table-cell table:style-name="ce45"/>
          <table:table-cell office:value-type="string" table:style-name="ce45">
            <text:p>Bordeaux</text:p>
          </table:table-cell>
          <table:table-cell table:style-name="ce45"/>
          <table:table-cell office:value-type="float" office:value="0.5" table:style-name="ce45">
            <text:p>0,5</text:p>
          </table:table-cell>
          <table:table-cell office:value-type="string" table:style-name="ce45">
            <text:p>face to face</text:p>
          </table:table-cell>
          <table:table-cell table:style-name="ce45"/>
          <table:table-cell table:number-columns-repeated="16369" table:style-name="ce47"/>
        </table:table-row>
        <table:table-row table:style-name="ro6">
          <table:table-cell office:value-type="string" table:style-name="ce12">
            <text:p>Initial training</text:p>
          </table:table-cell>
          <table:table-cell office:value-type="string" table:style-name="ce5">
            <text:p>Publique <text:s/>(University, école d'ingénieur, etc.)</text:p>
          </table:table-cell>
          <table:table-cell office:value-type="string" table:style-name="ce5">
            <text:p>University of Bordeaux</text:p>
          </table:table-cell>
          <table:table-cell office:value-type="string" table:style-name="ce5">
            <text:p>IT UF</text:p>
          </table:table-cell>
          <table:table-cell office:value-type="string" table:style-name="ce5">
            <text:p>Licence (Bac+3)</text:p>
          </table:table-cell>
          <table:table-cell office:value-type="string" table:style-name="ce5">
            <text:p>One or more modules / teaching units</text:p>
          </table:table-cell>
          <table:table-cell office:value-type="string" table:style-name="ce7">
            <text:p>L3: 20 hours of lectures, workshops and projects on the following themes</text:p>
            <text:p>climate emergency, place of digital, direct and indirect impacts, health, eco-gesture, eco-design</text:p>
          </table:table-cell>
          <table:table-cell office:value-type="string" table:style-name="ce12">
            <text:p>Higher education</text:p>
          </table:table-cell>
          <table:table-cell office:value-type="string" table:style-name="ce5">
            <text:p>University of Bordeaux</text:p>
          </table:table-cell>
          <table:table-cell table:style-name="ce5"/>
          <table:table-cell office:value-type="string" table:style-name="ce5">
            <text:p>Bordeaux</text:p>
          </table:table-cell>
          <table:table-cell table:style-name="ce5"/>
          <table:table-cell office:value-type="float" office:value="3" table:style-name="ce5">
            <text:p>3</text:p>
          </table:table-cell>
          <table:table-cell office:value-type="string" table:style-name="ce5">
            <text:p>face to face</text:p>
          </table:table-cell>
          <table:table-cell table:style-name="ce5"/>
          <table:table-cell table:number-columns-repeated="16369"/>
        </table:table-row>
        <table:table-row table:style-name="ro6">
          <table:table-cell office:value-type="string" table:style-name="ce12">
            <text:p>Initial training</text:p>
          </table:table-cell>
          <table:table-cell office:value-type="string" table:style-name="ce5">
            <text:p>Publique <text:s/>(University, école d'ingénieur, etc.)</text:p>
          </table:table-cell>
          <table:table-cell office:value-type="string" table:style-name="ce5">
            <text:p>University of Bordeaux</text:p>
          </table:table-cell>
          <table:table-cell office:value-type="string" table:style-name="ce5">
            <text:p>IT UF</text:p>
          </table:table-cell>
          <table:table-cell office:value-type="string" table:style-name="ce5">
            <text:p>Other</text:p>
          </table:table-cell>
          <table:table-cell office:value-type="string" table:style-name="ce5">
            <text:p>Single intervention (workshop or learning classe)</text:p>
          </table:table-cell>
          <table:table-cell office:value-type="string" table:style-name="ce7">
            <text:p>6-hour course at the math-info graduate school: climate emergency, place of digital technology, direct and indirect impacts, health, ecogeste, eco-design</text:p>
          </table:table-cell>
          <table:table-cell office:value-type="string" table:style-name="ce12">
            <text:p>Higher education</text:p>
          </table:table-cell>
          <table:table-cell office:value-type="string" table:style-name="ce5">
            <text:p>University of Bordeaux</text:p>
          </table:table-cell>
          <table:table-cell table:style-name="ce5"/>
          <table:table-cell office:value-type="string" table:style-name="ce5">
            <text:p>Bordeaux</text:p>
          </table:table-cell>
          <table:table-cell table:style-name="ce5"/>
          <table:table-cell office:value-type="float" office:value="1" table:style-name="ce5">
            <text:p>1</text:p>
          </table:table-cell>
          <table:table-cell office:value-type="string" table:style-name="ce5">
            <text:p>face to face</text:p>
          </table:table-cell>
          <table:table-cell table:style-name="ce5"/>
          <table:table-cell table:number-columns-repeated="16369"/>
        </table:table-row>
        <table:table-row table:style-name="ro6">
          <table:table-cell office:value-type="string" table:style-name="ce12">
            <text:p>Initial training</text:p>
          </table:table-cell>
          <table:table-cell office:value-type="string" table:style-name="ce5">
            <text:p>Publique <text:s/>(University, école d'ingénieur, etc.)</text:p>
          </table:table-cell>
          <table:table-cell office:value-type="string" table:style-name="ce5">
            <text:p>University of Bordeaux</text:p>
          </table:table-cell>
          <table:table-cell office:value-type="string" table:style-name="ce5">
            <text:p>IT UF</text:p>
          </table:table-cell>
          <table:table-cell office:value-type="string" table:style-name="ce5">
            <text:p>Other</text:p>
          </table:table-cell>
          <table:table-cell office:value-type="string" table:style-name="ce5">
            <text:p>Single intervention (workshop or learning classe)</text:p>
          </table:table-cell>
          <table:table-cell office:value-type="string" table:style-name="ce7">
            <text:p><text:s/>1 hour workshop on an overview of the impact of digital technology in EUR Numerics (Master-Doctorate)</text:p>
          </table:table-cell>
          <table:table-cell office:value-type="string" table:style-name="ce12">
            <text:p>Higher education</text:p>
          </table:table-cell>
          <table:table-cell office:value-type="string" table:style-name="ce5">
            <text:p>University of Bordeaux</text:p>
          </table:table-cell>
          <table:table-cell table:style-name="ce5"/>
          <table:table-cell office:value-type="string" table:style-name="ce5">
            <text:p>Bordeaux</text:p>
          </table:table-cell>
          <table:table-cell table:style-name="ce5"/>
          <table:table-cell office:value-type="float" office:value="0.5" table:style-name="ce5">
            <text:p>0,5</text:p>
          </table:table-cell>
          <table:table-cell office:value-type="string" table:style-name="ce5">
            <text:p>face to face</text:p>
          </table:table-cell>
          <table:table-cell table:style-name="ce5"/>
          <table:table-cell table:number-columns-repeated="16369"/>
        </table:table-row>
        <table:table-row table:style-name="ro6">
          <table:table-cell office:value-type="string" table:style-name="ce5">
            <text:p>Initial training</text:p>
          </table:table-cell>
          <table:table-cell office:value-type="string" table:style-name="ce5">
            <text:p>Publique <text:s/>(University, école d'ingénieur, etc.)</text:p>
          </table:table-cell>
          <table:table-cell office:value-type="string" table:style-name="ce5">
            <text:p>University of Lille</text:p>
          </table:table-cell>
          <table:table-cell office:value-type="string" table:style-name="ce5">
            <text:p>Polytech Lille</text:p>
          </table:table-cell>
          <table:table-cell office:value-type="string" table:style-name="ce5">
            <text:p>Engineering School (Bac+5)</text:p>
          </table:table-cell>
          <table:table-cell office:value-type="string" table:style-name="ce5">
            <text:p>One or more modules / teaching units</text:p>
          </table:table-cell>
          <table:table-cell office:value-type="string" table:style-name="ce7">
            <text:p>EU Computer Science and Sustainable Development: 2 hours of lectures + 2x2 hours of tutorials</text:p>
          </table:table-cell>
          <table:table-cell office:value-type="string" table:style-name="ce5">
            <text:p>Higher education</text:p>
          </table:table-cell>
          <table:table-cell office:value-type="string" table:style-name="ce5">
            <text:p>Polytech Lille</text:p>
          </table:table-cell>
          <table:table-cell office:value-type="string" table:style-name="ce5">
            <text:p/>
            <text:p>IT and Sustainable development<text:s/></text:p>
            <text:p/>
          </table:table-cell>
          <table:table-cell office:value-type="string" table:style-name="ce5">
            <text:p>Lille</text:p>
          </table:table-cell>
          <table:table-cell table:style-name="ce5"/>
          <table:table-cell office:value-type="float" office:value="1" table:style-name="ce5">
            <text:p>1</text:p>
          </table:table-cell>
          <table:table-cell office:value-type="string" table:style-name="ce5">
            <text:p>face to face</text:p>
          </table:table-cell>
          <table:table-cell office:value-type="string" table:style-name="ce8">
            <text:p><text:a xlink:href="https://www.polytech-lille.fr/formation/8-specialites/informatique-et-statistique/">https://www.polytech-lille.fr/formation/8-specialites/informatique-et-statistique/</text:a></text:p>
          </table:table-cell>
          <table:table-cell table:number-columns-repeated="16369"/>
        </table:table-row>
        <table:table-row table:style-name="ro6">
          <table:table-cell office:value-type="string" table:style-name="ce12">
            <text:p>Initial training</text:p>
          </table:table-cell>
          <table:table-cell office:value-type="string" table:style-name="ce12">
            <text:p>Publique <text:s/>(University, école d'ingénieur, etc.)</text:p>
          </table:table-cell>
          <table:table-cell office:value-type="string" table:style-name="ce12">
            <text:p>La Rochelle University</text:p>
          </table:table-cell>
          <table:table-cell office:value-type="string" table:style-name="ce12">
            <text:p>IUT de la Rochelle / DUT Informatique</text:p>
          </table:table-cell>
          <table:table-cell office:value-type="string" table:style-name="ce12">
            <text:p>BUT (Bac+3)</text:p>
          </table:table-cell>
          <table:table-cell office:value-type="string" table:style-name="ce12">
            <text:p>One or more modules / teaching units</text:p>
          </table:table-cell>
          <table:table-cell office:value-type="string" table:style-name="ce13">
            <text:p>Approach to the eco-design of digital services (impact of digital, good practices, performance measurement, etc.)</text:p>
          </table:table-cell>
          <table:table-cell office:value-type="string" table:style-name="ce12">
            <text:p>Higher education</text:p>
          </table:table-cell>
          <table:table-cell office:value-type="string" table:style-name="ce12">
            <text:p>La Rochelle University</text:p>
          </table:table-cell>
          <table:table-cell office:value-type="string" table:style-name="ce12">
            <text:p>IT DUT - Smart Connected Environment course</text:p>
          </table:table-cell>
          <table:table-cell office:value-type="string" table:style-name="ce12">
            <text:p>La Rochelle</text:p>
          </table:table-cell>
          <table:table-cell table:number-columns-repeated="2" table:style-name="ce12"/>
          <table:table-cell office:value-type="string" table:style-name="ce12">
            <text:p>face to face</text:p>
          </table:table-cell>
          <table:table-cell table:style-name="ce12"/>
          <table:table-cell table:number-columns-repeated="16369"/>
        </table:table-row>
        <table:table-row table:style-name="ro19">
          <table:table-cell office:value-type="string" table:style-name="ce5">
            <text:p>Initial training</text:p>
          </table:table-cell>
          <table:table-cell office:value-type="string" table:style-name="ce5">
            <text:p>Publique <text:s/>(University, école d'ingénieur, etc.)</text:p>
          </table:table-cell>
          <table:table-cell office:value-type="string" table:style-name="ce5">
            <text:p>Institut Mines Télécom - Télécom SudParis</text:p>
          </table:table-cell>
          <table:table-cell office:value-type="string" table:style-name="ce5">
            <text:p>IT</text:p>
          </table:table-cell>
          <table:table-cell office:value-type="string" table:style-name="ce5">
            <text:p>Engineering School (Bac+5)</text:p>
          </table:table-cell>
          <table:table-cell office:value-type="string" table:style-name="ce5">
            <text:p>One or more modules / teaching units</text:p>
          </table:table-cell>
          <table:table-cell office:value-type="string" table:style-name="ce7">
            <text:p>Module (under construction) for engineering students (M1 level)</text:p>
            <text:p>Title: Digital and energy consumption: acting from the processor to the software</text:p>
            <text:p>The objective of the module is to provide future engineers with methods that enable them to integrate the power consumption aspect of a computer system from the design stage. In order to acquire this skill, we offer courses and tutorials that allow students to learn about</text:p>
            <text:p>- instruments for measuring the energy consumption of various IT equipment</text:p>
            <text:p>- to model the energy consumption of more complex systems</text:p>
          </table:table-cell>
          <table:table-cell office:value-type="string" table:style-name="ce5">
            <text:p>Higher education</text:p>
          </table:table-cell>
          <table:table-cell office:value-type="string" table:style-name="ce5">
            <text:p>IMT - Telecom Sud Paris</text:p>
          </table:table-cell>
          <table:table-cell office:value-type="string" table:style-name="ce5">
            <text:p>Digital and energetic consumption : act from processing to software<text:s/></text:p>
          </table:table-cell>
          <table:table-cell office:value-type="string" table:style-name="ce5">
            <text:p>Évry</text:p>
          </table:table-cell>
          <table:table-cell table:number-columns-repeated="2" table:style-name="ce5"/>
          <table:table-cell office:value-type="string" table:style-name="ce5">
            <text:p>face to face</text:p>
          </table:table-cell>
          <table:table-cell office:value-type="string" table:style-name="ce8">
            <text:p><text:a xlink:href="https://www-inf.telecom-sudparis.eu/COURS/CSC4535/numenv/?page=numenv">https://www-inf.telecom-sudparis.eu/COURS/CSC4535/numenv/?page=numenv</text:a></text:p>
          </table:table-cell>
          <table:table-cell table:number-columns-repeated="16369"/>
        </table:table-row>
        <table:table-row table:style-name="ro6">
          <table:table-cell office:value-type="string" table:style-name="ce5">
            <text:p>Initial training</text:p>
          </table:table-cell>
          <table:table-cell office:value-type="string" table:style-name="ce5">
            <text:p>Publique <text:s/>(University, école d'ingénieur, etc.)</text:p>
          </table:table-cell>
          <table:table-cell office:value-type="string" table:style-name="ce5">
            <text:p>La Rochelle University</text:p>
          </table:table-cell>
          <table:table-cell office:value-type="string" table:style-name="ce5">
            <text:p>Sustainable Digital Training</text:p>
          </table:table-cell>
          <table:table-cell office:value-type="string" table:style-name="ce5">
            <text:p>Autre</text:p>
          </table:table-cell>
          <table:table-cell office:value-type="string" table:style-name="ce5">
            <text:p>To present, in a global and coherent way, the nuisances generated by IT equipment throughout the life of each piece of equipment: at the various stages of manufacture, use (energy consumption) and end of life (waste management/recovery, pollution, depletion of non-renewable resources)</text:p>
            <text:p>To propose a methodology and tools for the practical application of digital responsibility</text:p>
            <text:p>To enable trainees to validate a "Sustainable Digital" knowledge certificate created by the trainer and the Institute for Sustainable Digital</text:p>
          </table:table-cell>
          <table:table-cell office:value-type="string" table:style-name="ce7">
            <text:p>The concept of digital responsibility aims to reduce the ecological and social footprint of Information and Communication Technologies.</text:p>
            <text:p>The objective of this training is to introduce the concept of digital responsibility. It is about :</text:p>
            <text:p>Presenting in a global and coherent way the nuisances generated by IT equipment throughout the life of each piece of equipment: at the various stages of manufacture, use (energy consumption) and end of life (waste management/recovery, pollution, depletion of non-renewable resources)</text:p>
            <text:p>To propose a methodology and tools for the practical application of digital responsibility</text:p>
            <text:p>To enable trainees to validate a "Responsible Digital" knowledge certificate created by the trainer and the Institute for Responsible Digital</text:p>
          </table:table-cell>
          <table:table-cell office:value-type="string" table:style-name="ce5">
            <text:p>Higher education</text:p>
          </table:table-cell>
          <table:table-cell office:value-type="string" table:style-name="ce5">
            <text:p>University of La Rochelle</text:p>
          </table:table-cell>
          <table:table-cell office:value-type="string" table:style-name="ce5">
            <text:p>Sustainable digital</text:p>
          </table:table-cell>
          <table:table-cell office:value-type="string" table:style-name="ce5">
            <text:p>La Rochelle</text:p>
          </table:table-cell>
          <table:table-cell table:style-name="ce5"/>
          <table:table-cell office:value-type="float" office:value="2" table:style-name="ce5">
            <text:p>2</text:p>
          </table:table-cell>
          <table:table-cell office:value-type="string" table:style-name="ce5">
            <text:p>face to face and distancial learning</text:p>
          </table:table-cell>
          <table:table-cell office:value-type="string" table:style-name="ce8">
            <text:p><text:a xlink:href="https://formations.univ-larochelle.fr/formation-numerique-responsable">https://formations.univ-larochelle.fr/formation-numerique-responsable</text:a></text:p>
          </table:table-cell>
          <table:table-cell table:number-columns-repeated="16369"/>
        </table:table-row>
        <table:table-row table:style-name="ro20">
          <table:table-cell office:value-type="string" table:style-name="ce5">
            <text:p>Initial training</text:p>
          </table:table-cell>
          <table:table-cell office:value-type="string" table:style-name="ce12">
            <text:p>Publique <text:s/>(University, école d'ingénieur, etc.)</text:p>
          </table:table-cell>
          <table:table-cell office:value-type="string" table:style-name="ce11">
            <text:p>IMT Mines Albi</text:p>
          </table:table-cell>
          <table:table-cell office:value-type="string" table:style-name="ce12">
            <text:p>GSI / ETN</text:p>
          </table:table-cell>
          <table:table-cell office:value-type="string" table:style-name="ce12">
            <text:p>Engineering School (Bac+5)</text:p>
          </table:table-cell>
          <table:table-cell office:value-type="string" table:style-name="ce12">
            <text:p>One or more modules / teaching units</text:p>
          </table:table-cell>
          <table:table-cell office:value-type="string" table:style-name="ce13">
            <text:p>Module on digital responsibility :</text:p>
            <text:p>- acculturation on the subject</text:p>
            <text:p>- awareness of the environmental impact of digital technology</text:p>
            <text:p>- awareness + eco-design workshop</text:p>
            <text:p>- awareness + accessibility workshop</text:p>
            <text:p>- awareness of cybersecurity</text:p>
          </table:table-cell>
          <table:table-cell office:value-type="string" table:style-name="ce5">
            <text:p>Higher education</text:p>
          </table:table-cell>
          <table:table-cell office:value-type="string" table:style-name="ce11">
            <text:p>IMT Mines Albi</text:p>
          </table:table-cell>
          <table:table-cell table:style-name="ce12"/>
          <table:table-cell office:value-type="string" table:style-name="ce12">
            <text:p>Albi</text:p>
          </table:table-cell>
          <table:table-cell table:number-columns-repeated="2" table:style-name="ce12"/>
          <table:table-cell office:value-type="string" table:style-name="ce5">
            <text:p>face to face</text:p>
          </table:table-cell>
          <table:table-cell table:style-name="ce12"/>
          <table:table-cell table:number-columns-repeated="16369"/>
        </table:table-row>
        <table:table-row table:style-name="ro3">
          <table:table-cell office:value-type="string" table:style-name="ce12">
            <text:p>Initial training</text:p>
          </table:table-cell>
          <table:table-cell office:value-type="string" table:style-name="ce12">
            <text:p>Publique <text:s/>(University, école d'ingénieur, etc.)</text:p>
          </table:table-cell>
          <table:table-cell office:value-type="string" table:style-name="ce12">
            <text:p>University Capitole 1, Toulouse</text:p>
          </table:table-cell>
          <table:table-cell office:value-type="string" table:style-name="ce12">
            <text:p>2IS</text:p>
          </table:table-cell>
          <table:table-cell office:value-type="string" table:style-name="ce12">
            <text:p>Master (Bac+5)</text:p>
          </table:table-cell>
          <table:table-cell office:value-type="string" table:style-name="ce12">
            <text:p>One or more modules / teaching units</text:p>
          </table:table-cell>
          <table:table-cell office:value-type="string" table:style-name="ce13">
            <text:p>Module on digital responsibility (in English) :</text:p>
            <text:p>- acculturation on the subject</text:p>
            <text:p>- awareness of the environmental impact of digital technology</text:p>
            <text:p>- awareness + eco-design workshop</text:p>
            <text:p>- awareness + accessibility workshop</text:p>
            <text:p>- awareness of cybersecurity</text:p>
          </table:table-cell>
          <table:table-cell office:value-type="string" table:style-name="ce5">
            <text:p>Higher education</text:p>
          </table:table-cell>
          <table:table-cell office:value-type="string" table:style-name="ce12">
            <text:p>University Toulouse 1 Capitole</text:p>
          </table:table-cell>
          <table:table-cell table:style-name="ce12"/>
          <table:table-cell office:value-type="string" table:style-name="ce12">
            <text:p>Toulouse</text:p>
          </table:table-cell>
          <table:table-cell table:number-columns-repeated="2" table:style-name="ce12"/>
          <table:table-cell office:value-type="string" table:style-name="ce5">
            <text:p>face to face</text:p>
          </table:table-cell>
          <table:table-cell office:value-type="string" table:style-name="ce16">
            <text:p><text:a xlink:href="https://miage.ut-capitole.fr/master-2is-innovative-information-systems--611942.kjsp">https://miage.ut-capitole.fr/master-2is-innovative-information-systems--611942.kjsp</text:a></text:p>
          </table:table-cell>
          <table:table-cell table:number-columns-repeated="16369"/>
        </table:table-row>
        <table:table-row table:style-name="ro6">
          <table:table-cell office:value-type="string" table:style-name="ce12">
            <text:p>Initial training</text:p>
          </table:table-cell>
          <table:table-cell office:value-type="string" table:style-name="ce12">
            <text:p>Publique <text:s/>(University, école d'ingénieur, etc.)</text:p>
          </table:table-cell>
          <table:table-cell office:value-type="string" table:style-name="ce12">
            <text:p>University Paul Valéry, Montpellier</text:p>
          </table:table-cell>
          <table:table-cell office:value-type="string" table:style-name="ce12">
            <text:p>MIASHS</text:p>
          </table:table-cell>
          <table:table-cell office:value-type="string" table:style-name="ce12">
            <text:p>Master (Bac+5)</text:p>
          </table:table-cell>
          <table:table-cell office:value-type="string" table:style-name="ce12">
            <text:p>One or more modules / teaching units</text:p>
          </table:table-cell>
          <table:table-cell office:value-type="string" table:style-name="ce13">
            <text:p>Digital Responsibility Awareness with a focus on eco-design and accessibility, courses and workshops.</text:p>
          </table:table-cell>
          <table:table-cell office:value-type="string" table:style-name="ce5">
            <text:p>Higher education</text:p>
          </table:table-cell>
          <table:table-cell office:value-type="string" table:style-name="ce12">
            <text:p>University Paul Valéry, Montpellier</text:p>
          </table:table-cell>
          <table:table-cell table:style-name="ce12"/>
          <table:table-cell office:value-type="string" table:style-name="ce12">
            <text:p>Montpellier</text:p>
          </table:table-cell>
          <table:table-cell table:number-columns-repeated="2" table:style-name="ce12"/>
          <table:table-cell office:value-type="string" table:style-name="ce12">
            <text:p>face to face</text:p>
          </table:table-cell>
          <table:table-cell office:value-type="string" table:style-name="ce16">
            <text:p><text:a xlink:href="https://ufr6.www.univ-montp3.fr/fr/formation/masters/master_miashs">https://ufr6.www.univ-montp3.fr/fr/formation/masters/master_miashs</text:a></text:p>
          </table:table-cell>
          <table:table-cell table:number-columns-repeated="16369"/>
        </table:table-row>
        <table:table-row table:style-name="ro6">
          <table:table-cell office:value-type="string" table:style-name="ce12">
            <text:p>Initial training</text:p>
          </table:table-cell>
          <table:table-cell office:value-type="string" table:style-name="ce12">
            <text:p>Publique <text:s/>(University, école d'ingénieur, etc.)</text:p>
          </table:table-cell>
          <table:table-cell office:value-type="string" table:style-name="ce12">
            <text:p>IMT Alès</text:p>
          </table:table-cell>
          <table:table-cell office:value-type="string" table:style-name="ce12">
            <text:p>2IA</text:p>
          </table:table-cell>
          <table:table-cell office:value-type="string" table:style-name="ce17">
            <text:p>Engineering School (Bac+5)</text:p>
          </table:table-cell>
          <table:table-cell office:value-type="string" table:style-name="ce12">
            <text:p>Single intervention (workshop or learning classe)</text:p>
          </table:table-cell>
          <table:table-cell office:value-type="string" table:style-name="ce13">
            <text:p>Raising awareness of digital responsibility and eco-design.</text:p>
          </table:table-cell>
          <table:table-cell office:value-type="string" table:style-name="ce5">
            <text:p>Higher education</text:p>
          </table:table-cell>
          <table:table-cell office:value-type="string" table:style-name="ce12">
            <text:p>IMT Mines Alès</text:p>
          </table:table-cell>
          <table:table-cell table:style-name="ce12"/>
          <table:table-cell office:value-type="string" table:style-name="ce12">
            <text:p>Ales</text:p>
          </table:table-cell>
          <table:table-cell table:number-columns-repeated="2" table:style-name="ce12"/>
          <table:table-cell office:value-type="string" table:style-name="ce12">
            <text:p>face to face</text:p>
          </table:table-cell>
          <table:table-cell office:value-type="string" table:style-name="ce16">
            <text:p><text:a xlink:href="https://www.imt-mines-ales.fr/formations/domaines-dexcellence/informatique-et-intelligence-artificielle">https://www.imt-mines-ales.fr/formations/domaines-dexcellence/informatique-et-intelligence-artificielle</text:a></text:p>
          </table:table-cell>
          <table:table-cell table:number-columns-repeated="16369"/>
        </table:table-row>
        <table:table-row table:style-name="ro6">
          <table:table-cell office:value-type="string" table:style-name="ce12">
            <text:p>Initial training</text:p>
          </table:table-cell>
          <table:table-cell office:value-type="string" table:style-name="ce12">
            <text:p>Publique <text:s/>(University, école d'ingénieur, etc.)</text:p>
          </table:table-cell>
          <table:table-cell office:value-type="string" table:style-name="ce12">
            <text:p>Mines Saint-Etienne</text:p>
          </table:table-cell>
          <table:table-cell office:value-type="string" table:style-name="ce12">
            <text:p>Sustainable Management and Innovation / Cycle ICM + ISMIN</text:p>
          </table:table-cell>
          <table:table-cell office:value-type="string" table:style-name="ce12">
            <text:p>Engineering School (Bac+5)</text:p>
          </table:table-cell>
          <table:table-cell office:value-type="string" table:style-name="ce12">
            <text:p>One or more modules / teaching units</text:p>
          </table:table-cell>
          <table:table-cell office:value-type="string" table:style-name="ce13">
            <text:p>Objectives of the "Green IT" course integrated into the Climate, Environment and Sustainable Development Core Curriculum:</text:p>
            <text:p>- To put people back at the heart of the reflection on the digital transition phenomenon</text:p>
            <text:p>- Define what the digital transition is and draw up a numerical table</text:p>
            <text:p>- Understand how organisations can appropriate this theme: invitation to a "green" conception of the IS in a CSR approach</text:p>
            <text:p>- Learn about eco-design approaches (web and IS).</text:p>
            <text:p/>
            <text:p>Digital fresco carried out on all the students in the 2A engineering cycle of the ISMIN course and on about thirty students in the ICM cycle</text:p>
          </table:table-cell>
          <table:table-cell office:value-type="string" table:style-name="ce5">
            <text:p>Higher education</text:p>
          </table:table-cell>
          <table:table-cell office:value-type="string" table:style-name="ce12">
            <text:p>Mines Saint-Etienne</text:p>
          </table:table-cell>
          <table:table-cell table:style-name="ce12"/>
          <table:table-cell office:value-type="string" table:style-name="ce12">
            <text:p>Saint-Étienne</text:p>
          </table:table-cell>
          <table:table-cell table:number-columns-repeated="2" table:style-name="ce12"/>
          <table:table-cell office:value-type="string" table:style-name="ce12">
            <text:p>face to face</text:p>
          </table:table-cell>
          <table:table-cell table:style-name="ce12"/>
          <table:table-cell table:number-columns-repeated="16369"/>
        </table:table-row>
        <table:table-row table:style-name="ro6">
          <table:table-cell office:value-type="string" table:style-name="ce5">
            <text:p>Initial training</text:p>
          </table:table-cell>
          <table:table-cell office:value-type="string" table:style-name="ce5">
            <text:p>Publique <text:s/>(University, école d'ingénieur, etc.)</text:p>
          </table:table-cell>
          <table:table-cell office:value-type="string" table:style-name="ce5">
            <text:p>Chaire Impact Positif Audencia / Plateforme RSE de la métropole nantaise</text:p>
          </table:table-cell>
          <table:table-cell office:value-type="string" table:style-name="ce5">
            <text:p>-</text:p>
          </table:table-cell>
          <table:table-cell office:value-type="string" table:style-name="ce5">
            <text:p>Other</text:p>
          </table:table-cell>
          <table:table-cell office:value-type="string" table:style-name="ce5">
            <text:p>Single intervention (workshop or learning classe)</text:p>
          </table:table-cell>
          <table:table-cell office:value-type="string" table:style-name="ce7">
            <text:p>In order to raise awareness of these different issues among enterprises, 10 Nantes-based networks got involved and co-constructed a two-hour support module on the theme: #NumériqueTraining.</text:p>
            <text:p/>
            <text:p>The content is based on three main topics:</text:p>
            <text:p>Sustainable and durable digital technology</text:p>
            <text:p>Inclusive digital</text:p>
            <text:p>Ethical digital</text:p>
          </table:table-cell>
          <table:table-cell office:value-type="string" table:style-name="ce5">
            <text:p>Higher education</text:p>
          </table:table-cell>
          <table:table-cell office:value-type="string" table:style-name="ce5">
            <text:p>Audencia</text:p>
          </table:table-cell>
          <table:table-cell office:value-type="string" table:style-name="ce5">
            <text:p>#NumériqueTraining</text:p>
          </table:table-cell>
          <table:table-cell office:value-type="string" table:style-name="ce5">
            <text:p>Nantes</text:p>
          </table:table-cell>
          <table:table-cell table:style-name="ce5"/>
          <table:table-cell office:value-type="float" office:value="0.5" table:style-name="ce5">
            <text:p>0,5</text:p>
          </table:table-cell>
          <table:table-cell office:value-type="string" table:style-name="ce5">
            <text:p>Distancial</text:p>
          </table:table-cell>
          <table:table-cell office:value-type="string" table:style-name="ce8">
            <text:p><text:a xlink:href="https://rse.metropole.nantes.fr/agir/boite-a-outils-rse-nantes/se-former-au-numerique-responsable/">https://rse.metropole.nantes.fr/agir/boite-a-outils-rse-nantes/se-former-au-numerique-responsable/</text:a></text:p>
          </table:table-cell>
          <table:table-cell table:number-columns-repeated="16369"/>
        </table:table-row>
        <table:table-row table:style-name="ro21">
          <table:table-cell office:value-type="string" table:style-name="ce5">
            <text:p>Initial training</text:p>
          </table:table-cell>
          <table:table-cell office:value-type="string" table:style-name="ce5">
            <text:p>Publique <text:s/>(University, école d'ingénieur, etc.)</text:p>
          </table:table-cell>
          <table:table-cell office:value-type="string" table:style-name="ce5">
            <text:p>IMT Atlantique</text:p>
          </table:table-cell>
          <table:table-cell office:value-type="string" table:style-name="ce5">
            <text:p>LUSSI</text:p>
          </table:table-cell>
          <table:table-cell office:value-type="string" table:style-name="ce5">
            <text:p>Engineering School (Bac+5)</text:p>
          </table:table-cell>
          <table:table-cell office:value-type="string" table:style-name="ce5">
            <text:p>One or more modules / teaching units</text:p>
          </table:table-cell>
          <table:table-cell office:value-type="string" table:style-name="ce7">
            <text:p>EU Hidden face of the digital world: environmental, social and societal impacts of the rise of new technologies (60H including 40H supervised)</text:p>
            <text:p/>
            <text:p>Presentation of the EU :</text:p>
            <text:p/>
            <text:p>At a time when the reduction of our ecological footprint is perceived as a necessity, we cannot ignore the environmental impact of the development of digital technologies. In a report by ADEME (Agence de l'Environnement et de la Maîtrise de l'Énergie) published in 2019, this sector is described as "responsible for 4% of the world's greenhouse gas emissions and the sharp increase in usage suggests that this carbon footprint will double by 2025" ("La face cachée du numérique", ADEME). In addition to its impact in terms of energy consumption, the ever-increasing role of digital technology in our societies also has numerous social and societal impacts and raises ethical questions that an engineer, a player in the digital transition, cannot ignore.</text:p>
            <text:p/>
            <text:p>The objective of this course is to provide students with :</text:p>
            <text:p>- the keys to understanding the environmental, social and societal challenges of the digital transformation of companies and society</text:p>
            <text:p>- a toolbox that will enable them to contribute to a responsible digital transformation</text:p>
            <text:p/>
            <text:p>Organisation of the EU :</text:p>
            <text:p>- A synthetic and exhaustive inventory of the impacts of digital technology: based on a workshop to understand the environmental, social and societal challenges of digital technology in a team and in a playful way (Digital Fresco).</text:p>
            <text:p>- Focus on a series of themes: digital and the environment, digital ethics, digital and geopolitics, responsible digital, digital and work</text:p>
            <text:p>Students will learn about the circular economy, eco-design, life cycle analysis, rare metals, responsible digital, digital labor, etc. They will attend lectures and conferences and debate in order to explore each of these themes and to understand the elements of solutions. The concept of life cycle analysis will be addressed through the creation of a simplified LCA.</text:p>
            <text:p>- An exchange session with alumni</text:p>
          </table:table-cell>
          <table:table-cell office:value-type="string" table:style-name="ce5">
            <text:p>Higher education</text:p>
          </table:table-cell>
          <table:table-cell office:value-type="string" table:style-name="ce5">
            <text:p>IMT Atlantique</text:p>
          </table:table-cell>
          <table:table-cell office:value-type="string" table:style-name="ce5">
            <text:p>Digital hidden face : environmental, socials, societals impacts of the rise of new technologies</text:p>
          </table:table-cell>
          <table:table-cell office:value-type="string" table:style-name="ce5">
            <text:p>Nantes</text:p>
          </table:table-cell>
          <table:table-cell table:style-name="ce5"/>
          <table:table-cell office:value-type="float" office:value="8" table:style-name="ce5">
            <text:p>8</text:p>
          </table:table-cell>
          <table:table-cell office:value-type="string" table:style-name="ce5">
            <text:p>face to face</text:p>
          </table:table-cell>
          <table:table-cell office:value-type="string" table:style-name="ce8">
            <text:p><text:a xlink:href="https://moodle.imt-atlantique.fr/course/view.php?id=1429">https://moodle.imt-atlantique.fr/course/view.php?id=1429</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Privée (établissement de formation, Enterprise, etc.)</text:p>
          </table:table-cell>
          <table:table-cell table:number-columns-repeated="3" table:style-name="ce5"/>
          <table:table-cell office:value-type="string" table:style-name="ce5">
            <text:p>Understand the fundamental concepts and approach to the eco-design of digital services.</text:p>
            <text:p>Integrate the key steps and tools.</text:p>
            <text:p>Implement the best practices of eco-design applied to websites and other digital services.</text:p>
          </table:table-cell>
          <table:table-cell office:value-type="string" table:style-name="ce7">
            <text:p>DEFINITIONS </text:p>
            <text:p>Eco-design: an axis of digital responsibility</text:p>
            <text:p>Eco-design of digital services</text:p>
            <text:p>Eco-design and accessibility</text:p>
            <text:p/>
            <text:p/>
            <text:p>APPROACH AND TOOLS </text:p>
            <text:p>The key stages of the approach</text:p>
            <text:p>Impact assessment and good practice tools</text:p>
            <text:p>Stakes and benefits</text:p>
            <text:p/>
            <text:p/>
            <text:p>PRACTICAL WORKSHOP</text:p>
            <text:p>Analysis of the user journey and the environmental impact of a site</text:p>
            <text:p>Identification of the main levers for action</text:p>
            <text:p>Examples of improvement</text:p>
            <text:p/>
            <text:p/>
            <text:p>CHECKLIST OF GOOD PRACTICES</text:p>
          </table:table-cell>
          <table:table-cell office:value-type="string" table:style-name="ce5">
            <text:p>Professional</text:p>
          </table:table-cell>
          <table:table-cell office:value-type="string" table:style-name="ce5">
            <text:p>Agence Lucie</text:p>
          </table:table-cell>
          <table:table-cell office:value-type="string" table:style-name="ce5">
            <text:p>Introduction to ecodesign of digital services</text:p>
          </table:table-cell>
          <table:table-cell office:value-type="string" table:style-name="ce5">
            <text:p>Paris</text:p>
          </table:table-cell>
          <table:table-cell table:style-name="ce48"/>
          <table:table-cell office:value-type="float" office:value="1" table:style-name="ce5">
            <text:p>1</text:p>
          </table:table-cell>
          <table:table-cell office:value-type="string" table:style-name="ce5">
            <text:p>Distancial</text:p>
          </table:table-cell>
          <table:table-cell office:value-type="string" table:style-name="ce9">
            <text:p><text:a xlink:href="https://agence-lucie.com/formation/introduction-eco-conception-services-numeriques/">https://agence-lucie.com/formation/introduction-eco-conception-services-numeriques/</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Privée (établissement de formation, Enterprise, etc.)</text:p>
          </table:table-cell>
          <table:table-cell table:number-columns-repeated="3" table:style-name="ce5"/>
          <table:table-cell office:value-type="string" table:style-name="ce5">
            <text:p>Understand the ecodesign approach for digital services through the ecodesign of a website and know how to situate it in relation to the broader approaches of Sustainable design of digital services and Green IT</text:p>
            <text:p>Master the fundamental concepts of ecodesign and know how to apply them in the digital domain and particularly to digital services</text:p>
            <text:p>Master the methodology and tools for eco-designing a digital service</text:p>
            <text:p>Know how to evaluate the performance and environmental maturity of a digital service</text:p>
          </table:table-cell>
          <table:table-cell office:value-type="string" table:style-name="ce7">
            <text:p/>
            <text:p>Day 1 - Theoretical contributions</text:p>
            <text:p/>
            <text:p>State of the art in ecodesign of digital services</text:p>
            <text:p/>
            <text:p>From sustainable development to ecodesign of digital services</text:p>
            <text:p>Identify the challenges of sustainable development applied to digital services</text:p>
            <text:p>Evaluate the potential of eco-design to reduce the associated ecological footprint</text:p>
            <text:p>Discover the fundamental principles of the eco-design of equipment</text:p>
            <text:p>Ecodesign of digital services</text:p>
            <text:p>Understand the ecodesign of digital services (definition, scope, limits, etc.)</text:p>
            <text:p>Master the general principles of ecodesign of digital services</text:p>
            <text:p>Feedback from experience</text:p>
            <text:p/>
            <text:p>The tools</text:p>
            <text:p/>
            <text:p>The project approach</text:p>
            <text:p>Best practice guidelines</text:p>
            <text:p>Evaluation tools</text:p>
            <text:p>Priority good practices: overview of all the good practices adapted to each stage of the life cycle, then study of each of them (a few dozen in detail)</text:p>
            <text:p>Expression of need</text:p>
            <text:p>Graphic and technical design</text:p>
            <text:p>Development / programming</text:p>
            <text:p>Deployment / production launch</text:p>
            <text:p>End of life</text:p>
            <text:p/>
            <text:p>Day 2 - Practical application</text:p>
            <text:p/>
            <text:p>Analysis workshop</text:p>
            <text:p>The trainer and the participants select a digital service to study. The trainer runs through the project in rapid succession to help the participants to concretise the approach, to understand the sequence of stages and to use the tools</text:p>
            <text:p/>
            <text:p>Group analysis</text:p>
            <text:p>The participants carry out the eco-design of a digital service of their choice on their own</text:p>
            <text:p/>
            <text:p>Day 3 - Feedback and certification</text:p>
            <text:p/>
            <text:p>Feedback</text:p>
            <text:p>The participants report the results of their analyses to the trainer, who plays the role of client.</text:p>
            <text:p>The trainer identifies the points acquired and those on which progress still needs to be made.</text:p>
            <text:p/>
          </table:table-cell>
          <table:table-cell office:value-type="string" table:style-name="ce5">
            <text:p>Professional</text:p>
          </table:table-cell>
          <table:table-cell office:value-type="string" table:style-name="ce5">
            <text:p>Octo Academy</text:p>
          </table:table-cell>
          <table:table-cell office:value-type="string" table:style-name="ce5">
            <text:p>Sustainable digital service (eco)design</text:p>
          </table:table-cell>
          <table:table-cell office:value-type="string" table:style-name="ce5">
            <text:p>Paris</text:p>
          </table:table-cell>
          <table:table-cell office:value-type="string" table:style-name="ce5">
            <text:p>GreenIT knowledge certificate</text:p>
          </table:table-cell>
          <table:table-cell office:value-type="float" office:value="3" table:style-name="ce5">
            <text:p>3</text:p>
          </table:table-cell>
          <table:table-cell office:value-type="string" table:style-name="ce5">
            <text:p>face to face</text:p>
          </table:table-cell>
          <table:table-cell office:value-type="string" table:style-name="ce9">
            <text:p><text:a xlink:href="https://www.octo.academy/formations/formation/151/ecoconception-responsable-de-service-numerique/1465/">https://www.octo.academy/formations/formation/151/ecoconception-responsable-de-service-numerique/1465/</text:a></text:p>
          </table:table-cell>
          <table:table-cell table:number-columns-repeated="16369"/>
        </table:table-row>
        <table:table-row table:style-name="ro6">
          <table:table-cell office:value-type="string" table:style-name="ce5">
            <text:p>Initial training</text:p>
          </table:table-cell>
          <table:table-cell office:value-type="string" table:style-name="ce5">
            <text:p>Publique <text:s/>(University, école d'ingénieur, etc.)</text:p>
          </table:table-cell>
          <table:table-cell table:number-columns-repeated="4" table:style-name="ce5"/>
          <table:table-cell office:value-type="string" table:style-name="ce7">
            <text:p>Impact of IT on the environment</text:p>
            <text:p>Manufacturing</text:p>
            <text:p>Use</text:p>
            <text:p>Destruction/Recycling</text:p>
            <text:p>IT for the environment</text:p>
            <text:p>An increasingly connected world ...</text:p>
            <text:p>State of play</text:p>
            <text:p>Outlook</text:p>
            <text:p>... and finite resources</text:p>
            <text:p>State of the art</text:p>
            <text:p>Outlook</text:p>
            <text:p>Our means of action</text:p>
            <text:p>Citizens' rules of good conduct</text:p>
            <text:p>Evolution of legislation (EU)</text:p>
            <text:p>Perspectives Academics, from research to teaching</text:p>
          </table:table-cell>
          <table:table-cell office:value-type="string" table:style-name="ce5">
            <text:p>Academic</text:p>
          </table:table-cell>
          <table:table-cell office:value-type="string" table:style-name="ce5">
            <text:p>Ecoles des Mines de Nantes</text:p>
          </table:table-cell>
          <table:table-cell office:value-type="string" table:style-name="ce5">
            <text:p>GreenIT : A practical study from IoT to the Cloud</text:p>
          </table:table-cell>
          <table:table-cell office:value-type="string" table:style-name="ce5">
            <text:p>Nantes</text:p>
          </table:table-cell>
          <table:table-cell table:style-name="ce5"/>
          <table:table-cell office:value-type="float" office:value="5" table:style-name="ce5">
            <text:p>5</text:p>
          </table:table-cell>
          <table:table-cell office:value-type="string" table:style-name="ce5">
            <text:p>face to face</text:p>
          </table:table-cell>
          <table:table-cell office:value-type="string" table:style-name="ce9">
            <text:p><text:a xlink:href="http://greenit.menaud.fr/">http://greenit.menaud.fr/</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Privée (établissement de formation, Enterprise, etc.)</text:p>
          </table:table-cell>
          <table:table-cell table:number-columns-repeated="3" table:style-name="ce5"/>
          <table:table-cell office:value-type="string" table:style-name="ce5">
            <text:p>Master the software ecodesign approach and methodology</text:p>
            <text:p>Know how to identify the best practices to implement</text:p>
            <text:p>Know how to measure the environmental performance of a software / website</text:p>
          </table:table-cell>
          <table:table-cell office:value-type="string" table:style-name="ce7">
            <text:p>State of the art ecodesign of digital services</text:p>
            <text:p>From sustainable development to software ecodesign</text:p>
            <text:p/>
            <text:p>Understand the challenges of sustainable development applied to ICT</text:p>
            <text:p>Evaluate the potential of ICT ecodesign to reduce the associated ecological footprint</text:p>
            <text:p>Discover the fundamental principles of equipment eco-design</text:p>
            <text:p/>
            <text:p>Ecodesign of software</text:p>
            <text:p/>
            <text:p>Understand software ecodesign (definition, scope, limits, etc.)</text:p>
            <text:p>Master the general principles of software eco-design:</text:p>
            <text:p>- Architecture</text:p>
            <text:p>- Social dimension</text:p>
            <text:p>- Environmental dimension</text:p>
            <text:p/>
            <text:p>Feedback from experience</text:p>
            <text:p/>
            <text:p>The tools</text:p>
            <text:p>This section illustrates the approach by presenting the tools and methodologies adapted to online services.</text:p>
            <text:p/>
            <text:p>The project approach</text:p>
            <text:p/>
            <text:p>Best practice guidelines</text:p>
            <text:p/>
            <text:p>Evaluation tools</text:p>
            <text:p/>
            <text:p>Priority good practices</text:p>
            <text:p/>
            <text:p>Overview of all the good practices adapted to each stage of the life cycle, then study of each of them (a few dozen in detail):</text:p>
            <text:p>- Expression of need</text:p>
            <text:p>- Graphic and technical design</text:p>
            <text:p>- Development / programming</text:p>
            <text:p>- Deployment / production launch</text:p>
            <text:p>- End of life</text:p>
            <text:p/>
            <text:p>Analysis workshop</text:p>
            <text:p/>
            <text:p>The trainer and the participants select a digital service to study. The trainer runs through the project in rapid succession to help the participants make the process concrete, understand the sequence of steps, and use the tools.</text:p>
            <text:p/>
            <text:p>Analysis workshop</text:p>
            <text:p/>
            <text:p>The participants continue the analysis of the digital service in the first part of the morning. The trainer helps them to carry out this analysis.</text:p>
            <text:p/>
            <text:p>Feedback</text:p>
            <text:p>The participants report the results of their analysis to the trainer who plays the role of client. The trainer identifies the points acquired and those on which progress still needs to be made.</text:p>
          </table:table-cell>
          <table:table-cell office:value-type="string" table:style-name="ce5">
            <text:p>Professional</text:p>
          </table:table-cell>
          <table:table-cell office:value-type="string" table:style-name="ce5">
            <text:p>PLB Consultant</text:p>
          </table:table-cell>
          <table:table-cell office:value-type="string" table:style-name="ce5">
            <text:p>Eco-design of Digital Services Training</text:p>
          </table:table-cell>
          <table:table-cell office:value-type="string" table:style-name="ce5">
            <text:p>Levallois-Perret</text:p>
            <text:p/>
          </table:table-cell>
          <table:table-cell office:value-type="string" table:style-name="ce5">
            <text:p>Eco Web Design" certification</text:p>
            <text:p>It is presented in the form of a MCQ of 60 questions that you will have to answer in 60 minutes. You need a score of 65% to obtain your certification.</text:p>
          </table:table-cell>
          <table:table-cell office:value-type="float" office:value="3" table:style-name="ce5">
            <text:p>3</text:p>
          </table:table-cell>
          <table:table-cell office:value-type="string" table:style-name="ce5">
            <text:p>face to face and distancial learning</text:p>
          </table:table-cell>
          <table:table-cell office:value-type="string" table:style-name="ce9">
            <text:p><text:a xlink:href="https://www.plb.fr/formation/oracle/formation-eco-conception-logiciels,5-700598.php">https://www.plb.fr/formation/oracle/formation-eco-conception-logiciels,5-700598.php</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Privée (établissement de formation, Enterprise, etc.)</text:p>
          </table:table-cell>
          <table:table-cell table:number-columns-repeated="3" table:style-name="ce5"/>
          <table:table-cell office:value-type="string" table:style-name="ce5">
            <text:p>Explain eco-design and life cycle thinking</text:p>
            <text:p>Identify the stakes for the company: regulatory, strategic, economic</text:p>
            <text:p>Carry out a simplified LCA and exploit its results</text:p>
            <text:p>Define the steps to implement an eco-design approach according to the CEN TS 16524 / NF E 01 005 standard (eco-design methodology for mechanical products)</text:p>
            <text:p>Explain the link between the eco-design approach and the requirements of the ISO 14001:2015 standard relating to the product life cycle perspective</text:p>
          </table:table-cell>
          <table:table-cell office:value-type="string" table:style-name="ce7">
            <text:p>Module 1 - Ecodesign and life cycle thinking: understanding eco-design</text:p>
            <text:p>Principles and fundamental notions of eco-design</text:p>
            <text:p>Module 2 - Regulations and standards applicable to eco-design: understanding the regulatory and normative framework of eco-design</text:p>
            <text:p>Regulations</text:p>
            <text:p>Overview of applicable regulations</text:p>
            <text:p>Focus on certain regulations: Reach, RoHS, ErP Directive (Ecodesign), EPR channels (WEEE, ELV)</text:p>
            <text:p>Standards</text:p>
            <text:p>Overview of applicable standards</text:p>
            <text:p>Module 3 - Strategic and market issues: understanding the benefits of an eco-design approach for your company</text:p>
            <text:p>Strategic stakes</text:p>
            <text:p>Image</text:p>
            <text:p>Communication: standards and benchmarks for environmental product display</text:p>
            <text:p>Market issues</text:p>
            <text:p>Economic issues</text:p>
            <text:p>Module 4 - Eco-design methods and tools: understanding the possible approaches and the principles of LCA</text:p>
            <text:p>Overview of tools</text:p>
            <text:p>Focus on environmental assessment through life cycle analysis (LCA)</text:p>
            <text:p>Principles</text:p>
            <text:p>Methodological framework</text:p>
            <text:p>Modelling software and databases</text:p>
            <text:p>Illustration by a simplified LCA on a case study with Ecodesign Studio</text:p>
            <text:p>Module 5 - Carrying out an eco-design approach: implementation in the product development process of the company</text:p>
            <text:p>Principles and general structure of the approach according to the CEN TS 16524 / NF E 01 005 standard</text:p>
            <text:p>Carrying out a strategic analysis of the product</text:p>
            <text:p>Environmental analysis: establishing the profile of a reference product</text:p>
            <text:p>Identification and prioritisation of areas for improvement</text:p>
            <text:p>Establishment of indicators and monitoring of environmental improvement</text:p>
            <text:p>Assessment and communication of the results obtained</text:p>
            <text:p>Illustration of each step by a case study using Ecodesign Studio software</text:p>
            <text:p>Module 6 - Integration of the eco-design approach into the environmental management system: making the link with the requirements of the ISO 14001:2015 standard on the product life cycle perspective</text:p>
            <text:p>Structure of the approach and principle of continuous improvement</text:p>
            <text:p>The requirements of the product life cycle perspective of ISO 14001:2015</text:p>
            <text:p>Declination of its environmental requirements towards external stakeholders</text:p>
          </table:table-cell>
          <table:table-cell office:value-type="string" table:style-name="ce5">
            <text:p>Training Organization</text:p>
          </table:table-cell>
          <table:table-cell office:value-type="string" table:style-name="ce5">
            <text:p>CETIM</text:p>
          </table:table-cell>
          <table:table-cell office:value-type="string" table:style-name="ce5">
            <text:p>Understanding and implementing an eco-design approach</text:p>
          </table:table-cell>
          <table:table-cell office:value-type="string" table:style-name="ce5">
            <text:p>Saint-Étienne</text:p>
          </table:table-cell>
          <table:table-cell table:style-name="ce5"/>
          <table:table-cell office:value-type="float" office:value="2" table:style-name="ce5">
            <text:p>2</text:p>
          </table:table-cell>
          <table:table-cell office:value-type="string" table:style-name="ce5">
            <text:p>Distancial</text:p>
          </table:table-cell>
          <table:table-cell office:value-type="string" table:style-name="ce9">
            <text:p><text:a xlink:href="https://www.cetim.fr/formation/formation/Conception/Eco-conception/comprendre-et-mettre-en-place-une-demarche-eco-conception-g10">https://www.cetim.fr/formation/formation/Conception/Eco-conception/comprendre-et-mettre-en-place-une-demarche-eco-conception-g10</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Privée (établissement de formation, Enterprise, etc.)</text:p>
          </table:table-cell>
          <table:table-cell table:number-columns-repeated="3" table:style-name="ce5"/>
          <table:table-cell office:value-type="string" table:style-name="ce5">
            <text:p>Explain eco-design and life cycle thinking;</text:p>
            <text:p>Identify the stakes for the company: regulatory, strategic, economic;</text:p>
            <text:p>Carry out a simplified LCA and use its results;</text:p>
            <text:p>Implement a step-by-step eco-design approach according to the CEN TS 16524 / NF E 01 005 standard;</text:p>
            <text:p>Make the link between the eco-design approach and the requirements of the ISO 14001:2015 standard.</text:p>
          </table:table-cell>
          <table:table-cell office:value-type="string" table:style-name="ce7">
            <text:p>Module 1: Ecodesign and life cycle thinking</text:p>
            <text:p>Principles and fundamental notions of eco-design</text:p>
            <text:p>Module 2: Regulations and standards applicable to eco-design</text:p>
            <text:p>Overview of regulations</text:p>
            <text:p>Focus on certain regulations: Reach, RoHS, ErP Directive (Ecodesign), EPR channels (WEEE, ELV)</text:p>
            <text:p>Overview of standards</text:p>
            <text:p>Module 3: Strategic and market issues</text:p>
            <text:p>Stakes and interests of an eco-design approach for the company</text:p>
            <text:p>Communication references for the environmental performance of its products</text:p>
            <text:p>Module 4: Eco-design methods and tools</text:p>
            <text:p>Overview of tools</text:p>
            <text:p>Focus on environmental assessment through life cycle analysis (LCA)</text:p>
            <text:p>Illustration by a simplified LCA on a case study with the Ecodesign Studio software</text:p>
            <text:p>Module 5: Implementation of an eco-design approach</text:p>
            <text:p>Step-by-step implementation of the approach according to the CEN TS 16524 / NF E 01 005 standard</text:p>
            <text:p>Practical application on a case study with the Ecodesign Studio software</text:p>
            <text:p>Module 6: Integration of the eco-design approach into the environmental management system</text:p>
            <text:p>Structure of the approach and principle of continuous improvement</text:p>
            <text:p>Link between the approach and the requirements of the life cycle perspective of the ISO 14001:2015 standard</text:p>
            <text:p>Declination of its environmental requirements towards external interested parties</text:p>
          </table:table-cell>
          <table:table-cell office:value-type="string" table:style-name="ce5">
            <text:p>Training Organization</text:p>
          </table:table-cell>
          <table:table-cell office:value-type="string" table:style-name="ce5">
            <text:p>CETIM</text:p>
          </table:table-cell>
          <table:table-cell office:value-type="string" table:style-name="ce5">
            <text:p>Products innovation : understanding and implementing an eco-design approach</text:p>
          </table:table-cell>
          <table:table-cell office:value-type="string" table:style-name="ce49">
            <text:p>Mulhouse</text:p>
          </table:table-cell>
          <table:table-cell table:style-name="ce50"/>
          <table:table-cell office:value-type="float" office:value="2" table:style-name="ce5">
            <text:p>2</text:p>
          </table:table-cell>
          <table:table-cell office:value-type="string" table:style-name="ce5">
            <text:p>Distancial</text:p>
          </table:table-cell>
          <table:table-cell office:value-type="string" table:style-name="ce9">
            <text:p><text:a xlink:href="https://www.cetim.fr/formation/formation/Conception/Eco-conception/innover-sur-vos-produits-comprendre-et-mettre-en-place-une-demarche-eco-conception-w-g10">https://www.cetim.fr/formation/formation/Conception/Eco-conception/innover-sur-vos-produits-comprendre-et-mettre-en-place-une-demarche-eco-conception-w-g10</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Privée (établissement de formation, Enterprise, etc.)</text:p>
          </table:table-cell>
          <table:table-cell table:number-columns-repeated="3" table:style-name="ce5"/>
          <table:table-cell office:value-type="string" table:style-name="ce5">
            <text:p/>
            <text:p>Learning objectives</text:p>
            <text:p>Carry out and interpret an LCA.</text:p>
            <text:p>Use the main functions of the SimaPro tool.</text:p>
            <text:p>Understand the connections between LCA and eco-design of products</text:p>
          </table:table-cell>
          <table:table-cell office:value-type="string" table:style-name="ce7">
            <text:p>Principles of Life Cycle Assessment (LCA)</text:p>
            <text:p>Normative and regulatory context (ISO 14040/44 standards).</text:p>
            <text:p>Presentation of the stages of LCA.</text:p>
            <text:p>Presentation of the different databases.</text:p>
            <text:p>Presentation of the different calculation methods.</text:p>
            <text:p>Reminder of the rules of environmental communication based on an LCA.</text:p>
            <text:p>Presentation of the SimaPro software and practical application</text:p>
            <text:p>Presentation of the field of application and the main functions.</text:p>
            <text:p>Case study on an industrial example including :</text:p>
            <text:p>data collection ;</text:p>
            <text:p>Modelling the life cycle of a product;</text:p>
            <text:p>Choice of calculation methods;</text:p>
            <text:p>interpretation of results;</text:p>
            <text:p>the link with eco-design (product improvement from an environmental point of view).</text:p>
          </table:table-cell>
          <table:table-cell office:value-type="string" table:style-name="ce5">
            <text:p>Training Organization</text:p>
          </table:table-cell>
          <table:table-cell office:value-type="string" table:style-name="ce5">
            <text:p>CETIM</text:p>
          </table:table-cell>
          <table:table-cell office:value-type="string" table:style-name="ce5">
            <text:p>Know how to carry out a Life Cycle Assessment (LCA) of a product</text:p>
          </table:table-cell>
          <table:table-cell office:value-type="string" table:style-name="ce5">
            <text:p>Paris</text:p>
          </table:table-cell>
          <table:table-cell table:style-name="ce50"/>
          <table:table-cell office:value-type="float" office:value="2" table:style-name="ce5">
            <text:p>2</text:p>
          </table:table-cell>
          <table:table-cell office:value-type="string" table:style-name="ce5">
            <text:p>face to face and distancial learning</text:p>
          </table:table-cell>
          <table:table-cell office:value-type="string" table:style-name="ce9">
            <text:p><text:a xlink:href="https://www.cetim.fr/formation/formation/Industrie-du-Futur/Eco-conception/savoir-realiser-une-analyse-du-cycle-de-vie-acv-d-un-produit-g11">https://www.cetim.fr/formation/formation/Industrie-du-Futur/Eco-conception/savoir-realiser-une-analyse-du-cycle-de-vie-acv-d-un-produit-g11</text:a></text:p>
          </table:table-cell>
          <table:table-cell table:number-columns-repeated="16369"/>
        </table:table-row>
        <table:table-row table:style-name="ro6">
          <table:table-cell office:value-type="string" table:style-name="ce5">
            <text:p>Initial training</text:p>
          </table:table-cell>
          <table:table-cell office:value-type="string" table:style-name="ce5">
            <text:p>Publique <text:s/>(University, école d'ingénieur, etc.)</text:p>
          </table:table-cell>
          <table:table-cell office:value-type="string" table:style-name="ce5">
            <text:p>ESIEE[IT]</text:p>
          </table:table-cell>
          <table:table-cell table:number-columns-repeated="2" table:style-name="ce5"/>
          <table:table-cell office:value-type="string" table:style-name="ce5">
            <text:p>At the end of this course, all participants will know :</text:p>
            <text:p/>
            <text:p>What are the main trends in the field of digital responsibility</text:p>
            <text:p>Propose solutions to reduce costs</text:p>
            <text:p>Set up a Green IT project</text:p>
          </table:table-cell>
          <table:table-cell office:value-type="string" table:style-name="ce25">
            <text:p>Module 1. Green IT: Context and challenges</text:p>
            <text:p>The increase in energy consumption</text:p>
            <text:p>The first initiatives in the field of recycling</text:p>
            <text:p>Definition of Green IT</text:p>
            <text:p>Fad, marketing effect or sustainable effect?</text:p>
            <text:p>A major challenge for everyone</text:p>
            <text:p>Module 2. Green IT, from project to implementation</text:p>
            <text:p>Six major fundamental stages</text:p>
            <text:p>Initiating the Green IT strategy in the company</text:p>
            <text:p>Analysis and audit of the existing situation</text:p>
            <text:p>Weighting of monitoring indicators according to the Enterprise</text:p>
            <text:p>Integration of the results on a maturity scale</text:p>
            <text:p>Strategic orientation and urbanisation of the information system</text:p>
            <text:p>Implementation of recommendations and support for change</text:p>
            <text:p>Example of a checklist (IT and office automation, Data centres, Hardware life cycle, Telecommunications)</text:p>
            <text:p>From the origin of the workstation to current technologies</text:p>
            <text:p>The concept of thin clients</text:p>
            <text:p>The extinction of the workstation</text:p>
            <text:p>Naturally eco-phobic computer applications</text:p>
            <text:p>Module 3. Responsible purchasing</text:p>
            <text:p>Eco-design, initiator of responsible purchasing</text:p>
            <text:p>The main eco-labels</text:p>
            <text:p>The daily use of eco-labels</text:p>
            <text:p>Module 4. Managing printing well</text:p>
            <text:p>Observations and impacts of our printing habits</text:p>
            <text:p>Controlling your printing</text:p>
            <text:p>Module 5. The computer park as a whole</text:p>
            <text:p>From the origin of the workstation to current technologies</text:p>
            <text:p>The notion of thin clients</text:p>
            <text:p>The extinction of the workstation</text:p>
            <text:p>Naturally eco-phobic computer applications</text:p>
            <text:p>Module 6. Moving towards green data centres</text:p>
            <text:p>Diving into the heart of data centres</text:p>
            <text:p>The Dell Computer</text:p>
            <text:p>Green data centres</text:p>
            <text:p>Module 7. Managing the end of life of equipment</text:p>
            <text:p>Why recycle?</text:p>
            <text:p>Regulations</text:p>
            <text:p>Everyday recycling and reuse</text:p>
            <text:p>Module 8. The approach in the Enterprise and administrations</text:p>
            <text:p>Corporate governance in the age of Green IT</text:p>
            <text:p>Communities as drivers of change</text:p>
          </table:table-cell>
          <table:table-cell office:value-type="string" table:style-name="ce5">
            <text:p>Academic</text:p>
          </table:table-cell>
          <table:table-cell office:value-type="string" table:style-name="ce5">
            <text:p>ESIEE[IT]</text:p>
          </table:table-cell>
          <table:table-cell office:value-type="string" table:style-name="ce5">
            <text:p>ESIEE (CCI Paris)</text:p>
          </table:table-cell>
          <table:table-cell office:value-type="string" table:style-name="ce5">
            <text:p>Pontoise</text:p>
          </table:table-cell>
          <table:table-cell office:value-type="string" table:style-name="ce5">
            <text:p>MCQ - Certificat ESIEE-IT</text:p>
          </table:table-cell>
          <table:table-cell office:value-type="float" office:value="2" table:style-name="ce5">
            <text:p>2</text:p>
          </table:table-cell>
          <table:table-cell office:value-type="string" table:style-name="ce5">
            <text:p>Distancial</text:p>
          </table:table-cell>
          <table:table-cell office:value-type="string" table:style-name="ce9">
            <text:p><text:a xlink:href="https://www.esiee-it.fr/fr/formation-continue-green-it-le-numerique-responsable-grit0">https://www.esiee-it.fr/fr/formation-continue-green-it-le-numerique-responsable-grit0</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Privée (établissement de formation, Enterprise, etc.)</text:p>
          </table:table-cell>
          <table:table-cell office:value-type="string" table:style-name="ce5">
            <text:p>TEMESIS</text:p>
          </table:table-cell>
          <table:table-cell table:number-columns-repeated="2" table:style-name="ce5"/>
          <table:table-cell office:value-type="string" table:style-name="ce51">
            <text:p>Understand the challenges of Sustainable digital design and digital eco-design, which are part of global issues;</text:p>
            <text:p>To master the differences in concepts and values present in Sustainable Digital Design;</text:p>
            <text:p>To approach the digital eco-design approach in a simple and tool-rich way;</text:p>
            <text:p>To act, by creating the reflex of digital sobriety within future projects.</text:p>
          </table:table-cell>
          <table:table-cell office:value-type="string" table:style-name="ce7">
            <text:p>This training course provides an understanding of the current issues as well as the social and environmental impact of digital technology. It then addresses the means of deploying a responsible digital approach. The detailed programme is as follows:</text:p>
            <text:p/>
            <text:p>The current context, environmental and social issues</text:p>
            <text:p>The global impact of digital technology: Life Cycle Assessment (LCA) of digital technology and of a digital service project</text:p>
            <text:p>The impact of material manufacturing, of our daily use of digital technology and of the end of life</text:p>
            <text:p>Place for sobriety and responsibility: definition of the concepts of digital sobriety, low-tech, green IT, IT4Green, accessibility, inclusion, illectronism, digital eco-design, Green-UX, respect for personal data, ethics</text:p>
            <text:p>Interactive quiz on the key points</text:p>
            <text:p>How do I do it? Guides, guidelines and good practices for digital eco-design, while paying attention to the rebound effects</text:p>
            <text:p>The digital ecodesign approach: interest, method, measurement tools and demonstration with practical cases</text:p>
          </table:table-cell>
          <table:table-cell office:value-type="string" table:style-name="ce5">
            <text:p>Enterprise certification Qualiopi</text:p>
          </table:table-cell>
          <table:table-cell office:value-type="string" table:style-name="ce5">
            <text:p>TEMESIS</text:p>
          </table:table-cell>
          <table:table-cell office:value-type="string" table:style-name="ce5">
            <text:p>Raising awareness of digital sustainability <text:s/>and eco-design</text:p>
          </table:table-cell>
          <table:table-cell office:value-type="string" table:style-name="ce5">
            <text:p>Paris</text:p>
          </table:table-cell>
          <table:table-cell table:style-name="ce5"/>
          <table:table-cell office:value-type="float" office:value="0.5" table:style-name="ce5">
            <text:p>0,5</text:p>
          </table:table-cell>
          <table:table-cell office:value-type="string" table:style-name="ce5">
            <text:p>face to face and distancial learning</text:p>
          </table:table-cell>
          <table:table-cell office:value-type="string" table:style-name="ce9">
            <text:p><text:a xlink:href="https://www.temesis.com/expertises/ecoconception/formation/sensibilisation-numerique-responsable/">https://www.temesis.com/expertises/ecoconception/formation/sensibilisation-numerique-responsable/</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Privée (établissement de formation, Enterprise, etc.)</text:p>
          </table:table-cell>
          <table:table-cell office:value-type="string" table:style-name="ce5">
            <text:p>TEMESIS</text:p>
          </table:table-cell>
          <table:table-cell table:number-columns-repeated="2" table:style-name="ce5"/>
          <table:table-cell office:value-type="string" table:style-name="ce51">
            <text:p>Reflect collectively on the implementation of good practice in terms of the design and use of digital technology</text:p>
            <text:p>To perceive the stakes and the levels of impact of each good practice according to the perceptions and achievements of each learner</text:p>
            <text:p>Demonstrate and become aware that simple to complex solutions, in terms of use and development, are easily identifiable and achievable</text:p>
            <text:p>To benefit from collective sharing within a collaborative thinking workshop</text:p>
            <text:p>To deploy good practices of eco-Sustainable digital in the organisation, to apply these good practices to oneself</text:p>
          </table:table-cell>
          <table:table-cell office:value-type="string" table:style-name="ce7">
            <text:p>In the form of an ideation workshop, this exercise in collective intelligence makes it possible to become aware of the means of action, their scope and their degree of difficulty. The detailed programme is as follows:</text:p>
            <text:p/>
            <text:p>What is a good practice of responsible ecodesign? Examples.</text:p>
            <text:p>Research and collective drafting of good practices</text:p>
            <text:p>Organisation of these good practices according to their category, impact and difficulty of implementation</text:p>
          </table:table-cell>
          <table:table-cell office:value-type="string" table:style-name="ce5">
            <text:p>Enterprise</text:p>
          </table:table-cell>
          <table:table-cell office:value-type="string" table:style-name="ce5">
            <text:p>TEMESIS</text:p>
          </table:table-cell>
          <table:table-cell office:value-type="string" table:style-name="ce5">
            <text:p>Workshop on good practice in eco-design and digital sustainability<text:s/></text:p>
          </table:table-cell>
          <table:table-cell office:value-type="string" table:style-name="ce5">
            <text:p>Paris</text:p>
          </table:table-cell>
          <table:table-cell table:style-name="ce5"/>
          <table:table-cell office:value-type="float" office:value="0.5" table:style-name="ce5">
            <text:p>0,5</text:p>
          </table:table-cell>
          <table:table-cell office:value-type="string" table:style-name="ce5">
            <text:p>face to face and distancial learning</text:p>
          </table:table-cell>
          <table:table-cell office:value-type="string" table:style-name="ce9">
            <text:p><text:a xlink:href="https://www.temesis.com/expertises/ecoconception/formation/atelier-ecoconception-numerique-responsable/">https://www.temesis.com/expertises/ecoconception/formation/atelier-ecoconception-numerique-responsable/</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Privée (établissement de formation, Enterprise, etc.)</text:p>
          </table:table-cell>
          <table:table-cell office:value-type="string" table:style-name="ce5">
            <text:p>TEMESIS</text:p>
          </table:table-cell>
          <table:table-cell table:number-columns-repeated="2" table:style-name="ce5"/>
          <table:table-cell office:value-type="string" table:style-name="ce51">
            <text:p>To have the theory and practice of the subjects Digital Responsibility and Digital Ecodesign</text:p>
            <text:p>Understand the impacts of digital technology in the context of global issues</text:p>
            <text:p>Master the differences in concepts and values present in Sustainable digital design</text:p>
            <text:p>To approach the digital eco-design approach in a simple and tool-rich way</text:p>
            <text:p>Take action by creating a digital sobriety reflex within future digital projects</text:p>
          </table:table-cell>
          <table:table-cell office:value-type="string" table:style-name="ce25">
            <text:p>The detailed programme is as follows:</text:p>
            <text:p/>
            <text:p>The current context, environmental and social issues</text:p>
            <text:p>The global impact of digital technology: Life Cycle Assessment (LCA) of digital technology and of a digital service project</text:p>
            <text:p>The impact of material manufacturing, of our daily use of digital technology and of the end of life</text:p>
            <text:p>Place for sobriety and responsibility: definition of the concepts of digital sobriety, low-tech, green IT, IT4Green, accessibility, inclusion, illectronism, digital eco-design, Green-UX, respect for personal data, ethics and responsible digital</text:p>
            <text:p>Interactive quiz on the key points</text:p>
            <text:p>Collective brainstorming workshop to define and categorise good ecodesign and responsible digital practices</text:p>
            <text:p>What do I do? Guides, reference systems and good practices in digital ecodesign, while paying attention to the rebound effects</text:p>
            <text:p>The Ecodesign approach: interest, method, measurement tools and demonstration with practical cases</text:p>
            <text:p>This training course with a workshop for collective reflection brings together the awareness-raising training on responsible digital design and ecodesign and the workshop on good practices in ecodesign and responsible digital design. It can be punctuated by edutainment interventions (interactive quiz) to reinforce the memorization of the essential points.</text:p>
          </table:table-cell>
          <table:table-cell office:value-type="string" table:style-name="ce5">
            <text:p>Enterprise</text:p>
          </table:table-cell>
          <table:table-cell office:value-type="string" table:style-name="ce5">
            <text:p>TEMESIS</text:p>
          </table:table-cell>
          <table:table-cell office:value-type="string" table:style-name="ce5">
            <text:p>Understanding digital sustainability &amp; the digital eco-design approach (1 day)</text:p>
          </table:table-cell>
          <table:table-cell office:value-type="string" table:style-name="ce5">
            <text:p>Paris</text:p>
          </table:table-cell>
          <table:table-cell table:style-name="ce5"/>
          <table:table-cell office:value-type="float" office:value="1" table:style-name="ce5">
            <text:p>1</text:p>
          </table:table-cell>
          <table:table-cell office:value-type="string" table:style-name="ce5">
            <text:p>face to face and distancial learning</text:p>
          </table:table-cell>
          <table:table-cell office:value-type="string" table:style-name="ce8">
            <text:p><text:a xlink:href="https://www.temesis.com/expertises/ecoconception/formation/comprendre-numerique-responsable-ecoconception/">https://www.temesis.com/expertises/ecoconception/formation/comprendre-numerique-responsable-ecoconception/</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Privée (établissement de formation, Enterprise, etc.)</text:p>
          </table:table-cell>
          <table:table-cell office:value-type="string" table:style-name="ce5">
            <text:p>TEMESIS</text:p>
          </table:table-cell>
          <table:table-cell table:number-columns-repeated="2" table:style-name="ce5"/>
          <table:table-cell office:value-type="string" table:style-name="ce27">
            <text:p>To have the theory and practice of the subjects Digital Responsibility and Digital Ecodesign</text:p>
            <text:p>Understand the impacts of digital technology in the context of global issues</text:p>
            <text:p>Master the differences in concepts and values present in Sustainable Digital</text:p>
            <text:p>To approach the digital eco-design approach in a simple and tool-rich way</text:p>
            <text:p>Take action by creating a digital sobriety reflex within future digital projects</text:p>
            <text:p>To think concretely about the eco-design of a digital service by minimising its environmental impact via an optimisation exercise (1-day participative workshop)</text:p>
          </table:table-cell>
          <table:table-cell office:value-type="string" table:style-name="ce25">
            <text:p>The detailed programme is as follows:</text:p>
            <text:p/>
            <text:p>The current context, environmental and social issues</text:p>
            <text:p>The global impact of digital technology: Life Cycle Assessment (LCA) of digital technology and of a digital service project</text:p>
            <text:p>The impact of material manufacturing, of our daily use of digital technology and of the end of life</text:p>
            <text:p>Place for sobriety and responsibility: definition of the concepts of digital sobriety, low-tech, green IT, IT4Green, accessibility, inclusion, illectronism, digital eco-design, Green-UX, respect for personal data, ethics and responsible digital</text:p>
            <text:p>Interactive quiz on the key points</text:p>
            <text:p>What do I do? Guides, guidelines and good practices for digital eco-design, while paying attention to the rebound effects</text:p>
            <text:p>Collective reflection workshop in order to define and categorise good ecodesign and responsible digital practices</text:p>
            <text:p>The digital ecodesign approach: interest, method, measurement tools and demonstration with practical cases</text:p>
            <text:p>(1-day practical workshop) Improvement of a fictitious web project from the UX design stage, in the form of individual reflection using the Figma tool and with sharing of optimisations in groups. Online case studies: audit and possible areas of improvement.</text:p>
            <text:p>This complete training course with a practical ecodesign and Green-UX workshop combines the awareness-raising training on responsible digital design and ecodesign with the best practices workshop on ecodesign and responsible digital design. It can be punctuated by edutainment interventions (interactive quiz) to reinforce the memorization of the essential points.</text:p>
          </table:table-cell>
          <table:table-cell office:value-type="string" table:style-name="ce5">
            <text:p>Enterprise</text:p>
          </table:table-cell>
          <table:table-cell office:value-type="string" table:style-name="ce5">
            <text:p>TEMESIS</text:p>
          </table:table-cell>
          <table:table-cell office:value-type="string" table:style-name="ce5">
            <text:p>Understanding digitalsustainability &amp; the digital eco-design approach (2 days with workshop)</text:p>
          </table:table-cell>
          <table:table-cell office:value-type="string" table:style-name="ce5">
            <text:p>Paris</text:p>
          </table:table-cell>
          <table:table-cell table:style-name="ce5"/>
          <table:table-cell office:value-type="float" office:value="2" table:style-name="ce5">
            <text:p>2</text:p>
          </table:table-cell>
          <table:table-cell office:value-type="string" table:style-name="ce5">
            <text:p>face to face and distancial learning</text:p>
          </table:table-cell>
          <table:table-cell office:value-type="string" table:style-name="ce9">
            <text:p><text:a xlink:href="https://www.temesis.com/expertises/ecoconception/formation/comprendre-numerique-responsable-ecoconception-atelier/">https://www.temesis.com/expertises/ecoconception/formation/comprendre-numerique-responsable-ecoconception-atelier/</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Privée (établissement de formation, Enterprise, etc.)</text:p>
          </table:table-cell>
          <table:table-cell office:value-type="string" table:style-name="ce5">
            <text:p>TEMESIS</text:p>
          </table:table-cell>
          <table:table-cell table:number-columns-repeated="2" table:style-name="ce5"/>
          <table:table-cell office:value-type="string" table:style-name="ce27">
            <text:p>Sustainable Designer - Duration 3 hours (UX-UI designer)</text:p>
            <text:p>Sustainable developer - Duration 3 hours (Front &amp; Back developer)</text:p>
            <text:p>Sustainable Project Manager - 3 hours duration (Project Manager)</text:p>
            <text:p>Sustainable Product Manager - 3 hours duration (Product manager &amp; Product owner)</text:p>
            <text:p>Sustainable Infrastructure - 3 hours duration (SRE - Site Reliability Engineering, Devops &amp; Adminsys)</text:p>
            <text:p>Sustainable Marketing Manager - Duration 3 hours (Marketing Manager)</text:p>
          </table:table-cell>
          <table:table-cell table:style-name="ce25"/>
          <table:table-cell office:value-type="string" table:style-name="ce5">
            <text:p>Enterprise</text:p>
          </table:table-cell>
          <table:table-cell office:value-type="string" table:style-name="ce5">
            <text:p>TEMESIS</text:p>
          </table:table-cell>
          <table:table-cell office:value-type="string" table:style-name="ce5">
            <text:p>Online training</text:p>
          </table:table-cell>
          <table:table-cell office:value-type="string" table:style-name="ce5">
            <text:p>Paris</text:p>
          </table:table-cell>
          <table:table-cell table:style-name="ce5"/>
          <table:table-cell office:value-type="float" office:value="3" table:style-name="ce5">
            <text:p>3</text:p>
          </table:table-cell>
          <table:table-cell office:value-type="string" table:style-name="ce5">
            <text:p>Distancial</text:p>
          </table:table-cell>
          <table:table-cell office:value-type="string" table:style-name="ce9">
            <text:p><text:a xlink:href="https://www.temesis.com/expertises/ecoconception/formation/module-specifique/">https://www.temesis.com/expertises/ecoconception/formation/module-specifique/</text:a></text:p>
          </table:table-cell>
          <table:table-cell table:number-columns-repeated="16369"/>
        </table:table-row>
        <table:table-row table:style-name="ro6">
          <table:table-cell office:value-type="string" table:style-name="ce12">
            <text:p>Initial training</text:p>
          </table:table-cell>
          <table:table-cell office:value-type="string" table:style-name="ce12">
            <text:p>Privée (établissement de formation, Enterprise, etc.)</text:p>
          </table:table-cell>
          <table:table-cell table:number-columns-repeated="4" table:style-name="ce6"/>
          <table:table-cell table:style-name="ce52"/>
          <table:table-cell office:value-type="string" table:style-name="ce12">
            <text:p>Academic</text:p>
          </table:table-cell>
          <table:table-cell table:style-name="ce12"/>
          <table:table-cell office:value-type="string" table:style-name="ce12">
            <text:p>EPF Engineering School</text:p>
          </table:table-cell>
          <table:table-cell office:value-type="string" table:style-name="ce12">
            <text:p>Montpellier</text:p>
          </table:table-cell>
          <table:table-cell office:value-type="string" table:style-name="ce12">
            <text:p>Skill-based evaluation</text:p>
          </table:table-cell>
          <table:table-cell office:value-type="float" office:value="3" table:style-name="ce12">
            <text:p>3</text:p>
          </table:table-cell>
          <table:table-cell table:style-name="ce12"/>
          <table:table-cell office:value-type="string" table:style-name="ce53">
            <text:p><text:a xlink:href="https://www.epf.fr/formations/cycle-master-les-majeures/majeure-data-engineering">https://www.epf.fr/formations/cycle-master-les-majeures/majeure-data-engineering</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Privée (établissement de formation, Enterprise, etc.)</text:p>
          </table:table-cell>
          <table:table-cell table:number-columns-repeated="4" table:style-name="ce6"/>
          <table:table-cell office:value-type="string" table:style-name="ce5">
            <text:p>CCP 1 - Accompany different audiences towards autonomy in the use of digital technologies, services and media:</text:p>
            <text:p>Develop mediation programmes to facilitate the appropriation of knowledge and digital uses.</text:p>
            <text:p/>
            <text:p>Designing and producing educational and documentary resources for different media.</text:p>
            <text:p/>
            <text:p>To welcome different audiences, inform them and propose digital mediation actions.</text:p>
            <text:p/>
            <text:p>Prepare and lead individual and collective mediation actions in different digital environments.</text:p>
            <text:p>CP 2 - Contribute to the development of a digital mediation space and its projects:</text:p>
            <text:p>Carry out a diagnosis of the territory and its digital needs. Contribute to the development and financial sustainability of a digital mediation space.</text:p>
            <text:p/>
            <text:p>Develop partnerships and collaborations with local actors.</text:p>
            <text:p/>
            <text:p>Promoting a digital mediation space and its projects through internal and external multi-channel communication.</text:p>
            <text:p>CCP 3 - Contribute to the management of a digital mediation space and lead its collaborative projects:</text:p>
            <text:p/>
            <text:p>Contribute to the administrative and accounting follow-up of a digital mediation space.</text:p>
            <text:p/>
            <text:p>Ensure the upkeep and maintenance of the digital equipment of a digital mediation space.</text:p>
            <text:p/>
            <text:p>Facilitating and accompanying collaborative projects in physical and remote communities.</text:p>
          </table:table-cell>
          <table:table-cell office:value-type="string" table:style-name="ce11">
            <text:p>Training Center</text:p>
          </table:table-cell>
          <table:table-cell office:value-type="string" table:style-name="ce5">
            <text:p>EMERAUDE COMPETENCES MFR - CFA</text:p>
          </table:table-cell>
          <table:table-cell office:value-type="string" table:style-name="ce5">
            <text:p>Title of Digital Mediation Space Manager</text:p>
          </table:table-cell>
          <table:table-cell office:value-type="string" table:style-name="ce5">
            <text:p>SAINT MALO</text:p>
          </table:table-cell>
          <table:table-cell office:value-type="string" table:style-name="ce5">
            <text:p>Professional title of digital mediation space manager</text:p>
            <text:p>Level 5 (bac+2)</text:p>
          </table:table-cell>
          <table:table-cell office:value-type="float" office:value="58" table:style-name="ce7">
            <text:p>58</text:p>
          </table:table-cell>
          <table:table-cell office:value-type="string" table:style-name="ce5">
            <text:p>face to face</text:p>
          </table:table-cell>
          <table:table-cell office:value-type="string" table:style-name="ce5">
            <text:p>http://www.emeraude-competences-mfr.fr/formations-5-54-titre-Professional-responsable-d--039-espace-de-mediation-numerique.html</text:p>
          </table:table-cell>
          <table:table-cell table:number-columns-repeated="16369"/>
        </table:table-row>
        <table:table-row table:style-name="ro6">
          <table:table-cell office:value-type="string" table:style-name="ce12">
            <text:p>Initial training et Continuing Education</text:p>
          </table:table-cell>
          <table:table-cell office:value-type="string" table:style-name="ce5">
            <text:p>Privée (établissement de formation, Enterprise, etc.)</text:p>
          </table:table-cell>
          <table:table-cell table:number-columns-repeated="2" table:style-name="ce12"/>
          <table:table-cell office:value-type="string" table:style-name="ce12">
            <text:p>Other</text:p>
          </table:table-cell>
          <table:table-cell office:value-type="string" table:style-name="ce12">
            <text:p>Single intervention (workshop or learning classe)</text:p>
          </table:table-cell>
          <table:table-cell office:value-type="string" table:style-name="ce12">
            <text:p>1 one-day course, 7h</text:p>
            <text:p>Digital impacts, green coding, eco-design</text:p>
          </table:table-cell>
          <table:table-cell office:value-type="string" table:style-name="ce12">
            <text:p>IT School</text:p>
          </table:table-cell>
          <table:table-cell office:value-type="string" table:style-name="ce12">
            <text:p>IT Akademy</text:p>
          </table:table-cell>
          <table:table-cell office:value-type="string" table:style-name="ce11">
            <text:p>Fullstack developer</text:p>
          </table:table-cell>
          <table:table-cell office:value-type="string" table:style-name="ce33">
            <text:p>Lyon</text:p>
          </table:table-cell>
          <table:table-cell office:value-type="string" table:style-name="ce12">
            <text:p>RNCP31678 certification for the entire course</text:p>
          </table:table-cell>
          <table:table-cell office:value-type="float" office:value="1" table:style-name="ce12">
            <text:p>1</text:p>
          </table:table-cell>
          <table:table-cell office:value-type="string" table:style-name="ce12">
            <text:p>face to face</text:p>
          </table:table-cell>
          <table:table-cell office:value-type="string" table:style-name="ce15">
            <text:p><text:a xlink:href="https://www.it-akademy.fr/formation/parcours/2/developpeur-fullstack-dfs">https://www.it-akademy.fr/formation/parcours/2/developpeur-fullstack-dfs</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MOOC</text:p>
          </table:table-cell>
          <table:table-cell table:number-columns-repeated="4" table:style-name="ce5"/>
          <table:table-cell office:value-type="string" table:style-name="ce5">
            <text:p>Digital Responsibility, 5 videos of 30 minutes in total, lots of links and a quiz at the end for a small certification</text:p>
          </table:table-cell>
          <table:table-cell table:number-columns-repeated="3" table:style-name="ce5"/>
          <table:table-cell office:value-type="string" table:style-name="ce5">
            <text:p>Rouen</text:p>
          </table:table-cell>
          <table:table-cell table:style-name="ce5"/>
          <table:table-cell office:value-type="float" office:value="0.5" table:style-name="ce5">
            <text:p>0,5</text:p>
          </table:table-cell>
          <table:table-cell office:value-type="string" table:style-name="ce11">
            <text:p>Distancial</text:p>
          </table:table-cell>
          <table:table-cell office:value-type="string" table:style-name="ce5">
            <text:p>https://metropoleposition.fr/agir-pour-un-numerique-responsable/</text:p>
          </table:table-cell>
          <table:table-cell table:number-columns-repeated="16369"/>
        </table:table-row>
        <table:table-row table:style-name="ro6">
          <table:table-cell office:value-type="string" table:style-name="ce5">
            <text:p>Continuing Education</text:p>
          </table:table-cell>
          <table:table-cell office:value-type="string" table:style-name="ce5">
            <text:p>Privée (établissement de formation, Enterprise, etc.)</text:p>
          </table:table-cell>
          <table:table-cell table:number-columns-repeated="3" table:style-name="ce5"/>
          <table:table-cell office:value-type="string" table:style-name="ce5">
            <text:p>The Professional skills targeted at the end of this training are to</text:p>
            <text:p>- develop and disseminate a more energy-efficient use of digital technology</text:p>
            <text:p>- develop and disseminate a more reasoned use of personal data that protects the rights of all;</text:p>
            <text:p>- design and share more inclusive digital communication media</text:p>
          </table:table-cell>
          <table:table-cell office:value-type="string" table:style-name="ce5">
            <text:p>This training enables you to understand the challenges of digital technology today: its materiality to better respond to the climate emergency; the processing of data to be able to protect it correctly; the current digital inequalities to be able to orient your actions in favour of inclusion.</text:p>
          </table:table-cell>
          <table:table-cell office:value-type="string" table:style-name="ce5">
            <text:p>Training Organization</text:p>
          </table:table-cell>
          <table:table-cell office:value-type="string" table:style-name="ce11">
            <text:p>Competens</text:p>
          </table:table-cell>
          <table:table-cell office:value-type="string" table:style-name="ce5">
            <text:p>Sustainable Digital</text:p>
          </table:table-cell>
          <table:table-cell office:value-type="string" table:style-name="ce5">
            <text:p>Rennes</text:p>
          </table:table-cell>
          <table:table-cell table:style-name="ce5"/>
          <table:table-cell office:value-type="float" office:value="5" table:style-name="ce5">
            <text:p>5</text:p>
          </table:table-cell>
          <table:table-cell office:value-type="string" table:style-name="ce5">
            <text:p>face to face and distancial learning</text:p>
          </table:table-cell>
          <table:table-cell office:value-type="string" table:style-name="ce5">
            <text:p>https://www.competens.net/product/fc/558</text:p>
          </table:table-cell>
          <table:table-cell table:number-columns-repeated="16369"/>
        </table:table-row>
        <table:table-row table:style-name="ro22">
          <table:table-cell office:value-type="string" table:style-name="ce5">
            <text:p>Initial training</text:p>
          </table:table-cell>
          <table:table-cell office:value-type="string" table:style-name="ce5">
            <text:p>Privée (établissement de formation, Enterprise, etc.)</text:p>
          </table:table-cell>
          <table:table-cell table:number-columns-repeated="3" table:style-name="ce5"/>
          <table:table-cell table:style-name="ce11"/>
          <table:table-cell office:value-type="string" table:style-name="ce5">
            <text:p>Definition of ecodesign of digital services</text:p>
            <text:p>- understanding the environmental impact of digital technology and its regulation in France</text:p>
            <text:p>- identify the design and technical levers of ecodesign for web and mobile applications</text:p>
            <text:p>- Discovering tools to implement an ecodesign approach on your projects</text:p>
          </table:table-cell>
          <table:table-cell table:style-name="ce5"/>
          <table:table-cell office:value-type="string" table:style-name="ce5">
            <text:p>Orange Enterprise Business Services</text:p>
          </table:table-cell>
          <table:table-cell office:value-type="string" table:style-name="ce5">
            <text:p>Awareness of eco-design of digital services - web and mobile software design</text:p>
          </table:table-cell>
          <table:table-cell office:value-type="string" table:style-name="ce5">
            <text:p>Nantes et Rennes</text:p>
          </table:table-cell>
          <table:table-cell office:value-type="string" table:style-name="ce5">
            <text:p>No</text:p>
          </table:table-cell>
          <table:table-cell office:value-type="float" office:value="0.5" table:style-name="ce5">
            <text:p>0,5</text:p>
          </table:table-cell>
          <table:table-cell office:value-type="string" table:style-name="ce5">
            <text:p>face to face and distancial learning</text:p>
          </table:table-cell>
          <table:table-cell table:style-name="ce5"/>
          <table:table-cell table:number-columns-repeated="16369"/>
        </table:table-row>
        <table:table-row table:style-name="ro32">
          <table:table-cell office:value-type="string" table:style-name="ce5">
            <text:p>Continuing Education</text:p>
          </table:table-cell>
          <table:table-cell office:value-type="string" table:style-name="ce5">
            <text:p>Privée (établissement de formation, Enterprise, etc.)</text:p>
          </table:table-cell>
          <table:table-cell table:number-columns-repeated="4" table:style-name="ce5"/>
          <table:table-cell office:value-type="string" table:style-name="ce5">
            <text:p>Web eco-design</text:p>
          </table:table-cell>
          <table:table-cell office:value-type="string" table:style-name="ce5">
            <text:p>Training Organization, Training in Enterprise</text:p>
          </table:table-cell>
          <table:table-cell office:value-type="string" table:style-name="ce11">
            <text:p>Orange Carré</text:p>
          </table:table-cell>
          <table:table-cell office:value-type="string" table:style-name="ce5">
            <text:p>Web eco-design</text:p>
          </table:table-cell>
          <table:table-cell office:value-type="string" table:style-name="ce5">
            <text:p>Saint-Etienne-de-Montluc</text:p>
          </table:table-cell>
          <table:table-cell office:value-type="string" table:style-name="ce5">
            <text:p>No</text:p>
          </table:table-cell>
          <table:table-cell office:value-type="float" office:value="3" table:style-name="ce5">
            <text:p>3</text:p>
          </table:table-cell>
          <table:table-cell office:value-type="string" table:style-name="ce5">
            <text:p>face to face</text:p>
          </table:table-cell>
          <table:table-cell table:number-columns-repeated="16370" table:style-name="ce11"/>
        </table:table-row>
        <table:table-row table:style-name="ro23">
          <table:table-cell office:value-type="string" table:style-name="ce5">
            <text:p>Continuing Education</text:p>
          </table:table-cell>
          <table:table-cell office:value-type="string" table:style-name="ce5">
            <text:p>Privée (établissement de formation, Enterprise, etc.)</text:p>
          </table:table-cell>
          <table:table-cell table:number-columns-repeated="3" table:style-name="ce5"/>
          <table:table-cell office:value-type="string" table:style-name="ce5">
            <text:p>Objectives</text:p>
            <text:p>- Understand the ecodesign approach for digital services through the ecodesign of a website</text:p>
            <text:p>- Master the fundamental concepts of digital sobriety and eco-design</text:p>
            <text:p>- Know how to apply them to digital services (website)</text:p>
            <text:p>- Master the methodology and tools for eco-designing a website</text:p>
          </table:table-cell>
          <table:table-cell office:value-type="string" table:style-name="ce5">
            <text:p>At the end of the course, each student will be able to :</text:p>
            <text:p>- master the methodology and the main web ecodesign tools (excluding LCA);</text:p>
            <text:p>- evaluate the performance and environmental maturity of a digital service</text:p>
            <text:p>- eco-design a digital service (website oriented)</text:p>
          </table:table-cell>
          <table:table-cell office:value-type="string" table:style-name="ce5">
            <text:p>certified Qualiopi trainers (member of the coopérative L'ouvre-boîtes 44)</text:p>
          </table:table-cell>
          <table:table-cell office:value-type="string" table:style-name="ce11">
            <text:p>Corymbe</text:p>
          </table:table-cell>
          <table:table-cell office:value-type="string" table:style-name="ce5">
            <text:p>Eco-design of websites</text:p>
          </table:table-cell>
          <table:table-cell office:value-type="string" table:style-name="ce5">
            <text:p>Nantes</text:p>
          </table:table-cell>
          <table:table-cell table:style-name="ce11"/>
          <table:table-cell office:value-type="float" office:value="10.5" table:style-name="ce5">
            <text:p>10,5</text:p>
          </table:table-cell>
          <table:table-cell office:value-type="string" table:style-name="ce5">
            <text:p>face to face and distancial learning</text:p>
          </table:table-cell>
          <table:table-cell office:value-type="string" table:style-name="ce5">
            <text:p>https://corymbe.coop/formation/eco-conception-de-site-web/</text:p>
          </table:table-cell>
          <table:table-cell table:number-columns-repeated="16369"/>
        </table:table-row>
        <table:table-row table:style-name="ro17">
          <table:table-cell office:value-type="string" table:style-name="ce5">
            <text:p>Continuing Education</text:p>
          </table:table-cell>
          <table:table-cell office:value-type="string" table:style-name="ce5">
            <text:p>Privée (établissement de formation, Enterprise, etc.)</text:p>
          </table:table-cell>
          <table:table-cell table:number-columns-repeated="4" table:style-name="ce5"/>
          <table:table-cell office:value-type="string" table:style-name="ce5">
            <text:p>The basic principles of digital responsibility inspired by the work of Vincent Courboulay, Director of the Institute for Digital Responsibility</text:p>
            <text:p>- Focus on the waste produced directly and indirectly by the use and consumption of digital objects</text:p>
            <text:p>- Tips and tricks to reduce this waste production</text:p>
          </table:table-cell>
          <table:table-cell office:value-type="string" table:style-name="ce5">
            <text:p>Freelancer</text:p>
          </table:table-cell>
          <table:table-cell table:style-name="ce11"/>
          <table:table-cell office:value-type="string" table:style-name="ce5">
            <text:p>Digital sustainability for zero waste families</text:p>
          </table:table-cell>
          <table:table-cell office:value-type="string" table:style-name="ce5">
            <text:p>Morlaix</text:p>
          </table:table-cell>
          <table:table-cell office:value-type="string" table:style-name="ce5">
            <text:p>No</text:p>
          </table:table-cell>
          <table:table-cell office:value-type="float" office:value="0.5" table:style-name="ce5">
            <text:p>0,5</text:p>
          </table:table-cell>
          <table:table-cell office:value-type="string" table:style-name="ce5">
            <text:p>face to face and distancial learning</text:p>
          </table:table-cell>
          <table:table-cell office:value-type="string" table:style-name="ce5">
            <text:p>www.tisserands.bzh et https://www.linkedin.com/feed/update/urn:li:activity:6907681791600152576</text:p>
          </table:table-cell>
          <table:table-cell table:number-columns-repeated="16369"/>
        </table:table-row>
        <table:table-row table:style-name="ro6">
          <table:table-cell office:value-type="string" table:style-name="ce7">
            <text:p>Continuing Education</text:p>
          </table:table-cell>
          <table:table-cell office:value-type="string" table:style-name="ce7">
            <text:p>Privée (établissement de formation, Enterprise, etc.)</text:p>
          </table:table-cell>
          <table:table-cell office:value-type="string" table:style-name="ce7">
            <text:p>Ping</text:p>
          </table:table-cell>
          <table:table-cell table:number-columns-repeated="3" table:style-name="ce7"/>
          <table:table-cell office:value-type="string" table:style-name="ce7">
            <text:p>You are developing a professional activity in the SSE, associative or third-party/fablab sectors, and you are committed to ethical, eco-responsible or solidarity-based values in your professional practice. These values are not just words and are embodied in your positions and actions. However, the use of digital tools from Google, Apple, Microsoft, Adobe (among other tentacular digital giants) to work and collaborate on a daily basis raises questions for you, as you have the impression that you are mobilising digital tools that are "in dissonance" with the values that you hold in your professional activity.</text:p>
            <text:p/>
            <text:p>Would you like to move forward step by step on this aspect of your activity? This training course will enable you to take stock of your uses, identify alternatives that can be activated in your Professional context and test concrete solutions in a sandbox mode, in the company of other Professionals.</text:p>
          </table:table-cell>
          <table:table-cell office:value-type="string" table:style-name="ce7">
            <text:p>Association</text:p>
          </table:table-cell>
          <table:table-cell office:value-type="string" table:style-name="ce11">
            <text:p>Ping</text:p>
          </table:table-cell>
          <table:table-cell office:value-type="string" table:style-name="ce7">
            <text:p>Align your digital practices (tools, uses) with the values of your professional activity</text:p>
          </table:table-cell>
          <table:table-cell office:value-type="string" table:style-name="ce7">
            <text:p>Nantes</text:p>
          </table:table-cell>
          <table:table-cell office:value-type="string" table:style-name="ce7">
            <text:p>Certification Continuous monitoring during the course / Practical exercises</text:p>
          </table:table-cell>
          <table:table-cell office:value-type="float" office:value="2" table:style-name="ce7">
            <text:p>2</text:p>
          </table:table-cell>
          <table:table-cell office:value-type="string" table:style-name="ce7">
            <text:p>face to face</text:p>
          </table:table-cell>
          <table:table-cell office:value-type="string" table:style-name="ce7">
            <text:p>https://info.pingbase.net/offre-de-formation/#1638529798812-a741f1a7-1e06</text:p>
          </table:table-cell>
          <table:table-cell table:number-columns-repeated="16369"/>
        </table:table-row>
        <table:table-row table:style-name="ro24">
          <table:table-cell office:value-type="string" table:style-name="ce7">
            <text:p>Initial training</text:p>
          </table:table-cell>
          <table:table-cell office:value-type="string" table:style-name="ce7">
            <text:p>Privée (établissement de formation, Enterprise, etc.)</text:p>
          </table:table-cell>
          <table:table-cell table:number-columns-repeated="4" table:style-name="ce7"/>
          <table:table-cell office:value-type="string" table:style-name="ce7">
            <text:p>o become aware of the impact of digital technology in the tourism sector and to acquire the keys to responsible digital technology in order to integrate it coherently into one's sustainable tourism and CSR strategy.</text:p>
            <text:p/>
            <text:p>Understand the synergies between sustainable tourism and responsible digital technology in order to build a discourse and an expertise adapted to the interlocutor.</text:p>
            <text:p/>
            <text:p>Optimise your sustainable tourism strategy through communication levers and reasoned and adapted digital means.</text:p>
            <text:p/>
            <text:p>Trainer Alary Alexandre (founder of the collective / responsible marketing consultant for sustainable tourism). Marie Husson (green IT and member of the digital green tourism collective) speaker (member of the eco-design website and positive impact social media collective)</text:p>
          </table:table-cell>
          <table:table-cell office:value-type="string" table:style-name="ce11">
            <text:p>Collective</text:p>
          </table:table-cell>
          <table:table-cell office:value-type="string" table:style-name="ce7">
            <text:p>Green tourism digital collective, with Formanova partner</text:p>
          </table:table-cell>
          <table:table-cell office:value-type="string" table:style-name="ce7">
            <text:p>Integrating Digital Sustainability into your sustainable tourism &amp; CSR strategy</text:p>
          </table:table-cell>
          <table:table-cell office:value-type="string" table:style-name="ce7">
            <text:p>National</text:p>
          </table:table-cell>
          <table:table-cell office:value-type="string" table:style-name="ce7">
            <text:p>A knowledge MCQ with a training certificate</text:p>
          </table:table-cell>
          <table:table-cell office:value-type="float" office:value="1" table:style-name="ce7">
            <text:p>1</text:p>
          </table:table-cell>
          <table:table-cell office:value-type="string" table:style-name="ce5">
            <text:p>face to face and distancial learning</text:p>
          </table:table-cell>
          <table:table-cell office:value-type="string" table:style-name="ce7">
            <text:p>https://www.canva.com/design/DAE7aYGUMJY/fe-TdVeh6GZjXKSowQ9ybg/view?utm_content=DAE7aYGUMJY&amp;utm_campaign=designshare&amp;utm_medium</text:p>
          </table:table-cell>
          <table:table-cell table:number-columns-repeated="16369"/>
        </table:table-row>
        <table:table-row table:style-name="ro7">
          <table:table-cell office:value-type="string" table:style-name="ce5">
            <text:p>Continuing Education</text:p>
          </table:table-cell>
          <table:table-cell office:value-type="string" table:style-name="ce5">
            <text:p>Privée (établissement de formation, Enterprise, etc.)</text:p>
          </table:table-cell>
          <table:table-cell table:number-columns-repeated="4" table:style-name="ce5"/>
          <table:table-cell office:value-type="string" table:style-name="ce5">
            <text:p>How can we act for more ethical digital tools when we are not technical people? We will see together how to design, in a broad sense, business applications, websites or digital services that are more respectful of the environment and their users.</text:p>
          </table:table-cell>
          <table:table-cell office:value-type="string" table:style-name="ce5">
            <text:p>Agency et Training Organization</text:p>
          </table:table-cell>
          <table:table-cell office:value-type="string" table:style-name="ce11">
            <text:p>Jujotte</text:p>
          </table:table-cell>
          <table:table-cell office:value-type="string" table:style-name="ce5">
            <text:p>Sustainable digital design</text:p>
          </table:table-cell>
          <table:table-cell office:value-type="string" table:style-name="ce5">
            <text:p>Nantes</text:p>
          </table:table-cell>
          <table:table-cell office:value-type="string" table:style-name="ce5">
            <text:p>At the end of the course, you will be able to :</text:p>
            <text:p>- Acquire the theoretical basis of Sustainable digital design.</text:p>
            <text:p>- Know the most impactful levers for more environmentally friendly interfaces</text:p>
            <text:p>- Acquire the theoretical basis of web accessibility rules</text:p>
          </table:table-cell>
          <table:table-cell office:value-type="float" office:value="1" table:style-name="ce5">
            <text:p>1</text:p>
          </table:table-cell>
          <table:table-cell office:value-type="string" table:style-name="ce5">
            <text:p>face to face and distancial learning</text:p>
          </table:table-cell>
          <table:table-cell office:value-type="string" table:style-name="ce5">
            <text:p>https://www.notion.so/jujotte/Design-num-rique-responsable-91eb43034a0d4291b3be2c85ba496bfa</text:p>
          </table:table-cell>
          <table:table-cell table:number-columns-repeated="16369"/>
        </table:table-row>
        <table:table-row table:style-name="ro17">
          <table:table-cell office:value-type="string" table:style-name="ce5">
            <text:p>Continuing Education</text:p>
          </table:table-cell>
          <table:table-cell office:value-type="string" table:style-name="ce35">
            <text:p>Privée (établissement de formation, Enterprise, etc.)</text:p>
          </table:table-cell>
          <table:table-cell table:number-columns-repeated="3" table:style-name="ce11"/>
          <table:table-cell office:value-type="string" table:style-name="ce5">
            <text:p>One or more modules / teaching units</text:p>
          </table:table-cell>
          <table:table-cell table:number-columns-repeated="2" table:style-name="ce11"/>
          <table:table-cell office:value-type="string" table:style-name="ce11">
            <text:p>TEMESIS</text:p>
          </table:table-cell>
          <table:table-cell office:value-type="string" table:style-name="ce11">
            <text:p>Understanding digital sustainability &amp; the digital eco-design approach</text:p>
          </table:table-cell>
          <table:table-cell office:value-type="string" table:style-name="ce11">
            <text:p>Paris - France</text:p>
          </table:table-cell>
          <table:table-cell office:value-type="string" table:style-name="ce5">
            <text:p>Assessment of knowledge acquired during the training course in the form of an interactive quiz</text:p>
            <text:p>Evaluation Questionnaire at the end of the session in which the participant evaluates the training inputs and his/her ability to implement them</text:p>
          </table:table-cell>
          <table:table-cell office:value-type="float" office:value="1.5" table:style-name="ce11">
            <text:p>1,5</text:p>
          </table:table-cell>
          <table:table-cell office:value-type="string" table:style-name="ce11">
            <text:p>face to face and distancial learning</text:p>
          </table:table-cell>
          <table:table-cell table:number-columns-repeated="16370" table:style-name="ce11"/>
        </table:table-row>
        <table:table-row table:style-name="ro17">
          <table:table-cell office:value-type="string" table:style-name="ce5">
            <text:p>Continuing Education</text:p>
          </table:table-cell>
          <table:table-cell office:value-type="string" table:style-name="ce35">
            <text:p>Privée (établissement de formation, Enterprise, etc.)</text:p>
          </table:table-cell>
          <table:table-cell table:number-columns-repeated="6" table:style-name="ce11"/>
          <table:table-cell office:value-type="string" table:style-name="ce11">
            <text:p>General interest association</text:p>
          </table:table-cell>
          <table:table-cell office:value-type="string" table:style-name="ce11">
            <text:p>Ecodesign &amp; digital design pro workshop</text:p>
          </table:table-cell>
          <table:table-cell office:value-type="string" table:style-name="ce11">
            <text:p>Paris</text:p>
          </table:table-cell>
          <table:table-cell office:value-type="string" table:style-name="ce5">
            <text:p>Understanding the environmental impacts of digital technology and the role of design in addressing these issues</text:p>
            <text:p>Discover the key concepts of the eco-design approach</text:p>
            <text:p>- Ability to estimate the environmental footprint of a course</text:p>
            <text:p>- Be able to identify ways to improve and optimise certain web content to reduce the environmental impact of a digital service</text:p>
          </table:table-cell>
          <table:table-cell office:value-type="float" office:value="0.5" table:style-name="ce11">
            <text:p>0,5</text:p>
          </table:table-cell>
          <table:table-cell office:value-type="string" table:style-name="ce11">
            <text:p>face to face and distancial learning</text:p>
          </table:table-cell>
          <table:table-cell table:number-columns-repeated="16370" table:style-name="ce11"/>
        </table:table-row>
        <table:table-row table:style-name="ro17">
          <table:table-cell office:value-type="string" table:style-name="ce5">
            <text:p>Continuing Education</text:p>
          </table:table-cell>
          <table:table-cell office:value-type="string" table:style-name="ce35">
            <text:p>Privée (établissement de formation, Enterprise, etc.)</text:p>
          </table:table-cell>
          <table:table-cell table:number-columns-repeated="3" table:style-name="ce11"/>
          <table:table-cell office:value-type="string" table:style-name="ce5">
            <text:p>We propose a 3.5 hour workshop with the following structure</text:p>
            <text:p>- Introduction to the environmental impacts of digital technology</text:p>
            <text:p>- Impact analysis of 2 user paths</text:p>
            <text:p>- Identification of the main action levers and examples of improvements</text:p>
            <text:p>- Reminder of good design practices</text:p>
            <text:p>- Questions and sharing</text:p>
          </table:table-cell>
          <table:table-cell table:number-columns-repeated="2" table:style-name="ce11"/>
          <table:table-cell office:value-type="string" table:style-name="ce11">
            <text:p>General interest association</text:p>
          </table:table-cell>
          <table:table-cell office:value-type="string" table:style-name="ce11">
            <text:p>Training in ecodesign of digital services by Designers Ethiques</text:p>
          </table:table-cell>
          <table:table-cell office:value-type="string" table:style-name="ce11">
            <text:p>Paris</text:p>
          </table:table-cell>
          <table:table-cell office:value-type="string" table:style-name="ce5">
            <text:p>Understand the environmental challenges of digital technology</text:p>
            <text:p>- Know what eco-design is all about</text:p>
            <text:p>- Be able to estimate the environmental impact of a web course</text:p>
            <text:p>- Acquire good ecodesign practices as a designer or digital service creator</text:p>
            <text:p>- Identify the levers for action within your company</text:p>
          </table:table-cell>
          <table:table-cell office:value-type="float" office:value="1" table:style-name="ce11">
            <text:p>1</text:p>
          </table:table-cell>
          <table:table-cell office:value-type="string" table:style-name="ce11">
            <text:p>face to face and distancial learning</text:p>
          </table:table-cell>
          <table:table-cell office:value-type="string" table:style-name="ce36">
            <text:p><text:a xlink:href="https://www.ut-capitole.fr/formations/nos-diplomes/masters/master-m2-mention-management-parcours-type-droit-et-gestion-de-la-res">https://www.ut-capitole.fr/formations/nos-diplomes/masters/master-m2-mention-management-parcours-type-droit-et-gestion-de-la-res</text:a></text:p>
          </table:table-cell>
          <table:table-cell table:number-columns-repeated="16369"/>
        </table:table-row>
        <table:table-row table:style-name="ro25">
          <table:table-cell office:value-type="string" table:style-name="ce5">
            <text:p>Continuing Education</text:p>
          </table:table-cell>
          <table:table-cell office:value-type="string" table:style-name="ce35">
            <text:p>Privée (établissement de formation, Enterprise, etc.)</text:p>
          </table:table-cell>
          <table:table-cell table:number-columns-repeated="3" table:style-name="ce11"/>
          <table:table-cell office:value-type="string" table:style-name="ce5">
            <text:p>1 - The environmental impact of digital technology</text:p>
            <text:p>Effects of digital technology on the environment</text:p>
            <text:p>Ecological footprint and social, economic and political</text:p>
            <text:p>political impacts of digital technology</text:p>
            <text:p>Global warming, greenhouse gases and carbon footprint</text:p>
            <text:p>balance</text:p>
            <text:p>2 - Sustainable digital</text:p>
            <text:p>What is it about?</text:p>
            <text:p>Sustainable Digital initiatives and actors</text:p>
            <text:p>Laws and bills on the environmental impact of</text:p>
            <text:p>digital</text:p>
            <text:p>And digital technology at the service of the ecological transition?</text:p>
            <text:p>The rebound effect</text:p>
            <text:p>3 - The steps taken by players to promote digital sobriety</text:p>
            <text:p>digital sobriety</text:p>
            <text:p>Where do IT suppliers stand?</text:p>
            <text:p>Maturity of enterprises and public organisations on the subject</text:p>
            <text:p>subject</text:p>
            <text:p>4 - Deploying digital sobriety in the Enterprise:</text:p>
            <text:p>orders of magnitude, levers of action and the role of IT</text:p>
            <text:p>The sources of carbon emissions from the IT Department</text:p>
            <text:p>IT's carbon footprint and action plan</text:p>
            <text:p>Levers for reduction: optimising its infrastructure and</text:p>
            <text:p>equipment, purchasing policy and requirements for suppliers</text:p>
            <text:p>Management and end of life of equipment,</text:p>
            <text:p>Digital Sobriety by Design</text:p>
            <text:p>Life cycle analysis</text:p>
            <text:p>5 - Organising the approach within the company</text:p>
            <text:p>Deploying a NR policy</text:p>
            <text:p>Organising the governance of a digital strategy</text:p>
            <text:p>Sustainable</text:p>
            <text:p>Best practices and tools for NR governance</text:p>
            <text:p>Involve the stakeholders: ISD business lines / purchasing department / CSR / communication</text:p>
            <text:p>Purchasing department / CSR / communication</text:p>
            <text:p>Steering its strategy on digital responsibility. Examples</text:p>
            <text:p>of KPIs</text:p>
            <text:p>The NR label</text:p>
            <text:p>Strengths / Pedagogical means</text:p>
            <text:p>▪ A training in small group by consultants experts in their field.</text:p>
            <text:p>in their field.</text:p>
            <text:p>▪ Case studies and quizzes to promote learning.</text:p>
            <text:p>▪ An end-of-course assessment.</text:p>
            <text:p>Skills acquired through the training</text:p>
            <text:p>▪ Introduction to the environmental impact of digital technology.</text:p>
            <text:p>▪ Understanding the issues at stake for the ISD and CSR teams.</text:p>
            <text:p>Module</text:p>
          </table:table-cell>
          <table:table-cell office:value-type="string" table:style-name="ce5">
            <text:p>1 - The environmental impact of digital technology</text:p>
            <text:p>2 - Responsible digital</text:p>
            <text:p>3 - Stakeholder approaches to digital sobriety</text:p>
            <text:p>4 - Implementing digital sobriety in the enterprise</text:p>
            <text:p>5 - Organising your approach within your company</text:p>
          </table:table-cell>
          <table:table-cell table:number-columns-repeated="2" table:style-name="ce11"/>
          <table:table-cell office:value-type="string" table:style-name="ce11">
            <text:p>Introduction to Sustainable Digital</text:p>
          </table:table-cell>
          <table:table-cell office:value-type="string" table:style-name="ce11">
            <text:p>Paris</text:p>
          </table:table-cell>
          <table:table-cell office:value-type="string" table:style-name="ce11">
            <text:p>Knowledge of the environmental impact of digital technology, understanding of ISD issues</text:p>
          </table:table-cell>
          <table:table-cell office:value-type="float" office:value="1" table:style-name="ce11">
            <text:p>1</text:p>
          </table:table-cell>
          <table:table-cell office:value-type="string" table:style-name="ce11">
            <text:p>face to face and distancial learning</text:p>
          </table:table-cell>
          <table:table-cell office:value-type="string" table:style-name="ce36">
            <text:p><text:a xlink:href="https://www.elee.com/sites/elee-site/files/2022-02/Elée%20-%20Catalogue%20des%20formations%202022_0.pdf">https://www.elee.com/sites/elee-site/files/2022-02/El%C3%A9e%20-%20Catalogue%20des%20formations%202022_0.pdf</text:a></text:p>
          </table:table-cell>
          <table:table-cell table:number-columns-repeated="16369"/>
        </table:table-row>
        <table:table-row table:style-name="ro17">
          <table:table-cell office:value-type="string" table:style-name="ce5">
            <text:p>Continuing Education</text:p>
          </table:table-cell>
          <table:table-cell office:value-type="string" table:style-name="ce35">
            <text:p>Privée (établissement de formation, Enterprise, etc.)</text:p>
          </table:table-cell>
          <table:table-cell table:number-columns-repeated="3" table:style-name="ce11"/>
          <table:table-cell office:value-type="string" table:style-name="ce5">
            <text:p>1 - The impact of digital technology</text:p>
            <text:p>Some figures: state of play and orders of magnitude</text:p>
            <text:p>What about digital for the ecological transition?</text:p>
            <text:p>Social, political and economic impact of digital technology</text:p>
            <text:p>The rebound effect</text:p>
            <text:p>2 - Sustainable digital technology</text:p>
            <text:p>What is it all about?</text:p>
            <text:p>Sustainable Digital initiatives and actors</text:p>
            <text:p>Laws, bills, regulations and public initiatives</text:p>
            <text:p>initiatives</text:p>
            <text:p>3 - The steps taken by players to promote digital sobriety</text:p>
            <text:p>digital sobriety</text:p>
            <text:p>Where do IT suppliers stand?</text:p>
            <text:p>Focus on cloud players (American and French)</text:p>
            <text:p>Maturity of French companies on the subject</text:p>
            <text:p>4 - How to measure the environmental footprint of</text:p>
            <text:p>4 - How to measure the environmental footprint of your organisation's IT?</text:p>
            <text:p>Global warming and greenhouse gases.</text:p>
            <text:p>The carbon footprint of IT</text:p>
            <text:p>IT equipment</text:p>
            <text:p>Identify and deepen the important items</text:p>
            <text:p>Case study</text:p>
            <text:p>5 - What about the footprint of services?</text:p>
            <text:p>Life cycle assessment</text:p>
            <text:p>What type of measurement for what purpose?</text:p>
            <text:p>6 - Focus on digital for the ecological transition</text:p>
            <text:p>transition</text:p>
            <text:p>Net Zero Initiative</text:p>
            <text:p>Case study on teleworking: opportunity or illusion?</text:p>
            <text:p>7 - Deploying digital sobriety in the enterprise: action levers and the role of the IT department</text:p>
            <text:p>levers of action and the role of the IT department</text:p>
            <text:p>Establishing a reduction plan</text:p>
            <text:p>How to handle compensation mechanisms?</text:p>
            <text:p>Establishing and monitoring KPIs.</text:p>
            <text:p>8 - Organising your approach within your company</text:p>
            <text:p>Deploying a sustainable digital policy. Involve your</text:p>
            <text:p>customers. Implement the cultural transformation.</text:p>
            <text:p>Organise its governance</text:p>
            <text:p>Customers' expectations of their suppliers</text:p>
            <text:p>The 65 good practices of the INR and the NR label</text:p>
            <text:p>Case studies</text:p>
          </table:table-cell>
          <table:table-cell office:value-type="string" table:style-name="ce5">
            <text:p>Topics covered during the day:</text:p>
            <text:p>1. Environmental impact of digital technology, notions of global warming, GHG emissions</text:p>
            <text:p>2. Responsible digital, initiatives and actors, laws, digital and ecological transition</text:p>
            <text:p>3. Steps towards digital sobriety, maturity of French companies</text:p>
            <text:p>4. Deploying digital sobriety in Enterprise, orders of magnitude, carbon footprint, action levers</text:p>
            <text:p>5. Organising the approach within the company: deploying a responsible digital policy, organising governance, involving stakeholders</text:p>
          </table:table-cell>
          <table:table-cell table:number-columns-repeated="2" table:style-name="ce11"/>
          <table:table-cell office:value-type="string" table:style-name="ce11">
            <text:p>Digital sobriety and its application in the ISD (Information Systems Department) strategy</text:p>
          </table:table-cell>
          <table:table-cell office:value-type="string" table:style-name="ce11">
            <text:p>Puteaux</text:p>
          </table:table-cell>
          <table:table-cell office:value-type="string" table:style-name="ce5">
            <text:p>Develop a thorough understanding of the digital responsibility and regulatory environment</text:p>
            <text:p>- Understand the principles of carbon accounting for IT and how to measure and identify its emissions streams</text:p>
            <text:p>- Build an action plan and a Green IT strategy, involving teams and stakeholders</text:p>
          </table:table-cell>
          <table:table-cell office:value-type="float" office:value="2" table:style-name="ce11">
            <text:p>2</text:p>
          </table:table-cell>
          <table:table-cell office:value-type="string" table:style-name="ce11">
            <text:p>face to face and distancial learning</text:p>
          </table:table-cell>
          <table:table-cell office:value-type="string" table:style-name="ce36">
            <text:p><text:a xlink:href="https://www.elee.com/sites/elee-site/files/2022-02/Elée%20-%20Catalogue%20des%20formations%202022_0.pdf">https://www.elee.com/sites/elee-site/files/2022-02/El%C3%A9e%20-%20Catalogue%20des%20formations%202022_0.pdf</text:a></text:p>
          </table:table-cell>
          <table:table-cell table:number-columns-repeated="16369"/>
        </table:table-row>
        <table:table-row table:style-name="ro17">
          <table:table-cell office:value-type="string" table:style-name="ce5">
            <text:p>Continuing Education</text:p>
          </table:table-cell>
          <table:table-cell office:value-type="string" table:style-name="ce35">
            <text:p>Privée (établissement de formation, Enterprise, etc.)</text:p>
          </table:table-cell>
          <table:table-cell table:number-columns-repeated="3" table:style-name="ce11"/>
          <table:table-cell office:value-type="string" table:style-name="ce5">
            <text:p>Topics covered :</text:p>
            <text:p>1. Impact of digital technology</text:p>
            <text:p>2. Sustainable Digital</text:p>
            <text:p>3. Stakeholder approaches to digital sobriety</text:p>
            <text:p>4. How to measure the environmental footprint of your organisation's IT?</text:p>
            <text:p>5. And the footprint of services?</text:p>
            <text:p>6. Focus on digital for ecological transition</text:p>
            <text:p>7. Deploying digital sobriety in the Enterprise: levers for action and the role of the IT department</text:p>
            <text:p>8. Organising your approach within your company</text:p>
          </table:table-cell>
          <table:table-cell office:value-type="string" table:style-name="ce5">
            <text:p>Topics covered :</text:p>
            <text:p>1. Impact of digital technology</text:p>
            <text:p>2. Responsible Digital</text:p>
            <text:p>3. Stakeholder approaches to digital sobriety</text:p>
            <text:p>4. How to measure the environmental footprint of your organisation's IT?</text:p>
            <text:p>5. And the footprint of services?</text:p>
            <text:p>6. Focus on digital for ecological transition</text:p>
            <text:p>7. Deploying digital sobriety in the Enterprise: levers for action and the role of the IT department</text:p>
            <text:p>8. Organising your approach within your company</text:p>
          </table:table-cell>
          <table:table-cell table:number-columns-repeated="2" table:style-name="ce11"/>
          <table:table-cell office:value-type="string" table:style-name="ce11">
            <text:p>Sustainable IT purchase</text:p>
          </table:table-cell>
          <table:table-cell office:value-type="string" table:style-name="ce11">
            <text:p>Puteaux</text:p>
          </table:table-cell>
          <table:table-cell office:value-type="string" table:style-name="ce5">
            <text:p>knowledge for more sustainable IT procurement</text:p>
            <text:p>- labels, certifications</text:p>
          </table:table-cell>
          <table:table-cell office:value-type="float" office:value="1" table:style-name="ce11">
            <text:p>1</text:p>
          </table:table-cell>
          <table:table-cell office:value-type="string" table:style-name="ce11">
            <text:p>face to face and distancial learning</text:p>
          </table:table-cell>
          <table:table-cell office:value-type="string" table:style-name="ce36">
            <text:p><text:a xlink:href="https://www.elee.com/sites/elee-site/files/2022-02/Elée%20-%20Catalogue%20des%20formations%202022_0.pdf">https://www.elee.com/sites/elee-site/files/2022-02/El%C3%A9e%20-%20Catalogue%20des%20formations%202022_0.pdf</text:a></text:p>
          </table:table-cell>
          <table:table-cell table:number-columns-repeated="16369"/>
        </table:table-row>
        <table:table-row table:style-name="ro17">
          <table:table-cell office:value-type="string" table:style-name="ce12">
            <text:p>Initial training</text:p>
          </table:table-cell>
          <table:table-cell office:value-type="string" table:style-name="ce37">
            <text:p>Publique (University, école d'ingénieur, etc.)</text:p>
          </table:table-cell>
          <table:table-cell office:value-type="string" table:style-name="ce37">
            <text:p>Mines Saint-Étienne</text:p>
          </table:table-cell>
          <table:table-cell office:value-type="string" table:style-name="ce37">
            <text:p>Henri Fayol Institute</text:p>
          </table:table-cell>
          <table:table-cell table:style-name="ce37"/>
          <table:table-cell office:value-type="string" table:style-name="ce12">
            <text:p>Topics covered :</text:p>
            <text:p>1. Evaluating suppliers and service providers: Understanding the carbon footprint of suppliers, CSR/environmental labels and certifications for companies, labels and certifications for IT and recycling of electronic objects in the B2B context, evaluation of the end-of-life management of equipment</text:p>
            <text:p>2. Formalise a Sustainable digital purchasing policy: regulatory aspects, contract management, standards, IT contracts, clauses and specifications</text:p>
          </table:table-cell>
          <table:table-cell office:value-type="string" table:style-name="ce12">
            <text:p>The "Information Systems and Social Responsibility" session is part of a course module on good software development practices. The majority of the module is dedicated to good practices from a programming point of view (design patterns, SOLID principles) but 2 hours are dedicated to digital responsibility.</text:p>
          </table:table-cell>
          <table:table-cell table:number-columns-repeated="4" table:style-name="ce12"/>
          <table:table-cell table:number-columns-repeated="3" table:style-name="ce37"/>
          <table:table-cell office:value-type="string" table:style-name="ce42">
            <text:p><text:a xlink:href="http://www.vcharpenay.link/courses/num-responsable.html">http://www.vcharpenay.link/courses/num-responsable.html</text:a></text:p>
          </table:table-cell>
          <table:table-cell table:number-columns-repeated="16369"/>
        </table:table-row>
        <table:table-row table:number-rows-repeated="4" table:style-name="ro17">
          <table:table-cell table:style-name="ce5"/>
          <table:table-cell table:number-columns-repeated="3" table:style-name="ce11"/>
          <table:table-cell table:number-columns-repeated="2" table:style-name="ce5"/>
          <table:table-cell table:style-name="ce7"/>
          <table:table-cell table:style-name="ce11"/>
          <table:table-cell table:number-columns-repeated="7" table:style-name="ce5"/>
          <table:table-cell table:number-columns-repeated="16369"/>
        </table:table-row>
        <table:table-row table:number-rows-repeated="3" table:style-name="ro17">
          <table:table-cell table:style-name="ce5"/>
          <table:table-cell table:style-name="ce11"/>
          <table:table-cell table:number-columns-repeated="4" table:style-name="ce5"/>
          <table:table-cell table:style-name="ce7"/>
          <table:table-cell table:number-columns-repeated="8" table:style-name="ce5"/>
          <table:table-cell table:number-columns-repeated="16369"/>
        </table:table-row>
        <table:table-row table:number-rows-repeated="3" table:style-name="ro17">
          <table:table-cell table:number-columns-repeated="6" table:style-name="ce5"/>
          <table:table-cell table:style-name="ce7"/>
          <table:table-cell table:number-columns-repeated="8" table:style-name="ce5"/>
          <table:table-cell table:number-columns-repeated="16369"/>
        </table:table-row>
        <table:table-row table:style-name="ro17">
          <table:table-cell table:number-columns-repeated="6" table:style-name="ce5"/>
          <table:table-cell table:style-name="ce7"/>
          <table:table-cell table:number-columns-repeated="5" table:style-name="ce5"/>
          <table:table-cell table:style-name="ce54"/>
          <table:table-cell table:number-columns-repeated="2" table:style-name="ce5"/>
          <table:table-cell table:number-columns-repeated="16369"/>
        </table:table-row>
        <table:table-row table:style-name="ro17">
          <table:table-cell table:number-columns-repeated="6" table:style-name="ce5"/>
          <table:table-cell table:style-name="ce7"/>
          <table:table-cell table:number-columns-repeated="5" table:style-name="ce5"/>
          <table:table-cell office:value-type="float" office:value="0" table:formula="of:=COUNTIFS([.M6:.M92];&quot;0.5&quot;;[.A6:.A92];&quot;Continuing Education&quot;)" table:style-name="ce5">
            <text:p>0</text:p>
          </table:table-cell>
          <table:table-cell table:number-columns-repeated="2" table:style-name="ce5"/>
          <table:table-cell table:number-columns-repeated="16369"/>
        </table:table-row>
        <table:table-row table:style-name="ro17">
          <table:table-cell table:number-columns-repeated="6" table:style-name="ce5"/>
          <table:table-cell table:style-name="ce7"/>
          <table:table-cell table:number-columns-repeated="5" table:style-name="ce5"/>
          <table:table-cell office:value-type="float" office:value="0" table:formula="of:=COUNTIFS([.M6:.M92];&quot;&gt;1&lt;3&quot;;[.A6:.A92];&quot;Continuing Education&quot;)" table:style-name="ce5">
            <text:p>0</text:p>
          </table:table-cell>
          <table:table-cell table:number-columns-repeated="2" table:style-name="ce5"/>
          <table:table-cell table:number-columns-repeated="16369"/>
        </table:table-row>
        <table:table-row table:style-name="ro17">
          <table:table-cell table:number-columns-repeated="6" table:style-name="ce5"/>
          <table:table-cell table:style-name="ce7"/>
          <table:table-cell table:number-columns-repeated="8" table:style-name="ce5"/>
          <table:table-cell table:number-columns-repeated="16369"/>
        </table:table-row>
        <table:table-row table:style-name="ro17">
          <table:table-cell table:number-columns-repeated="6" table:style-name="ce5"/>
          <table:table-cell table:style-name="ce7"/>
          <table:table-cell table:number-columns-repeated="5" table:style-name="ce5"/>
          <table:table-cell office:value-type="float" office:value="0" table:formula="of:=COUNTIFS([.M6:.M92];&quot;0.5&quot;;[.A6:.A92];&quot;Continuing Education&quot;)" table:style-name="ce5">
            <text:p>0</text:p>
          </table:table-cell>
          <table:table-cell table:number-columns-repeated="2" table:style-name="ce5"/>
          <table:table-cell table:number-columns-repeated="16369"/>
        </table:table-row>
        <table:table-row table:style-name="ro17">
          <table:table-cell table:number-columns-repeated="6" table:style-name="ce5"/>
          <table:table-cell table:style-name="ce7"/>
          <table:table-cell table:number-columns-repeated="5" table:style-name="ce5"/>
          <table:table-cell office:value-type="float" office:value="45" table:formula="of:=COUNTIFS([.M6:.M92];&quot;&gt;=1&quot;;[.M6:.M92];&quot;&lt;=3&quot;;[.A6:.A92];&quot;Continuing Education&quot;)" table:style-name="ce5">
            <text:p>45</text:p>
          </table:table-cell>
          <table:table-cell table:number-columns-repeated="2" table:style-name="ce5"/>
          <table:table-cell table:number-columns-repeated="16369"/>
        </table:table-row>
        <table:table-row table:style-name="ro17">
          <table:table-cell table:number-columns-repeated="6" table:style-name="ce5"/>
          <table:table-cell table:style-name="ce7"/>
          <table:table-cell table:number-columns-repeated="5" table:style-name="ce5"/>
          <table:table-cell office:value-type="float" office:value="4" table:formula="of:=COUNTIFS([.M6:.M92];&quot;&gt;3&quot;;[.A6:.A92];&quot;Continuing Education&quot;)" table:style-name="ce5">
            <text:p>4</text:p>
          </table:table-cell>
          <table:table-cell table:number-columns-repeated="2" table:style-name="ce5"/>
          <table:table-cell table:number-columns-repeated="16369"/>
        </table:table-row>
        <table:table-row table:style-name="ro17">
          <table:table-cell table:number-columns-repeated="6" table:style-name="ce5"/>
          <table:table-cell table:style-name="ce7"/>
          <table:table-cell table:number-columns-repeated="5" table:style-name="ce5"/>
          <table:table-cell office:value-type="float" office:value="49" table:formula="of:=[.M114]+[.M113]+[.M112]" table:style-name="ce5">
            <text:p>49</text:p>
          </table:table-cell>
          <table:table-cell table:number-columns-repeated="2" table:style-name="ce5"/>
          <table:table-cell table:number-columns-repeated="16369"/>
        </table:table-row>
        <table:table-row table:style-name="ro17">
          <table:table-cell table:number-columns-repeated="6" table:style-name="ce5"/>
          <table:table-cell table:style-name="ce7"/>
          <table:table-cell table:number-columns-repeated="8" table:style-name="ce5"/>
          <table:table-cell table:number-columns-repeated="16369"/>
        </table:table-row>
        <table:table-row table:style-name="ro17">
          <table:table-cell table:number-columns-repeated="6" table:style-name="ce5"/>
          <table:table-cell table:style-name="ce7"/>
          <table:table-cell table:number-columns-repeated="5" table:style-name="ce5"/>
          <table:table-cell office:value-type="float" office:value="61" table:formula="of:=COUNTIFS([.A6:.A92];&quot;Continuing Education&quot;)" table:style-name="ce5">
            <text:p>61</text:p>
          </table:table-cell>
          <table:table-cell table:number-columns-repeated="2" table:style-name="ce5"/>
          <table:table-cell table:number-columns-repeated="16369"/>
        </table:table-row>
        <table:table-row table:number-rows-repeated="48" table:style-name="ro17">
          <table:table-cell table:number-columns-repeated="6" table:style-name="ce5"/>
          <table:table-cell table:style-name="ce7"/>
          <table:table-cell table:number-columns-repeated="8" table:style-name="ce5"/>
          <table:table-cell table:number-columns-repeated="16369"/>
        </table:table-row>
        <table:table-row table:style-name="ro17">
          <table:table-cell table:style-name="ce5"/>
          <table:table-cell office:value-type="string" table:style-name="ce11">
            <text:p>Privée (établissement de formation, Enterprise, etc.)</text:p>
          </table:table-cell>
          <table:table-cell table:number-columns-repeated="4" table:style-name="ce5"/>
          <table:table-cell table:style-name="ce7"/>
          <table:table-cell table:number-columns-repeated="8" table:style-name="ce5"/>
          <table:table-cell table:number-columns-repeated="16369"/>
        </table:table-row>
        <table:table-row table:style-name="ro17">
          <table:table-cell table:style-name="ce5"/>
          <table:table-cell office:value-type="string" table:style-name="ce11">
            <text:p>Publique (University, école d'ingénieur, etc.)</text:p>
          </table:table-cell>
          <table:table-cell table:number-columns-repeated="4" table:style-name="ce5"/>
          <table:table-cell table:style-name="ce7"/>
          <table:table-cell table:number-columns-repeated="8" table:style-name="ce5"/>
          <table:table-cell table:number-columns-repeated="16369"/>
        </table:table-row>
        <table:table-row table:number-rows-repeated="2" table:style-name="ro17">
          <table:table-cell table:style-name="ce5"/>
          <table:table-cell office:value-type="string" table:style-name="ce11">
            <text:p>Privée (établissement de formation, Enterprise, etc.)</text:p>
          </table:table-cell>
          <table:table-cell table:number-columns-repeated="4" table:style-name="ce5"/>
          <table:table-cell table:style-name="ce7"/>
          <table:table-cell table:number-columns-repeated="8" table:style-name="ce5"/>
          <table:table-cell table:number-columns-repeated="16369"/>
        </table:table-row>
        <table:table-row table:style-name="ro17">
          <table:table-cell table:style-name="ce5"/>
          <table:table-cell office:value-type="string" table:style-name="ce11">
            <text:p>Publique (University, école d'ingénieur, etc.)</text:p>
          </table:table-cell>
          <table:table-cell table:number-columns-repeated="4" table:style-name="ce5"/>
          <table:table-cell table:style-name="ce7"/>
          <table:table-cell table:number-columns-repeated="8" table:style-name="ce5"/>
          <table:table-cell table:number-columns-repeated="16369"/>
        </table:table-row>
        <table:table-row table:number-rows-repeated="3" table:style-name="ro17">
          <table:table-cell table:style-name="ce5"/>
          <table:table-cell office:value-type="string" table:style-name="ce11">
            <text:p>Privée (établissement de formation, Enterprise, etc.)</text:p>
          </table:table-cell>
          <table:table-cell table:number-columns-repeated="4" table:style-name="ce5"/>
          <table:table-cell table:style-name="ce7"/>
          <table:table-cell table:number-columns-repeated="8" table:style-name="ce5"/>
          <table:table-cell table:number-columns-repeated="16369"/>
        </table:table-row>
        <table:table-row table:number-rows-repeated="3" table:style-name="ro17">
          <table:table-cell table:style-name="ce5"/>
          <table:table-cell office:value-type="string" table:style-name="ce11">
            <text:p>Publique (University, école d'ingénieur, etc.)</text:p>
          </table:table-cell>
          <table:table-cell table:number-columns-repeated="4" table:style-name="ce5"/>
          <table:table-cell table:style-name="ce7"/>
          <table:table-cell table:number-columns-repeated="8" table:style-name="ce5"/>
          <table:table-cell table:number-columns-repeated="16369"/>
        </table:table-row>
        <table:table-row table:number-rows-repeated="813" table:style-name="ro17">
          <table:table-cell table:number-columns-repeated="6" table:style-name="ce5"/>
          <table:table-cell table:style-name="ce7"/>
          <table:table-cell table:number-columns-repeated="8" table:style-name="ce5"/>
          <table:table-cell table:number-columns-repeated="16369"/>
        </table:table-row>
        <table:table-row table:number-rows-repeated="1047587" table:style-name="ro33">
          <table:table-cell table:number-columns-repeated="16384"/>
        </table:table-row>
      </table:table>
      <table:database-ranges>
        <table:database-range table:target-range-address="FR.A1:FR.Q109" table:name="__Anonymous_Sheet_DB__0" table:display-filter-buttons="true"/>
        <table:database-range table:target-range-address="AN.A2:AN.O110" table:name="__Anonymous_Sheet_DB__03"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Verdana" svg:font-family="Verdana"/>
    <style:font-face style:name="Source Sans Pro" svg:font-family="&quot;Source Sans Pro&quot;"/>
    <style:font-face style:name="Roboto" svg:font-family="Roboto"/>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726</meta:generator>
    <meta:initial-creator>vcourbou</meta:initial-creator>
    <dc:creator>Joris Vinet</dc:creator>
    <meta:creation-date>2022-10-21T10:05:06Z</meta:creation-date>
    <dc:date>2022-11-17T14:09:19Z</dc:date>
    <meta:editing-cycles>1</meta:editing-cycles>
    <meta:editing-duration>PT60S</meta:editing-duration>
  </office:meta>
</office:document-meta>
</file>